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db4" officeooo:paragraph-rsid="001a7db4"/>
    </style:style>
    <style:style style:name="P2" style:family="paragraph" style:parent-style-name="Standard">
      <style:text-properties officeooo:rsid="001b5a32" officeooo:paragraph-rsid="001b5a32"/>
    </style:style>
    <style:style style:name="P3" style:family="paragraph" style:parent-style-name="Standard">
      <style:text-properties officeooo:rsid="001c0831" officeooo:paragraph-rsid="001c0831"/>
    </style:style>
    <style:style style:name="P4" style:family="paragraph" style:parent-style-name="Standard">
      <style:text-properties fo:font-size="9pt" officeooo:rsid="001c0831" officeooo:paragraph-rsid="001c0831" fo:background-color="#fff200" style:font-size-asian="9pt" style:font-size-complex="9pt"/>
    </style:style>
    <style:style style:name="P5" style:family="paragraph" style:parent-style-name="Standard">
      <style:text-properties fo:font-size="9pt" officeooo:rsid="001de97d" officeooo:paragraph-rsid="001de97d" fo:background-color="transparent" style:font-size-asian="9pt" style:font-size-complex="9pt"/>
    </style:style>
    <style:style style:name="P6" style:family="paragraph" style:parent-style-name="Standard">
      <style:text-properties fo:font-size="9pt" officeooo:rsid="001e4aa3" officeooo:paragraph-rsid="001e4aa3" fo:background-color="transparent" style:font-size-asian="9pt" style:font-size-complex="9pt"/>
    </style:style>
    <style:style style:name="P7" style:family="paragraph" style:parent-style-name="Standard">
      <style:text-properties fo:font-size="9pt" officeooo:rsid="001e53e8" officeooo:paragraph-rsid="001e53e8" fo:background-color="transparent" style:font-size-asian="9pt" style:font-size-complex="9pt"/>
    </style:style>
    <style:style style:name="P8" style:family="paragraph" style:parent-style-name="Standard">
      <style:text-properties fo:font-size="6pt" officeooo:rsid="001e53e8" officeooo:paragraph-rsid="001e53e8" fo:background-color="transparent" style:font-size-asian="5.25pt" style:font-size-complex="6pt"/>
    </style:style>
    <style:style style:name="P9" style:family="paragraph" style:parent-style-name="Standard">
      <style:text-properties fo:font-size="6pt" officeooo:rsid="001e53e8" officeooo:paragraph-rsid="001e53e8" fo:background-color="#fff200" style:font-size-asian="5.25pt" style:font-size-complex="6pt"/>
    </style:style>
    <style:style style:name="P10" style:family="paragraph" style:parent-style-name="Standard">
      <style:text-properties fo:color="#ce181e" fo:font-size="6pt" officeooo:rsid="001e53e8" officeooo:paragraph-rsid="001e53e8" fo:background-color="transparent" style:font-size-asian="5.25pt" style:font-size-complex="6pt"/>
    </style:style>
    <style:style style:name="P11" style:family="paragraph" style:parent-style-name="Standard">
      <style:text-properties fo:font-size="9pt" officeooo:rsid="002009fa" officeooo:paragraph-rsid="002009fa" fo:background-color="transparent" style:font-size-asian="9pt" style:font-size-complex="9pt"/>
    </style:style>
    <style:style style:name="P12" style:family="paragraph" style:parent-style-name="Standard">
      <style:text-properties fo:font-size="9pt" officeooo:rsid="002508d7" officeooo:paragraph-rsid="002508d7" fo:background-color="transparent" style:font-size-asian="9pt" style:font-size-complex="9pt"/>
    </style:style>
    <style:style style:name="T1" style:family="text">
      <style:text-properties officeooo:rsid="001c0831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e97d" fo:background-color="transparent" loext:char-shading-value="0"/>
    </style:style>
    <style:style style:name="T4" style:family="text">
      <style:text-properties officeooo:rsid="002009fa"/>
    </style:style>
    <style:style style:name="T5" style:family="text">
      <style:text-properties officeooo:rsid="00210a15"/>
    </style:style>
    <style:style style:name="T6" style:family="text">
      <style:text-properties officeooo:rsid="0025bd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说一个前提，我们想要将在scratch-<text:span text:style-name="T4">gui中有自己的</text:span>block。我认为需要两步：<text:span text:style-name="T4">1. 能够替换gui中已有的scratch-block的库2. scratch-block可以重新编译，生成可识别的库。</text:span></text:p>
      <text:p text:style-name="P1"/>
      <text:p text:style-name="P1"/>
      <text:p text:style-name="P1">1. 获取源代码[<text:a xlink:type="simple" xlink:href="https://github.com/LLK/scratch-blocks" text:style-name="Internet_20_link" text:visited-style-name="Visited_20_Internet_20_Link">https://github.com/LLK/scratch-blocks</text:a>]</text:p>
      <text:p text:style-name="P1"><text:tab/> git clone <text:s/><text:a xlink:type="simple" xlink:href="https://github.com/LLK/scratch-blocks.git" text:style-name="Internet_20_link" text:visited-style-name="Visited_20_Internet_20_Link">https://github.com/LLK/scratch-blocks.git</text:a></text:p>
      <text:p text:style-name="P2">2. 进入<text:span text:style-name="T1">scratch-block后执行npm install.</text:span></text:p>
      <text:p text:style-name="P3">会遇到错误 npm install</text:p>
      <text:p text:style-name="P4">&gt; scratch-blocks@0.1.0 prepublish /home/bibaodi/demo/scratch-blocks</text:p>
      <text:p text:style-name="P4">&gt; python build.py &amp;&amp; webpack</text:p>
      <text:p text:style-name="P4"/>
      <text:p text:style-name="P4">Error: Closure not found. <text:s/>Read this:</text:p>
      <text:p text:style-name="P4">developers.google.com/blockly/guides/modify/web/closure</text:p>
      <text:p text:style-name="P4"><text:span text:style-name="T2">这个时候需要下载google的代码包</text:span><text:span text:style-name="T3">[</text:span><text:a xlink:type="simple" xlink:href="https://github.com/google/closure-library" text:style-name="Internet_20_link" text:visited-style-name="Visited_20_Internet_20_Link"><text:span text:style-name="T3">https://github.com/google/closure-library</text:span></text:a><text:span text:style-name="T3">]</text:span></text:p>
      <text:p text:style-name="P5">到上面的位置下载文件包，放到与scratch-block同一级的目录下，文件夹名字不能修改</text:p>
      <text:p text:style-name="P6">3. 附录一是安装的信息，有几个小错误，但是应该不严重。</text:p>
      <text:p text:style-name="P11">4. 测试<text:span text:style-name="T5">scratch-block: npm test 测试信息打印见附录二</text:span></text:p>
      <text:p text:style-name="P12">5. eslint 代码检查工具 [<text:a xlink:type="simple" xlink:href="https://csspod.com/getting-started-with-eslint/" text:style-name="Internet_20_link" text:visited-style-name="Visited_20_Internet_20_Link">https://csspod.com/getting-started-with-eslint/</text:a>]</text:p>
      <text:p text:style-name="P12">6. <text:span text:style-name="T6">polyfill 工具用于解决浏览器兼容问题[</text:span><text:a xlink:type="simple" xlink:href="http://blog.csdn.net/wang16510/article/details/8960312" text:style-name="Internet_20_link" text:visited-style-name="Visited_20_Internet_20_Link"><text:span text:style-name="T6">http://blog.csdn.net/wang16510/article/details/8960312</text:span></text:a><text:span text:style-name="T6">]</text:span></text:p>
      <text:p text:style-name="P12"/>
      <text:p text:style-name="P6"/>
      <text:p text:style-name="P7">==</text:p>
      <text:p text:style-name="P7">附录</text:p>
      <text:p text:style-name="P7">附录一：</text:p>
      <text:p text:style-name="P8"><text:s/>npm install</text:p>
      <text:p text:style-name="P8"/>
      <text:p text:style-name="P8">&gt; scratch-blocks@0.1.0 prepublish /home/bibaodi/demo/scratch-blocks</text:p>
      <text:p text:style-name="P8">&gt; python build.py &amp;&amp; webpack</text:p>
      <text:p text:style-name="P8"/>
      <text:p text:style-name="P8">Created file: ./msg/json/en.json</text:p>
      <text:p text:style-name="P8">Created file: ./msg/json/qqq.json</text:p>
      <text:p text:style-name="P8">SUCCESS: msg/js/en.js</text:p>
      <text:p text:style-name="P8"/>
      <text:p text:style-name="P10">Exception in thread Thread-3:</text:p>
      <text:p text:style-name="P10">Traceback (most recent call last):</text:p>
      <text:p text:style-name="P10"><text:s text:c="2"/>File "/usr/lib/python2.7/threading.py", line 801, in __bootstrap_inner</text:p>
      <text:p text:style-name="P10"><text:s text:c="4"/>self.run()</text:p>
      <text:p text:style-name="P10"><text:s text:c="2"/>File "build.py", line 180, in run</text:p>
      <text:p text:style-name="P10"><text:s text:c="4"/>self.gen_core(True)</text:p>
      <text:p text:style-name="P10"><text:s text:c="2"/>File "build.py", line 221, in gen_core</text:p>
      <text:p text:style-name="P10"><text:s text:c="4"/>self.do_compile(params, target_filename, filenames, "")</text:p>
      <text:p text:style-name="P10"><text:s text:c="2"/>File "build.py", line 291, in do_compile</text:p>
      <text:p text:style-name="P10"><text:s text:c="4"/>conn.request("POST", "/compile", urllib.urlencode(params), headers)</text:p>
      <text:p text:style-name="P10"><text:s text:c="2"/>File "/usr/lib/python2.7/httplib.py", line 1042, in request</text:p>
      <text:p text:style-name="P10"><text:s text:c="4"/>self._send_request(method, url, body, headers)</text:p>
      <text:p text:style-name="P10"><text:s text:c="2"/>File "/usr/lib/python2.7/httplib.py", line 1082, in _send_request</text:p>
      <text:p text:style-name="P10"><text:s text:c="4"/>self.endheaders(body)</text:p>
      <text:p text:style-name="P10"><text:s text:c="2"/>File "/usr/lib/python2.7/httplib.py", line 1038, in endheaders</text:p>
      <text:p text:style-name="P10"><text:s text:c="4"/>self._send_output(message_body)</text:p>
      <text:p text:style-name="P10"><text:s text:c="2"/>File "/usr/lib/python2.7/httplib.py", line 882, in _send_output</text:p>
      <text:p text:style-name="P10"><text:s text:c="4"/>self.send(msg)</text:p>
      <text:p text:style-name="P10"><text:s text:c="2"/>File "/usr/lib/python2.7/httplib.py", line 844, in send</text:p>
      <text:p text:style-name="P10"><text:s text:c="4"/>self.connect()</text:p>
      <text:p text:style-name="P10"><text:s text:c="2"/>File "/usr/lib/python2.7/httplib.py", line 1255, in connect</text:p>
      <text:p text:style-name="P10"><text:s text:c="4"/>HTTPConnection.connect(self)</text:p>
      <text:p text:style-name="P10"><text:s text:c="2"/>File "/usr/lib/python2.7/httplib.py", line 821, in connect</text:p>
      <text:p text:style-name="P10"><text:s text:c="4"/>self.timeout, self.source_address)</text:p>
      <text:p text:style-name="P10"><text:s text:c="2"/>File "/usr/lib/python2.7/socket.py", line 575, in create_connection</text:p>
      <text:p text:style-name="P10"><text:s text:c="4"/>raise err</text:p>
      <text:p text:style-name="P10">error: [Errno 111] Connection refused</text:p>
      <text:p text:style-name="P8"/>
      <text:p text:style-name="P8">SUCCESS: blockly_uncompressed_horizontal.js</text:p>
      <text:p text:style-name="P8">SUCCESS: blockly_uncompressed_vertical.js</text:p>
      <text:p text:style-name="P8">Hash: 33e75fd9a080d37a757a4121c6bda8e761d6371c861ec26824f86f50dc52</text:p>
      <text:p text:style-name="P8">Version: webpack 1.13.2</text:p>
      <text:p text:style-name="P8">Child</text:p>
      <text:p text:style-name="P8"><text:s text:c="4"/>Hash: 33e75fd9a080d37a757a</text:p>
      <text:p text:style-name="P8"><text:s text:c="4"/>Version: webpack 1.13.2</text:p>
      <text:p text:style-name="P8"><text:s text:c="4"/>Time: 898ms</text:p>
      <text:p text:style-name="P8"><text:s text:c="12"/>Asset <text:s text:c="3"/>Size <text:s/>Chunks <text:s text:c="12"/>Chunk Names</text:p>
      <text:p text:style-name="P8"><text:s text:c="4"/>horizontal.js <text:s/>103 kB <text:s text:c="6"/>0 <text:s/>[emitted] <text:s/>horizontal</text:p>
      <text:p text:style-name="P8"><text:s text:c="6"/>vertical.js <text:s/>103 kB <text:s text:c="6"/>1 <text:s/>[emitted] <text:s/>vertical</text:p>
      <text:p text:style-name="P8"><text:s text:c="7"/>[0] ./shim/horizontal.js 161 bytes {0} [built]</text:p>
      <text:p text:style-name="P8"><text:s text:c="7"/>[0] ./shim/vertical.js 157 bytes {1} [built]</text:p>
      <text:p text:style-name="P8"><text:s text:c="7"/>[2] ./shim/blocks_compressed_horizontal.js 148 bytes {0} [built] [1 error]</text:p>
      <text:p text:style-name="P8"><text:s text:c="7"/>[3] ./shim/blockly_compressed_horizontal.goog.js 66 bytes {0} [built]</text:p>
      <text:p text:style-name="P8"><text:s text:c="7"/>[4] ./shim/blockly_compressed_horizontal.js 104 bytes {0} [built] [1 error]</text:p>
      <text:p text:style-name="P8"><text:s text:c="7"/>[6] ./shim/blocks_compressed_vertical.js 189 bytes {1} [built] [1 error]</text:p>
      <text:p text:style-name="P8"><text:s text:c="7"/>[7] ./shim/blockly_compressed_vertical.goog.js 64 bytes {1} [built]</text:p>
      <text:p text:style-name="P8"><text:s text:c="7"/>[8] ./shim/blockly_compressed_vertical.js 102 bytes {1} [built] [1 error]</text:p>
      <text:p text:style-name="P8"><text:s text:c="8"/>+ 2 hidden modules</text:p>
      <text:p text:style-name="P8"><text:s text:c="4"/></text:p>
      <text:p text:style-name="P10"><text:s text:c="4"/>ERROR in ./shim/blocks_compressed_vertical.js</text:p>
      <text:p text:style-name="P10"><text:s text:c="4"/>Module not found: Error: Cannot resolve 'file' or 'directory' ../blocks_compressed_vertical in /home/bibaodi/demo/scratch-blocks/shim</text:p>
      <text:p text:style-name="P10"><text:soft-page-break/><text:s text:c="5"/>@ ./shim/blocks_compressed_vertical.js 1:17-187</text:p>
      <text:p text:style-name="P10"><text:s text:c="4"/></text:p>
      <text:p text:style-name="P10"><text:s text:c="4"/>ERROR in ./shim/blocks_compressed_horizontal.js</text:p>
      <text:p text:style-name="P10"><text:s text:c="4"/>Module not found: Error: Cannot resolve 'file' or 'directory' ../blocks_compressed_horizontal in /home/bibaodi/demo/scratch-blocks/shim</text:p>
      <text:p text:style-name="P10"><text:s text:c="5"/>@ ./shim/blocks_compressed_horizontal.js 1:17-146</text:p>
      <text:p text:style-name="P10"><text:s text:c="4"/></text:p>
      <text:p text:style-name="P10"><text:s text:c="4"/>ERROR in ./shim/blockly_compressed_horizontal.js</text:p>
      <text:p text:style-name="P10"><text:s text:c="4"/>Module not found: Error: Cannot resolve 'file' or 'directory' ../blockly_compressed_horizontal in /home/bibaodi/demo/scratch-blocks/shim</text:p>
      <text:p text:style-name="P10"><text:s text:c="5"/>@ ./shim/blockly_compressed_horizontal.js 1:17-102</text:p>
      <text:p text:style-name="P10"><text:s text:c="4"/></text:p>
      <text:p text:style-name="P10"><text:s text:c="4"/>ERROR in ./shim/blockly_compressed_vertical.js</text:p>
      <text:p text:style-name="P10"><text:s text:c="4"/>Module not found: Error: Cannot resolve 'file' or 'directory' ../blockly_compressed_vertical in /home/bibaodi/demo/scratch-blocks/shim</text:p>
      <text:p text:style-name="P10"><text:s text:c="5"/>@ ./shim/blockly_compressed_vertical.js 1:17-100</text:p>
      <text:p text:style-name="P8">Child</text:p>
      <text:p text:style-name="P8"><text:s text:c="4"/>Hash: 4121c6bda8e761d6371c</text:p>
      <text:p text:style-name="P8"><text:s text:c="4"/>Version: webpack 1.13.2</text:p>
      <text:p text:style-name="P8"><text:s text:c="4"/>Time: 892ms</text:p>
      <text:p text:style-name="P8"><text:s text:c="12"/>Asset <text:s text:c="3"/>Size <text:s/>Chunks <text:s text:c="12"/>Chunk Names</text:p>
      <text:p text:style-name="P8"><text:s text:c="4"/>horizontal.js <text:s/>103 kB <text:s text:c="6"/>0 <text:s/>[emitted] <text:s/>horizontal</text:p>
      <text:p text:style-name="P8"><text:s text:c="6"/>vertical.js <text:s/>103 kB <text:s text:c="6"/>1 <text:s/>[emitted] <text:s/>vertical</text:p>
      <text:p text:style-name="P8"><text:s text:c="7"/>[0] ./shim/horizontal.js 161 bytes {0} [built]</text:p>
      <text:p text:style-name="P8"><text:s text:c="7"/>[0] ./shim/vertical.js 157 bytes {1} [built]</text:p>
      <text:p text:style-name="P8"><text:s text:c="7"/>[2] ./shim/blocks_compressed_horizontal.js 148 bytes {0} [built] [1 error]</text:p>
      <text:p text:style-name="P8"><text:s text:c="7"/>[3] ./shim/blockly_compressed_horizontal.goog.js 66 bytes {0} [built]</text:p>
      <text:p text:style-name="P8"><text:s text:c="7"/>[4] ./shim/blockly_compressed_horizontal.js 104 bytes {0} [built] [1 error]</text:p>
      <text:p text:style-name="P8"><text:s text:c="7"/>[6] ./shim/blocks_compressed_vertical.js 189 bytes {1} [built] [1 error]</text:p>
      <text:p text:style-name="P8"><text:s text:c="7"/>[7] ./shim/blockly_compressed_vertical.goog.js 64 bytes {1} [built]</text:p>
      <text:p text:style-name="P8"><text:s text:c="7"/>[8] ./shim/blockly_compressed_vertical.js 102 bytes {1} [built] [1 error]</text:p>
      <text:p text:style-name="P8"><text:s text:c="8"/>+ 2 hidden modules</text:p>
      <text:p text:style-name="P8"><text:s text:c="4"/></text:p>
      <text:p text:style-name="P10"><text:s text:c="4"/>ERROR in ./shim/blocks_compressed_vertical.js</text:p>
      <text:p text:style-name="P10"><text:s text:c="4"/>Module not found: Error: Cannot resolve 'file' or 'directory' ../blocks_compressed_vertical in /home/bibaodi/demo/scratch-blocks/shim</text:p>
      <text:p text:style-name="P10"><text:s text:c="5"/>@ ./shim/blocks_compressed_vertical.js 1:17-187</text:p>
      <text:p text:style-name="P10"><text:s text:c="4"/></text:p>
      <text:p text:style-name="P10"><text:s text:c="4"/>ERROR in ./shim/blocks_compressed_horizontal.js</text:p>
      <text:p text:style-name="P10"><text:s text:c="4"/>Module not found: Error: Cannot resolve 'file' or 'directory' ../blocks_compressed_horizontal in /home/bibaodi/demo/scratch-blocks/shim</text:p>
      <text:p text:style-name="P10"><text:s text:c="5"/>@ ./shim/blocks_compressed_horizontal.js 1:17-146</text:p>
      <text:p text:style-name="P10"><text:s text:c="4"/></text:p>
      <text:p text:style-name="P10"><text:s text:c="4"/>ERROR in ./shim/blockly_compressed_vertical.js</text:p>
      <text:p text:style-name="P10"><text:s text:c="4"/>Module not found: Error: Cannot resolve 'file' or 'directory' ../blockly_compressed_vertical in /home/bibaodi/demo/scratch-blocks/shim</text:p>
      <text:p text:style-name="P10"><text:s text:c="5"/>@ ./shim/blockly_compressed_vertical.js 1:17-100</text:p>
      <text:p text:style-name="P10"><text:s text:c="4"/></text:p>
      <text:p text:style-name="P10"><text:s text:c="4"/>ERROR in ./shim/blockly_compressed_horizontal.js</text:p>
      <text:p text:style-name="P10"><text:s text:c="4"/>Module not found: Error: Cannot resolve 'file' or 'directory' ../blockly_compressed_horizontal in /home/bibaodi/demo/scratch-blocks/shim</text:p>
      <text:p text:style-name="P10"><text:s text:c="5"/>@ ./shim/blockly_compressed_horizontal.js 1:17-102</text:p>
      <text:p text:style-name="P8">Child</text:p>
      <text:p text:style-name="P8"><text:s text:c="4"/>Hash: 861ec26824f86f50dc52</text:p>
      <text:p text:style-name="P8"><text:s text:c="4"/>Version: webpack 1.13.2</text:p>
      <text:p text:style-name="P8"><text:s text:c="4"/>Time: 2250ms</text:p>
      <text:p text:style-name="P8"><text:s text:c="89"/>Asset <text:s text:c="6"/>Size <text:s/>Chunks <text:s text:c="12"/>Chunk Names</text:p>
      <text:p text:style-name="P8"><text:s text:c="46"/>closure-library/closure/goog/useragent/iphoto.js <text:s text:c="3"/>2.53 kB <text:s text:c="9"/>[emitted] <text:s/></text:p>
      <text:p text:style-name="P8"><text:s text:c="67"/>closure-library/.travis.yml <text:s text:c="3"/>1.72 kB <text:s text:c="9"/>[emitted] <text:s/></text:p>
      <text:p text:style-name="P8"><text:s text:c="64"/>closure-library/all_tests.html <text:s text:c="3"/>3.07 kB <text:s text:c="9"/>[emitted] <text:s/></text:p>
      <text:p text:style-name="P8"><text:s text:c="71"/>closure-library/AUTHORS <text:s/>922 bytes <text:s text:c="9"/>[emitted] <text:s/></text:p>
      <text:p text:style-name="P8"><text:s text:c="55"/>closure-library/browser_capabilities.js <text:s/>956 bytes <text:s text:c="9"/>[emitted] <text:s/></text:p>
      <text:p text:style-name="P8"><text:s text:c="43"/>closure-library/closure/bin/build/closurebuilder.py <text:s text:c="3"/>9.94 kB <text:s text:c="9"/>[emitted] <text:s/></text:p>
      <text:p text:style-name="P8"><text:s text:c="44"/>closure-library/closure/bin/build/depstree_test.py <text:s text:c="3"/>3.69 kB <text:s text:c="9"/>[emitted] <text:s/></text:p>
      <text:p text:style-name="P8"><text:s text:c="49"/>closure-library/closure/bin/build/depstree.py <text:s text:c="3"/>6.38 kB <text:s text:c="9"/>[emitted] <text:s/></text:p>
      <text:p text:style-name="P8"><text:s text:c="42"/>closure-library/closure/bin/build/depswriter_test.py <text:s text:c="3"/>1.68 kB <text:s text:c="9"/>[emitted] <text:s/></text:p>
      <text:p text:style-name="P8"><text:s text:c="47"/>closure-library/closure/bin/build/depswriter.py <text:s text:c="3"/>6.47 kB <text:s text:c="9"/>[emitted] <text:s/></text:p>
      <text:p text:style-name="P8"><text:s text:c="42"/>closure-library/closure/bin/build/jscompiler_test.py <text:s text:c="3"/>4.12 kB <text:s text:c="9"/>[emitted] <text:s/></text:p>
      <text:p text:style-name="P8"><text:s text:c="46"/>closure-library/closure/bin/build/source_test.py <text:s text:c="3"/>4.04 kB <text:s text:c="9"/>[emitted] <text:s/></text:p>
      <text:p text:style-name="P8"><text:s text:c="47"/>closure-library/closure/bin/build/jscompiler.py <text:s text:c="3"/>4.87 kB <text:s text:c="9"/>[emitted] <text:s/></text:p>
      <text:p text:style-name="P8"><text:s text:c="51"/>closure-library/closure/bin/build/source.py <text:s text:c="3"/>3.92 kB <text:s text:c="9"/>[emitted] <text:s/></text:p>
      <text:p text:style-name="P8"><text:s text:c="67"/>closure-library/alltests.js <text:s text:c="3"/>29.5 kB <text:s text:c="9"/>[emitted] <text:s/></text:p>
      <text:p text:style-name="P8"><text:s text:c="49"/>closure-library/closure/bin/build/treescan.py <text:s text:c="4"/>2.2 kB <text:s text:c="9"/>[emitted] <text:s/></text:p>
      <text:p text:style-name="P8"><text:s text:c="8"/>closure-library/closure/bin/generate_closure_unit_tests/generate_closure_unit_tests.js <text:s text:c="3"/>6.99 kB <text:s text:c="9"/>[emitted] <text:s/></text:p>
      <text:p text:style-name="P8"><text:s text:c="26"/>closure-library/closure/bin/generate_closure_unit_tests/package.json <text:s/>531 bytes <text:s text:c="9"/>[emitted] <text:s/></text:p>
      <text:p text:style-name="P8"><text:s text:c="41"/>closure-library/closure/bin/labs/code/closure_test.el <text:s text:c="3"/>1.05 kB <text:s text:c="9"/>[emitted] <text:s/></text:p>
      <text:p text:style-name="P8"><text:s text:c="46"/>closure-library/closure/bin/labs/code/closure.el <text:s text:c="3"/>1.36 kB <text:s text:c="9"/>[emitted] <text:s/></text:p>
      <text:p text:style-name="P8"><text:s text:c="34"/>closure-library/closure/bin/labs/code/generate_jsdoc_test.py <text:s text:c="3"/>3.49 kB <text:s text:c="9"/>[emitted] <text:s/></text:p>
      <text:p text:style-name="P8"><text:s text:c="39"/>closure-library/closure/bin/labs/code/generate_jsdoc.py <text:s text:c="3"/>4.32 kB <text:s text:c="9"/>[emitted] <text:s/></text:p>
      <text:p text:style-name="P8"><text:s text:c="41"/>closure-library/closure/bin/labs/code/run_el_tests.sh <text:s text:c="3"/>1.02 kB <text:s text:c="9"/>[emitted] <text:s/></text:p>
      <text:p text:style-name="P8"><text:s text:c="41"/>closure-library/closure/bin/labs/code/run_py_tests.sh <text:s/>887 bytes <text:s text:c="9"/>[emitted] <text:s/></text:p>
      <text:p text:style-name="P8"><text:s text:c="52"/>closure-library/closure/bin/logos/logo.svg <text:s text:c="3"/>1.07 kB <text:s text:c="9"/>[emitted] <text:s/></text:p>
      <text:p text:style-name="P8"><text:s text:c="44"/>closure-library/closure/bin/logos/logoandlabel.svg <text:s text:c="3"/>1.06 kB <text:s text:c="9"/>[emitted] <text:s/></text:p>
      <text:p text:style-name="P8"><text:s text:c="56"/>closure-library/closure/bin/scopify.py <text:s text:c="3"/>6.79 kB <text:s text:c="9"/>[emitted] <text:s/></text:p>
      <text:p text:style-name="P8"><text:s text:c="50"/>closure-library/closure/css/inlay/g-base.css <text:s text:c="3"/>1.94 kB <text:s text:c="9"/>[emitted] <text:s/></text:p>
      <text:p text:style-name="P8"><text:s text:c="49"/>closure-library/closure/css/inlay/g-fixed.css <text:s text:c="3"/>3.81 kB <text:s text:c="9"/>[emitted] <text:s/></text:p>
      <text:p text:style-name="P8"><text:s text:c="49"/>closure-library/closure/css/inlay/g-ratio.css <text:s text:c="3"/>6.16 kB <text:s text:c="9"/>[emitted] <text:s/></text:p>
      <text:p text:style-name="P8"><text:s text:c="32"/>closure-library/closure/goog/a11y/aria/announcer_test_dom.html <text:s/>206 bytes <text:s text:c="9"/>[emitted] <text:s/></text:p>
      <text:p text:style-name="P8"><text:s text:c="36"/>closure-library/closure/goog/a11y/aria/announcer_test.html <text:s/>708 bytes <text:s text:c="9"/>[emitted] <text:s/></text:p>
      <text:p text:style-name="P8"><text:s text:c="38"/>closure-library/closure/goog/a11y/aria/announcer_test.js <text:s text:c="3"/>4.52 kB <text:s text:c="9"/>[emitted] <text:s/></text:p>
      <text:p text:style-name="P8"><text:s text:c="43"/>closure-library/closure/goog/a11y/aria/announcer.js <text:s text:c="4"/>4.2 kB <text:s text:c="9"/>[emitted] <text:s/></text:p>
      <text:p text:style-name="P8"><text:s text:c="37"/>closure-library/closure/goog/a11y/aria/aria_test_dom.html <text:s/>206 bytes <text:s text:c="9"/>[emitted] <text:s/></text:p>
      <text:p text:style-name="P8"><text:s text:c="41"/>closure-library/closure/goog/a11y/aria/aria_test.html <text:s/>688 bytes <text:s text:c="9"/>[emitted] <text:s/></text:p>
      <text:p text:style-name="P8"><text:s text:c="43"/>closure-library/closure/goog/a11y/aria/aria_test.js <text:s text:c="3"/>10.8 kB <text:s text:c="9"/>[emitted] <text:s/></text:p>
      <text:p text:style-name="P8"><text:s text:c="48"/>closure-library/closure/goog/a11y/aria/aria.js <text:s text:c="3"/>15.3 kB <text:s text:c="9"/>[emitted] <text:s/></text:p>
      <text:p text:style-name="P8"><text:s text:c="42"/>closure-library/closure/goog/a11y/aria/attributes.js <text:s text:c="3"/>12.8 kB <text:s text:c="9"/>[emitted] <text:s/></text:p>
      <text:p text:style-name="P8"><text:s text:c="42"/>closure-library/closure/goog/a11y/aria/datatables.js <text:s text:c="3"/>2.44 kB <text:s text:c="9"/>[emitted] <text:s/></text:p>
      <text:p text:style-name="P8"><text:s text:c="55"/>closure-library/closure/bin/calcdeps.py <text:s text:c="3"/>18.6 kB <text:s text:c="9"/>[emitted] <text:s/></text:p>
      <text:p text:style-name="P8"><text:s text:c="47"/>closure-library/closure/goog/a11y/aria/roles.js <text:s text:c="3"/>6.03 kB <text:s text:c="9"/>[emitted] <text:s/></text:p>
      <text:p text:style-name="P8"><text:s text:c="44"/>closure-library/closure/goog/array/array_test.html <text:s/>676 bytes <text:s text:c="9"/>[emitted] <text:s/></text:p>
      <text:p text:style-name="P8"><text:s text:c="46"/>closure-library/closure/goog/array/array_test.js <text:s text:c="3"/>58.4 kB <text:s text:c="9"/>[emitted] <text:s/></text:p>
      <text:p text:style-name="P8"><text:s text:c="51"/>closure-library/closure/goog/array/array.js <text:s text:c="3"/>59.4 kB <text:s text:c="9"/>[emitted] <text:s/></text:p>
      <text:p text:style-name="P8"><text:s text:c="40"/>closure-library/closure/goog/asserts/asserts_test.html <text:s/>475 bytes <text:s text:c="9"/>[emitted] <text:s/></text:p>
      <text:p text:style-name="P8"><text:s text:c="42"/>closure-library/closure/goog/asserts/asserts_test.js <text:s text:c="3"/>9.81 kB <text:s text:c="9"/>[emitted] <text:s/></text:p>
      <text:p text:style-name="P8"><text:s text:c="47"/>closure-library/closure/goog/asserts/asserts.js <text:s text:c="3"/>13.6 kB <text:s text:c="9"/>[emitted] <text:s/></text:p>
      <text:p text:style-name="P8"><text:s text:c="35"/>closure-library/closure/goog/async/animationdelay_test.html <text:s/>501 bytes <text:s text:c="9"/>[emitted] <text:s/></text:p>
      <text:p text:style-name="P8"><text:s text:c="37"/>closure-library/closure/goog/async/animationdelay_test.js <text:s text:c="3"/>2.63 kB <text:s text:c="9"/>[emitted] <text:s/></text:p>
      <text:p text:style-name="P8"><text:s text:c="35"/>closure-library/closure/goog/async/conditionaldelay_test.js <text:s text:c="3"/>4.56 kB <text:s text:c="9"/>[emitted] <text:s/></text:p>
      <text:p text:style-name="P8"><text:s text:c="33"/>closure-library/closure/goog/async/conditionaldelay_test.html <text:s/>505 bytes <text:s text:c="9"/>[emitted] <text:s/></text:p>
      <text:p text:style-name="P8"><text:s text:c="40"/>closure-library/closure/goog/async/debouncer_test.html <text:s/>491 bytes <text:s text:c="9"/>[emitted] <text:s/></text:p>
      <text:p text:style-name="P8"><text:s text:c="42"/>closure-library/closure/goog/async/animationdelay.js <text:s text:c="3"/>8.14 kB <text:s text:c="9"/>[emitted] <text:s/></text:p>
      <text:p text:style-name="P8"><text:s text:c="42"/>closure-library/closure/goog/async/debouncer_test.js <text:s text:c="3"/>5.05 kB <text:s text:c="9"/>[emitted] <text:s/></text:p>
      <text:p text:style-name="P8"><text:soft-page-break/><text:s text:c="47"/>closure-library/closure/goog/async/debouncer.js <text:s text:c="3"/>5.99 kB <text:s text:c="9"/>[emitted] <text:s/></text:p>
      <text:p text:style-name="P8"><text:s text:c="46"/>closure-library/closure/goog/async/delay_test.js <text:s text:c="3"/>3.14 kB <text:s text:c="9"/>[emitted] <text:s/></text:p>
      <text:p text:style-name="P8"><text:s text:c="44"/>closure-library/closure/goog/async/delay_test.html <text:s/>483 bytes <text:s text:c="9"/>[emitted] <text:s/></text:p>
      <text:p text:style-name="P8"><text:s text:c="51"/>closure-library/closure/goog/async/delay.js <text:s text:c="6"/>5 kB <text:s text:c="9"/>[emitted] <text:s/></text:p>
      <text:p text:style-name="P8"><text:s text:c="41"/>closure-library/closure/goog/async/freelist_test.html <text:s/>489 bytes <text:s text:c="9"/>[emitted] <text:s/></text:p>
      <text:p text:style-name="P8"><text:s text:c="43"/>closure-library/closure/goog/async/freelist_test.js <text:s text:c="4"/>1.9 kB <text:s text:c="9"/>[emitted] <text:s/></text:p>
      <text:p text:style-name="P8"><text:s text:c="48"/>closure-library/closure/goog/async/freelist.js <text:s text:c="4"/>2.1 kB <text:s text:c="9"/>[emitted] <text:s/></text:p>
      <text:p text:style-name="P8"><text:s text:c="43"/>closure-library/closure/goog/async/nexttick_test.js <text:s text:c="3"/>7.35 kB <text:s text:c="9"/>[emitted] <text:s/></text:p>
      <text:p text:style-name="P8"><text:s text:c="41"/>closure-library/closure/goog/async/nexttick_test.html <text:s/>489 bytes <text:s text:c="9"/>[emitted] <text:s/></text:p>
      <text:p text:style-name="P8"><text:s text:c="48"/>closure-library/closure/goog/async/nexttick.js <text:s text:c="3"/>10.4 kB <text:s text:c="9"/>[emitted] <text:s/></text:p>
      <text:p text:style-name="P8"><text:s text:c="46"/>closure-library/closure/goog/async/run_test.html <text:s/>479 bytes <text:s text:c="9"/>[emitted] <text:s/></text:p>
      <text:p text:style-name="P8"><text:s text:c="48"/>closure-library/closure/goog/async/run_test.js <text:s text:c="3"/>4.21 kB <text:s text:c="9"/>[emitted] <text:s/></text:p>
      <text:p text:style-name="P8"><text:s text:c="41"/>closure-library/closure/goog/async/throttle_test.html <text:s/>489 bytes <text:s text:c="9"/>[emitted] <text:s/></text:p>
      <text:p text:style-name="P8"><text:s text:c="53"/>closure-library/closure/goog/async/run.js <text:s text:c="3"/>4.34 kB <text:s text:c="9"/>[emitted] <text:s/></text:p>
      <text:p text:style-name="P8"><text:s text:c="43"/>closure-library/closure/goog/async/throttle_test.js <text:s text:c="3"/>4.27 kB <text:s text:c="9"/>[emitted] <text:s/></text:p>
      <text:p text:style-name="P8"><text:s text:c="48"/>closure-library/closure/goog/async/throttle.js <text:s text:c="3"/>5.16 kB <text:s text:c="9"/>[emitted] <text:s/></text:p>
      <text:p text:style-name="P8"><text:s text:c="42"/>closure-library/closure/goog/async/workqueue_test.js <text:s text:c="3"/>2.06 kB <text:s text:c="9"/>[emitted] <text:s/></text:p>
      <text:p text:style-name="P8"><text:s text:c="40"/>closure-library/closure/goog/async/workqueue_test.html <text:s/>491 bytes <text:s text:c="9"/>[emitted] <text:s/></text:p>
      <text:p text:style-name="P8"><text:s text:c="47"/>closure-library/closure/goog/async/workqueue.js <text:s text:c="3"/>3.32 kB <text:s text:c="9"/>[emitted] <text:s/></text:p>
      <text:p text:style-name="P8"><text:s text:c="44"/>closure-library/closure/goog/base_module_test.html <text:s/>478 bytes <text:s text:c="9"/>[emitted] <text:s/></text:p>
      <text:p text:style-name="P8"><text:s text:c="40"/>closure-library/closure/goog/base_debug_loader_test.js <text:s text:c="3"/>7.54 kB <text:s text:c="9"/>[emitted] <text:s/></text:p>
      <text:p text:style-name="P8"><text:s text:c="47"/>closure-library/closure/goog/base_test_dom.html <text:s/>461 bytes <text:s text:c="9"/>[emitted] <text:s/></text:p>
      <text:p text:style-name="P8"><text:s text:c="46"/>closure-library/closure/goog/base_module_test.js <text:s text:c="4"/>4.7 kB <text:s text:c="9"/>[emitted] <text:s/></text:p>
      <text:p text:style-name="P8"><text:s text:c="51"/>closure-library/closure/goog/base_test.html <text:s/>927 bytes <text:s text:c="9"/>[emitted] <text:s/></text:p>
      <text:p text:style-name="P8"><text:s text:c="58"/>closure-library/closure/goog/base.js <text:s text:c="3"/>97.4 kB <text:s text:c="9"/>[emitted] <text:s/></text:p>
      <text:p text:style-name="P8"><text:s text:c="53"/>closure-library/closure/goog/base_test.js <text:s text:c="3"/>48.9 kB <text:s text:c="9"/>[emitted] <text:s/></text:p>
      <text:p text:style-name="P8"><text:s text:c="46"/>closure-library/closure/goog/bootstrap/nodejs.js <text:s text:c="3"/>3.05 kB <text:s text:c="9"/>[emitted] <text:s/></text:p>
      <text:p text:style-name="P8"><text:s text:c="40"/>closure-library/closure/goog/async/conditionaldelay.js <text:s text:c="3"/>7.23 kB <text:s text:c="9"/>[emitted] <text:s/></text:p>
      <text:p text:style-name="P8"><text:s text:c="40"/>closure-library/closure/goog/array/array_test_dom.html <text:s/>205 bytes <text:s text:c="9"/>[emitted] <text:s/></text:p>
      <text:p text:style-name="P8"><text:s text:c="37"/>closure-library/third_party/closure/goog/svgpan/svgpan.js <text:s text:c="3"/>12.2 kB <text:s text:c="9"/>[emitted] <text:s/></text:p>
      <text:p text:style-name="P8"><text:s text:c="23"/>closure-library/third_party/closure/goog/mochikit/async/deferredlist.js <text:s text:c="3"/>7.38 kB <text:s text:c="9"/>[emitted] <text:s/></text:p>
      <text:p text:style-name="P8"><text:s text:c="27"/>closure-library/third_party/closure/goog/mochikit/async/deferred.js <text:s text:c="3"/>29.4 kB <text:s text:c="9"/>[emitted] <text:s/></text:p>
      <text:p text:style-name="P8"><text:s text:c="16"/>closure-library/third_party/closure/goog/mochikit/async/deferred_async_test.js <text:s text:c="3"/>2.61 kB <text:s text:c="9"/>[emitted] <text:s/></text:p>
      <text:p text:style-name="P8"><text:s text:c="10"/>closure-library/third_party/closure/goog/mochikit/async/deferred_async_test_dom.html <text:s/>551 bytes <text:s text:c="9"/>[emitted] <text:s/></text:p>
      <text:p text:style-name="P8"><text:s text:c="18"/>closure-library/third_party/closure/goog/mochikit/async/deferredlist_test.js <text:s text:c="3"/>10.5 kB <text:s text:c="9"/>[emitted] <text:s/></text:p>
      <text:p text:style-name="P8"><text:s text:c="24"/>closure-library/third_party/closure/goog/loremipsum/text/loremipsum.js <text:s text:c="3"/>27.1 kB <text:s text:c="9"/>[emitted] <text:s/></text:p>
      <text:p text:style-name="P8"><text:s text:c="19"/>closure-library/third_party/closure/goog/loremipsum/text/loremipsum_test.js <text:s text:c="3"/>2.04 kB <text:s text:c="9"/>[emitted] <text:s/></text:p>
      <text:p text:style-name="P8"><text:s text:c="31"/>closure-library/third_party/closure/goog/dojo/dom/query_test.js <text:s text:c="3"/>5.03 kB <text:s text:c="9"/>[emitted] <text:s/></text:p>
      <text:p text:style-name="P8"><text:s text:c="36"/>closure-library/third_party/closure/goog/dojo/dom/query.js <text:s text:c="3"/>53.8 kB <text:s text:c="9"/>[emitted] <text:s/></text:p>
      <text:p text:style-name="P8"><text:s text:c="22"/>closure-library/third_party/closure/goog/mochikit/async/deferred_test.js <text:s text:c="3"/>28.1 kB <text:s text:c="9"/>[emitted] <text:s/></text:p>
      <text:p text:style-name="P8"><text:s text:c="25"/>closure-library/third_party/closure/goog/dojo/dom/query_test_dom.html <text:s text:c="3"/>1.23 kB <text:s text:c="9"/>[emitted] <text:s/></text:p>
      <text:p text:style-name="P8"><text:s text:c="23"/>closure-library/third_party/closure/goog/caja/string/html/htmlparser.js <text:s text:c="3"/>18.7 kB <text:s text:c="9"/>[emitted] <text:s/></text:p>
      <text:p text:style-name="P8"><text:s text:c="46"/>closure-library/third_party/closure/goog/deps.js <text:s/>822 bytes <text:s text:c="9"/>[emitted] <text:s/></text:p>
      <text:p text:style-name="P8"><text:s text:c="18"/>closure-library/third_party/closure/goog/caja/string/html/htmlparser_test.js <text:s text:c="3"/>4.02 kB <text:s text:c="9"/>[emitted] <text:s/></text:p>
      <text:p text:style-name="P8"><text:s text:c="51"/>closure-library/scripts/ci/sauce_connect.sh <text:s text:c="3"/>1.48 kB <text:s text:c="9"/>[emitted] <text:s/></text:p>
      <text:p text:style-name="P8"><text:s text:c="44"/>closure-library/scripts/http/simple_http_server.py <text:s/>729 bytes <text:s text:c="9"/>[emitted] <text:s/></text:p>
      <text:p text:style-name="P8"><text:s text:c="46"/>closure-library/third_party/closure/goog/base.js <text:s/>101 bytes <text:s text:c="9"/>[emitted] <text:s/></text:p>
      <text:p text:style-name="P8"><text:s text:c="48"/>closure-library/scripts/ci/push_latest_docs.sh <text:s text:c="3"/>1.69 kB <text:s text:c="9"/>[emitted] <text:s/></text:p>
      <text:p text:style-name="P8"><text:s text:c="47"/>closure-library/scripts/ci/lint_pull_request.sh <text:s/>596 bytes <text:s text:c="9"/>[emitted] <text:s/></text:p>
      <text:p text:style-name="P8"><text:s text:c="52"/>closure-library/scripts/ci/lint_ignore.txt <text:s text:c="2"/>82 bytes <text:s text:c="9"/>[emitted] <text:s/></text:p>
      <text:p text:style-name="P8"><text:s text:c="44"/>closure-library/scripts/ci/install_closure_deps.sh <text:s text:c="4"/>1.2 kB <text:s text:c="9"/>[emitted] <text:s/></text:p>
      <text:p text:style-name="P8"><text:s text:c="55"/>closure-library/scripts/ci/ie_setup.bat <text:s text:c="4"/>2.6 kB <text:s text:c="9"/>[emitted] <text:s/></text:p>
      <text:p text:style-name="P8"><text:s text:c="44"/>closure-library/scripts/ci/generate_latest_docs.sh <text:s text:c="3"/>2.48 kB <text:s text:c="9"/>[emitted] <text:s/></text:p>
      <text:p text:style-name="P8"><text:s text:c="50"/>closure-library/scripts/ci/dossier_readme.md <text:s/>469 bytes <text:s text:c="9"/>[emitted] <text:s/></text:p>
      <text:p text:style-name="P8"><text:s text:c="57"/>closure-library/scripts/ci/deploy.enc <text:s text:c="4"/>2.3 kB <text:s text:c="9"/>[emitted] <text:s/></text:p>
      <text:p text:style-name="P8"><text:s text:c="49"/>closure-library/scripts/ci/compile_closure.sh <text:s/>924 bytes <text:s text:c="9"/>[emitted] <text:s/></text:p>
      <text:p text:style-name="P8"><text:s text:c="59"/>closure-library/sauce_browsers.json <text:s/>788 bytes <text:s text:c="9"/>[emitted] <text:s/></text:p>
      <text:p text:style-name="P8"><text:s text:c="47"/>closure-library/scripts/ci/CloseAdobeDialog.exe <text:s text:c="4"/>858 kB <text:s text:c="9"/>[emitted] <text:s/></text:p>
      <text:p text:style-name="P8"><text:s text:c="47"/>closure-library/scripts/ci/check_code_format.sh <text:s/>724 bytes <text:s text:c="9"/>[emitted] <text:s/></text:p>
      <text:p text:style-name="P8"><text:s text:c="51"/>closure-library/scripts/ci/run_all_tests.sh <text:s/>105 bytes <text:s text:c="9"/>[emitted] <text:s/></text:p>
      <text:p text:style-name="P8"><text:s text:c="66"/>closure-library/package.json <text:s text:c="3"/>4.61 kB <text:s text:c="9"/>[emitted] <text:s/></text:p>
      <text:p text:style-name="P8"><text:s text:c="69"/>closure-library/README.md <text:s text:c="3"/>1.25 kB <text:s text:c="9"/>[emitted] <text:s/></text:p>
      <text:p text:style-name="P8"><text:s text:c="60"/>closure-library/protractor_spec.js <text:s text:c="6"/>5 kB <text:s text:c="9"/>[emitted] <text:s/></text:p>
      <text:p text:style-name="P8"><text:s text:c="71"/>closure-library/LICENSE <text:s text:c="3"/>10.2 kB <text:s text:c="9"/>[emitted] <text:s/></text:p>
      <text:p text:style-name="P8"><text:s text:c="67"/>closure-library/doc/LICENSE <text:s text:c="3"/>16.5 kB <text:s text:c="9"/>[emitted] <text:s/></text:p>
      <text:p text:style-name="P8"><text:s text:c="61"/>closure-library/doc/js/article.js <text:s text:c="3"/>11.7 kB <text:s text:c="9"/>[emitted] <text:s/></text:p>
      <text:p text:style-name="P8"><text:s text:c="66"/>closure-library/doc/index.md <text:s/>232 bytes <text:s text:c="9"/>[emitted] <text:s/></text:p>
      <text:p text:style-name="P8"><text:s text:c="52"/>closure-library/doc/develop/get-started.md <text:s text:c="4"/>4.4 kB <text:s text:c="9"/>[emitted] <text:s/></text:p>
      <text:p text:style-name="P8"><text:s text:c="60"/>closure-library/doc/css/syntax.css <text:s text:c="3"/>3.46 kB <text:s text:c="9"/>[emitted] <text:s/></text:p>
      <text:p text:style-name="P8"><text:s text:c="59"/>closure-library/doc/css/article.css <text:s text:c="3"/>6.96 kB <text:s text:c="9"/>[emitted] <text:s/></text:p>
      <text:p text:style-name="P8"><text:s text:c="55"/>closure-library/doc/_layouts/empty.html <text:s/>386 bytes <text:s text:c="9"/>[emitted] <text:s/></text:p>
      <text:p text:style-name="P8"><text:s text:c="53"/>closure-library/doc/_layouts/article.html <text:s text:c="3"/>2.15 kB <text:s text:c="9"/>[emitted] <text:s/></text:p>
      <text:p text:style-name="P8"><text:s text:c="55"/>closure-library/doc/_includes/navbar.md <text:s/>339 bytes <text:s text:c="9"/>[emitted] <text:s/></text:p>
      <text:p text:style-name="P8"><text:s text:c="52"/>closure-library/doc/_includes/favicon.html <text:s text:c="3"/>1.74 kB <text:s text:c="9"/>[emitted] <text:s/></text:p>
      <text:p text:style-name="P8"><text:s text:c="46"/>closure-library/doc/_includes/develop/sitemap.md <text:s/>221 bytes <text:s text:c="9"/>[emitted] <text:s/></text:p>
      <text:p text:style-name="P8"><text:s text:c="63"/>closure-library/doc/_config.yml <text:s/>578 bytes <text:s text:c="9"/>[emitted] <text:s/></text:p>
      <text:p text:style-name="P8"><text:s text:c="66"/>closure-library/CONTRIBUTING <text:s text:c="3"/>1.82 kB <text:s text:c="9"/>[emitted] <text:s/></text:p>
      <text:p text:style-name="P8"><text:s text:c="49"/>closure-library/closure/goog/window/window.js <text:s text:c="3"/>12.6 kB <text:s text:c="9"/>[emitted] <text:s/></text:p>
      <text:p text:style-name="P8"><text:s text:c="44"/>closure-library/closure/goog/window/window_test.js <text:s text:c="3"/>11.7 kB <text:s text:c="9"/>[emitted] <text:s/></text:p>
      <text:p text:style-name="P8"><text:s text:c="38"/>closure-library/closure/goog/window/window_test_dom.html <text:s/>878 bytes <text:s text:c="9"/>[emitted] <text:s/></text:p>
      <text:p text:style-name="P8"><text:s text:c="42"/>closure-library/closure/goog/window/window_test.html <text:s text:c="3"/>1.35 kB <text:s text:c="9"/>[emitted] <text:s/></text:p>
      <text:p text:style-name="P8"><text:s text:c="60"/>closure-library/protractor.conf.js <text:s/>662 bytes <text:s text:c="9"/>[emitted] <text:s/></text:p>
      <text:p text:style-name="P8"><text:s text:c="51"/>closure-library/closure/goog/webgl/webgl.js <text:s text:c="3"/>25.6 kB <text:s text:c="9"/>[emitted] <text:s/></text:p>
      <text:p text:style-name="P8"><text:s text:c="53"/>closure-library/closure/goog/vec/vec4f.js <text:s text:c="3"/>12.7 kB <text:s text:c="9"/>[emitted] <text:s/></text:p>
      <text:p text:style-name="P8"><text:s text:c="46"/>closure-library/closure/goog/vec/vec4f_test.html <text:s/>479 bytes <text:s text:c="9"/>[emitted] <text:s/></text:p>
      <text:p text:style-name="P8"><text:s text:c="53"/>closure-library/closure/goog/vec/vec4d.js <text:s text:c="3"/>12.7 kB <text:s text:c="9"/>[emitted] <text:s/></text:p>
      <text:p text:style-name="P8"><text:s text:c="48"/>closure-library/closure/goog/vec/vec4d_test.js <text:s text:c="3"/>6.99 kB <text:s text:c="9"/>[emitted] <text:s/></text:p>
      <text:p text:style-name="P8"><text:s text:c="46"/>closure-library/closure/goog/vec/vec4d_test.html <text:s/>479 bytes <text:s text:c="9"/>[emitted] <text:s/></text:p>
      <text:p text:style-name="P8"><text:s text:c="54"/>closure-library/closure/goog/vec/vec4.js <text:s text:c="3"/>15.1 kB <text:s text:c="9"/>[emitted] <text:s/></text:p>
      <text:p text:style-name="P8"><text:s text:c="49"/>closure-library/closure/goog/vec/vec4_test.js <text:s text:c="3"/>6.72 kB <text:s text:c="9"/>[emitted] <text:s/></text:p>
      <text:p text:style-name="P8"><text:s text:c="47"/>closure-library/closure/goog/vec/vec4_test.html <text:s/>477 bytes <text:s text:c="9"/>[emitted] <text:s/></text:p>
      <text:p text:style-name="P8"><text:s text:c="53"/>closure-library/closure/goog/vec/vec3f.js <text:s text:c="3"/>17.1 kB <text:s text:c="9"/>[emitted] <text:s/></text:p>
      <text:p text:style-name="P8"><text:s text:c="48"/>closure-library/closure/goog/vec/vec3f_test.js <text:s text:c="3"/>14.8 kB <text:s text:c="9"/>[emitted] <text:s/></text:p>
      <text:p text:style-name="P8"><text:s text:c="46"/>closure-library/closure/goog/vec/vec3f_test.html <text:s/>479 bytes <text:s text:c="9"/>[emitted] <text:s/></text:p>
      <text:p text:style-name="P8"><text:s text:c="53"/>closure-library/closure/goog/vec/vec3d.js <text:s text:c="3"/>17.1 kB <text:s text:c="9"/>[emitted] <text:s/></text:p>
      <text:p text:style-name="P8"><text:s text:c="48"/>closure-library/closure/goog/vec/vec3d_test.js <text:s text:c="3"/>14.8 kB <text:s text:c="9"/>[emitted] <text:s/></text:p>
      <text:p text:style-name="P8"><text:s text:c="46"/>closure-library/closure/goog/vec/vec3d_test.html <text:s/>479 bytes <text:s text:c="9"/>[emitted] <text:s/></text:p>
      <text:p text:style-name="P8"><text:s text:c="54"/>closure-library/closure/goog/vec/vec3.js <text:s text:c="3"/>16.6 kB <text:s text:c="9"/>[emitted] <text:s/></text:p>
      <text:p text:style-name="P8"><text:s text:c="49"/>closure-library/closure/goog/vec/vec3_test.js <text:s text:c="3"/>8.69 kB <text:s text:c="9"/>[emitted] <text:s/></text:p>
      <text:p text:style-name="P8"><text:s text:c="47"/>closure-library/closure/goog/vec/vec3_test.html <text:s/>477 bytes <text:s text:c="9"/>[emitted] <text:s/></text:p>
      <text:p text:style-name="P8"><text:s text:c="53"/>closure-library/closure/goog/vec/vec2f.js <text:s text:c="5"/>14 kB <text:s text:c="9"/>[emitted] <text:s/></text:p>
      <text:p text:style-name="P8"><text:s text:c="48"/>closure-library/closure/goog/vec/vec2f_test.js <text:s text:c="3"/>9.57 kB <text:s text:c="9"/>[emitted] <text:s/></text:p>
      <text:p text:style-name="P8"><text:s text:c="46"/>closure-library/closure/goog/vec/vec2f_test.html <text:s/>479 bytes <text:s text:c="9"/>[emitted] <text:s/></text:p>
      <text:p text:style-name="P8"><text:s text:c="53"/>closure-library/closure/goog/vec/vec2d.js <text:s text:c="5"/>14 kB <text:s text:c="9"/>[emitted] <text:s/></text:p>
      <text:p text:style-name="P8"><text:s text:c="48"/>closure-library/closure/goog/vec/vec2d_test.js <text:s text:c="3"/>9.57 kB <text:s text:c="9"/>[emitted] <text:s/></text:p>
      <text:p text:style-name="P8"><text:soft-page-break/><text:s text:c="46"/>closure-library/closure/goog/vec/vec2d_test.html <text:s/>479 bytes <text:s text:c="9"/>[emitted] <text:s/></text:p>
      <text:p text:style-name="P8"><text:s text:c="54"/>closure-library/closure/goog/vec/vec2.js <text:s text:c="3"/>13.2 kB <text:s text:c="9"/>[emitted] <text:s/></text:p>
      <text:p text:style-name="P8"><text:s text:c="49"/>closure-library/closure/goog/vec/vec2_test.js <text:s text:c="3"/>7.12 kB <text:s text:c="9"/>[emitted] <text:s/></text:p>
      <text:p text:style-name="P8"><text:s text:c="47"/>closure-library/closure/goog/vec/vec2_test.html <text:s/>477 bytes <text:s text:c="9"/>[emitted] <text:s/></text:p>
      <text:p text:style-name="P8"><text:s text:c="55"/>closure-library/closure/goog/vec/vec.js <text:s text:c="3"/>1.91 kB <text:s text:c="9"/>[emitted] <text:s/></text:p>
      <text:p text:style-name="P8"><text:s text:c="48"/>closure-library/closure/goog/vec/vec_perf.html <text:s text:c="3"/>2.68 kB <text:s text:c="9"/>[emitted] <text:s/></text:p>
      <text:p text:style-name="P8"><text:s text:c="42"/>closure-library/closure/goog/vec/vec_array_perf.html <text:s text:c="3"/>12.1 kB <text:s text:c="9"/>[emitted] <text:s/></text:p>
      <text:p text:style-name="P8"><text:s text:c="55"/>closure-library/closure/goog/vec/ray.js <text:s text:c="3"/>2.79 kB <text:s text:c="9"/>[emitted] <text:s/></text:p>
      <text:p text:style-name="P8"><text:s text:c="50"/>closure-library/closure/goog/vec/ray_test.js <text:s text:c="3"/>1.53 kB <text:s text:c="9"/>[emitted] <text:s/></text:p>
      <text:p text:style-name="P8"><text:s text:c="48"/>closure-library/closure/goog/vec/ray_test.html <text:s/>475 bytes <text:s text:c="9"/>[emitted] <text:s/></text:p>
      <text:p text:style-name="P8"><text:s text:c="48"/>closure-library/closure/goog/vec/quaternion.js <text:s text:c="3"/>24.1 kB <text:s text:c="9"/>[emitted] <text:s/></text:p>
      <text:p text:style-name="P8"><text:s text:c="43"/>closure-library/closure/goog/vec/quaternion_test.js <text:s text:c="3"/>10.2 kB <text:s text:c="9"/>[emitted] <text:s/></text:p>
      <text:p text:style-name="P8"><text:s text:c="41"/>closure-library/closure/goog/vec/quaternion_test.html <text:s/>489 bytes <text:s text:c="9"/>[emitted] <text:s/></text:p>
      <text:p text:style-name="P8"><text:s text:c="53"/>closure-library/closure/goog/vec/mat4f.js <text:s text:c="3"/>59.1 kB <text:s text:c="9"/>[emitted] <text:s/></text:p>
      <text:p text:style-name="P8"><text:s text:c="48"/>closure-library/closure/goog/vec/mat4f_test.js <text:s text:c="3"/>27.1 kB <text:s text:c="9"/>[emitted] <text:s/></text:p>
      <text:p text:style-name="P8"><text:s text:c="46"/>closure-library/closure/goog/vec/mat4f_test.html <text:s/>479 bytes <text:s text:c="9"/>[emitted] <text:s/></text:p>
      <text:p text:style-name="P8"><text:s text:c="53"/>closure-library/closure/goog/vec/mat4d.js <text:s text:c="3"/>59.1 kB <text:s text:c="9"/>[emitted] <text:s/></text:p>
      <text:p text:style-name="P8"><text:s text:c="48"/>closure-library/closure/goog/vec/mat4d_test.js <text:s text:c="3"/>27.1 kB <text:s text:c="9"/>[emitted] <text:s/></text:p>
      <text:p text:style-name="P8"><text:s text:c="46"/>closure-library/closure/goog/vec/mat4d_test.html <text:s/>479 bytes <text:s text:c="9"/>[emitted] <text:s/></text:p>
      <text:p text:style-name="P8"><text:s text:c="54"/>closure-library/closure/goog/vec/mat4.js <text:s text:c="3"/>58.3 kB <text:s text:c="9"/>[emitted] <text:s/></text:p>
      <text:p text:style-name="P8"><text:s text:c="49"/>closure-library/closure/goog/vec/mat4_test.js <text:s text:c="3"/>25.6 kB <text:s text:c="9"/>[emitted] <text:s/></text:p>
      <text:p text:style-name="P8"><text:s text:c="47"/>closure-library/closure/goog/vec/mat4_test.html <text:s/>477 bytes <text:s text:c="9"/>[emitted] <text:s/></text:p>
      <text:p text:style-name="P8"><text:s text:c="53"/>closure-library/closure/goog/vec/mat3f.js <text:s text:c="3"/>31.6 kB <text:s text:c="9"/>[emitted] <text:s/></text:p>
      <text:p text:style-name="P8"><text:s text:c="48"/>closure-library/closure/goog/vec/vec4f_test.js <text:s text:c="3"/>6.99 kB <text:s text:c="9"/>[emitted] <text:s/></text:p>
      <text:p text:style-name="P8"><text:s text:c="46"/>closure-library/closure/goog/vec/mat3f_test.html <text:s/>479 bytes <text:s text:c="9"/>[emitted] <text:s/></text:p>
      <text:p text:style-name="P8"><text:s text:c="48"/>closure-library/closure/goog/vec/mat3f_test.js <text:s text:c="3"/>14.1 kB <text:s text:c="9"/>[emitted] <text:s/></text:p>
      <text:p text:style-name="P8"><text:s text:c="53"/>closure-library/closure/goog/vec/mat3d.js <text:s text:c="3"/>31.6 kB <text:s text:c="9"/>[emitted] <text:s/></text:p>
      <text:p text:style-name="P8"><text:s text:c="46"/>closure-library/closure/goog/vec/mat3d_test.html <text:s/>479 bytes <text:s text:c="9"/>[emitted] <text:s/></text:p>
      <text:p text:style-name="P8"><text:s text:c="54"/>closure-library/closure/goog/vec/mat3.js <text:s text:c="3"/>37.3 kB <text:s text:c="9"/>[emitted] <text:s/></text:p>
      <text:p text:style-name="P8"><text:s text:c="49"/>closure-library/closure/goog/vec/mat3_test.js <text:s text:c="3"/>15.2 kB <text:s text:c="9"/>[emitted] <text:s/></text:p>
      <text:p text:style-name="P8"><text:s text:c="47"/>closure-library/closure/goog/vec/mat3_test.html <text:s/>477 bytes <text:s text:c="9"/>[emitted] <text:s/></text:p>
      <text:p text:style-name="P8"><text:s text:c="46"/>closure-library/closure/goog/vec/float64array.js <text:s text:c="3"/>3.92 kB <text:s text:c="9"/>[emitted] <text:s/></text:p>
      <text:p text:style-name="P8"><text:s text:c="41"/>closure-library/closure/goog/vec/float64array_test.js <text:s text:c="3"/>1.39 kB <text:s text:c="9"/>[emitted] <text:s/></text:p>
      <text:p text:style-name="P8"><text:s text:c="39"/>closure-library/closure/goog/vec/float64array_test.html <text:s/>493 bytes <text:s text:c="9"/>[emitted] <text:s/></text:p>
      <text:p text:style-name="P8"><text:s text:c="48"/>closure-library/closure/goog/vec/mat3d_test.js <text:s text:c="3"/>14.1 kB <text:s text:c="9"/>[emitted] <text:s/></text:p>
      <text:p text:style-name="P8"><text:s text:c="46"/>closure-library/closure/goog/vec/float32array.js <text:s text:c="3"/>3.68 kB <text:s text:c="9"/>[emitted] <text:s/></text:p>
      <text:p text:style-name="P8"><text:s text:c="39"/>closure-library/closure/goog/vec/float32array_test.html <text:s/>493 bytes <text:s text:c="9"/>[emitted] <text:s/></text:p>
      <text:p text:style-name="P8"><text:s text:c="41"/>closure-library/closure/goog/vec/float32array_test.js <text:s text:c="3"/>1.39 kB <text:s text:c="9"/>[emitted] <text:s/></text:p>
      <text:p text:style-name="P8"><text:s text:c="35"/>closure-library/closure/goog/useragent/useragenttestutil.js <text:s text:c="6"/>5 kB <text:s text:c="9"/>[emitted] <text:s/></text:p>
      <text:p text:style-name="P8"><text:s text:c="43"/>closure-library/closure/goog/useragent/useragent.js <text:s text:c="3"/>16.6 kB <text:s text:c="9"/>[emitted] <text:s/></text:p>
      <text:p text:style-name="P8"><text:s text:c="38"/>closure-library/closure/goog/useragent/useragent_test.js <text:s text:c="3"/>12.1 kB <text:s text:c="9"/>[emitted] <text:s/></text:p>
      <text:p text:style-name="P8"><text:s text:c="31"/>closure-library/closure/goog/useragent/useragent_quirks_test.js <text:s/>986 bytes <text:s text:c="9"/>[emitted] <text:s/></text:p>
      <text:p text:style-name="P8"><text:s text:c="29"/>closure-library/closure/goog/useragent/useragent_quirks_test.html <text:s/>486 bytes <text:s text:c="9"/>[emitted] <text:s/></text:p>
      <text:p text:style-name="P8"><text:s text:c="45"/>closure-library/closure/goog/useragent/product.js <text:s text:c="4"/>5.1 kB <text:s text:c="9"/>[emitted] <text:s/></text:p>
      <text:p text:style-name="P8"><text:s text:c="40"/>closure-library/closure/goog/useragent/product_test.js <text:s text:c="3"/>12.8 kB <text:s text:c="9"/>[emitted] <text:s/></text:p>
      <text:p text:style-name="P8"><text:s text:c="35"/>closure-library/closure/goog/useragent/product_isversion.js <text:s text:c="3"/>5.09 kB <text:s text:c="9"/>[emitted] <text:s/></text:p>
      <text:p text:style-name="P8"><text:s text:c="44"/>closure-library/closure/goog/useragent/platform.js <text:s text:c="3"/>2.75 kB <text:s text:c="9"/>[emitted] <text:s/></text:p>
      <text:p text:style-name="P8"><text:s text:c="39"/>closure-library/closure/goog/useragent/platform_test.js <text:s text:c="3"/>6.36 kB <text:s text:c="9"/>[emitted] <text:s/></text:p>
      <text:p text:style-name="P8"><text:s text:c="38"/>closure-library/closure/goog/useragent/product_test.html <text:s/>495 bytes <text:s text:c="9"/>[emitted] <text:s/></text:p>
      <text:p text:style-name="P8"><text:s text:c="37"/>closure-library/closure/goog/useragent/platform_test.html <text:s/>497 bytes <text:s text:c="9"/>[emitted] <text:s/></text:p>
      <text:p text:style-name="P8"><text:s text:c="39"/>closure-library/closure/goog/useragent/keyboard_test.js <text:s text:c="6"/>7 kB <text:s text:c="9"/>[emitted] <text:s/></text:p>
      <text:p text:style-name="P8"><text:s text:c="44"/>closure-library/closure/goog/useragent/keyboard.js <text:s text:c="3"/>1.56 kB <text:s text:c="9"/>[emitted] <text:s/></text:p>
      <text:p text:style-name="P8"><text:s text:c="37"/>closure-library/closure/goog/useragent/keyboard_test.html <text:s/>497 bytes <text:s text:c="9"/>[emitted] <text:s/></text:p>
      <text:p text:style-name="P8"><text:s text:c="45"/>closure-library/closure/goog/useragent/jscript.js <text:s text:c="3"/>2.44 kB <text:s text:c="9"/>[emitted] <text:s/></text:p>
      <text:p text:style-name="P8"><text:s text:c="40"/>closure-library/closure/goog/useragent/jscript_test.js <text:s text:c="3"/>1.68 kB <text:s text:c="9"/>[emitted] <text:s/></text:p>
      <text:p text:style-name="P8"><text:s text:c="38"/>closure-library/closure/goog/useragent/jscript_test.html <text:s/>495 bytes <text:s text:c="9"/>[emitted] <text:s/></text:p>
      <text:p text:style-name="P8"><text:s text:c="68"/>closure-library/.npmignore <text:s/>234 bytes <text:s text:c="9"/>[emitted] <text:s/></text:p>
      <text:p text:style-name="P8"><text:s text:c="47"/>closure-library/closure/goog/useragent/flash.js <text:s text:c="3"/>4.61 kB <text:s text:c="9"/>[emitted] <text:s/></text:p>
      <text:p text:style-name="P8"><text:s text:c="42"/>closure-library/closure/goog/useragent/flash_test.js <text:s text:c="3"/>1.23 kB <text:s text:c="9"/>[emitted] <text:s/></text:p>
      <text:p text:style-name="P8"><text:s text:c="40"/>closure-library/closure/goog/useragent/flash_test.html <text:s/>491 bytes <text:s text:c="9"/>[emitted] <text:s/></text:p>
      <text:p text:style-name="P8"><text:s text:c="41"/>closure-library/closure/goog/useragent/adobereader.js <text:s text:c="3"/>2.78 kB <text:s text:c="9"/>[emitted] <text:s/></text:p>
      <text:p text:style-name="P8"><text:s text:c="34"/>closure-library/closure/goog/useragent/adobereader_test.html <text:s/>503 bytes <text:s text:c="9"/>[emitted] <text:s/></text:p>
      <text:p text:style-name="P8"><text:s text:c="36"/>closure-library/closure/goog/useragent/adobereader_test.js <text:s text:c="3"/>1.25 kB <text:s text:c="9"/>[emitted] <text:s/></text:p>
      <text:p text:style-name="P8"><text:s text:c="53"/>closure-library/closure/goog/uri/utils.js <text:s text:c="3"/>36.6 kB <text:s text:c="9"/>[emitted] <text:s/></text:p>
      <text:p text:style-name="P8"><text:s text:c="48"/>closure-library/closure/goog/uri/utils_test.js <text:s text:c="5"/>30 kB <text:s text:c="9"/>[emitted] <text:s/></text:p>
      <text:p text:style-name="P8"><text:s text:c="46"/>closure-library/closure/goog/uri/utils_test.html <text:s/>479 bytes <text:s text:c="9"/>[emitted] <text:s/></text:p>
      <text:p text:style-name="P8"><text:s text:c="55"/>closure-library/closure/goog/uri/uri.js <text:s text:c="5"/>44 kB <text:s text:c="9"/>[emitted] <text:s/></text:p>
      <text:p text:style-name="P8"><text:s text:c="50"/>closure-library/closure/goog/uri/uri_test.js <text:s text:c="3"/>39.3 kB <text:s text:c="9"/>[emitted] <text:s/></text:p>
      <text:p text:style-name="P8"><text:s text:c="54"/>closure-library/closure/goog/ui/zippy.js <text:s text:c="3"/>13.6 kB <text:s text:c="9"/>[emitted] <text:s/></text:p>
      <text:p text:style-name="P8"><text:s text:c="48"/>closure-library/closure/goog/uri/uri_test.html <text:s/>467 bytes <text:s text:c="9"/>[emitted] <text:s/></text:p>
      <text:p text:style-name="P8"><text:s text:c="49"/>closure-library/closure/goog/ui/zippy_test.js <text:s text:c="3"/>11.1 kB <text:s text:c="9"/>[emitted] <text:s/></text:p>
      <text:p text:style-name="P8"><text:s text:c="47"/>closure-library/closure/goog/ui/zippy_test.html <text:s text:c="3"/>1.48 kB <text:s text:c="9"/>[emitted] <text:s/></text:p>
      <text:p text:style-name="P8"><text:s text:c="43"/>closure-library/closure/goog/ui/zippy_test_dom.html <text:s text:c="6"/>1 kB <text:s text:c="9"/>[emitted] <text:s/></text:p>
      <text:p text:style-name="P8"><text:s text:c="45"/>closure-library/closure/goog/ui/twothumbslider.js <text:s text:c="3"/>5.79 kB <text:s text:c="9"/>[emitted] <text:s/></text:p>
      <text:p text:style-name="P8"><text:s text:c="40"/>closure-library/closure/goog/ui/twothumbslider_test.js <text:s text:c="3"/>1.22 kB <text:s text:c="9"/>[emitted] <text:s/></text:p>
      <text:p text:style-name="P8"><text:s text:c="38"/>closure-library/closure/goog/ui/twothumbslider_test.html <text:s/>495 bytes <text:s text:c="9"/>[emitted] <text:s/></text:p>
      <text:p text:style-name="P8"><text:s text:c="35"/>closure-library/closure/goog/ui/tristatemenuitemrenderer.js <text:s text:c="3"/>3.07 kB <text:s text:c="9"/>[emitted] <text:s/></text:p>
      <text:p text:style-name="P8"><text:s text:c="45"/>closure-library/closure/goog/ui/tree/typeahead.js <text:s text:c="3"/>9.17 kB <text:s text:c="9"/>[emitted] <text:s/></text:p>
      <text:p text:style-name="P8"><text:s text:c="43"/>closure-library/closure/goog/ui/tristatemenuitem.js <text:s text:c="3"/>6.28 kB <text:s text:c="9"/>[emitted] <text:s/></text:p>
      <text:p text:style-name="P8"><text:s text:c="40"/>closure-library/closure/goog/ui/tree/typeahead_test.js <text:s text:c="4"/>5.2 kB <text:s text:c="9"/>[emitted] <text:s/></text:p>
      <text:p text:style-name="P8"><text:s text:c="38"/>closure-library/closure/goog/ui/tree/typeahead_test.html <text:s/>730 bytes <text:s text:c="9"/>[emitted] <text:s/></text:p>
      <text:p text:style-name="P8"><text:s text:c="34"/>closure-library/closure/goog/ui/tree/typeahead_test_dom.html <text:s/>232 bytes <text:s text:c="9"/>[emitted] <text:s/></text:p>
      <text:p text:style-name="P8"><text:s text:c="43"/>closure-library/closure/goog/ui/tree/treecontrol.js <text:s text:c="3"/>16.1 kB <text:s text:c="9"/>[emitted] <text:s/></text:p>
      <text:p text:style-name="P8"><text:s text:c="46"/>closure-library/closure/goog/ui/tree/treenode.js <text:s text:c="3"/>2.98 kB <text:s text:c="9"/>[emitted] <text:s/></text:p>
      <text:p text:style-name="P8"><text:s text:c="38"/>closure-library/closure/goog/ui/tree/treecontrol_test.js <text:s text:c="3"/>2.88 kB <text:s text:c="9"/>[emitted] <text:s/></text:p>
      <text:p text:style-name="P8"><text:s text:c="36"/>closure-library/closure/goog/ui/tree/treecontrol_test.html <text:s/>734 bytes <text:s text:c="9"/>[emitted] <text:s/></text:p>
      <text:p text:style-name="P8"><text:s text:c="32"/>closure-library/closure/goog/ui/tree/treecontrol_test_dom.html <text:s/>232 bytes <text:s text:c="9"/>[emitted] <text:s/></text:p>
      <text:p text:style-name="P8"><text:s text:c="41"/>closure-library/closure/goog/ui/tree/basenode_test.js <text:s text:c="3"/>12.1 kB <text:s text:c="9"/>[emitted] <text:s/></text:p>
      <text:p text:style-name="P8"><text:s text:c="46"/>closure-library/closure/goog/ui/tree/basenode.js <text:s text:c="3"/>38.8 kB <text:s text:c="9"/>[emitted] <text:s/></text:p>
      <text:p text:style-name="P8"><text:s text:c="39"/>closure-library/closure/goog/ui/tree/basenode_test.html <text:s/>496 bytes <text:s text:c="9"/>[emitted] <text:s/></text:p>
      <text:p text:style-name="P8"><text:s text:c="52"/>closure-library/closure/goog/ui/tooltip.js <text:s text:c="3"/>29.9 kB <text:s text:c="9"/>[emitted] <text:s/></text:p>
      <text:p text:style-name="P8"><text:s text:c="47"/>closure-library/closure/goog/ui/tooltip_test.js <text:s text:c="3"/>17.4 kB <text:s text:c="9"/>[emitted] <text:s/></text:p>
      <text:p text:style-name="P8"><text:s text:c="45"/>closure-library/closure/goog/ui/tooltip_test.html <text:s/>761 bytes <text:s text:c="9"/>[emitted] <text:s/></text:p>
      <text:p text:style-name="P8"><text:s text:c="41"/>closure-library/closure/goog/ui/tooltip_test_dom.html <text:s/>280 bytes <text:s text:c="9"/>[emitted] <text:s/></text:p>
      <text:p text:style-name="P8"><text:s text:c="40"/>closure-library/closure/goog/ui/toolbartogglebutton.js <text:s text:c="3"/>1.94 kB <text:s text:c="9"/>[emitted] <text:s/></text:p>
      <text:p text:style-name="P8"><text:s text:c="35"/>closure-library/closure/goog/ui/toolbarseparatorrenderer.js <text:s text:c="3"/>3.12 kB <text:s text:c="9"/>[emitted] <text:s/></text:p>
      <text:p text:style-name="P8"><text:s text:c="30"/>closure-library/closure/goog/ui/toolbarseparatorrenderer_test.js <text:s text:c="3"/>2.47 kB <text:s text:c="9"/>[emitted] <text:s/></text:p>
      <text:p text:style-name="P8"><text:s text:c="36"/>closure-library/closure/goog/useragent/useragent_test.html <text:s/>479 bytes <text:s text:c="9"/>[emitted] <text:s/></text:p>
      <text:p text:style-name="P8"><text:s text:c="28"/>closure-library/closure/goog/ui/toolbarseparatorrenderer_test.html <text:s/>794 bytes <text:s text:c="9"/>[emitted] <text:s/></text:p>
      <text:p text:style-name="P8"><text:s text:c="43"/>closure-library/closure/goog/ui/toolbarseparator.js <text:s text:c="3"/>1.75 kB <text:s text:c="9"/>[emitted] <text:s/></text:p>
      <text:p text:style-name="P8"><text:s text:c="46"/>closure-library/closure/goog/ui/toolbarselect.js <text:s text:c="6"/>2 kB <text:s text:c="9"/>[emitted] <text:s/></text:p>
      <text:p text:style-name="P8"><text:s text:c="44"/>closure-library/closure/goog/ui/toolbarrenderer.js <text:s text:c="6"/>3 kB <text:s text:c="9"/>[emitted] <text:s/></text:p>
      <text:p text:style-name="P8"><text:s text:c="34"/>closure-library/closure/goog/ui/toolbarmenubuttonrenderer.js <text:s text:c="3"/>1.77 kB <text:s text:c="9"/>[emitted] <text:s/></text:p>
      <text:p text:style-name="P8"><text:s text:c="42"/>closure-library/closure/goog/ui/toolbarmenubutton.js <text:s text:c="3"/>2.02 kB <text:s text:c="9"/>[emitted] <text:s/></text:p>
      <text:p text:style-name="P8"><text:s text:c="24"/>closure-library/closure/goog/ui/toolbarseparatorrenderer_test_dom.html <text:s/>279 bytes <text:s text:c="9"/>[emitted] <text:s/></text:p>
      <text:p text:style-name="P8"><text:soft-page-break/><text:s text:c="29"/>closure-library/closure/goog/ui/toolbarcolormenubuttonrenderer.js <text:s text:c="4"/>3.6 kB <text:s text:c="9"/>[emitted] <text:s/></text:p>
      <text:p text:style-name="P8"><text:s text:c="22"/>closure-library/closure/goog/ui/toolbarcolormenubuttonrenderer_test.html <text:s/>886 bytes <text:s text:c="9"/>[emitted] <text:s/></text:p>
      <text:p text:style-name="P8"><text:s text:c="24"/>closure-library/closure/goog/ui/toolbarcolormenubuttonrenderer_test.js <text:s text:c="3"/>1.67 kB <text:s text:c="9"/>[emitted] <text:s/></text:p>
      <text:p text:style-name="P8"><text:s text:c="37"/>closure-library/closure/goog/ui/toolbarcolormenubutton.js <text:s text:c="3"/>2.18 kB <text:s text:c="9"/>[emitted] <text:s/></text:p>
      <text:p text:style-name="P8"><text:s text:c="38"/>closure-library/closure/goog/ui/toolbarbuttonrenderer.js <text:s text:c="3"/>1.73 kB <text:s text:c="9"/>[emitted] <text:s/></text:p>
      <text:p text:style-name="P8"><text:s text:c="46"/>closure-library/closure/goog/ui/toolbarbutton.js <text:s text:c="3"/>1.85 kB <text:s text:c="9"/>[emitted] <text:s/></text:p>
      <text:p text:style-name="P8"><text:s text:c="52"/>closure-library/closure/goog/ui/toolbar.js <text:s text:c="3"/>2.26 kB <text:s text:c="9"/>[emitted] <text:s/></text:p>
      <text:p text:style-name="P8"><text:s text:c="47"/>closure-library/closure/goog/ui/toolbar_test.js <text:s text:c="3"/>3.33 kB <text:s text:c="9"/>[emitted] <text:s/></text:p>
      <text:p text:style-name="P8"><text:s text:c="45"/>closure-library/closure/goog/ui/toolbar_test.html <text:s/>695 bytes <text:s text:c="9"/>[emitted] <text:s/></text:p>
      <text:p text:style-name="P8"><text:s text:c="41"/>closure-library/closure/goog/ui/toolbar_test_dom.html <text:s/>214 bytes <text:s text:c="9"/>[emitted] <text:s/></text:p>
      <text:p text:style-name="P8"><text:s text:c="47"/>closure-library/closure/goog/ui/togglebutton.js <text:s text:c="3"/>2.21 kB <text:s text:c="9"/>[emitted] <text:s/></text:p>
      <text:p text:style-name="P8"><text:s text:c="43"/>closure-library/closure/goog/ui/textarearenderer.js <text:s text:c="3"/>4.92 kB <text:s text:c="9"/>[emitted] <text:s/></text:p>
      <text:p text:style-name="P8"><text:s text:c="51"/>closure-library/closure/goog/ui/textarea.js <text:s text:c="3"/>22.7 kB <text:s text:c="9"/>[emitted] <text:s/></text:p>
      <text:p text:style-name="P8"><text:s text:c="46"/>closure-library/closure/goog/ui/textarea_test.js <text:s text:c="3"/>13.8 kB <text:s text:c="9"/>[emitted] <text:s/></text:p>
      <text:p text:style-name="P8"><text:s text:c="44"/>closure-library/closure/goog/ui/textarea_test.html <text:s text:c="3"/>1.36 kB <text:s text:c="9"/>[emitted] <text:s/></text:p>
      <text:p text:style-name="P8"><text:s text:c="40"/>closure-library/closure/goog/ui/textarea_test_dom.html <text:s/>878 bytes <text:s text:c="9"/>[emitted] <text:s/></text:p>
      <text:p text:style-name="P8"><text:s text:c="48"/>closure-library/closure/goog/ui/tabrenderer.js <text:s text:c="3"/>4.73 kB <text:s text:c="9"/>[emitted] <text:s/></text:p>
      <text:p text:style-name="P8"><text:s text:c="43"/>closure-library/closure/goog/ui/tabrenderer_test.js <text:s text:c="3"/>4.91 kB <text:s text:c="9"/>[emitted] <text:s/></text:p>
      <text:p text:style-name="P8"><text:s text:c="18"/>closure-library/closure/goog/ui/toolbarcolormenubuttonrenderer_test_dom.html <text:s/>359 bytes <text:s text:c="9"/>[emitted] <text:s/></text:p>
      <text:p text:style-name="P8"><text:s text:c="41"/>closure-library/closure/goog/ui/tabrenderer_test.html <text:s/>695 bytes <text:s text:c="9"/>[emitted] <text:s/></text:p>
      <text:p text:style-name="P8"><text:s text:c="37"/>closure-library/closure/goog/ui/tabrenderer_test_dom.html <text:s/>206 bytes <text:s text:c="9"/>[emitted] <text:s/></text:p>
      <text:p text:style-name="P8"><text:s text:c="52"/>closure-library/closure/goog/ui/tabpane.js <text:s text:c="3"/>17.9 kB <text:s text:c="9"/>[emitted] <text:s/></text:p>
      <text:p text:style-name="P8"><text:s text:c="45"/>closure-library/closure/goog/ui/tabpane_test.html <text:s/>688 bytes <text:s text:c="9"/>[emitted] <text:s/></text:p>
      <text:p text:style-name="P8"><text:s text:c="41"/>closure-library/closure/goog/ui/tabpane_test_dom.html <text:s/>207 bytes <text:s text:c="9"/>[emitted] <text:s/></text:p>
      <text:p text:style-name="P8"><text:s text:c="48"/>closure-library/closure/goog/ui/tablesorter.js <text:s text:c="3"/>9.41 kB <text:s text:c="9"/>[emitted] <text:s/></text:p>
      <text:p text:style-name="P8"><text:s text:c="43"/>closure-library/closure/goog/ui/tablesorter_test.js <text:s text:c="3"/>8.34 kB <text:s text:c="9"/>[emitted] <text:s/></text:p>
      <text:p text:style-name="P8"><text:s text:c="41"/>closure-library/closure/goog/ui/tablesorter_test.html <text:s text:c="4"/>2.2 kB <text:s text:c="9"/>[emitted] <text:s/></text:p>
      <text:p text:style-name="P8"><text:s text:c="37"/>closure-library/closure/goog/ui/tablesorter_test_dom.html <text:s text:c="3"/>1.71 kB <text:s text:c="9"/>[emitted] <text:s/></text:p>
      <text:p text:style-name="P8"><text:s text:c="45"/>closure-library/closure/goog/ui/tabbarrenderer.js <text:s text:c="3"/>5.58 kB <text:s text:c="9"/>[emitted] <text:s/></text:p>
      <text:p text:style-name="P8"><text:s text:c="47"/>closure-library/closure/goog/ui/tabpane_test.js <text:s text:c="3"/>3.32 kB <text:s text:c="9"/>[emitted] <text:s/></text:p>
      <text:p text:style-name="P8"><text:s text:c="40"/>closure-library/closure/goog/ui/tabbarrenderer_test.js <text:s text:c="3"/>5.25 kB <text:s text:c="9"/>[emitted] <text:s/></text:p>
      <text:p text:style-name="P8"><text:s text:c="38"/>closure-library/closure/goog/ui/tabbarrenderer_test.html <text:s/>701 bytes <text:s text:c="9"/>[emitted] <text:s/></text:p>
      <text:p text:style-name="P8"><text:s text:c="34"/>closure-library/closure/goog/ui/tabbarrenderer_test_dom.html <text:s/>206 bytes <text:s text:c="9"/>[emitted] <text:s/></text:p>
      <text:p text:style-name="P8"><text:s text:c="46"/>closure-library/closure/goog/ui/tabbar_test.html <text:s/>685 bytes <text:s text:c="9"/>[emitted] <text:s/></text:p>
      <text:p text:style-name="P8"><text:s text:c="42"/>closure-library/closure/goog/ui/tabbar_test_dom.html <text:s/>206 bytes <text:s text:c="9"/>[emitted] <text:s/></text:p>
      <text:p text:style-name="P8"><text:s text:c="48"/>closure-library/closure/goog/ui/tabbar_test.js <text:s text:c="3"/>22.5 kB <text:s text:c="9"/>[emitted] <text:s/></text:p>
      <text:p text:style-name="P8"><text:s text:c="56"/>closure-library/closure/goog/ui/tab.js <text:s text:c="3"/>3.27 kB <text:s text:c="9"/>[emitted] <text:s/></text:p>
      <text:p text:style-name="P8"><text:s text:c="51"/>closure-library/closure/goog/ui/tab_test.js <text:s text:c="3"/>2.88 kB <text:s text:c="9"/>[emitted] <text:s/></text:p>
      <text:p text:style-name="P8"><text:s text:c="49"/>closure-library/closure/goog/ui/tab_test.html <text:s/>679 bytes <text:s text:c="9"/>[emitted] <text:s/></text:p>
      <text:p text:style-name="P8"><text:s text:c="45"/>closure-library/closure/goog/ui/tab_test_dom.html <text:s/>206 bytes <text:s text:c="9"/>[emitted] <text:s/></text:p>
      <text:p text:style-name="P8"><text:s text:c="44"/>closure-library/closure/goog/ui/submenurenderer.js <text:s text:c="3"/>8.69 kB <text:s text:c="9"/>[emitted] <text:s/></text:p>
      <text:p text:style-name="P8"><text:s text:c="52"/>closure-library/closure/goog/ui/submenu.js <text:s text:c="3"/>20.1 kB <text:s text:c="9"/>[emitted] <text:s/></text:p>
      <text:p text:style-name="P8"><text:s text:c="45"/>closure-library/closure/goog/ui/submenu_test.html <text:s text:c="3"/>1.99 kB <text:s text:c="9"/>[emitted] <text:s/></text:p>
      <text:p text:style-name="P8"><text:s text:c="47"/>closure-library/closure/goog/ui/submenu_test.js <text:s text:c="3"/>20.5 kB <text:s text:c="9"/>[emitted] <text:s/></text:p>
      <text:p text:style-name="P8"><text:s text:c="41"/>closure-library/closure/goog/ui/submenu_test_dom.html <text:s text:c="3"/>1.51 kB <text:s text:c="9"/>[emitted] <text:s/></text:p>
      <text:p text:style-name="P8"><text:s text:c="22"/>closure-library/closure/goog/ui/style/app/primaryactionbuttonrenderer.js <text:s text:c="3"/>2.92 kB <text:s text:c="9"/>[emitted] <text:s/></text:p>
      <text:p text:style-name="P8"><text:s text:c="17"/>closure-library/closure/goog/ui/style/app/primaryactionbuttonrenderer_test.js <text:s text:c="3"/>2.97 kB <text:s text:c="9"/>[emitted] <text:s/></text:p>
      <text:p text:style-name="P8"><text:s text:c="11"/>closure-library/closure/goog/ui/style/app/primaryactionbuttonrenderer_test_dom.html <text:s/>206 bytes <text:s text:c="9"/>[emitted] <text:s/></text:p>
      <text:p text:style-name="P8"><text:s text:c="15"/>closure-library/closure/goog/ui/style/app/primaryactionbuttonrenderer_test.html <text:s/>753 bytes <text:s text:c="9"/>[emitted] <text:s/></text:p>
      <text:p text:style-name="P8"><text:s text:c="31"/>closure-library/closure/goog/ui/style/app/menubuttonrenderer.js <text:s text:c="3"/>8.35 kB <text:s text:c="9"/>[emitted] <text:s/></text:p>
      <text:p text:style-name="P8"><text:s text:c="26"/>closure-library/closure/goog/ui/style/app/menubuttonrenderer_test.js <text:s text:c="3"/>5.81 kB <text:s text:c="9"/>[emitted] <text:s/></text:p>
      <text:p text:style-name="P8"><text:s text:c="24"/>closure-library/closure/goog/ui/style/app/menubuttonrenderer_test.html <text:s text:c="4"/>1.7 kB <text:s text:c="9"/>[emitted] <text:s/></text:p>
      <text:p text:style-name="P8"><text:s text:c="35"/>closure-library/closure/goog/ui/style/app/buttonrenderer.js <text:s text:c="4"/>7.3 kB <text:s text:c="9"/>[emitted] <text:s/></text:p>
      <text:p text:style-name="P8"><text:s text:c="20"/>closure-library/closure/goog/ui/style/app/menubuttonrenderer_test_dom.html <text:s text:c="3"/>1.17 kB <text:s text:c="9"/>[emitted] <text:s/></text:p>
      <text:p text:style-name="P8"><text:s text:c="30"/>closure-library/closure/goog/ui/style/app/buttonrenderer_test.js <text:s text:c="3"/>5.46 kB <text:s text:c="9"/>[emitted] <text:s/></text:p>
      <text:p text:style-name="P8"><text:s text:c="28"/>closure-library/closure/goog/ui/style/app/buttonrenderer_test.html <text:s text:c="3"/>1.89 kB <text:s text:c="9"/>[emitted] <text:s/></text:p>
      <text:p text:style-name="P8"><text:s text:c="24"/>closure-library/closure/goog/ui/style/app/buttonrenderer_test_dom.html <text:s text:c="3"/>1.37 kB <text:s text:c="9"/>[emitted] <text:s/></text:p>
      <text:p text:style-name="P8"><text:s text:c="45"/>closure-library/closure/goog/ui/splitpane_test.js <text:s text:c="3"/>8.87 kB <text:s text:c="9"/>[emitted] <text:s/></text:p>
      <text:p text:style-name="P8"><text:s text:c="50"/>closure-library/closure/goog/ui/splitpane.js <text:s text:c="5"/>28 kB <text:s text:c="9"/>[emitted] <text:s/></text:p>
      <text:p text:style-name="P8"><text:s text:c="43"/>closure-library/closure/goog/ui/splitpane_test.html <text:s/>691 bytes <text:s text:c="9"/>[emitted] <text:s/></text:p>
      <text:p text:style-name="P8"><text:s text:c="39"/>closure-library/closure/goog/ui/splitpane_test_dom.html <text:s/>206 bytes <text:s text:c="9"/>[emitted] <text:s/></text:p>
      <text:p text:style-name="P8"><text:s text:c="49"/>closure-library/closure/goog/ui/sliderbase.js <text:s text:c="3"/>53.6 kB <text:s text:c="9"/>[emitted] <text:s/></text:p>
      <text:p text:style-name="P8"><text:s text:c="44"/>closure-library/closure/goog/ui/sliderbase_test.js <text:s text:c="3"/>36.6 kB <text:s text:c="9"/>[emitted] <text:s/></text:p>
      <text:p text:style-name="P8"><text:s text:c="42"/>closure-library/closure/goog/ui/sliderbase_test.html <text:s text:c="3"/>1.29 kB <text:s text:c="9"/>[emitted] <text:s/></text:p>
      <text:p text:style-name="P8"><text:s text:c="38"/>closure-library/closure/goog/ui/sliderbase_test_dom.html <text:s/>807 bytes <text:s text:c="9"/>[emitted] <text:s/></text:p>
      <text:p text:style-name="P8"><text:s text:c="53"/>closure-library/closure/goog/ui/slider.js <text:s text:c="3"/>4.33 kB <text:s text:c="9"/>[emitted] <text:s/></text:p>
      <text:p text:style-name="P8"><text:s text:c="43"/>closure-library/closure/goog/ui/serverchart_test.js <text:s text:c="3"/>23.5 kB <text:s text:c="9"/>[emitted] <text:s/></text:p>
      <text:p text:style-name="P8"><text:s text:c="48"/>closure-library/closure/goog/ui/serverchart.js <text:s text:c="3"/>53.5 kB <text:s text:c="9"/>[emitted] <text:s/></text:p>
      <text:p text:style-name="P8"><text:s text:c="41"/>closure-library/closure/goog/ui/serverchart_test.html <text:s/>489 bytes <text:s text:c="9"/>[emitted] <text:s/></text:p>
      <text:p text:style-name="P8"><text:s text:c="50"/>closure-library/closure/goog/ui/separator.js <text:s text:c="3"/>2.95 kB <text:s text:c="9"/>[emitted] <text:s/></text:p>
      <text:p text:style-name="P8"><text:s text:c="45"/>closure-library/closure/goog/ui/selectionmodel.js <text:s text:c="4"/>8.8 kB <text:s text:c="9"/>[emitted] <text:s/></text:p>
      <text:p text:style-name="P8"><text:s text:c="38"/>closure-library/closure/goog/ui/selectionmodel_test.html <text:s/>495 bytes <text:s text:c="9"/>[emitted] <text:s/></text:p>
      <text:p text:style-name="P8"><text:s text:c="40"/>closure-library/closure/goog/ui/selectionmodel_test.js <text:s text:c="3"/>6.22 kB <text:s text:c="9"/>[emitted] <text:s/></text:p>
      <text:p text:style-name="P8"><text:s text:c="40"/>closure-library/closure/goog/ui/selectionmenubutton.js <text:s text:c="3"/>9.22 kB <text:s text:c="9"/>[emitted] <text:s/></text:p>
      <text:p text:style-name="P8"><text:s text:c="35"/>closure-library/closure/goog/ui/selectionmenubutton_test.js <text:s text:c="4"/>7.1 kB <text:s text:c="9"/>[emitted] <text:s/></text:p>
      <text:p text:style-name="P8"><text:s text:c="29"/>closure-library/closure/goog/ui/selectionmenubutton_test_dom.html <text:s/>807 bytes <text:s text:c="9"/>[emitted] <text:s/></text:p>
      <text:p text:style-name="P8"><text:s text:c="33"/>closure-library/closure/goog/ui/selectionmenubutton_test.html <text:s text:c="3"/>1.31 kB <text:s text:c="9"/>[emitted] <text:s/></text:p>
      <text:p text:style-name="P8"><text:s text:c="53"/>closure-library/closure/goog/ui/select.js <text:s text:c="3"/>17.9 kB <text:s text:c="9"/>[emitted] <text:s/></text:p>
      <text:p text:style-name="P8"><text:s text:c="48"/>closure-library/closure/goog/ui/select_test.js <text:s text:c="3"/>10.9 kB <text:s text:c="9"/>[emitted] <text:s/></text:p>
      <text:p text:style-name="P8"><text:s text:c="46"/>closure-library/closure/goog/ui/select_test.html <text:s/>685 bytes <text:s text:c="9"/>[emitted] <text:s/></text:p>
      <text:p text:style-name="P8"><text:s text:c="46"/>closure-library/closure/goog/ui/scrollfloater.js <text:s text:c="3"/>19.9 kB <text:s text:c="9"/>[emitted] <text:s/></text:p>
      <text:p text:style-name="P8"><text:s text:c="42"/>closure-library/closure/goog/ui/select_test_dom.html <text:s/>206 bytes <text:s text:c="9"/>[emitted] <text:s/></text:p>
      <text:p text:style-name="P8"><text:s text:c="41"/>closure-library/closure/goog/ui/scrollfloater_test.js <text:s text:c="3"/>6.24 kB <text:s text:c="9"/>[emitted] <text:s/></text:p>
      <text:p text:style-name="P8"><text:s text:c="39"/>closure-library/closure/goog/ui/scrollfloater_test.html <text:s/>761 bytes <text:s text:c="9"/>[emitted] <text:s/></text:p>
      <text:p text:style-name="P8"><text:s text:c="35"/>closure-library/closure/goog/ui/scrollfloater_test_dom.html <text:s/>268 bytes <text:s text:c="9"/>[emitted] <text:s/></text:p>
      <text:p text:style-name="P8"><text:s text:c="41"/>closure-library/closure/goog/ui/roundedtabrenderer.js <text:s text:c="3"/>6.96 kB <text:s text:c="9"/>[emitted] <text:s/></text:p>
      <text:p text:style-name="P8"><text:s text:c="47"/>closure-library/closure/goog/ui/roundedpanel.js <text:s text:c="5"/>21 kB <text:s text:c="9"/>[emitted] <text:s/></text:p>
      <text:p text:style-name="P8"><text:s text:c="53"/>closure-library/closure/goog/ui/tabbar.js <text:s text:c="3"/>12.4 kB <text:s text:c="9"/>[emitted] <text:s/></text:p>
      <text:p text:style-name="P8"><text:s text:c="40"/>closure-library/closure/goog/ui/roundedpanel_test.html <text:s/>491 bytes <text:s text:c="9"/>[emitted] <text:s/></text:p>
      <text:p text:style-name="P8"><text:s text:c="39"/>closure-library/closure/goog/ui/richtextspellchecker.js <text:s text:c="3"/>22.3 kB <text:s text:c="9"/>[emitted] <text:s/></text:p>
      <text:p text:style-name="P8"><text:s text:c="34"/>closure-library/closure/goog/ui/richtextspellchecker_test.js <text:s text:c="3"/>12.6 kB <text:s text:c="9"/>[emitted] <text:s/></text:p>
      <text:p text:style-name="P8"><text:s text:c="32"/>closure-library/closure/goog/ui/richtextspellchecker_test.html <text:s/>994 bytes <text:s text:c="9"/>[emitted] <text:s/></text:p>
      <text:p text:style-name="P8"><text:s text:c="42"/>closure-library/closure/goog/ui/roundedpanel_test.js <text:s text:c="3"/>2.36 kB <text:s text:c="9"/>[emitted] <text:s/></text:p>
      <text:p text:style-name="P8"><text:s text:c="51"/>closure-library/closure/goog/ui/registry.js <text:s text:c="3"/>6.15 kB <text:s text:c="9"/>[emitted] <text:s/></text:p>
      <text:p text:style-name="P8"><text:s text:c="28"/>closure-library/closure/goog/ui/richtextspellchecker_test_dom.html <text:s/>487 bytes <text:s text:c="9"/>[emitted] <text:s/></text:p>
      <text:p text:style-name="P8"><text:s text:c="46"/>closure-library/closure/goog/ui/registry_test.js <text:s text:c="3"/>8.96 kB <text:s text:c="9"/>[emitted] <text:s/></text:p>
      <text:p text:style-name="P8"><text:s text:c="44"/>closure-library/closure/goog/ui/registry_test.html <text:s/>835 bytes <text:s text:c="9"/>[emitted] <text:s/></text:p>
      <text:p text:style-name="P8"><text:s text:c="49"/>closure-library/closure/goog/ui/rangemodel.js <text:s text:c="3"/>7.48 kB <text:s text:c="9"/>[emitted] <text:s/></text:p>
      <text:p text:style-name="P8"><text:s text:c="52"/>closure-library/closure/goog/ui/ratings.js <text:s text:c="3"/>14.4 kB <text:s text:c="9"/>[emitted] <text:s/></text:p>
      <text:p text:style-name="P8"><text:s text:c="42"/>closure-library/closure/goog/ui/rangemodel_test.html <text:s/>487 bytes <text:s text:c="9"/>[emitted] <text:s/></text:p>
      <text:p text:style-name="P8"><text:s text:c="53"/>closure-library/closure/goog/ui/prompt.js <text:s text:c="3"/>12.3 kB <text:s text:c="9"/>[emitted] <text:s/></text:p>
      <text:p text:style-name="P8"><text:s text:c="44"/>closure-library/closure/goog/ui/rangemodel_test.js <text:s text:c="3"/>6.74 kB <text:s text:c="9"/>[emitted] <text:s/></text:p>
      <text:p text:style-name="P8"><text:s text:c="48"/>closure-library/closure/goog/ui/prompt_test.js <text:s text:c="3"/>4.72 kB <text:s text:c="9"/>[emitted] <text:s/></text:p>
      <text:p text:style-name="P8"><text:s text:c="46"/>closure-library/closure/goog/ui/prompt_test.html <text:s/>850 bytes <text:s text:c="9"/>[emitted] <text:s/></text:p>
      <text:p text:style-name="P8"><text:s text:c="42"/>closure-library/closure/goog/ui/prompt_test_dom.html <text:s/>374 bytes <text:s text:c="9"/>[emitted] <text:s/></text:p>
      <text:p text:style-name="P8"><text:soft-page-break/><text:s text:c="50"/>closure-library/closure/goog/ui/popupmenu.js <text:s text:c="3"/>20.1 kB <text:s text:c="9"/>[emitted] <text:s/></text:p>
      <text:p text:style-name="P8"><text:s text:c="48"/>closure-library/closure/goog/ui/progressbar.js <text:s text:c="3"/>11.1 kB <text:s text:c="9"/>[emitted] <text:s/></text:p>
      <text:p text:style-name="P8"><text:s text:c="45"/>closure-library/closure/goog/ui/popupmenu_test.js <text:s text:c="3"/>15.8 kB <text:s text:c="9"/>[emitted] <text:s/></text:p>
      <text:p text:style-name="P8"><text:s text:c="43"/>closure-library/closure/goog/ui/popupmenu_test.html <text:s/>909 bytes <text:s text:c="9"/>[emitted] <text:s/></text:p>
      <text:p text:style-name="P8"><text:s text:c="39"/>closure-library/closure/goog/ui/popupmenu_test_dom.html <text:s/>424 bytes <text:s text:c="9"/>[emitted] <text:s/></text:p>
      <text:p text:style-name="P8"><text:s text:c="44"/>closure-library/closure/goog/ui/popupdatepicker.js <text:s text:c="3"/>9.34 kB <text:s text:c="9"/>[emitted] <text:s/></text:p>
      <text:p text:style-name="P8"><text:s text:c="39"/>closure-library/closure/goog/ui/popupdatepicker_test.js <text:s text:c="3"/>3.08 kB <text:s text:c="9"/>[emitted] <text:s/></text:p>
      <text:p text:style-name="P8"><text:s text:c="37"/>closure-library/closure/goog/ui/popupdatepicker_test.html <text:s/>497 bytes <text:s text:c="9"/>[emitted] <text:s/></text:p>
      <text:p text:style-name="P8"><text:s text:c="43"/>closure-library/closure/goog/ui/popupcolorpicker.js <text:s text:c="5"/>13 kB <text:s text:c="9"/>[emitted] <text:s/></text:p>
      <text:p text:style-name="P8"><text:s text:c="38"/>closure-library/closure/goog/ui/popupcolorpicker_test.js <text:s text:c="3"/>2.42 kB <text:s text:c="9"/>[emitted] <text:s/></text:p>
      <text:p text:style-name="P8"><text:s text:c="36"/>closure-library/closure/goog/ui/popupcolorpicker_test.html <text:s/>776 bytes <text:s text:c="9"/>[emitted] <text:s/></text:p>
      <text:p text:style-name="P8"><text:s text:c="32"/>closure-library/closure/goog/ui/popupcolorpicker_test_dom.html <text:s/>277 bytes <text:s text:c="9"/>[emitted] <text:s/></text:p>
      <text:p text:style-name="P8"><text:s text:c="50"/>closure-library/closure/goog/ui/popupbase.js <text:s text:c="3"/>24.9 kB <text:s text:c="9"/>[emitted] <text:s/></text:p>
      <text:p text:style-name="P8"><text:s text:c="40"/>closure-library/closure/goog/ui/registry_test_dom.html <text:s/>352 bytes <text:s text:c="9"/>[emitted] <text:s/></text:p>
      <text:p text:style-name="P8"><text:s text:c="43"/>closure-library/closure/goog/ui/popupbase_test.html <text:s text:c="3"/>1.08 kB <text:s text:c="9"/>[emitted] <text:s/></text:p>
      <text:p text:style-name="P8"><text:s text:c="39"/>closure-library/closure/goog/ui/popupbase_test_dom.html <text:s/>591 bytes <text:s text:c="9"/>[emitted] <text:s/></text:p>
      <text:p text:style-name="P8"><text:s text:c="54"/>closure-library/closure/goog/ui/popup.js <text:s text:c="3"/>5.12 kB <text:s text:c="9"/>[emitted] <text:s/></text:p>
      <text:p text:style-name="P8"><text:s text:c="49"/>closure-library/closure/goog/ui/popup_test.js <text:s text:c="3"/>4.02 kB <text:s text:c="9"/>[emitted] <text:s/></text:p>
      <text:p text:style-name="P8"><text:s text:c="47"/>closure-library/closure/goog/ui/popup_test.html <text:s/>809 bytes <text:s text:c="9"/>[emitted] <text:s/></text:p>
      <text:p text:style-name="P8"><text:s text:c="38"/>closure-library/closure/goog/ui/plaintextspellchecker.js <text:s text:c="3"/>18.1 kB <text:s text:c="9"/>[emitted] <text:s/></text:p>
      <text:p text:style-name="P8"><text:s text:c="43"/>closure-library/closure/goog/ui/popup_test_dom.html <text:s/>332 bytes <text:s text:c="9"/>[emitted] <text:s/></text:p>
      <text:p text:style-name="P8"><text:s text:c="45"/>closure-library/closure/goog/ui/popupbase_test.js <text:s text:c="3"/>15.8 kB <text:s text:c="9"/>[emitted] <text:s/></text:p>
      <text:p text:style-name="P8"><text:s text:c="33"/>closure-library/closure/goog/ui/plaintextspellchecker_test.js <text:s text:c="3"/>13.1 kB <text:s text:c="9"/>[emitted] <text:s/></text:p>
      <text:p text:style-name="P8"><text:s text:c="31"/>closure-library/closure/goog/ui/plaintextspellchecker_test.html <text:s text:c="3"/>1.25 kB <text:s text:c="9"/>[emitted] <text:s/></text:p>
      <text:p text:style-name="P8"><text:s text:c="27"/>closure-library/closure/goog/ui/plaintextspellchecker_test_dom.html <text:s/>748 bytes <text:s text:c="9"/>[emitted] <text:s/></text:p>
      <text:p text:style-name="P8"><text:s text:c="39"/>closure-library/closure/goog/ui/paletterenderer_test.js <text:s text:c="3"/>3.61 kB <text:s text:c="9"/>[emitted] <text:s/></text:p>
      <text:p text:style-name="P8"><text:s text:c="37"/>closure-library/closure/goog/ui/paletterenderer_test.html <text:s/>728 bytes <text:s text:c="9"/>[emitted] <text:s/></text:p>
      <text:p text:style-name="P8"><text:s text:c="33"/>closure-library/closure/goog/ui/paletterenderer_test_dom.html <text:s/>231 bytes <text:s text:c="9"/>[emitted] <text:s/></text:p>
      <text:p text:style-name="P8"><text:s text:c="47"/>closure-library/closure/goog/ui/palette_test.js <text:s text:c="3"/>7.68 kB <text:s text:c="9"/>[emitted] <text:s/></text:p>
      <text:p text:style-name="P8"><text:s text:c="45"/>closure-library/closure/goog/ui/palette_test.html <text:s/>687 bytes <text:s text:c="9"/>[emitted] <text:s/></text:p>
      <text:p text:style-name="P8"><text:s text:c="41"/>closure-library/closure/goog/ui/palette_test_dom.html <text:s/>206 bytes <text:s text:c="9"/>[emitted] <text:s/></text:p>
      <text:p text:style-name="P8"><text:s text:c="52"/>closure-library/closure/goog/ui/palette.js <text:s text:c="3"/>20.3 kB <text:s text:c="9"/>[emitted] <text:s/></text:p>
      <text:p text:style-name="P8"><text:s text:c="53"/>closure-library/closure/goog/ui/option.js <text:s text:c="3"/>2.48 kB <text:s text:c="9"/>[emitted] <text:s/></text:p>
      <text:p text:style-name="P8"><text:s text:c="34"/>closure-library/closure/goog/ui/nativebuttonrenderer_test.js <text:s text:c="3"/>8.31 kB <text:s text:c="9"/>[emitted] <text:s/></text:p>
      <text:p text:style-name="P8"><text:s text:c="39"/>closure-library/closure/goog/ui/nativebuttonrenderer.js <text:s text:c="3"/>6.82 kB <text:s text:c="9"/>[emitted] <text:s/></text:p>
      <text:p text:style-name="P8"><text:s text:c="32"/>closure-library/closure/goog/ui/nativebuttonrenderer_test.html <text:s/>713 bytes <text:s text:c="9"/>[emitted] <text:s/></text:p>
      <text:p text:style-name="P8"><text:s text:c="28"/>closure-library/closure/goog/ui/nativebuttonrenderer_test_dom.html <text:s/>206 bytes <text:s text:c="9"/>[emitted] <text:s/></text:p>
      <text:p text:style-name="P8"><text:s text:c="49"/>closure-library/closure/goog/ui/modalpopup.js <text:s text:c="3"/>22.5 kB <text:s text:c="9"/>[emitted] <text:s/></text:p>
      <text:p text:style-name="P8"><text:s text:c="44"/>closure-library/closure/goog/ui/modalpopup_test.js <text:s text:c="3"/>15.4 kB <text:s text:c="9"/>[emitted] <text:s/></text:p>
      <text:p text:style-name="P8"><text:s text:c="42"/>closure-library/closure/goog/ui/modalpopup_test.html <text:s/>690 bytes <text:s text:c="9"/>[emitted] <text:s/></text:p>
      <text:p text:style-name="P8"><text:s text:c="34"/>closure-library/closure/goog/ui/modalariavisibilityhelper.js <text:s text:c="3"/>2.76 kB <text:s text:c="9"/>[emitted] <text:s/></text:p>
      <text:p text:style-name="P8"><text:s text:c="38"/>closure-library/closure/goog/ui/modalpopup_test_dom.html <text:s/>203 bytes <text:s text:c="9"/>[emitted] <text:s/></text:p>
      <text:p text:style-name="P8"><text:s text:c="27"/>closure-library/closure/goog/ui/modalariavisibilityhelper_test.html <text:s/>920 bytes <text:s text:c="9"/>[emitted] <text:s/></text:p>
      <text:p text:style-name="P8"><text:s text:c="23"/>closure-library/closure/goog/ui/modalariavisibilityhelper_test_dom.html <text:s/>403 bytes <text:s text:c="9"/>[emitted] <text:s/></text:p>
      <text:p text:style-name="P8"><text:s text:c="40"/>closure-library/closure/goog/ui/mockactivitymonitor.js <text:s text:c="3"/>2.14 kB <text:s text:c="9"/>[emitted] <text:s/></text:p>
      <text:p text:style-name="P8"><text:s text:c="35"/>closure-library/closure/goog/ui/mockactivitymonitor_test.js <text:s text:c="3"/>2.61 kB <text:s text:c="9"/>[emitted] <text:s/></text:p>
      <text:p text:style-name="P8"><text:s text:c="29"/>closure-library/closure/goog/ui/modalariavisibilityhelper_test.js <text:s text:c="3"/>3.39 kB <text:s text:c="9"/>[emitted] <text:s/></text:p>
      <text:p text:style-name="P8"><text:s text:c="33"/>closure-library/closure/goog/ui/menuseparatorrenderer_test.js <text:s text:c="3"/>1.46 kB <text:s text:c="9"/>[emitted] <text:s/></text:p>
      <text:p text:style-name="P8"><text:s text:c="33"/>closure-library/closure/goog/ui/mockactivitymonitor_test.html <text:s/>505 bytes <text:s text:c="9"/>[emitted] <text:s/></text:p>
      <text:p text:style-name="P8"><text:s text:c="31"/>closure-library/closure/goog/ui/menuseparatorrenderer_test.html <text:s/>811 bytes <text:s text:c="9"/>[emitted] <text:s/></text:p>
      <text:p text:style-name="P8"><text:s text:c="27"/>closure-library/closure/goog/ui/menuseparatorrenderer_test_dom.html <text:s/>302 bytes <text:s text:c="9"/>[emitted] <text:s/></text:p>
      <text:p text:style-name="P8"><text:s text:c="38"/>closure-library/closure/goog/ui/menuseparatorrenderer.js <text:s text:c="3"/>3.48 kB <text:s text:c="9"/>[emitted] <text:s/></text:p>
      <text:p text:style-name="P8"><text:s text:c="47"/>closure-library/closure/goog/ui/menurenderer.js <text:s text:c="3"/>3.77 kB <text:s text:c="9"/>[emitted] <text:s/></text:p>
      <text:p text:style-name="P8"><text:s text:c="46"/>closure-library/closure/goog/ui/menuseparator.js <text:s text:c="3"/>1.74 kB <text:s text:c="9"/>[emitted] <text:s/></text:p>
      <text:p text:style-name="P8"><text:s text:c="43"/>closure-library/closure/goog/ui/menuitemrenderer.js <text:s text:c="3"/>12.5 kB <text:s text:c="9"/>[emitted] <text:s/></text:p>
      <text:p text:style-name="P8"><text:s text:c="38"/>closure-library/closure/goog/ui/menuitemrenderer_test.js <text:s text:c="3"/>9.75 kB <text:s text:c="9"/>[emitted] <text:s/></text:p>
      <text:p text:style-name="P8"><text:s text:c="36"/>closure-library/closure/goog/ui/menuitemrenderer_test.html <text:s/>705 bytes <text:s text:c="9"/>[emitted] <text:s/></text:p>
      <text:p text:style-name="P8"><text:s text:c="32"/>closure-library/closure/goog/ui/menuitemrenderer_test_dom.html <text:s/>206 bytes <text:s text:c="9"/>[emitted] <text:s/></text:p>
      <text:p text:style-name="P8"><text:s text:c="46"/>closure-library/closure/goog/ui/menuitem_test.js <text:s text:c="5"/>24 kB <text:s text:c="9"/>[emitted] <text:s/></text:p>
      <text:p text:style-name="P8"><text:s text:c="51"/>closure-library/closure/goog/ui/menuitem.js <text:s text:c="5"/>10 kB <text:s text:c="9"/>[emitted] <text:s/></text:p>
      <text:p text:style-name="P8"><text:s text:c="44"/>closure-library/closure/goog/ui/menuitem_test.html <text:s/>723 bytes <text:s text:c="9"/>[emitted] <text:s/></text:p>
      <text:p text:style-name="P8"><text:s text:c="40"/>closure-library/closure/goog/ui/menuitem_test_dom.html <text:s/>240 bytes <text:s text:c="9"/>[emitted] <text:s/></text:p>
      <text:p text:style-name="P8"><text:s text:c="41"/>closure-library/closure/goog/ui/menuheaderrenderer.js <text:s text:c="3"/>1.58 kB <text:s text:c="9"/>[emitted] <text:s/></text:p>
      <text:p text:style-name="P8"><text:s text:c="49"/>closure-library/closure/goog/ui/menuheader.js <text:s text:c="3"/>2.23 kB <text:s text:c="9"/>[emitted] <text:s/></text:p>
      <text:p text:style-name="P8"><text:s text:c="41"/>closure-library/closure/goog/ui/menubuttonrenderer.js <text:s text:c="3"/>7.05 kB <text:s text:c="9"/>[emitted] <text:s/></text:p>
      <text:p text:style-name="P8"><text:s text:c="36"/>closure-library/closure/goog/ui/menubuttonrenderer_test.js <text:s text:c="4"/>5.2 kB <text:s text:c="9"/>[emitted] <text:s/></text:p>
      <text:p text:style-name="P8"><text:s text:c="30"/>closure-library/closure/goog/ui/menubuttonrenderer_test_dom.html <text:s/>352 bytes <text:s text:c="9"/>[emitted] <text:s/></text:p>
      <text:p text:style-name="P8"><text:s text:c="34"/>closure-library/closure/goog/ui/menubuttonrenderer_test.html <text:s/>855 bytes <text:s text:c="9"/>[emitted] <text:s/></text:p>
      <text:p text:style-name="P8"><text:s text:c="44"/>closure-library/closure/goog/ui/menubutton_test.js <text:s text:c="5"/>30 kB <text:s text:c="9"/>[emitted] <text:s/></text:p>
      <text:p text:style-name="P8"><text:s text:c="49"/>closure-library/closure/goog/ui/menubutton.js <text:s text:c="3"/>34.5 kB <text:s text:c="9"/>[emitted] <text:s/></text:p>
      <text:p text:style-name="P8"><text:s text:c="42"/>closure-library/closure/goog/ui/menubutton_test.html <text:s text:c="3"/>1.46 kB <text:s text:c="9"/>[emitted] <text:s/></text:p>
      <text:p text:style-name="P8"><text:s text:c="36"/>closure-library/closure/goog/ui/menubutton_test_frame.html <text:s/>926 bytes <text:s text:c="9"/>[emitted] <text:s/></text:p>
      <text:p text:style-name="P8"><text:s text:c="38"/>closure-library/closure/goog/ui/menubutton_test_dom.html <text:s/>968 bytes <text:s text:c="9"/>[emitted] <text:s/></text:p>
      <text:p text:style-name="P8"><text:s text:c="51"/>closure-library/closure/goog/ui/menubase.js <text:s text:c="3"/>4.75 kB <text:s text:c="9"/>[emitted] <text:s/></text:p>
      <text:p text:style-name="P8"><text:s text:c="44"/>closure-library/closure/goog/ui/menubarrenderer.js <text:s text:c="3"/>2.01 kB <text:s text:c="9"/>[emitted] <text:s/></text:p>
      <text:p text:style-name="P8"><text:s text:c="43"/>closure-library/closure/goog/ui/menubardecorator.js <text:s text:c="3"/>1.17 kB <text:s text:c="9"/>[emitted] <text:s/></text:p>
      <text:p text:style-name="P8"><text:s text:c="52"/>closure-library/closure/goog/ui/menubar.js <text:s text:c="3"/>1.62 kB <text:s text:c="9"/>[emitted] <text:s/></text:p>
      <text:p text:style-name="P8"><text:s text:c="50"/>closure-library/closure/goog/ui/menu_test.js <text:s text:c="3"/>3.57 kB <text:s text:c="9"/>[emitted] <text:s/></text:p>
      <text:p text:style-name="P8"><text:s text:c="55"/>closure-library/closure/goog/ui/menu.js <text:s text:c="3"/>15.4 kB <text:s text:c="9"/>[emitted] <text:s/></text:p>
      <text:p text:style-name="P8"><text:s text:c="44"/>closure-library/closure/goog/ui/paletterenderer.js <text:s text:c="3"/>13.1 kB <text:s text:c="9"/>[emitted] <text:s/></text:p>
      <text:p text:style-name="P8"><text:s text:c="44"/>closure-library/closure/goog/ui/menu_test_dom.html <text:s text:c="3"/>1.51 kB <text:s text:c="9"/>[emitted] <text:s/></text:p>
      <text:p text:style-name="P8"><text:s text:c="46"/>closure-library/closure/goog/ui/media/youtube.js <text:s text:c="3"/>13.2 kB <text:s text:c="9"/>[emitted] <text:s/></text:p>
      <text:p text:style-name="P8"><text:s text:c="39"/>closure-library/closure/goog/ui/media/youtube_test.html <text:s/>496 bytes <text:s text:c="9"/>[emitted] <text:s/></text:p>
      <text:p text:style-name="P8"><text:s text:c="41"/>closure-library/closure/goog/ui/media/youtube_test.js <text:s text:c="3"/>9.03 kB <text:s text:c="9"/>[emitted] <text:s/></text:p>
      <text:p text:style-name="P8"><text:s text:c="48"/>closure-library/closure/goog/ui/menu_test.html <text:s text:c="3"/>1.99 kB <text:s text:c="9"/>[emitted] <text:s/></text:p>
      <text:p text:style-name="P8"><text:s text:c="48"/>closure-library/closure/goog/ui/media/vimeo.js <text:s text:c="3"/>9.34 kB <text:s text:c="9"/>[emitted] <text:s/></text:p>
      <text:p text:style-name="P8"><text:s text:c="47"/>closure-library/closure/goog/ui/media/picasa.js <text:s text:c="3"/>10.7 kB <text:s text:c="9"/>[emitted] <text:s/></text:p>
      <text:p text:style-name="P8"><text:s text:c="42"/>closure-library/closure/goog/ui/media/picasa_test.js <text:s text:c="3"/>4.16 kB <text:s text:c="9"/>[emitted] <text:s/></text:p>
      <text:p text:style-name="P8"><text:s text:c="43"/>closure-library/closure/goog/ui/media/vimeo_test.js <text:s text:c="3"/>3.14 kB <text:s text:c="9"/>[emitted] <text:s/></text:p>
      <text:p text:style-name="P8"><text:s text:c="40"/>closure-library/closure/goog/ui/media/picasa_test.html <text:s/>494 bytes <text:s text:c="9"/>[emitted] <text:s/></text:p>
      <text:p text:style-name="P8"><text:s text:c="48"/>closure-library/closure/goog/ui/media/photo.js <text:s text:c="3"/>4.68 kB <text:s text:c="9"/>[emitted] <text:s/></text:p>
      <text:p text:style-name="P8"><text:s text:c="43"/>closure-library/closure/goog/ui/media/photo_test.js <text:s text:c="3"/>1.97 kB <text:s text:c="9"/>[emitted] <text:s/></text:p>
      <text:p text:style-name="P8"><text:s text:c="41"/>closure-library/closure/goog/ui/media/photo_test.html <text:s/>492 bytes <text:s text:c="9"/>[emitted] <text:s/></text:p>
      <text:p text:style-name="P8"><text:s text:c="50"/>closure-library/closure/goog/ui/media/mp3.js <text:s text:c="3"/>7.36 kB <text:s text:c="9"/>[emitted] <text:s/></text:p>
      <text:p text:style-name="P8"><text:s text:c="45"/>closure-library/closure/goog/ui/media/mp3_test.js <text:s text:c="3"/>2.35 kB <text:s text:c="9"/>[emitted] <text:s/></text:p>
      <text:p text:style-name="P8"><text:s text:c="43"/>closure-library/closure/goog/ui/media/mp3_test.html <text:s/>488 bytes <text:s text:c="9"/>[emitted] <text:s/></text:p>
      <text:p text:style-name="P8"><text:s text:c="43"/>closure-library/closure/goog/ui/media/mediamodel.js <text:s text:c="3"/>23.9 kB <text:s text:c="9"/>[emitted] <text:s/></text:p>
      <text:p text:style-name="P8"><text:s text:c="38"/>closure-library/closure/goog/ui/media/mediamodel_test.js <text:s text:c="3"/>3.29 kB <text:s text:c="9"/>[emitted] <text:s/></text:p>
      <text:p text:style-name="P8"><text:s text:c="36"/>closure-library/closure/goog/ui/media/mediamodel_test.html <text:s/>502 bytes <text:s text:c="9"/>[emitted] <text:s/></text:p>
      <text:p text:style-name="P8"><text:s text:c="43"/>closure-library/closure/goog/ui/media/media_test.js <text:s text:c="3"/>5.33 kB <text:s text:c="9"/>[emitted] <text:s/></text:p>
      <text:p text:style-name="P8"><text:s text:c="48"/>closure-library/closure/goog/ui/media/media.js <text:s text:c="3"/>11.4 kB <text:s text:c="9"/>[emitted] <text:s/></text:p>
      <text:p text:style-name="P8"><text:s text:c="41"/>closure-library/closure/goog/ui/media/media_test.html <text:s/>492 bytes <text:s text:c="9"/>[emitted] <text:s/></text:p>
      <text:p text:style-name="P8"><text:s text:c="42"/>closure-library/closure/goog/ui/media/googlevideo.js <text:s text:c="3"/>9.97 kB <text:s text:c="9"/>[emitted] <text:s/></text:p>
      <text:p text:style-name="P8"><text:s text:c="37"/>closure-library/closure/goog/ui/media/googlevideo_test.js <text:s text:c="3"/>3.41 kB <text:s text:c="9"/>[emitted] <text:s/></text:p>
      <text:p text:style-name="P8"><text:s text:c="47"/>closure-library/closure/goog/ui/media/flickr.js <text:s text:c="3"/>10.2 kB <text:s text:c="9"/>[emitted] <text:s/></text:p>
      <text:p text:style-name="P8"><text:soft-page-break/><text:s text:c="35"/>closure-library/closure/goog/ui/media/googlevideo_test.html <text:s/>504 bytes <text:s text:c="9"/>[emitted] <text:s/></text:p>
      <text:p text:style-name="P8"><text:s text:c="42"/>closure-library/closure/goog/ui/media/flickr_test.js <text:s text:c="3"/>3.85 kB <text:s text:c="9"/>[emitted] <text:s/></text:p>
      <text:p text:style-name="P8"><text:s text:c="40"/>closure-library/closure/goog/ui/media/flickr_test.html <text:s/>500 bytes <text:s text:c="9"/>[emitted] <text:s/></text:p>
      <text:p text:style-name="P8"><text:s text:c="42"/>closure-library/closure/goog/ui/media/flashobject.js <text:s text:c="3"/>17.8 kB <text:s text:c="9"/>[emitted] <text:s/></text:p>
      <text:p text:style-name="P8"><text:s text:c="37"/>closure-library/closure/goog/ui/media/flashobject_test.js <text:s text:c="3"/>9.54 kB <text:s text:c="9"/>[emitted] <text:s/></text:p>
      <text:p text:style-name="P8"><text:s text:c="41"/>closure-library/closure/goog/ui/media/vimeo_test.html <text:s/>492 bytes <text:s text:c="9"/>[emitted] <text:s/></text:p>
      <text:p text:style-name="P8"><text:s text:c="35"/>closure-library/closure/goog/ui/media/flashobject_test.html <text:s/>504 bytes <text:s text:c="9"/>[emitted] <text:s/></text:p>
      <text:p text:style-name="P8"><text:s text:c="49"/>closure-library/closure/goog/ui/labelinput.js <text:s text:c="3"/>17.7 kB <text:s text:c="9"/>[emitted] <text:s/></text:p>
      <text:p text:style-name="P8"><text:s text:c="44"/>closure-library/closure/goog/ui/labelinput_test.js <text:s text:c="3"/>8.44 kB <text:s text:c="9"/>[emitted] <text:s/></text:p>
      <text:p text:style-name="P8"><text:s text:c="42"/>closure-library/closure/goog/ui/labelinput_test.html <text:s/>765 bytes <text:s text:c="9"/>[emitted] <text:s/></text:p>
      <text:p text:style-name="P8"><text:s text:c="38"/>closure-library/closure/goog/ui/labelinput_test_dom.html <text:s/>280 bytes <text:s text:c="9"/>[emitted] <text:s/></text:p>
      <text:p text:style-name="P8"><text:s text:c="36"/>closure-library/closure/goog/ui/keyboardshortcuthandler.js <text:s text:c="3"/>41.8 kB <text:s text:c="9"/>[emitted] <text:s/></text:p>
      <text:p text:style-name="P8"><text:s text:c="41"/>closure-library/closure/goog/ui/linkbuttonrenderer.js <text:s text:c="3"/>2.29 kB <text:s text:c="9"/>[emitted] <text:s/></text:p>
      <text:p text:style-name="P8"><text:s text:c="31"/>closure-library/closure/goog/ui/keyboardshortcuthandler_test.js <text:s text:c="3"/>25.7 kB <text:s text:c="9"/>[emitted] <text:s/></text:p>
      <text:p text:style-name="P8"><text:s text:c="50"/>closure-library/closure/goog/ui/itemevent.js <text:s text:c="3"/>1.56 kB <text:s text:c="9"/>[emitted] <text:s/></text:p>
      <text:p text:style-name="P8"><text:s text:c="29"/>closure-library/closure/goog/ui/keyboardshortcuthandler_test.html <text:s text:c="3"/>1.85 kB <text:s text:c="9"/>[emitted] <text:s/></text:p>
      <text:p text:style-name="P8"><text:s text:c="44"/>closure-library/closure/goog/ui/inputdatepicker.js <text:s text:c="3"/>11.3 kB <text:s text:c="9"/>[emitted] <text:s/></text:p>
      <text:p text:style-name="P8"><text:s text:c="39"/>closure-library/closure/goog/ui/inputdatepicker_test.js <text:s text:c="3"/>4.06 kB <text:s text:c="9"/>[emitted] <text:s/></text:p>
      <text:p text:style-name="P8"><text:s text:c="37"/>closure-library/closure/goog/ui/inputdatepicker_test.html <text:s/>739 bytes <text:s text:c="9"/>[emitted] <text:s/></text:p>
      <text:p text:style-name="P8"><text:s text:c="33"/>closure-library/closure/goog/ui/inputdatepicker_test_dom.html <text:s/>242 bytes <text:s text:c="9"/>[emitted] <text:s/></text:p>
      <text:p text:style-name="P8"><text:s text:c="32"/>closure-library/closure/goog/ui/imagelessmenubuttonrenderer.js <text:s text:c="3"/>7.79 kB <text:s text:c="9"/>[emitted] <text:s/></text:p>
      <text:p text:style-name="P8"><text:s text:c="36"/>closure-library/closure/goog/ui/imagelessbuttonrenderer.js <text:s text:c="3"/>7.49 kB <text:s text:c="9"/>[emitted] <text:s/></text:p>
      <text:p text:style-name="P8"><text:s text:c="49"/>closure-library/closure/goog/ui/iframemask.js <text:s text:c="3"/>7.13 kB <text:s text:c="9"/>[emitted] <text:s/></text:p>
      <text:p text:style-name="P8"><text:s text:c="44"/>closure-library/closure/goog/ui/iframemask_test.js <text:s text:c="3"/>6.43 kB <text:s text:c="9"/>[emitted] <text:s/></text:p>
      <text:p text:style-name="P8"><text:s text:c="42"/>closure-library/closure/goog/ui/iframemask_test.html <text:s/>867 bytes <text:s text:c="9"/>[emitted] <text:s/></text:p>
      <text:p text:style-name="P8"><text:s text:c="38"/>closure-library/closure/goog/ui/iframemask_test_dom.html <text:s/>380 bytes <text:s text:c="9"/>[emitted] <text:s/></text:p>
      <text:p text:style-name="P8"><text:s text:c="50"/>closure-library/closure/goog/ui/idletimer.js <text:s text:c="3"/>8.91 kB <text:s text:c="9"/>[emitted] <text:s/></text:p>
      <text:p text:style-name="P8"><text:s text:c="45"/>closure-library/closure/goog/ui/idletimer_test.js <text:s text:c="6"/>3 kB <text:s text:c="9"/>[emitted] <text:s/></text:p>
      <text:p text:style-name="P8"><text:s text:c="43"/>closure-library/closure/goog/ui/idletimer_test.html <text:s/>485 bytes <text:s text:c="9"/>[emitted] <text:s/></text:p>
      <text:p text:style-name="P8"><text:s text:c="48"/>closure-library/closure/goog/ui/idgenerator.js <text:s text:c="3"/>1.18 kB <text:s text:c="9"/>[emitted] <text:s/></text:p>
      <text:p text:style-name="P8"><text:s text:c="49"/>closure-library/closure/goog/ui/hsvpalette.js <text:s text:c="3"/>15.6 kB <text:s text:c="9"/>[emitted] <text:s/></text:p>
      <text:p text:style-name="P8"><text:s text:c="44"/>closure-library/closure/goog/ui/hsvpalette_test.js <text:s text:c="3"/>6.81 kB <text:s text:c="9"/>[emitted] <text:s/></text:p>
      <text:p text:style-name="P8"><text:s text:c="42"/>closure-library/closure/goog/ui/hsvpalette_test.html <text:s/>732 bytes <text:s text:c="9"/>[emitted] <text:s/></text:p>
      <text:p text:style-name="P8"><text:s text:c="38"/>closure-library/closure/goog/ui/hsvpalette_test_dom.html <text:s/>245 bytes <text:s text:c="9"/>[emitted] <text:s/></text:p>
      <text:p text:style-name="P8"><text:s text:c="48"/>closure-library/closure/goog/ui/hsvapalette.js <text:s text:c="3"/>9.16 kB <text:s text:c="9"/>[emitted] <text:s/></text:p>
      <text:p text:style-name="P8"><text:s text:c="43"/>closure-library/closure/goog/ui/hsvapalette_test.js <text:s text:c="3"/>4.71 kB <text:s text:c="9"/>[emitted] <text:s/></text:p>
      <text:p text:style-name="P8"><text:s text:c="41"/>closure-library/closure/goog/ui/hsvapalette_test.html <text:s/>695 bytes <text:s text:c="9"/>[emitted] <text:s/></text:p>
      <text:p text:style-name="P8"><text:s text:c="37"/>closure-library/closure/goog/ui/hsvapalette_test_dom.html <text:s/>206 bytes <text:s text:c="9"/>[emitted] <text:s/></text:p>
      <text:p text:style-name="P8"><text:s text:c="50"/>closure-library/closure/goog/ui/hovercard.js <text:s text:c="3"/>15.1 kB <text:s text:c="9"/>[emitted] <text:s/></text:p>
      <text:p text:style-name="P8"><text:s text:c="45"/>closure-library/closure/goog/ui/hovercard_test.js <text:s text:c="3"/>10.2 kB <text:s text:c="9"/>[emitted] <text:s/></text:p>
      <text:p text:style-name="P8"><text:s text:c="43"/>closure-library/closure/goog/ui/hovercard_test.html <text:s text:c="3"/>1.32 kB <text:s text:c="9"/>[emitted] <text:s/></text:p>
      <text:p text:style-name="P8"><text:s text:c="39"/>closure-library/closure/goog/ui/hovercard_test_dom.html <text:s/>836 bytes <text:s text:c="9"/>[emitted] <text:s/></text:p>
      <text:p text:style-name="P8"><text:s text:c="49"/>closure-library/closure/goog/ui/gaugetheme.js <text:s text:c="3"/>4.93 kB <text:s text:c="9"/>[emitted] <text:s/></text:p>
      <text:p text:style-name="P8"><text:s text:c="54"/>closure-library/closure/goog/ui/gauge.js <text:s text:c="3"/>27.5 kB <text:s text:c="9"/>[emitted] <text:s/></text:p>
      <text:p text:style-name="P8"><text:s text:c="51"/>closure-library/closure/goog/ui/formpost.js <text:s text:c="3"/>3.53 kB <text:s text:c="9"/>[emitted] <text:s/></text:p>
      <text:p text:style-name="P8"><text:s text:c="46"/>closure-library/closure/goog/ui/formpost_test.js <text:s text:c="3"/>3.46 kB <text:s text:c="9"/>[emitted] <text:s/></text:p>
      <text:p text:style-name="P8"><text:s text:c="44"/>closure-library/closure/goog/ui/formpost_test.html <text:s/>483 bytes <text:s text:c="9"/>[emitted] <text:s/></text:p>
      <text:p text:style-name="P8"><text:s text:c="37"/>closure-library/closure/goog/ui/flatmenubuttonrenderer.js <text:s text:c="3"/>7.51 kB <text:s text:c="9"/>[emitted] <text:s/></text:p>
      <text:p text:style-name="P8"><text:s text:c="41"/>closure-library/closure/goog/ui/flatbuttonrenderer.js <text:s text:c="3"/>5.03 kB <text:s text:c="9"/>[emitted] <text:s/></text:p>
      <text:p text:style-name="P8"><text:s text:c="28"/>closure-library/closure/goog/ui/filterobservingmenuitemrenderer.js <text:s text:c="3"/>2.02 kB <text:s text:c="9"/>[emitted] <text:s/></text:p>
      <text:p text:style-name="P8"><text:s text:c="36"/>closure-library/closure/goog/ui/filterobservingmenuitem.js <text:s text:c="3"/>3.22 kB <text:s text:c="9"/>[emitted] <text:s/></text:p>
      <text:p text:style-name="P8"><text:s text:c="47"/>closure-library/closure/goog/ui/filteredmenu.js <text:s text:c="3"/>18.9 kB <text:s text:c="9"/>[emitted] <text:s/></text:p>
      <text:p text:style-name="P8"><text:s text:c="42"/>closure-library/closure/goog/ui/filteredmenu_test.js <text:s text:c="3"/>11.3 kB <text:s text:c="9"/>[emitted] <text:s/></text:p>
      <text:p text:style-name="P8"><text:s text:c="40"/>closure-library/closure/goog/ui/filteredmenu_test.html <text:s text:c="3"/>1.43 kB <text:s text:c="9"/>[emitted] <text:s/></text:p>
      <text:p text:style-name="P8"><text:s text:c="36"/>closure-library/closure/goog/ui/filteredmenu_test_dom.html <text:s/>934 bytes <text:s text:c="9"/>[emitted] <text:s/></text:p>
      <text:p text:style-name="P8"><text:s text:c="43"/>closure-library/closure/goog/ui/emoji/spriteinfo.js <text:s text:c="4"/>6.1 kB <text:s text:c="9"/>[emitted] <text:s/></text:p>
      <text:p text:style-name="P8"><text:s text:c="38"/>closure-library/closure/goog/ui/emoji/spriteinfo_test.js <text:s text:c="3"/>1.79 kB <text:s text:c="9"/>[emitted] <text:s/></text:p>
      <text:p text:style-name="P8"><text:s text:c="36"/>closure-library/closure/goog/ui/emoji/spriteinfo_test.html <text:s/>502 bytes <text:s text:c="9"/>[emitted] <text:s/></text:p>
      <text:p text:style-name="P8"><text:s text:c="22"/>closure-library/closure/goog/ui/emoji/progressiveemojipaletterenderer.js <text:s text:c="3"/>3.23 kB <text:s text:c="9"/>[emitted] <text:s/></text:p>
      <text:p text:style-name="P8"><text:s text:c="37"/>closure-library/closure/goog/ui/emoji/popupemojipicker.js <text:s text:c="3"/>11.7 kB <text:s text:c="9"/>[emitted] <text:s/></text:p>
      <text:p text:style-name="P8"><text:s text:c="30"/>closure-library/closure/goog/ui/emoji/popupemojipicker_test.html <text:s/>760 bytes <text:s text:c="9"/>[emitted] <text:s/></text:p>
      <text:p text:style-name="P8"><text:s text:c="32"/>closure-library/closure/goog/ui/emoji/popupemojipicker_test.js <text:s text:c="3"/>2.32 kB <text:s text:c="9"/>[emitted] <text:s/></text:p>
      <text:p text:style-name="P8"><text:s text:c="26"/>closure-library/closure/goog/ui/emoji/popupemojipicker_test_dom.html <text:s/>246 bytes <text:s text:c="9"/>[emitted] <text:s/></text:p>
      <text:p text:style-name="P8"><text:s text:c="18"/>closure-library/closure/goog/ui/emoji/fast_progressive_emojipicker_test.html <text:s/>778 bytes <text:s text:c="9"/>[emitted] <text:s/></text:p>
      <text:p text:style-name="P8"><text:s text:c="20"/>closure-library/closure/goog/ui/emoji/fast_progressive_emojipicker_test.js <text:s text:c="3"/>8.95 kB <text:s text:c="9"/>[emitted] <text:s/></text:p>
      <text:p text:style-name="P8"><text:s text:c="14"/>closure-library/closure/goog/ui/emoji/fast_progressive_emojipicker_test_dom.html <text:s/>245 bytes <text:s text:c="9"/>[emitted] <text:s/></text:p>
      <text:p text:style-name="P8"><text:s text:c="17"/>closure-library/closure/goog/ui/emoji/fast_nonprogressive_emojipicker_test.js <text:s text:c="3"/>8.81 kB <text:s text:c="9"/>[emitted] <text:s/></text:p>
      <text:p text:style-name="P8"><text:s text:c="15"/>closure-library/closure/goog/ui/emoji/fast_nonprogressive_emojipicker_test.html <text:s/>784 bytes <text:s text:c="9"/>[emitted] <text:s/></text:p>
      <text:p text:style-name="P8"><text:s text:c="11"/>closure-library/closure/goog/ui/emoji/fast_nonprogressive_emojipicker_test_dom.html <text:s/>245 bytes <text:s text:c="9"/>[emitted] <text:s/></text:p>
      <text:p text:style-name="P8"><text:s text:c="42"/>closure-library/closure/goog/ui/emoji/emojipicker.js <text:s text:c="5"/>23 kB <text:s text:c="9"/>[emitted] <text:s/></text:p>
      <text:p text:style-name="P8"><text:s text:c="37"/>closure-library/closure/goog/ui/emoji/emojipicker_test.js <text:s text:c="3"/>34.4 kB <text:s text:c="9"/>[emitted] <text:s/></text:p>
      <text:p text:style-name="P8"><text:s text:c="25"/>closure-library/closure/goog/ui/keyboardshortcuthandler_test_dom.html <text:s text:c="3"/>1.36 kB <text:s text:c="9"/>[emitted] <text:s/></text:p>
      <text:p text:style-name="P8"><text:s text:c="35"/>closure-library/closure/goog/ui/emoji/emojipicker_test.html <text:s/>771 bytes <text:s text:c="9"/>[emitted] <text:s/></text:p>
      <text:p text:style-name="P8"><text:s text:c="33"/>closure-library/closure/goog/ui/emoji/emojipaletterenderer.js <text:s text:c="3"/>7.07 kB <text:s text:c="9"/>[emitted] <text:s/></text:p>
      <text:p text:style-name="P8"><text:s text:c="48"/>closure-library/closure/goog/ui/emoji/emoji.js <text:s text:c="3"/>3.16 kB <text:s text:c="9"/>[emitted] <text:s/></text:p>
      <text:p text:style-name="P8"><text:s text:c="41"/>closure-library/closure/goog/ui/emoji/emojipalette.js <text:s text:c="3"/>8.42 kB <text:s text:c="9"/>[emitted] <text:s/></text:p>
      <text:p text:style-name="P8"><text:s text:c="31"/>closure-library/closure/goog/ui/emoji/emojipicker_test_dom.html <text:s/>268 bytes <text:s text:c="9"/>[emitted] <text:s/></text:p>
      <text:p text:style-name="P8"><text:s text:c="38"/>closure-library/closure/goog/ui/editor/toolbarfactory.js <text:s text:c="3"/>18.1 kB <text:s text:c="9"/>[emitted] <text:s/></text:p>
      <text:p text:style-name="P8"><text:s text:c="31"/>closure-library/closure/goog/ui/editor/toolbarfactory_test.html <text:s/>721 bytes <text:s text:c="9"/>[emitted] <text:s/></text:p>
      <text:p text:style-name="P8"><text:s text:c="35"/>closure-library/closure/goog/ui/editor/toolbarcontroller.js <text:s text:c="3"/>9.15 kB <text:s text:c="9"/>[emitted] <text:s/></text:p>
      <text:p text:style-name="P8"><text:s text:c="33"/>closure-library/closure/goog/ui/editor/toolbarfactory_test.js <text:s text:c="3"/>2.74 kB <text:s text:c="9"/>[emitted] <text:s/></text:p>
      <text:p text:style-name="P8"><text:s text:c="45"/>closure-library/closure/goog/ui/editor/tabpane.js <text:s text:c="3"/>6.12 kB <text:s text:c="9"/>[emitted] <text:s/></text:p>
      <text:p text:style-name="P8"><text:s text:c="44"/>closure-library/closure/goog/ui/editor/messages.js <text:s text:c="4"/>4.8 kB <text:s text:c="9"/>[emitted] <text:s/></text:p>
      <text:p text:style-name="P8"><text:s text:c="42"/>closure-library/closure/goog/ui/editor/linkdialog.js <text:s text:c="3"/>34.4 kB <text:s text:c="9"/>[emitted] <text:s/></text:p>
      <text:p text:style-name="P8"><text:s text:c="37"/>closure-library/closure/goog/ui/editor/linkdialog_test.js <text:s text:c="3"/>20.4 kB <text:s text:c="9"/>[emitted] <text:s/></text:p>
      <text:p text:style-name="P8"><text:s text:c="35"/>closure-library/closure/goog/ui/editor/linkdialog_test.html <text:s/>974 bytes <text:s text:c="9"/>[emitted] <text:s/></text:p>
      <text:p text:style-name="P8"><text:s text:c="31"/>closure-library/closure/goog/ui/editor/linkdialog_test_dom.html <text:s/>474 bytes <text:s text:c="9"/>[emitted] <text:s/></text:p>
      <text:p text:style-name="P8"><text:s text:c="38"/>closure-library/closure/goog/ui/editor/defaulttoolbar.js <text:s text:c="3"/>39.9 kB <text:s text:c="9"/>[emitted] <text:s/></text:p>
      <text:p text:style-name="P8"><text:s text:c="46"/>closure-library/closure/goog/ui/editor/bubble.js <text:s text:c="3"/>17.3 kB <text:s text:c="9"/>[emitted] <text:s/></text:p>
      <text:p text:style-name="P8"><text:s text:c="41"/>closure-library/closure/goog/ui/editor/bubble_test.js <text:s text:c="3"/>9.19 kB <text:s text:c="9"/>[emitted] <text:s/></text:p>
      <text:p text:style-name="P8"><text:s text:c="39"/>closure-library/closure/goog/ui/editor/bubble_test.html <text:s/>775 bytes <text:s text:c="9"/>[emitted] <text:s/></text:p>
      <text:p text:style-name="P8"><text:s text:c="35"/>closure-library/closure/goog/ui/editor/bubble_test_dom.html <text:s/>280 bytes <text:s text:c="9"/>[emitted] <text:s/></text:p>
      <text:p text:style-name="P8"><text:s text:c="38"/>closure-library/closure/goog/ui/editor/abstractdialog.js <text:s text:c="3"/>14.4 kB <text:s text:c="9"/>[emitted] <text:s/></text:p>
      <text:p text:style-name="P8"><text:s text:c="33"/>closure-library/closure/goog/ui/editor/abstractdialog_test.js <text:s text:c="3"/>13.9 kB <text:s text:c="9"/>[emitted] <text:s/></text:p>
      <text:p text:style-name="P8"><text:s text:c="31"/>closure-library/closure/goog/ui/editor/abstractdialog_test.html <text:s/>512 bytes <text:s text:c="9"/>[emitted] <text:s/></text:p>
      <text:p text:style-name="P8"><text:s text:c="47"/>closure-library/closure/goog/ui/drilldownrow.js <text:s text:c="3"/>16.9 kB <text:s text:c="9"/>[emitted] <text:s/></text:p>
      <text:p text:style-name="P8"><text:s text:c="42"/>closure-library/closure/goog/ui/drilldownrow_test.js <text:s text:c="3"/>1.85 kB <text:s text:c="9"/>[emitted] <text:s/></text:p>
      <text:p text:style-name="P8"><text:s text:c="40"/>closure-library/closure/goog/ui/drilldownrow_test.html <text:s text:c="3"/>1.32 kB <text:s text:c="9"/>[emitted] <text:s/></text:p>
      <text:p text:style-name="P8"><text:s text:c="36"/>closure-library/closure/goog/ui/drilldownrow_test_dom.html <text:s/>811 bytes <text:s text:c="9"/>[emitted] <text:s/></text:p>
      <text:p text:style-name="P8"><text:s text:c="43"/>closure-library/closure/goog/ui/dragdropdetector.js <text:s text:c="3"/>18.4 kB <text:s text:c="9"/>[emitted] <text:s/></text:p>
      <text:p text:style-name="P8"><text:s text:c="27"/>closure-library/closure/goog/ui/editor/toolbarfactory_test_dom.html <text:s/>209 bytes <text:s text:c="9"/>[emitted] <text:s/></text:p>
      <text:p text:style-name="P8"><text:s text:c="36"/>closure-library/closure/goog/ui/dimensionpickerrenderer.js <text:s text:c="3"/>14.7 kB <text:s text:c="9"/>[emitted] <text:s/></text:p>
      <text:p text:style-name="P8"><text:s text:c="29"/>closure-library/closure/goog/ui/dimensionpickerrenderer_test.html <text:s/>513 bytes <text:s text:c="9"/>[emitted] <text:s/></text:p>
      <text:p text:style-name="P8"><text:s text:c="44"/>closure-library/closure/goog/ui/dimensionpicker.js <text:s text:c="3"/>8.98 kB <text:s text:c="9"/>[emitted] <text:s/></text:p>
      <text:p text:style-name="P8"><text:s text:c="39"/>closure-library/closure/goog/ui/dimensionpicker_test.js <text:s text:c="3"/>8.98 kB <text:s text:c="9"/>[emitted] <text:s/></text:p>
      <text:p text:style-name="P8"><text:soft-page-break/><text:s text:c="37"/>closure-library/closure/goog/ui/dimensionpicker_test.html <text:s/>729 bytes <text:s text:c="9"/>[emitted] <text:s/></text:p>
      <text:p text:style-name="P8"><text:s text:c="33"/>closure-library/closure/goog/ui/dimensionpicker_test_dom.html <text:s/>232 bytes <text:s text:c="9"/>[emitted] <text:s/></text:p>
      <text:p text:style-name="P8"><text:s text:c="53"/>closure-library/closure/goog/ui/dialog.js <text:s text:c="3"/>48.1 kB <text:s text:c="9"/>[emitted] <text:s/></text:p>
      <text:p text:style-name="P8"><text:s text:c="48"/>closure-library/closure/goog/ui/dialog_test.js <text:s text:c="5"/>29 kB <text:s text:c="9"/>[emitted] <text:s/></text:p>
      <text:p text:style-name="P8"><text:s text:c="31"/>closure-library/closure/goog/ui/dimensionpickerrenderer_test.js <text:s text:c="3"/>1.69 kB <text:s text:c="9"/>[emitted] <text:s/></text:p>
      <text:p text:style-name="P8"><text:s text:c="46"/>closure-library/closure/goog/ui/dialog_test.html <text:s/>730 bytes <text:s text:c="9"/>[emitted] <text:s/></text:p>
      <text:p text:style-name="P8"><text:s text:c="42"/>closure-library/closure/goog/ui/dialog_test_dom.html <text:s/>257 bytes <text:s text:c="9"/>[emitted] <text:s/></text:p>
      <text:p text:style-name="P8"><text:s text:c="34"/>closure-library/closure/goog/ui/defaultdatepickerrenderer.js <text:s text:c="3"/>7.41 kB <text:s text:c="9"/>[emitted] <text:s/></text:p>
      <text:p text:style-name="P8"><text:s text:c="46"/>closure-library/closure/goog/ui/decorate_test.js <text:s text:c="3"/>3.39 kB <text:s text:c="9"/>[emitted] <text:s/></text:p>
      <text:p text:style-name="P8"><text:s text:c="44"/>closure-library/closure/goog/ui/decorate_test.html <text:s/>835 bytes <text:s text:c="9"/>[emitted] <text:s/></text:p>
      <text:p text:style-name="P8"><text:s text:c="40"/>closure-library/closure/goog/ui/decorate_test_dom.html <text:s/>352 bytes <text:s text:c="9"/>[emitted] <text:s/></text:p>
      <text:p text:style-name="P8"><text:s text:c="41"/>closure-library/closure/goog/ui/datepickerrenderer.js <text:s text:c="3"/>1.95 kB <text:s text:c="9"/>[emitted] <text:s/></text:p>
      <text:p text:style-name="P8"><text:s text:c="44"/>closure-library/closure/goog/ui/datepicker_test.js <text:s text:c="3"/>16.3 kB <text:s text:c="9"/>[emitted] <text:s/></text:p>
      <text:p text:style-name="P8"><text:s text:c="49"/>closure-library/closure/goog/ui/datepicker.js <text:s text:c="3"/>45.9 kB <text:s text:c="9"/>[emitted] <text:s/></text:p>
      <text:p text:style-name="P8"><text:s text:c="42"/>closure-library/closure/goog/ui/datepicker_test.html <text:s/>693 bytes <text:s text:c="9"/>[emitted] <text:s/></text:p>
      <text:p text:style-name="P8"><text:s text:c="38"/>closure-library/closure/goog/ui/datepicker_test_dom.html <text:s/>206 bytes <text:s text:c="9"/>[emitted] <text:s/></text:p>
      <text:p text:style-name="P8"><text:s text:c="41"/>closure-library/closure/goog/ui/customcolorpalette.js <text:s text:c="3"/>4.97 kB <text:s text:c="9"/>[emitted] <text:s/></text:p>
      <text:p text:style-name="P8"><text:s text:c="34"/>closure-library/closure/goog/ui/customcolorpalette_test.html <text:s/>709 bytes <text:s text:c="9"/>[emitted] <text:s/></text:p>
      <text:p text:style-name="P8"><text:s text:c="36"/>closure-library/closure/goog/ui/customcolorpalette_test.js <text:s text:c="3"/>1.92 kB <text:s text:c="9"/>[emitted] <text:s/></text:p>
      <text:p text:style-name="P8"><text:s text:c="30"/>closure-library/closure/goog/ui/customcolorpalette_test_dom.html <text:s/>206 bytes <text:s text:c="9"/>[emitted] <text:s/></text:p>
      <text:p text:style-name="P8"><text:s text:c="39"/>closure-library/closure/goog/ui/custombuttonrenderer.js <text:s text:c="3"/>9.85 kB <text:s text:c="9"/>[emitted] <text:s/></text:p>
      <text:p text:style-name="P8"><text:s text:c="47"/>closure-library/closure/goog/ui/custombutton.js <text:s text:c="3"/>2.23 kB <text:s text:c="9"/>[emitted] <text:s/></text:p>
      <text:p text:style-name="P8"><text:s text:c="51"/>closure-library/closure/goog/ui/cssnames.js <text:s/>988 bytes <text:s text:c="9"/>[emitted] <text:s/></text:p>
      <text:p text:style-name="P8"><text:s text:c="37"/>closure-library/closure/goog/ui/css3menubuttonrenderer.js <text:s text:c="3"/>4.96 kB <text:s text:c="9"/>[emitted] <text:s/></text:p>
      <text:p text:style-name="P8"><text:s text:c="41"/>closure-library/closure/goog/ui/css3buttonrenderer.js <text:s text:c="3"/>4.75 kB <text:s text:c="9"/>[emitted] <text:s/></text:p>
      <text:p text:style-name="P8"><text:s text:c="47"/>closure-library/closure/goog/ui/cookieeditor.js <text:s text:c="3"/>4.96 kB <text:s text:c="9"/>[emitted] <text:s/></text:p>
      <text:p text:style-name="P8"><text:s text:c="42"/>closure-library/closure/goog/ui/cookieeditor_test.js <text:s text:c="3"/>3.31 kB <text:s text:c="9"/>[emitted] <text:s/></text:p>
      <text:p text:style-name="P8"><text:s text:c="40"/>closure-library/closure/goog/ui/cookieeditor_test.html <text:s/>704 bytes <text:s text:c="9"/>[emitted] <text:s/></text:p>
      <text:p text:style-name="P8"><text:s text:c="36"/>closure-library/closure/goog/ui/cookieeditor_test_dom.html <text:s/>213 bytes <text:s text:c="9"/>[emitted] <text:s/></text:p>
      <text:p text:style-name="P8"><text:s text:c="44"/>closure-library/closure/goog/ui/controlrenderer.js <text:s text:c="3"/>35.9 kB <text:s text:c="9"/>[emitted] <text:s/></text:p>
      <text:p text:style-name="P8"><text:s text:c="39"/>closure-library/closure/goog/ui/controlrenderer_test.js <text:s text:c="3"/>45.6 kB <text:s text:c="9"/>[emitted] <text:s/></text:p>
      <text:p text:style-name="P8"><text:s text:c="33"/>closure-library/closure/goog/ui/controlrenderer_test_dom.html <text:s/>206 bytes <text:s text:c="9"/>[emitted] <text:s/></text:p>
      <text:p text:style-name="P8"><text:s text:c="37"/>closure-library/closure/goog/ui/controlrenderer_test.html <text:s/>703 bytes <text:s text:c="9"/>[emitted] <text:s/></text:p>
      <text:p text:style-name="P8"><text:s text:c="45"/>closure-library/closure/goog/ui/controlcontent.js <text:s/>982 bytes <text:s text:c="9"/>[emitted] <text:s/></text:p>
      <text:p text:style-name="P8"><text:s text:c="52"/>closure-library/closure/goog/ui/control.js <text:s text:c="3"/>55.7 kB <text:s text:c="9"/>[emitted] <text:s/></text:p>
      <text:p text:style-name="P8"><text:s text:c="47"/>closure-library/closure/goog/ui/control_test.js <text:s text:c="3"/>93.5 kB <text:s text:c="9"/>[emitted] <text:s/></text:p>
      <text:p text:style-name="P8"><text:s text:c="45"/>closure-library/closure/goog/ui/control_test.html <text:s/>687 bytes <text:s text:c="9"/>[emitted] <text:s/></text:p>
      <text:p text:style-name="P8"><text:s text:c="41"/>closure-library/closure/goog/ui/control_test_dom.html <text:s/>206 bytes <text:s text:c="9"/>[emitted] <text:s/></text:p>
      <text:p text:style-name="P8"><text:s text:c="45"/>closure-library/closure/goog/ui/control_perf.html <text:s text:c="3"/>5.94 kB <text:s text:c="9"/>[emitted] <text:s/></text:p>
      <text:p text:style-name="P8"><text:s text:c="42"/>closure-library/closure/goog/ui/containerscroller.js <text:s text:c="3"/>6.98 kB <text:s text:c="9"/>[emitted] <text:s/></text:p>
      <text:p text:style-name="P8"><text:s text:c="37"/>closure-library/closure/goog/ui/containerscroller_test.js <text:s text:c="3"/>6.72 kB <text:s text:c="9"/>[emitted] <text:s/></text:p>
      <text:p text:style-name="P8"><text:s text:c="35"/>closure-library/closure/goog/ui/containerscroller_test.html <text:s text:c="3"/>1.67 kB <text:s text:c="9"/>[emitted] <text:s/></text:p>
      <text:p text:style-name="P8"><text:s text:c="31"/>closure-library/closure/goog/ui/containerscroller_test_dom.html <text:s text:c="3"/>1.17 kB <text:s text:c="9"/>[emitted] <text:s/></text:p>
      <text:p text:style-name="P8"><text:s text:c="42"/>closure-library/closure/goog/ui/containerrenderer.js <text:s text:c="3"/>13.7 kB <text:s text:c="9"/>[emitted] <text:s/></text:p>
      <text:p text:style-name="P8"><text:s text:c="37"/>closure-library/closure/goog/ui/containerrenderer_test.js <text:s text:c="3"/>8.33 kB <text:s text:c="9"/>[emitted] <text:s/></text:p>
      <text:p text:style-name="P8"><text:s text:c="35"/>closure-library/closure/goog/ui/containerrenderer_test.html <text:s/>707 bytes <text:s text:c="9"/>[emitted] <text:s/></text:p>
      <text:p text:style-name="P8"><text:s text:c="31"/>closure-library/closure/goog/ui/containerrenderer_test_dom.html <text:s/>206 bytes <text:s text:c="9"/>[emitted] <text:s/></text:p>
      <text:p text:style-name="P8"><text:s text:c="50"/>closure-library/closure/goog/ui/container.js <text:s text:c="3"/>42.9 kB <text:s text:c="9"/>[emitted] <text:s/></text:p>
      <text:p text:style-name="P8"><text:s text:c="45"/>closure-library/closure/goog/ui/container_test.js <text:s text:c="5"/>21 kB <text:s text:c="9"/>[emitted] <text:s/></text:p>
      <text:p text:style-name="P8"><text:s text:c="43"/>closure-library/closure/goog/ui/container_test.html <text:s/>691 bytes <text:s text:c="9"/>[emitted] <text:s/></text:p>
      <text:p text:style-name="P8"><text:s text:c="39"/>closure-library/closure/goog/ui/container_test_dom.html <text:s/>206 bytes <text:s text:c="9"/>[emitted] <text:s/></text:p>
      <text:p text:style-name="P8"><text:s text:c="50"/>closure-library/closure/goog/ui/component.js <text:s text:c="3"/>43.5 kB <text:s text:c="9"/>[emitted] <text:s/></text:p>
      <text:p text:style-name="P8"><text:s text:c="43"/>closure-library/closure/goog/ui/container_perf.html <text:s text:c="3"/>1.63 kB <text:s text:c="9"/>[emitted] <text:s/></text:p>
      <text:p text:style-name="P8"><text:s text:c="45"/>closure-library/closure/goog/ui/component_test.js <text:s text:c="3"/>29.5 kB <text:s text:c="9"/>[emitted] <text:s/></text:p>
      <text:p text:style-name="P8"><text:s text:c="43"/>closure-library/closure/goog/ui/component_test.html <text:s/>691 bytes <text:s text:c="9"/>[emitted] <text:s/></text:p>
      <text:p text:style-name="P8"><text:s text:c="39"/>closure-library/closure/goog/ui/component_test_dom.html <text:s/>206 bytes <text:s text:c="9"/>[emitted] <text:s/></text:p>
      <text:p text:style-name="P8"><text:s text:c="51"/>closure-library/closure/goog/ui/combobox.js <text:s text:c="3"/>27.4 kB <text:s text:c="9"/>[emitted] <text:s/></text:p>
      <text:p text:style-name="P8"><text:s text:c="46"/>closure-library/closure/goog/ui/combobox_test.js <text:s text:c="3"/>10.5 kB <text:s text:c="9"/>[emitted] <text:s/></text:p>
      <text:p text:style-name="P8"><text:s text:c="44"/>closure-library/closure/goog/ui/combobox_test.html <text:s text:c="3"/>1.05 kB <text:s text:c="9"/>[emitted] <text:s/></text:p>
      <text:p text:style-name="P8"><text:s text:c="40"/>closure-library/closure/goog/ui/combobox_test_dom.html <text:s/>566 bytes <text:s text:c="9"/>[emitted] <text:s/></text:p>
      <text:p text:style-name="P8"><text:s text:c="48"/>closure-library/closure/goog/ui/colorpicker.js <text:s text:c="3"/>10.2 kB <text:s text:c="9"/>[emitted] <text:s/></text:p>
      <text:p text:style-name="P8"><text:s text:c="47"/>closure-library/closure/goog/ui/colorpalette.js <text:s text:c="3"/>5.66 kB <text:s text:c="9"/>[emitted] <text:s/></text:p>
      <text:p text:style-name="P8"><text:s text:c="42"/>closure-library/closure/goog/ui/colorpalette_test.js <text:s text:c="3"/>5.68 kB <text:s text:c="9"/>[emitted] <text:s/></text:p>
      <text:p text:style-name="P8"><text:s text:c="51"/>closure-library/closure/goog/ui/decorate.js <text:s text:c="3"/>1.27 kB <text:s text:c="9"/>[emitted] <text:s/></text:p>
      <text:p text:style-name="P8"><text:s text:c="36"/>closure-library/closure/goog/ui/colorpalette_test_dom.html <text:s/>206 bytes <text:s text:c="9"/>[emitted] <text:s/></text:p>
      <text:p text:style-name="P8"><text:s text:c="36"/>closure-library/closure/goog/ui/colormenubuttonrenderer.js <text:s text:c="3"/>5.36 kB <text:s text:c="9"/>[emitted] <text:s/></text:p>
      <text:p text:style-name="P8"><text:s text:c="31"/>closure-library/closure/goog/ui/colormenubuttonrenderer_test.js <text:s text:c="3"/>2.59 kB <text:s text:c="9"/>[emitted] <text:s/></text:p>
      <text:p text:style-name="P8"><text:s text:c="29"/>closure-library/closure/goog/ui/colormenubuttonrenderer_test.html <text:s/>853 bytes <text:s text:c="9"/>[emitted] <text:s/></text:p>
      <text:p text:style-name="P8"><text:s text:c="25"/>closure-library/closure/goog/ui/colormenubuttonrenderer_test_dom.html <text:s/>356 bytes <text:s text:c="9"/>[emitted] <text:s/></text:p>
      <text:p text:style-name="P8"><text:s text:c="40"/>closure-library/closure/goog/ui/colorpalette_test.html <text:s/>697 bytes <text:s text:c="9"/>[emitted] <text:s/></text:p>
      <text:p text:style-name="P8"><text:s text:c="44"/>closure-library/closure/goog/ui/colormenubutton.js <text:s text:c="3"/>7.35 kB <text:s text:c="9"/>[emitted] <text:s/></text:p>
      <text:p text:style-name="P8"><text:s text:c="43"/>closure-library/closure/goog/ui/checkboxmenuitem.js <text:s text:c="3"/>1.93 kB <text:s text:c="9"/>[emitted] <text:s/></text:p>
      <text:p text:style-name="P8"><text:s text:c="43"/>closure-library/closure/goog/ui/checkboxrenderer.js <text:s text:c="3"/>6.44 kB <text:s text:c="9"/>[emitted] <text:s/></text:p>
      <text:p text:style-name="P8"><text:s text:c="46"/>closure-library/closure/goog/ui/checkbox_test.js <text:s text:c="3"/>17.8 kB <text:s text:c="9"/>[emitted] <text:s/></text:p>
      <text:p text:style-name="P8"><text:s text:c="44"/>closure-library/closure/goog/ui/checkbox_test.html <text:s text:c="3"/>1.09 kB <text:s text:c="9"/>[emitted] <text:s/></text:p>
      <text:p text:style-name="P8"><text:s text:c="40"/>closure-library/closure/goog/ui/checkbox_test_dom.html <text:s/>609 bytes <text:s text:c="9"/>[emitted] <text:s/></text:p>
      <text:p text:style-name="P8"><text:s text:c="44"/>closure-library/closure/goog/ui/charpicker_test.js <text:s text:c="3"/>3.01 kB <text:s text:c="9"/>[emitted] <text:s/></text:p>
      <text:p text:style-name="P8"><text:s text:c="49"/>closure-library/closure/goog/ui/charpicker.js <text:s text:c="3"/>29.1 kB <text:s text:c="9"/>[emitted] <text:s/></text:p>
      <text:p text:style-name="P8"><text:s text:c="42"/>closure-library/closure/goog/ui/charpicker_test.html <text:s/>696 bytes <text:s text:c="9"/>[emitted] <text:s/></text:p>
      <text:p text:style-name="P8"><text:s text:c="48"/>closure-library/closure/goog/ui/charcounter.js <text:s text:c="3"/>5.45 kB <text:s text:c="9"/>[emitted] <text:s/></text:p>
      <text:p text:style-name="P8"><text:s text:c="43"/>closure-library/closure/goog/ui/charcounter_test.js <text:s text:c="3"/>7.98 kB <text:s text:c="9"/>[emitted] <text:s/></text:p>
      <text:p text:style-name="P8"><text:s text:c="38"/>closure-library/closure/goog/ui/charpicker_test_dom.html <text:s/>209 bytes <text:s text:c="9"/>[emitted] <text:s/></text:p>
      <text:p text:style-name="P8"><text:s text:c="41"/>closure-library/closure/goog/ui/charcounter_test.html <text:s/>787 bytes <text:s text:c="9"/>[emitted] <text:s/></text:p>
      <text:p text:style-name="P8"><text:s text:c="37"/>closure-library/closure/goog/ui/charcounter_test_dom.html <text:s/>299 bytes <text:s text:c="9"/>[emitted] <text:s/></text:p>
      <text:p text:style-name="P8"><text:s text:c="49"/>closure-library/closure/goog/ui/buttonside.js <text:s text:c="3"/>1.18 kB <text:s text:c="9"/>[emitted] <text:s/></text:p>
      <text:p text:style-name="P8"><text:s text:c="45"/>closure-library/closure/goog/ui/buttonrenderer.js <text:s text:c="3"/>7.24 kB <text:s text:c="9"/>[emitted] <text:s/></text:p>
      <text:p text:style-name="P8"><text:s text:c="40"/>closure-library/closure/goog/ui/buttonrenderer_test.js <text:s text:c="3"/>9.15 kB <text:s text:c="9"/>[emitted] <text:s/></text:p>
      <text:p text:style-name="P8"><text:s text:c="38"/>closure-library/closure/goog/ui/buttonrenderer_test.html <text:s/>701 bytes <text:s text:c="9"/>[emitted] <text:s/></text:p>
      <text:p text:style-name="P8"><text:s text:c="34"/>closure-library/closure/goog/ui/buttonrenderer_test_dom.html <text:s/>206 bytes <text:s text:c="9"/>[emitted] <text:s/></text:p>
      <text:p text:style-name="P8"><text:s text:c="53"/>closure-library/closure/goog/ui/button.js <text:s text:c="3"/>6.59 kB <text:s text:c="9"/>[emitted] <text:s/></text:p>
      <text:p text:style-name="P8"><text:s text:c="48"/>closure-library/closure/goog/ui/button_test.js <text:s text:c="3"/>10.2 kB <text:s text:c="9"/>[emitted] <text:s/></text:p>
      <text:p text:style-name="P8"><text:s text:c="46"/>closure-library/closure/goog/ui/button_test.html <text:s/>784 bytes <text:s text:c="9"/>[emitted] <text:s/></text:p>
      <text:p text:style-name="P8"><text:s text:c="51"/>closure-library/closure/goog/ui/checkbox.js <text:s text:c="3"/>8.47 kB <text:s text:c="9"/>[emitted] <text:s/></text:p>
      <text:p text:style-name="P8"><text:s text:c="42"/>closure-library/closure/goog/ui/button_test_dom.html <text:s/>305 bytes <text:s text:c="9"/>[emitted] <text:s/></text:p>
      <text:p text:style-name="P8"><text:s text:c="53"/>closure-library/closure/goog/ui/bubble.js <text:s text:c="3"/>14.6 kB <text:s text:c="9"/>[emitted] <text:s/></text:p>
      <text:p text:style-name="P8"><text:s text:c="50"/>closure-library/closure/goog/ui/bidiinput.js <text:s text:c="4"/>5.1 kB <text:s text:c="9"/>[emitted] <text:s/></text:p>
      <text:p text:style-name="P8"><text:s text:c="45"/>closure-library/closure/goog/ui/bidiinput_test.js <text:s text:c="3"/>4.05 kB <text:s text:c="9"/>[emitted] <text:s/></text:p>
      <text:p text:style-name="P8"><text:s text:c="43"/>closure-library/closure/goog/ui/bidiinput_test.html <text:s/>863 bytes <text:s text:c="9"/>[emitted] <text:s/></text:p>
      <text:p text:style-name="P8"><text:s text:c="39"/>closure-library/closure/goog/ui/bidiinput_test_dom.html <text:s/>380 bytes <text:s text:c="9"/>[emitted] <text:s/></text:p>
      <text:p text:style-name="P8"><text:s text:c="45"/>closure-library/closure/goog/ui/attachablemenu.js <text:s text:c="3"/>13.5 kB <text:s text:c="9"/>[emitted] <text:s/></text:p>
      <text:p text:style-name="P8"><text:s text:c="46"/>closure-library/closure/goog/ui/animatedzippy.js <text:s text:c="3"/>6.83 kB <text:s text:c="9"/>[emitted] <text:s/></text:p>
      <text:p text:style-name="P8"><text:s text:c="46"/>closure-library/closure/goog/ui/button_perf.html <text:s text:c="3"/>6.09 kB <text:s text:c="9"/>[emitted] <text:s/></text:p>
      <text:p text:style-name="P8"><text:s text:c="41"/>closure-library/closure/goog/ui/animatedzippy_test.js <text:s text:c="3"/>6.58 kB <text:s text:c="9"/>[emitted] <text:s/></text:p>
      <text:p text:style-name="P8"><text:s text:c="39"/>closure-library/closure/goog/ui/animatedzippy_test.html <text:s text:c="4"/>1.5 kB <text:s text:c="9"/>[emitted] <text:s/></text:p>
      <text:p text:style-name="P8"><text:s text:c="35"/>closure-library/closure/goog/ui/animatedzippy_test_dom.html <text:s text:c="6"/>1 kB <text:s text:c="9"/>[emitted] <text:s/></text:p>
      <text:p text:style-name="P8"><text:soft-page-break/><text:s text:c="39"/>closure-library/closure/goog/ui/advancedtooltip_test.js <text:s text:c="3"/>10.1 kB <text:s text:c="9"/>[emitted] <text:s/></text:p>
      <text:p text:style-name="P8"><text:s text:c="37"/>closure-library/closure/goog/ui/advancedtooltip_test.html <text:s/>830 bytes <text:s text:c="9"/>[emitted] <text:s/></text:p>
      <text:p text:style-name="P8"><text:s text:c="33"/>closure-library/closure/goog/ui/advancedtooltip_test_dom.html <text:s/>333 bytes <text:s text:c="9"/>[emitted] <text:s/></text:p>
      <text:p text:style-name="P8"><text:s text:c="44"/>closure-library/closure/goog/ui/activitymonitor.js <text:s text:c="3"/>9.79 kB <text:s text:c="9"/>[emitted] <text:s/></text:p>
      <text:p text:style-name="P8"><text:s text:c="39"/>closure-library/closure/goog/ui/activitymonitor_test.js <text:s text:c="3"/>5.85 kB <text:s text:c="9"/>[emitted] <text:s/></text:p>
      <text:p text:style-name="P8"><text:s text:c="37"/>closure-library/closure/goog/ui/activitymonitor_test.html <text:s/>706 bytes <text:s text:c="9"/>[emitted] <text:s/></text:p>
      <text:p text:style-name="P8"><text:s text:c="33"/>closure-library/closure/goog/ui/activitymonitor_test_dom.html <text:s/>209 bytes <text:s text:c="9"/>[emitted] <text:s/></text:p>
      <text:p text:style-name="P8"><text:s text:c="34"/>closure-library/closure/goog/ui/ac/richremotearraymatcher.js <text:s text:c="3"/>5.56 kB <text:s text:c="9"/>[emitted] <text:s/></text:p>
      <text:p text:style-name="P8"><text:s text:c="29"/>closure-library/closure/goog/ui/ac/richremotearraymatcher_test.js <text:s text:c="4"/>2.3 kB <text:s text:c="9"/>[emitted] <text:s/></text:p>
      <text:p text:style-name="P8"><text:s text:c="27"/>closure-library/closure/goog/ui/ac/richremotearraymatcher_test.html <text:s/>520 bytes <text:s text:c="9"/>[emitted] <text:s/></text:p>
      <text:p text:style-name="P8"><text:s text:c="46"/>closure-library/closure/goog/ui/ac/richremote.js <text:s text:c="3"/>4.41 kB <text:s text:c="9"/>[emitted] <text:s/></text:p>
      <text:p text:style-name="P8"><text:s text:c="40"/>closure-library/closure/goog/ui/ac/richinputhandler.js <text:s text:c="3"/>2.07 kB <text:s text:c="9"/>[emitted] <text:s/></text:p>
      <text:p text:style-name="P8"><text:s text:c="43"/>closure-library/closure/goog/ui/ac/renderoptions.js <text:s text:c="3"/>2.07 kB <text:s text:c="9"/>[emitted] <text:s/></text:p>
      <text:p text:style-name="P8"><text:s text:c="48"/>closure-library/closure/goog/ui/ac/renderer.js <text:s text:c="3"/>33.8 kB <text:s text:c="9"/>[emitted] <text:s/></text:p>
      <text:p text:style-name="P8"><text:s text:c="43"/>closure-library/closure/goog/ui/ac/renderer_test.js <text:s text:c="5"/>44 kB <text:s text:c="9"/>[emitted] <text:s/></text:p>
      <text:p text:style-name="P8"><text:s text:c="41"/>closure-library/closure/goog/ui/ac/renderer_test.html <text:s text:c="3"/>1.19 kB <text:s text:c="9"/>[emitted] <text:s/></text:p>
      <text:p text:style-name="P8"><text:s text:c="37"/>closure-library/closure/goog/ui/ac/renderer_test_dom.html <text:s/>697 bytes <text:s text:c="9"/>[emitted] <text:s/></text:p>
      <text:p text:style-name="P8"><text:s text:c="38"/>closure-library/closure/goog/ui/ac/remotearraymatcher.js <text:s text:c="3"/>8.66 kB <text:s text:c="9"/>[emitted] <text:s/></text:p>
      <text:p text:style-name="P8"><text:s text:c="33"/>closure-library/closure/goog/ui/ac/remotearraymatcher_test.js <text:s text:c="3"/>2.25 kB <text:s text:c="9"/>[emitted] <text:s/></text:p>
      <text:p text:style-name="P8"><text:s text:c="31"/>closure-library/closure/goog/ui/ac/remotearraymatcher_test.html <text:s/>512 bytes <text:s text:c="9"/>[emitted] <text:s/></text:p>
      <text:p text:style-name="P8"><text:s text:c="50"/>closure-library/closure/goog/ui/ac/remote.js <text:s text:c="3"/>3.59 kB <text:s text:c="9"/>[emitted] <text:s/></text:p>
      <text:p text:style-name="P8"><text:s text:c="44"/>closure-library/closure/goog/ui/ac/inputhandler.js <text:s text:c="3"/>39.1 kB <text:s text:c="9"/>[emitted] <text:s/></text:p>
      <text:p text:style-name="P8"><text:s text:c="39"/>closure-library/closure/goog/ui/ac/inputhandler_test.js <text:s text:c="3"/>21.9 kB <text:s text:c="9"/>[emitted] <text:s/></text:p>
      <text:p text:style-name="P8"><text:s text:c="37"/>closure-library/closure/goog/ui/ac/inputhandler_test.html <text:s/>737 bytes <text:s text:c="9"/>[emitted] <text:s/></text:p>
      <text:p text:style-name="P8"><text:s text:c="33"/>closure-library/closure/goog/ui/ac/inputhandler_test_dom.html <text:s/>238 bytes <text:s text:c="9"/>[emitted] <text:s/></text:p>
      <text:p text:style-name="P8"><text:s text:c="42"/>closure-library/closure/goog/ui/ac/cachingmatcher.js <text:s text:c="3"/>9.03 kB <text:s text:c="9"/>[emitted] <text:s/></text:p>
      <text:p text:style-name="P8"><text:s text:c="37"/>closure-library/closure/goog/ui/ac/cachingmatcher_test.js <text:s text:c="3"/>8.14 kB <text:s text:c="9"/>[emitted] <text:s/></text:p>
      <text:p text:style-name="P8"><text:s text:c="35"/>closure-library/closure/goog/ui/ac/cachingmatcher_test.html <text:s/>504 bytes <text:s text:c="9"/>[emitted] <text:s/></text:p>
      <text:p text:style-name="P8"><text:s text:c="44"/>closure-library/closure/goog/ui/ac/autocomplete.js <text:s text:c="3"/>26.6 kB <text:s text:c="9"/>[emitted] <text:s/></text:p>
      <text:p text:style-name="P8"><text:s text:c="39"/>closure-library/closure/goog/ui/ac/autocomplete_test.js <text:s text:c="5"/>47 kB <text:s text:c="9"/>[emitted] <text:s/></text:p>
      <text:p text:style-name="P8"><text:s text:c="37"/>closure-library/closure/goog/ui/ac/autocomplete_test.html <text:s/>708 bytes <text:s text:c="9"/>[emitted] <text:s/></text:p>
      <text:p text:style-name="P8"><text:s text:c="33"/>closure-library/closure/goog/ui/ac/autocomplete_test_dom.html <text:s/>208 bytes <text:s text:c="9"/>[emitted] <text:s/></text:p>
      <text:p text:style-name="P8"><text:s text:c="44"/>closure-library/closure/goog/ui/ac/arraymatcher.js <text:s text:c="3"/>6.18 kB <text:s text:c="9"/>[emitted] <text:s/></text:p>
      <text:p text:style-name="P8"><text:s text:c="39"/>closure-library/closure/goog/ui/ac/arraymatcher_test.js <text:s text:c="3"/>4.92 kB <text:s text:c="9"/>[emitted] <text:s/></text:p>
      <text:p text:style-name="P8"><text:s text:c="37"/>closure-library/closure/goog/ui/ac/arraymatcher_test.html <text:s/>500 bytes <text:s text:c="9"/>[emitted] <text:s/></text:p>
      <text:p text:style-name="P8"><text:s text:c="54"/>closure-library/closure/goog/ui/ac/ac.js <text:s text:c="3"/>1.95 kB <text:s text:c="9"/>[emitted] <text:s/></text:p>
      <text:p text:style-name="P8"><text:s text:c="49"/>closure-library/closure/goog/ui/ac/ac_test.js <text:s text:c="3"/>6.37 kB <text:s text:c="9"/>[emitted] <text:s/></text:p>
      <text:p text:style-name="P8"><text:s text:c="47"/>closure-library/closure/goog/ui/ac/ac_test.html <text:s/>743 bytes <text:s text:c="9"/>[emitted] <text:s/></text:p>
      <text:p text:style-name="P8"><text:s text:c="43"/>closure-library/closure/goog/ui/ac/ac_test_dom.html <text:s/>271 bytes <text:s text:c="9"/>[emitted] <text:s/></text:p>
      <text:p text:style-name="P8"><text:s text:c="49"/>closure-library/closure/goog/tweak/tweakui.js <text:s text:c="3"/>26.9 kB <text:s text:c="9"/>[emitted] <text:s/></text:p>
      <text:p text:style-name="P8"><text:s text:c="39"/>closure-library/closure/goog/ui/abstractspellchecker.js <text:s text:c="3"/>34.3 kB <text:s text:c="9"/>[emitted] <text:s/></text:p>
      <text:p text:style-name="P8"><text:s text:c="44"/>closure-library/closure/goog/tweak/tweakui_test.js <text:s text:c="3"/>9.34 kB <text:s text:c="9"/>[emitted] <text:s/></text:p>
      <text:p text:style-name="P8"><text:s text:c="38"/>closure-library/closure/goog/tweak/tweakui_test_dom.html <text:s/>269 bytes <text:s text:c="9"/>[emitted] <text:s/></text:p>
      <text:p text:style-name="P8"><text:s text:c="42"/>closure-library/closure/goog/tweak/tweakui_test.html <text:s/>755 bytes <text:s text:c="9"/>[emitted] <text:s/></text:p>
      <text:p text:style-name="P8"><text:s text:c="51"/>closure-library/closure/goog/tweak/tweak.js <text:s text:c="3"/>10.3 kB <text:s text:c="9"/>[emitted] <text:s/></text:p>
      <text:p text:style-name="P8"><text:s text:c="45"/>closure-library/closure/goog/tweak/testhelpers.js <text:s text:c="3"/>3.97 kB <text:s text:c="9"/>[emitted] <text:s/></text:p>
      <text:p text:style-name="P8"><text:s text:c="48"/>closure-library/closure/goog/tweak/registry.js <text:s text:c="3"/>10.7 kB <text:s text:c="9"/>[emitted] <text:s/></text:p>
      <text:p text:style-name="P8"><text:s text:c="43"/>closure-library/closure/goog/tweak/registry_test.js <text:s text:c="4"/>5.3 kB <text:s text:c="9"/>[emitted] <text:s/></text:p>
      <text:p text:style-name="P8"><text:s text:c="41"/>closure-library/closure/goog/tweak/registry_test.html <text:s/>489 bytes <text:s text:c="9"/>[emitted] <text:s/></text:p>
      <text:p text:style-name="P8"><text:s text:c="49"/>closure-library/closure/goog/tweak/entries.js <text:s text:c="3"/>25.8 kB <text:s text:c="9"/>[emitted] <text:s/></text:p>
      <text:p text:style-name="P8"><text:s text:c="44"/>closure-library/closure/goog/tweak/entries_test.js <text:s text:c="3"/>3.04 kB <text:s text:c="9"/>[emitted] <text:s/></text:p>
      <text:p text:style-name="P8"><text:s text:c="42"/>closure-library/closure/goog/tweak/entries_test.html <text:s/>491 bytes <text:s text:c="9"/>[emitted] <text:s/></text:p>
      <text:p text:style-name="P8"><text:s text:c="44"/>closure-library/closure/goog/ui/advancedtooltip.js <text:s text:c="3"/>10.9 kB <text:s text:c="9"/>[emitted] <text:s/></text:p>
      <text:p text:style-name="P8"><text:s text:c="51"/>closure-library/closure/goog/timer/timer.js <text:s text:c="3"/>9.64 kB <text:s text:c="9"/>[emitted] <text:s/></text:p>
      <text:p text:style-name="P8"><text:s text:c="44"/>closure-library/closure/goog/timer/timer_test.html <text:s/>471 bytes <text:s text:c="9"/>[emitted] <text:s/></text:p>
      <text:p text:style-name="P8"><text:s text:c="46"/>closure-library/closure/goog/timer/timer_test.js <text:s text:c="3"/>4.33 kB <text:s text:c="9"/>[emitted] <text:s/></text:p>
      <text:p text:style-name="P8"><text:s text:c="53"/>closure-library/closure/goog/transpile.js <text:s text:c="4"/>2.1 MB <text:s text:c="9"/>[emitted] <text:s/></text:p>
      <text:p text:style-name="P8"><text:s text:c="46"/>closure-library/closure/goog/testing/ui/style.js <text:s text:c="3"/>5.46 kB <text:s text:c="9"/>[emitted] <text:s/></text:p>
      <text:p text:style-name="P8"><text:s text:c="41"/>closure-library/closure/goog/testing/ui/style_test.js <text:s text:c="3"/>2.99 kB <text:s text:c="9"/>[emitted] <text:s/></text:p>
      <text:p text:style-name="P8"><text:s text:c="39"/>closure-library/closure/goog/testing/ui/style_test.html <text:s text:c="3"/>1.55 kB <text:s text:c="9"/>[emitted] <text:s/></text:p>
      <text:p text:style-name="P8"><text:s text:c="34"/>closure-library/closure/goog/testing/ui/style_reference.html <text:s/>560 bytes <text:s text:c="9"/>[emitted] <text:s/></text:p>
      <text:p text:style-name="P8"><text:s text:c="36"/>closure-library/closure/goog/testing/ui/rendererharness.js <text:s text:c="3"/>4.83 kB <text:s text:c="9"/>[emitted] <text:s/></text:p>
      <text:p text:style-name="P8"><text:s text:c="36"/>closure-library/closure/goog/testing/ui/rendererasserts.js <text:s text:c="3"/>1.95 kB <text:s text:c="9"/>[emitted] <text:s/></text:p>
      <text:p text:style-name="P8"><text:s text:c="31"/>closure-library/closure/goog/testing/ui/rendererasserts_test.js <text:s text:c="3"/>1.87 kB <text:s text:c="9"/>[emitted] <text:s/></text:p>
      <text:p text:style-name="P8"><text:s text:c="29"/>closure-library/closure/goog/testing/ui/rendererasserts_test.html <text:s/>516 bytes <text:s text:c="9"/>[emitted] <text:s/></text:p>
      <text:p text:style-name="P8"><text:s text:c="45"/>closure-library/closure/goog/testing/testsuite.js <text:s text:c="3"/>1.55 kB <text:s text:c="9"/>[emitted] <text:s/></text:p>
      <text:p text:style-name="P8"><text:s text:c="44"/>closure-library/closure/goog/testing/testrunner.js <text:s text:c="5"/>14 kB <text:s text:c="9"/>[emitted] <text:s/></text:p>
      <text:p text:style-name="P8"><text:s text:c="39"/>closure-library/closure/goog/testing/testrunner_test.js <text:s text:c="3"/>1.52 kB <text:s text:c="9"/>[emitted] <text:s/></text:p>
      <text:p text:style-name="P8"><text:s text:c="37"/>closure-library/closure/goog/testing/testrunner_test.html <text:s/>497 bytes <text:s text:c="9"/>[emitted] <text:s/></text:p>
      <text:p text:style-name="P8"><text:s text:c="45"/>closure-library/closure/goog/testing/testqueue.js <text:s text:c="3"/>1.76 kB <text:s text:c="9"/>[emitted] <text:s/></text:p>
      <text:p text:style-name="P8"><text:s text:c="46"/>closure-library/closure/goog/testing/testcase.js <text:s text:c="3"/>58.5 kB <text:s text:c="9"/>[emitted] <text:s/></text:p>
      <text:p text:style-name="P8"><text:s text:c="41"/>closure-library/closure/goog/testing/testcase_test.js <text:s text:c="3"/>32.5 kB <text:s text:c="9"/>[emitted] <text:s/></text:p>
      <text:p text:style-name="P8"><text:s text:c="39"/>closure-library/closure/goog/testing/testcase_test.html <text:s/>493 bytes <text:s text:c="9"/>[emitted] <text:s/></text:p>
      <text:p text:style-name="P8"><text:s text:c="43"/>closure-library/closure/goog/testing/style/style.js <text:s text:c="3"/>3.54 kB <text:s text:c="9"/>[emitted] <text:s/></text:p>
      <text:p text:style-name="P8"><text:s text:c="38"/>closure-library/closure/goog/testing/style/style_test.js <text:s text:c="3"/>5.38 kB <text:s text:c="9"/>[emitted] <text:s/></text:p>
      <text:p text:style-name="P8"><text:s text:c="36"/>closure-library/closure/goog/testing/style/style_test.html <text:s/>490 bytes <text:s text:c="9"/>[emitted] <text:s/></text:p>
      <text:p text:style-name="P8"><text:s text:c="35"/>closure-library/closure/goog/testing/style/layoutasserts.js <text:s text:c="3"/>11.6 kB <text:s text:c="9"/>[emitted] <text:s/></text:p>
      <text:p text:style-name="P8"><text:s text:c="30"/>closure-library/closure/goog/testing/style/layoutasserts_test.js <text:s text:c="3"/>7.82 kB <text:s text:c="9"/>[emitted] <text:s/></text:p>
      <text:p text:style-name="P8"><text:s text:c="28"/>closure-library/closure/goog/testing/style/layoutasserts_test.html <text:s/>752 bytes <text:s text:c="9"/>[emitted] <text:s/></text:p>
      <text:p text:style-name="P8"><text:s text:c="24"/>closure-library/closure/goog/testing/style/layoutasserts_test_dom.html <text:s/>234 bytes <text:s text:c="9"/>[emitted] <text:s/></text:p>
      <text:p text:style-name="P8"><text:s text:c="44"/>closure-library/closure/goog/testing/strictmock.js <text:s text:c="3"/>4.36 kB <text:s text:c="9"/>[emitted] <text:s/></text:p>
      <text:p text:style-name="P8"><text:s text:c="39"/>closure-library/closure/goog/testing/strictmock_test.js <text:s text:c="3"/>7.85 kB <text:s text:c="9"/>[emitted] <text:s/></text:p>
      <text:p text:style-name="P8"><text:s text:c="35"/>closure-library/closure/goog/testing/ui/style_test_dom.html <text:s text:c="3"/>1.06 kB <text:s text:c="9"/>[emitted] <text:s/></text:p>
      <text:p text:style-name="P8"><text:s text:c="37"/>closure-library/closure/goog/testing/strictmock_test.html <text:s/>497 bytes <text:s text:c="9"/>[emitted] <text:s/></text:p>
      <text:p text:style-name="P8"><text:s text:c="33"/>closure-library/closure/goog/testing/storage/fakemechanism.js <text:s text:c="3"/>1.92 kB <text:s text:c="9"/>[emitted] <text:s/></text:p>
      <text:p text:style-name="P8"><text:s text:c="44"/>closure-library/closure/goog/testing/stacktrace.js <text:s text:c="3"/>16.7 kB <text:s text:c="9"/>[emitted] <text:s/></text:p>
      <text:p text:style-name="P8"><text:s text:c="37"/>closure-library/closure/goog/testing/stacktrace_test.html <text:s/>497 bytes <text:s text:c="9"/>[emitted] <text:s/></text:p>
      <text:p text:style-name="P8"><text:s text:c="45"/>closure-library/closure/goog/testing/singleton.js <text:s text:c="3"/>1.68 kB <text:s text:c="9"/>[emitted] <text:s/></text:p>
      <text:p text:style-name="P8"><text:s text:c="40"/>closure-library/closure/goog/testing/singleton_test.js <text:s text:c="3"/>1.25 kB <text:s text:c="9"/>[emitted] <text:s/></text:p>
      <text:p text:style-name="P8"><text:s text:c="38"/>closure-library/closure/goog/testing/singleton_test.html <text:s/>495 bytes <text:s text:c="9"/>[emitted] <text:s/></text:p>
      <text:p text:style-name="P8"><text:s text:c="38"/>closure-library/closure/goog/testing/shardingtestcase.js <text:s text:c="4"/>4.4 kB <text:s text:c="9"/>[emitted] <text:s/></text:p>
      <text:p text:style-name="P8"><text:s text:c="33"/>closure-library/closure/goog/testing/shardingtestcase_test.js <text:s text:c="3"/>1.07 kB <text:s text:c="9"/>[emitted] <text:s/></text:p>
      <text:p text:style-name="P8"><text:s text:c="39"/>closure-library/closure/goog/testing/stacktrace_test.js <text:s text:c="3"/>15.9 kB <text:s text:c="9"/>[emitted] <text:s/></text:p>
      <text:p text:style-name="P8"><text:s text:c="31"/>closure-library/closure/goog/testing/shardingtestcase_test.html <text:s/>509 bytes <text:s text:c="9"/>[emitted] <text:s/></text:p>
      <text:p text:style-name="P8"><text:s text:c="40"/>closure-library/closure/goog/testing/recordfunction.js <text:s text:c="4"/>6.4 kB <text:s text:c="9"/>[emitted] <text:s/></text:p>
      <text:p text:style-name="P8"><text:s text:c="35"/>closure-library/closure/goog/testing/recordfunction_test.js <text:s text:c="3"/>6.74 kB <text:s text:c="9"/>[emitted] <text:s/></text:p>
      <text:p text:style-name="P8"><text:s text:c="42"/>closure-library/closure/goog/testing/pseudorandom.js <text:s text:c="3"/>4.39 kB <text:s text:c="9"/>[emitted] <text:s/></text:p>
      <text:p text:style-name="P8"><text:s text:c="37"/>closure-library/closure/goog/testing/pseudorandom_test.js <text:s text:c="3"/>2.77 kB <text:s text:c="9"/>[emitted] <text:s/></text:p>
      <text:p text:style-name="P8"><text:s text:c="35"/>closure-library/closure/goog/testing/pseudorandom_test.html <text:s/>501 bytes <text:s text:c="9"/>[emitted] <text:s/></text:p>
      <text:p text:style-name="P8"><text:s text:c="41"/>closure-library/closure/goog/testing/proto2/proto2.js <text:s text:c="3"/>5.22 kB <text:s text:c="9"/>[emitted] <text:s/></text:p>
      <text:p text:style-name="P8"><text:s text:c="36"/>closure-library/closure/goog/testing/proto2/proto2_test.js <text:s text:c="3"/>5.64 kB <text:s text:c="9"/>[emitted] <text:s/></text:p>
      <text:p text:style-name="P8"><text:s text:c="34"/>closure-library/closure/goog/testing/proto2/proto2_test.html <text:s/>492 bytes <text:s text:c="9"/>[emitted] <text:s/></text:p>
      <text:p text:style-name="P8"><text:s text:c="38"/>closure-library/closure/goog/testing/propertyreplacer.js <text:s text:c="3"/>11.1 kB <text:s text:c="9"/>[emitted] <text:s/></text:p>
      <text:p text:style-name="P8"><text:s text:c="33"/>closure-library/closure/goog/testing/propertyreplacer_test.js <text:s text:c="3"/>22.4 kB <text:s text:c="9"/>[emitted] <text:s/></text:p>
      <text:p text:style-name="P8"><text:s text:c="31"/>closure-library/closure/goog/testing/propertyreplacer_test.html <text:s/>509 bytes <text:s text:c="9"/>[emitted] <text:s/></text:p>
      <text:p text:style-name="P8"><text:soft-page-break/><text:s text:c="38"/>closure-library/closure/goog/testing/performancetimer.js <text:s text:c="3"/>14.5 kB <text:s text:c="9"/>[emitted] <text:s/></text:p>
      <text:p text:style-name="P8"><text:s text:c="33"/>closure-library/closure/goog/testing/performancetimer_test.js <text:s text:c="3"/>6.07 kB <text:s text:c="9"/>[emitted] <text:s/></text:p>
      <text:p text:style-name="P8"><text:s text:c="31"/>closure-library/closure/goog/testing/performancetimer_test.html <text:s/>715 bytes <text:s text:c="9"/>[emitted] <text:s/></text:p>
      <text:p text:style-name="P8"><text:s text:c="27"/>closure-library/closure/goog/testing/performancetimer_test_dom.html <text:s/>206 bytes <text:s text:c="9"/>[emitted] <text:s/></text:p>
      <text:p text:style-name="P8"><text:s text:c="38"/>closure-library/closure/goog/testing/performancetable.js <text:s text:c="3"/>6.39 kB <text:s text:c="9"/>[emitted] <text:s/></text:p>
      <text:p text:style-name="P8"><text:s text:c="37"/>closure-library/closure/goog/testing/performancetable.css <text:s/>928 bytes <text:s text:c="9"/>[emitted] <text:s/></text:p>
      <text:p text:style-name="P8"><text:s text:c="27"/>closure-library/closure/goog/testing/parallel_closure_test_suite.js <text:s text:c="3"/>4.99 kB <text:s text:c="9"/>[emitted] <text:s/></text:p>
      <text:p text:style-name="P8"><text:s text:c="22"/>closure-library/closure/goog/testing/parallel_closure_test_suite_test.js <text:s text:c="3"/>6.66 kB <text:s text:c="9"/>[emitted] <text:s/></text:p>
      <text:p text:style-name="P8"><text:s text:c="20"/>closure-library/closure/goog/testing/parallel_closure_test_suite_test.html <text:s/>730 bytes <text:s text:c="9"/>[emitted] <text:s/></text:p>
      <text:p text:style-name="P8"><text:s text:c="16"/>closure-library/closure/goog/testing/parallel_closure_test_suite_test_dom.html <text:s/>205 bytes <text:s text:c="9"/>[emitted] <text:s/></text:p>
      <text:p text:style-name="P8"><text:s text:c="34"/>closure-library/closure/goog/testing/objectpropertystring.js <text:s text:c="3"/>1.83 kB <text:s text:c="9"/>[emitted] <text:s/></text:p>
      <text:p text:style-name="P8"><text:s text:c="41"/>closure-library/closure/goog/testing/net/xhriopool.js <text:s text:c="3"/>1.85 kB <text:s text:c="9"/>[emitted] <text:s/></text:p>
      <text:p text:style-name="P8"><text:s text:c="45"/>closure-library/closure/goog/testing/net/xhrio.js <text:s text:c="3"/>26.2 kB <text:s text:c="9"/>[emitted] <text:s/></text:p>
      <text:p text:style-name="P8"><text:s text:c="40"/>closure-library/closure/goog/testing/net/xhrio_test.js <text:s text:c="3"/>16.9 kB <text:s text:c="9"/>[emitted] <text:s/></text:p>
      <text:p text:style-name="P8"><text:s text:c="38"/>closure-library/closure/goog/testing/net/xhrio_test.html <text:s/>498 bytes <text:s text:c="9"/>[emitted] <text:s/></text:p>
      <text:p text:style-name="P8"><text:s text:c="38"/>closure-library/closure/goog/testing/net/mockiframeio.js <text:s text:c="3"/>7.91 kB <text:s text:c="9"/>[emitted] <text:s/></text:p>
      <text:p text:style-name="P8"><text:s text:c="39"/>closure-library/closure/goog/testing/multitestrunner.js <text:s text:c="3"/>42.3 kB <text:s text:c="9"/>[emitted] <text:s/></text:p>
      <text:p text:style-name="P8"><text:s text:c="34"/>closure-library/closure/goog/testing/multitestrunner_test.js <text:s text:c="3"/>13.9 kB <text:s text:c="9"/>[emitted] <text:s/></text:p>
      <text:p text:style-name="P8"><text:s text:c="32"/>closure-library/closure/goog/testing/multitestrunner_test.html <text:s/>711 bytes <text:s text:c="9"/>[emitted] <text:s/></text:p>
      <text:p text:style-name="P8"><text:s text:c="28"/>closure-library/closure/goog/testing/multitestrunner_test_dom.html <text:s/>204 bytes <text:s text:c="9"/>[emitted] <text:s/></text:p>
      <text:p text:style-name="P8"><text:s text:c="41"/>closure-library/closure/goog/testing/mockuseragent.js <text:s text:c="3"/>4.57 kB <text:s text:c="9"/>[emitted] <text:s/></text:p>
      <text:p text:style-name="P8"><text:s text:c="36"/>closure-library/closure/goog/testing/mockuseragent_test.js <text:s text:c="3"/>2.63 kB <text:s text:c="9"/>[emitted] <text:s/></text:p>
      <text:p text:style-name="P8"><text:s text:c="34"/>closure-library/closure/goog/testing/mockuseragent_test.html <text:s/>503 bytes <text:s text:c="9"/>[emitted] <text:s/></text:p>
      <text:p text:style-name="P8"><text:s text:c="43"/>closure-library/closure/goog/testing/mockstorage.js <text:s text:c="3"/>2.78 kB <text:s text:c="9"/>[emitted] <text:s/></text:p>
      <text:p text:style-name="P8"><text:s text:c="38"/>closure-library/closure/goog/testing/mockstorage_test.js <text:s text:c="4"/>2.3 kB <text:s text:c="9"/>[emitted] <text:s/></text:p>
      <text:p text:style-name="P8"><text:s text:c="36"/>closure-library/closure/goog/testing/mockstorage_test.html <text:s/>499 bytes <text:s text:c="9"/>[emitted] <text:s/></text:p>
      <text:p text:style-name="P8"><text:s text:c="45"/>closure-library/closure/goog/testing/mockrange.js <text:s text:c="3"/>2.19 kB <text:s text:c="9"/>[emitted] <text:s/></text:p>
      <text:p text:style-name="P8"><text:s text:c="40"/>closure-library/closure/goog/testing/mockrange_test.js <text:s text:c="3"/>1.23 kB <text:s text:c="9"/>[emitted] <text:s/></text:p>
      <text:p text:style-name="P8"><text:s text:c="38"/>closure-library/closure/goog/testing/mockrange_test.html <text:s/>495 bytes <text:s text:c="9"/>[emitted] <text:s/></text:p>
      <text:p text:style-name="P8"><text:s text:c="44"/>closure-library/closure/goog/testing/mockrandom.js <text:s text:c="3"/>3.99 kB <text:s text:c="9"/>[emitted] <text:s/></text:p>
      <text:p text:style-name="P8"><text:s text:c="39"/>closure-library/closure/goog/testing/mockrandom_test.js <text:s text:c="3"/>2.11 kB <text:s text:c="9"/>[emitted] <text:s/></text:p>
      <text:p text:style-name="P8"><text:s text:c="37"/>closure-library/closure/goog/testing/mockrandom_test.html <text:s/>497 bytes <text:s text:c="9"/>[emitted] <text:s/></text:p>
      <text:p text:style-name="P8"><text:s text:c="42"/>closure-library/closure/goog/testing/mockmatchers.js <text:s text:c="3"/>13.2 kB <text:s text:c="9"/>[emitted] <text:s/></text:p>
      <text:p text:style-name="P8"><text:s text:c="37"/>closure-library/closure/goog/testing/mockmatchers_test.js <text:s text:c="3"/>13.6 kB <text:s text:c="9"/>[emitted] <text:s/></text:p>
      <text:p text:style-name="P8"><text:s text:c="35"/>closure-library/closure/goog/testing/mockmatchers_test.html <text:s/>707 bytes <text:s text:c="9"/>[emitted] <text:s/></text:p>
      <text:p text:style-name="P8"><text:s text:c="31"/>closure-library/closure/goog/testing/mockmatchers_test_dom.html <text:s/>206 bytes <text:s text:c="9"/>[emitted] <text:s/></text:p>
      <text:p text:style-name="P8"><text:s text:c="41"/>closure-library/closure/goog/testing/mockinterface.js <text:s text:c="3"/>1.37 kB <text:s text:c="9"/>[emitted] <text:s/></text:p>
      <text:p text:style-name="P8"><text:s text:c="43"/>closure-library/closure/goog/testing/mockcontrol.js <text:s text:c="3"/>7.35 kB <text:s text:c="9"/>[emitted] <text:s/></text:p>
      <text:p text:style-name="P8"><text:s text:c="38"/>closure-library/closure/goog/testing/mockcontrol_test.js <text:s text:c="3"/>3.28 kB <text:s text:c="9"/>[emitted] <text:s/></text:p>
      <text:p text:style-name="P8"><text:s text:c="36"/>closure-library/closure/goog/testing/mockcontrol_test.html <text:s/>499 bytes <text:s text:c="9"/>[emitted] <text:s/></text:p>
      <text:p text:style-name="P8"><text:s text:c="45"/>closure-library/closure/goog/testing/mockclock.js <text:s text:c="3"/>19.9 kB <text:s text:c="9"/>[emitted] <text:s/></text:p>
      <text:p text:style-name="P8"><text:s text:c="40"/>closure-library/closure/goog/testing/mockclock_test.js <text:s text:c="3"/>17.3 kB <text:s text:c="9"/>[emitted] <text:s/></text:p>
      <text:p text:style-name="P8"><text:s text:c="38"/>closure-library/closure/goog/testing/mockclock_test.html <text:s/>495 bytes <text:s text:c="9"/>[emitted] <text:s/></text:p>
      <text:p text:style-name="P8"><text:s text:c="38"/>closure-library/closure/goog/testing/mockclassfactory.js <text:s text:c="3"/>19.8 kB <text:s text:c="9"/>[emitted] <text:s/></text:p>
      <text:p text:style-name="P8"><text:s text:c="33"/>closure-library/closure/goog/testing/mockclassfactory_test.js <text:s text:c="3"/>7.51 kB <text:s text:c="9"/>[emitted] <text:s/></text:p>
      <text:p text:style-name="P8"><text:s text:c="31"/>closure-library/closure/goog/testing/mockclassfactory_test.html <text:s/>471 bytes <text:s text:c="9"/>[emitted] <text:s/></text:p>
      <text:p text:style-name="P8"><text:s text:c="50"/>closure-library/closure/goog/testing/mock.js <text:s text:c="3"/>19.3 kB <text:s text:c="9"/>[emitted] <text:s/></text:p>
      <text:p text:style-name="P8"><text:s text:c="45"/>closure-library/closure/goog/testing/mock_test.js <text:s text:c="3"/>11.3 kB <text:s text:c="9"/>[emitted] <text:s/></text:p>
      <text:p text:style-name="P8"><text:s text:c="43"/>closure-library/closure/goog/testing/mock_test.html <text:s/>485 bytes <text:s text:c="9"/>[emitted] <text:s/></text:p>
      <text:p text:style-name="P8"><text:s text:c="29"/>closure-library/closure/goog/testing/messaging/mockportnetwork.js <text:s text:c="3"/>2.02 kB <text:s text:c="9"/>[emitted] <text:s/></text:p>
      <text:p text:style-name="P8"><text:s text:c="29"/>closure-library/closure/goog/testing/messaging/mockmessageport.js <text:s text:c="3"/>2.46 kB <text:s text:c="9"/>[emitted] <text:s/></text:p>
      <text:p text:style-name="P8"><text:s text:c="28"/>closure-library/closure/goog/testing/messaging/mockmessageevent.js <text:s text:c="3"/>3.42 kB <text:s text:c="9"/>[emitted] <text:s/></text:p>
      <text:p text:style-name="P8"><text:s text:c="26"/>closure-library/closure/goog/testing/messaging/mockmessagechannel.js <text:s text:c="3"/>2.51 kB <text:s text:c="9"/>[emitted] <text:s/></text:p>
      <text:p text:style-name="P8"><text:s text:c="33"/>closure-library/closure/goog/testing/recordfunction_test.html <text:s/>505 bytes <text:s text:c="9"/>[emitted] <text:s/></text:p>
      <text:p text:style-name="P8"><text:s text:c="45"/>closure-library/closure/goog/testing/loosemock.js <text:s text:c="3"/>8.42 kB <text:s text:c="9"/>[emitted] <text:s/></text:p>
      <text:p text:style-name="P8"><text:s text:c="38"/>closure-library/closure/goog/testing/loosemock_test.html <text:s/>495 bytes <text:s text:c="9"/>[emitted] <text:s/></text:p>
      <text:p text:style-name="P8"><text:s text:c="40"/>closure-library/closure/goog/testing/loosemock_test.js <text:s text:c="3"/>7.88 kB <text:s text:c="9"/>[emitted] <text:s/></text:p>
      <text:p text:style-name="P8"><text:s text:c="48"/>closure-library/closure/goog/testing/jsunit.js <text:s text:c="3"/>7.17 kB <text:s text:c="9"/>[emitted] <text:s/></text:p>
      <text:p text:style-name="P8"><text:s text:c="35"/>closure-library/closure/goog/testing/jstdtestcaseadapter.js <text:s text:c="3"/>5.18 kB <text:s text:c="9"/>[emitted] <text:s/></text:p>
      <text:p text:style-name="P8"><text:s text:c="38"/>closure-library/closure/goog/testing/jstdasyncwrapper.js <text:s text:c="3"/>11.4 kB <text:s text:c="9"/>[emitted] <text:s/></text:p>
      <text:p text:style-name="P8"><text:s text:c="42"/>closure-library/closure/goog/testing/i18n/asserts.js <text:s text:c="3"/>2.87 kB <text:s text:c="9"/>[emitted] <text:s/></text:p>
      <text:p text:style-name="P8"><text:s text:c="37"/>closure-library/closure/goog/testing/i18n/asserts_test.js <text:s text:c="3"/>2.23 kB <text:s text:c="9"/>[emitted] <text:s/></text:p>
      <text:p text:style-name="P8"><text:s text:c="35"/>closure-library/closure/goog/testing/i18n/asserts_test.html <text:s/>504 bytes <text:s text:c="9"/>[emitted] <text:s/></text:p>
      <text:p text:style-name="P8"><text:s text:c="42"/>closure-library/closure/goog/testing/functionmock.js <text:s text:c="3"/>8.04 kB <text:s text:c="9"/>[emitted] <text:s/></text:p>
      <text:p text:style-name="P8"><text:s text:c="46"/>closure-library/closure/goog/testing/graphics.js <text:s text:c="3"/>2.14 kB <text:s text:c="9"/>[emitted] <text:s/></text:p>
      <text:p text:style-name="P8"><text:s text:c="37"/>closure-library/closure/goog/testing/functionmock_test.js <text:s text:c="3"/>15.9 kB <text:s text:c="9"/>[emitted] <text:s/></text:p>
      <text:p text:style-name="P8"><text:s text:c="35"/>closure-library/closure/goog/testing/functionmock_test.html <text:s/>501 bytes <text:s text:c="9"/>[emitted] <text:s/></text:p>
      <text:p text:style-name="P8"><text:s text:c="38"/>closure-library/closure/goog/testing/fs/progressevent.js <text:s text:c="3"/>2.17 kB <text:s text:c="9"/>[emitted] <text:s/></text:p>
      <text:p text:style-name="P8"><text:s text:c="35"/>closure-library/closure/goog/testing/fs/integration_test.js <text:s text:c="3"/>6.24 kB <text:s text:c="9"/>[emitted] <text:s/></text:p>
      <text:p text:style-name="P8"><text:s text:c="33"/>closure-library/closure/goog/testing/fs/integration_test.html <text:s/>727 bytes <text:s text:c="9"/>[emitted] <text:s/></text:p>
      <text:p text:style-name="P8"><text:s text:c="29"/>closure-library/closure/goog/testing/fs/integration_test_dom.html <text:s/>219 bytes <text:s text:c="9"/>[emitted] <text:s/></text:p>
      <text:p text:style-name="P8"><text:s text:c="49"/>closure-library/closure/goog/testing/fs/fs.js <text:s text:c="3"/>6.22 kB <text:s text:c="9"/>[emitted] <text:s/></text:p>
      <text:p text:style-name="P8"><text:s text:c="39"/>closure-library/closure/goog/testing/jsunitexception.js <text:s text:c="3"/>1.68 kB <text:s text:c="9"/>[emitted] <text:s/></text:p>
      <text:p text:style-name="P8"><text:s text:c="44"/>closure-library/closure/goog/testing/fs/fs_test.js <text:s text:c="3"/>2.32 kB <text:s text:c="9"/>[emitted] <text:s/></text:p>
      <text:p text:style-name="P8"><text:s text:c="41"/>closure-library/closure/goog/testing/fs/filewriter.js <text:s text:c="3"/>7.38 kB <text:s text:c="9"/>[emitted] <text:s/></text:p>
      <text:p text:style-name="P8"><text:s text:c="36"/>closure-library/closure/goog/testing/fs/filewriter_test.js <text:s text:c="3"/>10.3 kB <text:s text:c="9"/>[emitted] <text:s/></text:p>
      <text:p text:style-name="P8"><text:s text:c="34"/>closure-library/closure/goog/testing/fs/filewriter_test.html <text:s/>506 bytes <text:s text:c="9"/>[emitted] <text:s/></text:p>
      <text:p text:style-name="P8"><text:s text:c="41"/>closure-library/closure/goog/testing/fs/filesystem.js <text:s text:c="3"/>1.65 kB <text:s text:c="9"/>[emitted] <text:s/></text:p>
      <text:p text:style-name="P8"><text:s text:c="41"/>closure-library/closure/goog/testing/fs/filereader.js <text:s text:c="3"/>7.17 kB <text:s text:c="9"/>[emitted] <text:s/></text:p>
      <text:p text:style-name="P8"><text:s text:c="36"/>closure-library/closure/goog/testing/fs/filereader_test.js <text:s text:c="3"/>5.27 kB <text:s text:c="9"/>[emitted] <text:s/></text:p>
      <text:p text:style-name="P8"><text:s text:c="34"/>closure-library/closure/goog/testing/fs/filereader_test.html <text:s/>506 bytes <text:s text:c="9"/>[emitted] <text:s/></text:p>
      <text:p text:style-name="P8"><text:s text:c="37"/>closure-library/closure/goog/testing/fs/fileentry_test.js <text:s text:c="3"/>2.79 kB <text:s text:c="9"/>[emitted] <text:s/></text:p>
      <text:p text:style-name="P8"><text:s text:c="35"/>closure-library/closure/goog/testing/fs/fileentry_test.html <text:s/>504 bytes <text:s text:c="9"/>[emitted] <text:s/></text:p>
      <text:p text:style-name="P8"><text:s text:c="47"/>closure-library/closure/goog/testing/fs/file.js <text:s text:c="3"/>1.66 kB <text:s text:c="9"/>[emitted] <text:s/></text:p>
      <text:p text:style-name="P8"><text:s text:c="42"/>closure-library/closure/goog/testing/fs/fs_test.html <text:s/>484 bytes <text:s text:c="9"/>[emitted] <text:s/></text:p>
      <text:p text:style-name="P8"><text:s text:c="41"/>closure-library/closure/goog/testing/fs/entry_test.js <text:s text:c="3"/>8.51 kB <text:s text:c="9"/>[emitted] <text:s/></text:p>
      <text:p text:style-name="P8"><text:s text:c="46"/>closure-library/closure/goog/testing/fs/entry.js <text:s text:c="3"/>19.4 kB <text:s text:c="9"/>[emitted] <text:s/></text:p>
      <text:p text:style-name="P8"><text:s text:c="39"/>closure-library/closure/goog/testing/fs/entry_test.html <text:s/>496 bytes <text:s text:c="9"/>[emitted] <text:s/></text:p>
      <text:p text:style-name="P8"><text:s text:c="30"/>closure-library/closure/goog/testing/fs/directoryentry_test.html <text:s/>514 bytes <text:s text:c="9"/>[emitted] <text:s/></text:p>
      <text:p text:style-name="P8"><text:s text:c="47"/>closure-library/closure/goog/testing/fs/blob.js <text:s text:c="3"/>5.64 kB <text:s text:c="9"/>[emitted] <text:s/></text:p>
      <text:p text:style-name="P8"><text:s text:c="42"/>closure-library/closure/goog/testing/fs/blob_test.js <text:s text:c="3"/>4.04 kB <text:s text:c="9"/>[emitted] <text:s/></text:p>
      <text:p text:style-name="P8"><text:s text:c="40"/>closure-library/closure/goog/testing/fs/blob_test.html <text:s/>494 bytes <text:s text:c="9"/>[emitted] <text:s/></text:p>
      <text:p text:style-name="P8"><text:s text:c="38"/>closure-library/closure/goog/testing/expectedfailures.js <text:s text:c="3"/>7.17 kB <text:s text:c="9"/>[emitted] <text:s/></text:p>
      <text:p text:style-name="P8"><text:s text:c="33"/>closure-library/closure/goog/testing/expectedfailures_test.js <text:s text:c="3"/>4.03 kB <text:s text:c="9"/>[emitted] <text:s/></text:p>
      <text:p text:style-name="P8"><text:s text:c="31"/>closure-library/closure/goog/testing/expectedfailures_test.html <text:s/>509 bytes <text:s text:c="9"/>[emitted] <text:s/></text:p>
      <text:p text:style-name="P8"><text:s text:c="34"/>closure-library/closure/goog/testing/events/onlinehandler.js <text:s text:c="3"/>2.01 kB <text:s text:c="9"/>[emitted] <text:s/></text:p>
      <text:p text:style-name="P8"><text:s text:c="27"/>closure-library/closure/goog/testing/events/onlinehandler_test.html <text:s/>520 bytes <text:s text:c="9"/>[emitted] <text:s/></text:p>
      <text:p text:style-name="P8"><text:s text:c="29"/>closure-library/closure/goog/testing/events/onlinehandler_test.js <text:s text:c="4"/>2.8 kB <text:s text:c="9"/>[emitted] <text:s/></text:p>
      <text:p text:style-name="P8"><text:s text:c="39"/>closure-library/closure/goog/testing/events/matchers.js <text:s text:c="3"/>1.49 kB <text:s text:c="9"/>[emitted] <text:s/></text:p>
      <text:p text:style-name="P8"><text:s text:c="32"/>closure-library/closure/goog/testing/events/matchers_test.html <text:s/>518 bytes <text:s text:c="9"/>[emitted] <text:s/></text:p>
      <text:p text:style-name="P8"><text:s text:c="34"/>closure-library/closure/goog/testing/events/matchers_test.js <text:s text:c="3"/>1.37 kB <text:s text:c="9"/>[emitted] <text:s/></text:p>
      <text:p text:style-name="P8"><text:s text:c="41"/>closure-library/closure/goog/testing/events/events.js <text:s text:c="3"/>31.7 kB <text:s text:c="9"/>[emitted] <text:s/></text:p>
      <text:p text:style-name="P8"><text:s text:c="34"/>closure-library/closure/goog/testing/events/events_test.html <text:s/>952 bytes <text:s text:c="9"/>[emitted] <text:s/></text:p>
      <text:p text:style-name="P8"><text:s text:c="36"/>closure-library/closure/goog/testing/events/events_test.js <text:s text:c="3"/>20.5 kB <text:s text:c="9"/>[emitted] <text:s/></text:p>
      <text:p text:style-name="P8"><text:s text:c="30"/>closure-library/closure/goog/testing/events/events_test_dom.html <text:s/>462 bytes <text:s text:c="9"/>[emitted] <text:s/></text:p>
      <text:p text:style-name="P8"><text:soft-page-break/><text:s text:c="34"/>closure-library/closure/goog/testing/events/eventobserver.js <text:s text:c="3"/>2.82 kB <text:s text:c="9"/>[emitted] <text:s/></text:p>
      <text:p text:style-name="P8"><text:s text:c="29"/>closure-library/closure/goog/testing/events/eventobserver_test.js <text:s text:c="3"/>2.86 kB <text:s text:c="9"/>[emitted] <text:s/></text:p>
      <text:p text:style-name="P8"><text:s text:c="27"/>closure-library/closure/goog/testing/events/eventobserver_test.html <text:s/>520 bytes <text:s text:c="9"/>[emitted] <text:s/></text:p>
      <text:p text:style-name="P8"><text:s text:c="37"/>closure-library/closure/goog/testing/editor/testhelper.js <text:s text:c="3"/>5.89 kB <text:s text:c="9"/>[emitted] <text:s/></text:p>
      <text:p text:style-name="P8"><text:s text:c="30"/>closure-library/closure/goog/testing/editor/testhelper_test.html <text:s/>747 bytes <text:s text:c="9"/>[emitted] <text:s/></text:p>
      <text:p text:style-name="P8"><text:s text:c="32"/>closure-library/closure/goog/testing/editor/testhelper_test.js <text:s text:c="3"/>6.13 kB <text:s text:c="9"/>[emitted] <text:s/></text:p>
      <text:p text:style-name="P8"><text:s text:c="26"/>closure-library/closure/goog/testing/editor/testhelper_test_dom.html <text:s/>233 bytes <text:s text:c="9"/>[emitted] <text:s/></text:p>
      <text:p text:style-name="P8"><text:s text:c="38"/>closure-library/closure/goog/testing/editor/fieldmock.js <text:s text:c="3"/>3.34 kB <text:s text:c="9"/>[emitted] <text:s/></text:p>
      <text:p text:style-name="P8"><text:s text:c="44"/>closure-library/closure/goog/testing/editor/dom.js <text:s text:c="3"/>12.6 kB <text:s text:c="9"/>[emitted] <text:s/></text:p>
      <text:p text:style-name="P8"><text:s text:c="37"/>closure-library/closure/goog/testing/editor/dom_test.html <text:s/>703 bytes <text:s text:c="9"/>[emitted] <text:s/></text:p>
      <text:p text:style-name="P8"><text:s text:c="39"/>closure-library/closure/goog/testing/editor/dom_test.js <text:s text:c="3"/>10.4 kB <text:s text:c="9"/>[emitted] <text:s/></text:p>
      <text:p text:style-name="P8"><text:s text:c="51"/>closure-library/closure/goog/testing/dom.js <text:s text:c="3"/>23.2 kB <text:s text:c="9"/>[emitted] <text:s/></text:p>
      <text:p text:style-name="P8"><text:s text:c="46"/>closure-library/closure/goog/testing/dom_test.js <text:s text:c="3"/>16.4 kB <text:s text:c="9"/>[emitted] <text:s/></text:p>
      <text:p text:style-name="P8"><text:s text:c="33"/>closure-library/closure/goog/testing/editor/dom_test_dom.html <text:s/>203 bytes <text:s text:c="9"/>[emitted] <text:s/></text:p>
      <text:p text:style-name="P8"><text:s text:c="40"/>closure-library/closure/goog/testing/dom_test_dom.html <text:s/>204 bytes <text:s text:c="9"/>[emitted] <text:s/></text:p>
      <text:p text:style-name="P8"><text:s text:c="44"/>closure-library/closure/goog/testing/dom_test.html <text:s/>687 bytes <text:s text:c="9"/>[emitted] <text:s/></text:p>
      <text:p text:style-name="P8"><text:s text:c="31"/>closure-library/closure/goog/testing/deferredtestcase_test.html <text:s/>509 bytes <text:s text:c="9"/>[emitted] <text:s/></text:p>
      <text:p text:style-name="P8"><text:s text:c="38"/>closure-library/closure/goog/testing/deferredtestcase.js <text:s text:c="3"/>5.29 kB <text:s text:c="9"/>[emitted] <text:s/></text:p>
      <text:p text:style-name="P8"><text:s text:c="33"/>closure-library/closure/goog/testing/deferredtestcase_test.js <text:s text:c="3"/>4.25 kB <text:s text:c="9"/>[emitted] <text:s/></text:p>
      <text:p text:style-name="P8"><text:s text:c="34"/>closure-library/closure/goog/testing/continuationtestcase.js <text:s text:c="3"/>21.1 kB <text:s text:c="9"/>[emitted] <text:s/></text:p>
      <text:p text:style-name="P8"><text:s text:c="29"/>closure-library/closure/goog/testing/continuationtestcase_test.js <text:s text:c="3"/>9.09 kB <text:s text:c="9"/>[emitted] <text:s/></text:p>
      <text:p text:style-name="P8"><text:s text:c="27"/>closure-library/closure/goog/testing/continuationtestcase_test.html <text:s/>517 bytes <text:s text:c="9"/>[emitted] <text:s/></text:p>
      <text:p text:style-name="P8"><text:s text:c="41"/>closure-library/closure/goog/testing/asynctestcase.js <text:s text:c="3"/>26.6 kB <text:s text:c="9"/>[emitted] <text:s/></text:p>
      <text:p text:style-name="P8"><text:s text:c="36"/>closure-library/closure/goog/testing/asynctestcase_test.js <text:s text:c="3"/>2.24 kB <text:s text:c="9"/>[emitted] <text:s/></text:p>
      <text:p text:style-name="P8"><text:s text:c="45"/>closure-library/closure/goog/testing/benchmark.js <text:s text:c="3"/>2.88 kB <text:s text:c="9"/>[emitted] <text:s/></text:p>
      <text:p text:style-name="P8"><text:s text:c="34"/>closure-library/closure/goog/testing/asynctestcase_test.html <text:s/>503 bytes <text:s text:c="9"/>[emitted] <text:s/></text:p>
      <text:p text:style-name="P8"><text:s text:c="30"/>closure-library/closure/goog/testing/asynctestcase_async_test.js <text:s text:c="3"/>5.17 kB <text:s text:c="9"/>[emitted] <text:s/></text:p>
      <text:p text:style-name="P8"><text:s text:c="28"/>closure-library/closure/goog/testing/asynctestcase_noasync_test.js <text:s text:c="3"/>3.25 kB <text:s text:c="9"/>[emitted] <text:s/></text:p>
      <text:p text:style-name="P8"><text:s text:c="26"/>closure-library/closure/goog/testing/asynctestcase_noasync_test.html <text:s/>511 bytes <text:s text:c="9"/>[emitted] <text:s/></text:p>
      <text:p text:style-name="P8"><text:s text:c="28"/>closure-library/closure/goog/testing/asynctestcase_async_test.html <text:s/>513 bytes <text:s text:c="9"/>[emitted] <text:s/></text:p>
      <text:p text:style-name="P8"><text:s text:c="37"/>closure-library/closure/goog/testing/async/mockcontrol.js <text:s text:c="4"/>6.4 kB <text:s text:c="9"/>[emitted] <text:s/></text:p>
      <text:p text:style-name="P8"><text:s text:c="32"/>closure-library/closure/goog/testing/fs/directoryentry_test.js <text:s text:c="3"/>9.08 kB <text:s text:c="9"/>[emitted] <text:s/></text:p>
      <text:p text:style-name="P8"><text:s text:c="32"/>closure-library/closure/goog/testing/async/mockcontrol_test.js <text:s text:c="3"/>7.52 kB <text:s text:c="9"/>[emitted] <text:s/></text:p>
      <text:p text:style-name="P8"><text:s text:c="30"/>closure-library/closure/goog/testing/async/mockcontrol_test.html <text:s/>514 bytes <text:s text:c="9"/>[emitted] <text:s/></text:p>
      <text:p text:style-name="P8"><text:s text:c="42"/>closure-library/closure/goog/testing/asserts_test.js <text:s text:c="3"/>43.1 kB <text:s text:c="9"/>[emitted] <text:s/></text:p>
      <text:p text:style-name="P8"><text:s text:c="40"/>closure-library/closure/goog/testing/asserts_test.html <text:s text:c="3"/>1.05 kB <text:s text:c="9"/>[emitted] <text:s/></text:p>
      <text:p text:style-name="P8"><text:s text:c="36"/>closure-library/closure/goog/testing/asserts_test_dom.html <text:s/>555 bytes <text:s text:c="9"/>[emitted] <text:s/></text:p>
      <text:p text:style-name="P8"><text:s text:c="51"/>closure-library/closure/goog/test_module.js <text:s text:c="3"/>1.32 kB <text:s text:c="9"/>[emitted] <text:s/></text:p>
      <text:p text:style-name="P8"><text:s text:c="46"/>closure-library/closure/goog/style/transition.js <text:s text:c="3"/>4.46 kB <text:s text:c="9"/>[emitted] <text:s/></text:p>
      <text:p text:style-name="P8"><text:s text:c="47"/>closure-library/closure/goog/test_module_dep.js <text:s/>877 bytes <text:s text:c="9"/>[emitted] <text:s/></text:p>
      <text:p text:style-name="P8"><text:s text:c="41"/>closure-library/closure/goog/style/transition_test.js <text:s text:c="3"/>3.33 kB <text:s text:c="9"/>[emitted] <text:s/></text:p>
      <text:p text:style-name="P8"><text:s text:c="39"/>closure-library/closure/goog/style/transition_test.html <text:s/>696 bytes <text:s text:c="9"/>[emitted] <text:s/></text:p>
      <text:p text:style-name="P8"><text:s text:c="35"/>closure-library/closure/goog/style/transition_test_dom.html <text:s/>203 bytes <text:s text:c="9"/>[emitted] <text:s/></text:p>
      <text:p text:style-name="P8"><text:s text:c="47"/>closure-library/closure/goog/testing/asserts.js <text:s text:c="3"/>48.1 kB <text:s text:c="9"/>[emitted] <text:s/></text:p>
      <text:p text:style-name="P8"><text:s text:c="40"/>closure-library/closure/goog/style/transform_test.html <text:s/>491 bytes <text:s text:c="9"/>[emitted] <text:s/></text:p>
      <text:p text:style-name="P8"><text:s text:c="47"/>closure-library/closure/goog/style/transform.js <text:s text:c="3"/>7.23 kB <text:s text:c="9"/>[emitted] <text:s/></text:p>
      <text:p text:style-name="P8"><text:s text:c="42"/>closure-library/closure/goog/style/transform_test.js <text:s text:c="3"/>5.74 kB <text:s text:c="9"/>[emitted] <text:s/></text:p>
      <text:p text:style-name="P8"><text:s text:c="51"/>closure-library/closure/goog/style/style.js <text:s text:c="3"/>74.6 kB <text:s text:c="9"/>[emitted] <text:s/></text:p>
      <text:p text:style-name="P8"><text:s text:c="26"/>closure-library/closure/goog/style/style_webkit_scrollbars_test.html <text:s text:c="3"/>1.18 kB <text:s text:c="9"/>[emitted] <text:s/></text:p>
      <text:p text:style-name="P8"><text:s text:c="28"/>closure-library/closure/goog/style/style_webkit_scrollbars_test.js <text:s text:c="3"/>1.85 kB <text:s text:c="9"/>[emitted] <text:s/></text:p>
      <text:p text:style-name="P8"><text:s text:c="22"/>closure-library/closure/goog/style/style_webkit_scrollbars_test_dom.html <text:s/>670 bytes <text:s text:c="9"/>[emitted] <text:s/></text:p>
      <text:p text:style-name="P8"><text:s text:c="46"/>closure-library/closure/goog/style/style_test.js <text:s text:c="3"/>92.4 kB <text:s text:c="9"/>[emitted] <text:s/></text:p>
      <text:p text:style-name="P8"><text:s text:c="44"/>closure-library/closure/goog/style/style_test.html <text:s text:c="3"/>14.8 kB <text:s text:c="9"/>[emitted] <text:s/></text:p>
      <text:p text:style-name="P8"><text:s text:c="35"/>closure-library/closure/goog/style/style_test_standard.html <text:s/>399 bytes <text:s text:c="9"/>[emitted] <text:s/></text:p>
      <text:p text:style-name="P8"><text:s text:c="40"/>closure-library/closure/goog/style/style_test_rect.svg <text:s/>411 bytes <text:s text:c="9"/>[emitted] <text:s/></text:p>
      <text:p text:style-name="P8"><text:s text:c="38"/>closure-library/closure/goog/style/style_test_quirk.html <text:s/>317 bytes <text:s text:c="9"/>[emitted] <text:s/></text:p>
      <text:p text:style-name="P8"><text:s text:c="28"/>closure-library/closure/goog/style/style_test_iframe_standard.html <text:s/>501 bytes <text:s text:c="9"/>[emitted] <text:s/></text:p>
      <text:p text:style-name="P8"><text:s text:c="40"/>closure-library/closure/goog/style/style_test_dom.html <text:s text:c="3"/>14.3 kB <text:s text:c="9"/>[emitted] <text:s/></text:p>
      <text:p text:style-name="P8"><text:s text:c="31"/>closure-library/closure/goog/style/style_test_iframe_quirk.html <text:s/>430 bytes <text:s text:c="9"/>[emitted] <text:s/></text:p>
      <text:p text:style-name="P8"><text:s text:c="37"/>closure-library/closure/goog/style/style_quirks_test.html <text:s text:c="3"/>14.3 kB <text:s text:c="9"/>[emitted] <text:s/></text:p>
      <text:p text:style-name="P8"><text:s text:c="30"/>closure-library/closure/goog/style/style_document_scroll_test.js <text:s text:c="4"/>4.2 kB <text:s text:c="9"/>[emitted] <text:s/></text:p>
      <text:p text:style-name="P8"><text:s text:c="28"/>closure-library/closure/goog/style/style_document_scroll_test.html <text:s text:c="3"/>1.29 kB <text:s text:c="9"/>[emitted] <text:s/></text:p>
      <text:p text:style-name="P8"><text:s text:c="24"/>closure-library/closure/goog/style/style_document_scroll_test_dom.html <text:s/>775 bytes <text:s text:c="9"/>[emitted] <text:s/></text:p>
      <text:p text:style-name="P8"><text:s text:c="50"/>closure-library/closure/goog/style/cursor.js <text:s text:c="3"/>4.29 kB <text:s text:c="9"/>[emitted] <text:s/></text:p>
      <text:p text:style-name="P8"><text:s text:c="36"/>closure-library/closure/goog/style/stylescrollbartester.js <text:s text:c="4"/>2.6 kB <text:s text:c="9"/>[emitted] <text:s/></text:p>
      <text:p text:style-name="P8"><text:s text:c="43"/>closure-library/closure/goog/style/cursor_test.html <text:s/>485 bytes <text:s text:c="9"/>[emitted] <text:s/></text:p>
      <text:p text:style-name="P8"><text:s text:c="52"/>closure-library/closure/goog/style/bidi.js <text:s text:c="3"/>7.75 kB <text:s text:c="9"/>[emitted] <text:s/></text:p>
      <text:p text:style-name="P8"><text:s text:c="47"/>closure-library/closure/goog/style/bidi_test.js <text:s text:c="3"/>5.25 kB <text:s text:c="9"/>[emitted] <text:s/></text:p>
      <text:p text:style-name="P8"><text:s text:c="45"/>closure-library/closure/goog/style/bidi_test.html <text:s text:c="3"/>3.38 kB <text:s text:c="9"/>[emitted] <text:s/></text:p>
      <text:p text:style-name="P8"><text:s text:c="41"/>closure-library/closure/goog/style/bidi_test_dom.html <text:s text:c="3"/>2.92 kB <text:s text:c="9"/>[emitted] <text:s/></text:p>
      <text:p text:style-name="P8"><text:s text:c="50"/>closure-library/closure/goog/structs/trie.js <text:s text:c="5"/>12 kB <text:s text:c="9"/>[emitted] <text:s/></text:p>
      <text:p text:style-name="P8"><text:s text:c="43"/>closure-library/closure/goog/structs/trie_test.html <text:s/>485 bytes <text:s text:c="9"/>[emitted] <text:s/></text:p>
      <text:p text:style-name="P8"><text:s text:c="45"/>closure-library/closure/goog/structs/trie_test.js <text:s text:c="3"/>17.1 kB <text:s text:c="9"/>[emitted] <text:s/></text:p>
      <text:p text:style-name="P8"><text:s text:c="46"/>closure-library/closure/goog/structs/treenode.js <text:s text:c="3"/>13.3 kB <text:s text:c="9"/>[emitted] <text:s/></text:p>
      <text:p text:style-name="P8"><text:s text:c="41"/>closure-library/closure/goog/structs/treenode_test.js <text:s text:c="3"/>14.2 kB <text:s text:c="9"/>[emitted] <text:s/></text:p>
      <text:p text:style-name="P8"><text:s text:c="45"/>closure-library/closure/goog/style/cursor_test.js <text:s text:c="3"/>4.96 kB <text:s text:c="9"/>[emitted] <text:s/></text:p>
      <text:p text:style-name="P8"><text:s text:c="47"/>closure-library/closure/goog/structs/structs.js <text:s text:c="3"/>11.7 kB <text:s text:c="9"/>[emitted] <text:s/></text:p>
      <text:p text:style-name="P8"><text:s text:c="39"/>closure-library/closure/goog/structs/treenode_test.html <text:s/>493 bytes <text:s text:c="9"/>[emitted] <text:s/></text:p>
      <text:p text:style-name="P8"><text:s text:c="42"/>closure-library/closure/goog/structs/structs_test.js <text:s text:c="3"/>27.1 kB <text:s text:c="9"/>[emitted] <text:s/></text:p>
      <text:p text:style-name="P8"><text:s text:c="36"/>closure-library/closure/goog/structs/structs_test_dom.html <text:s/>440 bytes <text:s text:c="9"/>[emitted] <text:s/></text:p>
      <text:p text:style-name="P8"><text:s text:c="45"/>closure-library/closure/goog/structs/stringset.js <text:s text:c="3"/>11.7 kB <text:s text:c="9"/>[emitted] <text:s/></text:p>
      <text:p text:style-name="P8"><text:s text:c="40"/>closure-library/closure/goog/structs/stringset_test.js <text:s text:c="3"/>9.23 kB <text:s text:c="9"/>[emitted] <text:s/></text:p>
      <text:p text:style-name="P8"><text:s text:c="38"/>closure-library/closure/goog/structs/stringset_test.html <text:s/>495 bytes <text:s text:c="9"/>[emitted] <text:s/></text:p>
      <text:p text:style-name="P8"><text:s text:c="44"/>closure-library/closure/goog/structs/simplepool.js <text:s text:c="3"/>5.83 kB <text:s text:c="9"/>[emitted] <text:s/></text:p>
      <text:p text:style-name="P8"><text:s text:c="51"/>closure-library/closure/goog/structs/set.js <text:s text:c="3"/>8.91 kB <text:s text:c="9"/>[emitted] <text:s/></text:p>
      <text:p text:style-name="P8"><text:s text:c="46"/>closure-library/closure/goog/structs/set_test.js <text:s text:c="3"/>16.9 kB <text:s text:c="9"/>[emitted] <text:s/></text:p>
      <text:p text:style-name="P8"><text:s text:c="44"/>closure-library/closure/goog/structs/set_test.html <text:s/>483 bytes <text:s text:c="9"/>[emitted] <text:s/></text:p>
      <text:p text:style-name="P8"><text:s text:c="44"/>closure-library/closure/goog/structs/set_perf.html <text:s text:c="3"/>7.84 kB <text:s text:c="9"/>[emitted] <text:s/></text:p>
      <text:p text:style-name="P8"><text:s text:c="49"/>closure-library/closure/goog/structs/queue.js <text:s text:c="6"/>5 kB <text:s text:c="9"/>[emitted] <text:s/></text:p>
      <text:p text:style-name="P8"><text:s text:c="42"/>closure-library/closure/goog/structs/queue_test.html <text:s/>487 bytes <text:s text:c="9"/>[emitted] <text:s/></text:p>
      <text:p text:style-name="P8"><text:s text:c="44"/>closure-library/closure/goog/structs/queue_test.js <text:s text:c="4"/>5.5 kB <text:s text:c="9"/>[emitted] <text:s/></text:p>
      <text:p text:style-name="P8"><text:s text:c="42"/>closure-library/closure/goog/structs/queue_perf.html <text:s text:c="3"/>3.21 kB <text:s text:c="9"/>[emitted] <text:s/></text:p>
      <text:p text:style-name="P8"><text:s text:c="46"/>closure-library/closure/goog/structs/quadtree.js <text:s text:c="5"/>16 kB <text:s text:c="9"/>[emitted] <text:s/></text:p>
      <text:p text:style-name="P8"><text:s text:c="41"/>closure-library/closure/goog/structs/quadtree_test.js <text:s text:c="4"/>5.6 kB <text:s text:c="9"/>[emitted] <text:s/></text:p>
      <text:p text:style-name="P8"><text:s text:c="39"/>closure-library/closure/goog/structs/quadtree_test.html <text:s/>493 bytes <text:s text:c="9"/>[emitted] <text:s/></text:p>
      <text:p text:style-name="P8"><text:s text:c="41"/>closure-library/closure/goog/structs/priorityqueue.js <text:s text:c="3"/>1.94 kB <text:s text:c="9"/>[emitted] <text:s/></text:p>
      <text:p text:style-name="P8"><text:s text:c="36"/>closure-library/closure/goog/structs/priorityqueue_test.js <text:s text:c="3"/>4.64 kB <text:s text:c="9"/>[emitted] <text:s/></text:p>
      <text:p text:style-name="P8"><text:s text:c="34"/>closure-library/closure/goog/structs/priorityqueue_test.html <text:s/>503 bytes <text:s text:c="9"/>[emitted] <text:s/></text:p>
      <text:p text:style-name="P8"><text:s text:c="42"/>closure-library/closure/goog/structs/prioritypool.js <text:s text:c="3"/>5.61 kB <text:s text:c="9"/>[emitted] <text:s/></text:p>
      <text:p text:style-name="P8"><text:s text:c="37"/>closure-library/closure/goog/structs/prioritypool_test.js <text:s text:c="3"/>12.1 kB <text:s text:c="9"/>[emitted] <text:s/></text:p>
      <text:p text:style-name="P8"><text:s text:c="35"/>closure-library/closure/goog/structs/prioritypool_test.html <text:s/>501 bytes <text:s text:c="9"/>[emitted] <text:s/></text:p>
      <text:p text:style-name="P8"><text:s text:c="50"/>closure-library/closure/goog/structs/pool.js <text:s text:c="3"/>10.3 kB <text:s text:c="9"/>[emitted] <text:s/></text:p>
      <text:p text:style-name="P8"><text:s text:c="45"/>closure-library/closure/goog/structs/pool_test.js <text:s text:c="3"/>7.01 kB <text:s text:c="9"/>[emitted] <text:s/></text:p>
      <text:p text:style-name="P8"><text:s text:c="50"/>closure-library/closure/goog/structs/node.js <text:s text:c="3"/>1.67 kB <text:s text:c="9"/>[emitted] <text:s/></text:p>
      <text:p text:style-name="P8"><text:s text:c="51"/>closure-library/closure/goog/structs/map.js <text:s text:c="3"/>12.9 kB <text:s text:c="9"/>[emitted] <text:s/></text:p>
      <text:p text:style-name="P8"><text:soft-page-break/><text:s text:c="43"/>closure-library/closure/goog/structs/pool_test.html <text:s/>485 bytes <text:s text:c="9"/>[emitted] <text:s/></text:p>
      <text:p text:style-name="P8"><text:s text:c="44"/>closure-library/closure/goog/structs/map_test.html <text:s/>483 bytes <text:s text:c="9"/>[emitted] <text:s/></text:p>
      <text:p text:style-name="P8"><text:s text:c="46"/>closure-library/closure/goog/structs/map_test.js <text:s text:c="3"/>10.8 kB <text:s text:c="9"/>[emitted] <text:s/></text:p>
      <text:p text:style-name="P8"><text:s text:c="40"/>closure-library/closure/goog/structs/linkedmap_test.js <text:s text:c="3"/>8.76 kB <text:s text:c="9"/>[emitted] <text:s/></text:p>
      <text:p text:style-name="P8"><text:s text:c="38"/>closure-library/closure/goog/structs/linkedmap_test.html <text:s/>495 bytes <text:s text:c="9"/>[emitted] <text:s/></text:p>
      <text:p text:style-name="P8"><text:s text:c="45"/>closure-library/closure/goog/structs/linkedmap.js <text:s text:c="3"/>14.9 kB <text:s text:c="9"/>[emitted] <text:s/></text:p>
      <text:p text:style-name="P8"><text:s text:c="37"/>closure-library/closure/goog/structs/inversionmap_test.js <text:s text:c="3"/>5.75 kB <text:s text:c="9"/>[emitted] <text:s/></text:p>
      <text:p text:style-name="P8"><text:s text:c="42"/>closure-library/closure/goog/structs/inversionmap.js <text:s text:c="3"/>5.09 kB <text:s text:c="9"/>[emitted] <text:s/></text:p>
      <text:p text:style-name="P8"><text:s text:c="35"/>closure-library/closure/goog/structs/inversionmap_test.html <text:s/>501 bytes <text:s text:c="9"/>[emitted] <text:s/></text:p>
      <text:p text:style-name="P8"><text:s text:c="45"/>closure-library/closure/goog/structs/heap_test.js <text:s text:c="4"/>6.9 kB <text:s text:c="9"/>[emitted] <text:s/></text:p>
      <text:p text:style-name="P8"><text:s text:c="50"/>closure-library/closure/goog/structs/heap.js <text:s text:c="4"/>8.7 kB <text:s text:c="9"/>[emitted] <text:s/></text:p>
      <text:p text:style-name="P8"><text:s text:c="39"/>closure-library/closure/goog/structs/collection_test.js <text:s text:c="3"/>1.61 kB <text:s text:c="9"/>[emitted] <text:s/></text:p>
      <text:p text:style-name="P8"><text:s text:c="43"/>closure-library/closure/goog/structs/heap_test.html <text:s/>485 bytes <text:s text:c="9"/>[emitted] <text:s/></text:p>
      <text:p text:style-name="P8"><text:s text:c="44"/>closure-library/closure/goog/structs/collection.js <text:s text:c="3"/>1.41 kB <text:s text:c="9"/>[emitted] <text:s/></text:p>
      <text:p text:style-name="P8"><text:s text:c="37"/>closure-library/closure/goog/structs/collection_test.html <text:s/>497 bytes <text:s text:c="9"/>[emitted] <text:s/></text:p>
      <text:p text:style-name="P8"><text:s text:c="35"/>closure-library/closure/goog/structs/circularbuffer_test.js <text:s text:c="3"/>3.39 kB <text:s text:c="9"/>[emitted] <text:s/></text:p>
      <text:p text:style-name="P8"><text:s text:c="40"/>closure-library/closure/goog/structs/circularbuffer.js <text:s text:c="3"/>5.79 kB <text:s text:c="9"/>[emitted] <text:s/></text:p>
      <text:p text:style-name="P8"><text:s text:c="33"/>closure-library/closure/goog/structs/circularbuffer_test.html <text:s/>505 bytes <text:s text:c="9"/>[emitted] <text:s/></text:p>
      <text:p text:style-name="P8"><text:s text:c="47"/>closure-library/closure/goog/structs/avltree.js <text:s text:c="5"/>26 kB <text:s text:c="9"/>[emitted] <text:s/></text:p>
      <text:p text:style-name="P8"><text:s text:c="42"/>closure-library/closure/goog/structs/avltree_test.js <text:s text:c="3"/>9.72 kB <text:s text:c="9"/>[emitted] <text:s/></text:p>
      <text:p text:style-name="P8"><text:s text:c="40"/>closure-library/closure/goog/structs/avltree_test.html <text:s/>491 bytes <text:s text:c="9"/>[emitted] <text:s/></text:p>
      <text:p text:style-name="P8"><text:s text:c="44"/>closure-library/closure/goog/string/typedstring.js <text:s text:c="3"/>1.76 kB <text:s text:c="9"/>[emitted] <text:s/></text:p>
      <text:p text:style-name="P8"><text:s text:c="40"/>closure-library/closure/goog/structs/structs_test.html <text:s/>914 bytes <text:s text:c="9"/>[emitted] <text:s/></text:p>
      <text:p text:style-name="P8"><text:s text:c="43"/>closure-library/closure/goog/string/stringformat.js <text:s text:c="3"/>8.18 kB <text:s text:c="9"/>[emitted] <text:s/></text:p>
      <text:p text:style-name="P8"><text:s text:c="38"/>closure-library/closure/goog/string/stringformat_test.js <text:s text:c="3"/>8.18 kB <text:s text:c="9"/>[emitted] <text:s/></text:p>
      <text:p text:style-name="P8"><text:s text:c="43"/>closure-library/closure/goog/string/stringbuffer.js <text:s text:c="4"/>2.7 kB <text:s text:c="9"/>[emitted] <text:s/></text:p>
      <text:p text:style-name="P8"><text:s text:c="36"/>closure-library/closure/goog/string/stringformat_test.html <text:s/>487 bytes <text:s text:c="9"/>[emitted] <text:s/></text:p>
      <text:p text:style-name="P8"><text:s text:c="38"/>closure-library/closure/goog/string/stringbuffer_test.js <text:s text:c="3"/>2.86 kB <text:s text:c="9"/>[emitted] <text:s/></text:p>
      <text:p text:style-name="P8"><text:s text:c="49"/>closure-library/closure/goog/string/string.js <text:s text:c="3"/>53.2 kB <text:s text:c="9"/>[emitted] <text:s/></text:p>
      <text:p text:style-name="P8"><text:s text:c="36"/>closure-library/closure/goog/string/stringbuffer_test.html <text:s/>499 bytes <text:s text:c="9"/>[emitted] <text:s/></text:p>
      <text:p text:style-name="P8"><text:s text:c="44"/>closure-library/closure/goog/string/string_test.js <text:s text:c="3"/>55.4 kB <text:s text:c="9"/>[emitted] <text:s/></text:p>
      <text:p text:style-name="P8"><text:s text:c="42"/>closure-library/closure/goog/string/string_test.html <text:s/>473 bytes <text:s text:c="9"/>[emitted] <text:s/></text:p>
      <text:p text:style-name="P8"><text:s text:c="51"/>closure-library/closure/goog/string/path.js <text:s text:c="3"/>5.21 kB <text:s text:c="9"/>[emitted] <text:s/></text:p>
      <text:p text:style-name="P8"><text:s text:c="44"/>closure-library/closure/goog/string/path_test.html <text:s/>483 bytes <text:s text:c="9"/>[emitted] <text:s/></text:p>
      <text:p text:style-name="P8"><text:s text:c="46"/>closure-library/closure/goog/string/path_test.js <text:s text:c="3"/>4.69 kB <text:s text:c="9"/>[emitted] <text:s/></text:p>
      <text:p text:style-name="P8"><text:s text:c="44"/>closure-library/closure/goog/string/stringifier.js <text:s text:c="3"/>1.14 kB <text:s text:c="9"/>[emitted] <text:s/></text:p>
      <text:p text:style-name="P8"><text:s text:c="49"/>closure-library/closure/goog/string/parser.js <text:s text:c="3"/>1.11 kB <text:s text:c="9"/>[emitted] <text:s/></text:p>
      <text:p text:style-name="P8"><text:s text:c="47"/>closure-library/closure/goog/string/newlines.js <text:s text:c="3"/>4.62 kB <text:s text:c="9"/>[emitted] <text:s/></text:p>
      <text:p text:style-name="P8"><text:s text:c="42"/>closure-library/closure/goog/string/newlines_test.js <text:s text:c="3"/>3.31 kB <text:s text:c="9"/>[emitted] <text:s/></text:p>
      <text:p text:style-name="P8"><text:s text:c="48"/>closure-library/closure/goog/string/linkify.js <text:s text:c="3"/>8.75 kB <text:s text:c="9"/>[emitted] <text:s/></text:p>
      <text:p text:style-name="P8"><text:s text:c="43"/>closure-library/closure/goog/string/linkify_test.js <text:s text:c="3"/>19.4 kB <text:s text:c="9"/>[emitted] <text:s/></text:p>
      <text:p text:style-name="P8"><text:s text:c="41"/>closure-library/closure/goog/string/linkify_test.html <text:s/>489 bytes <text:s text:c="9"/>[emitted] <text:s/></text:p>
      <text:p text:style-name="P8"><text:s text:c="50"/>closure-library/closure/goog/string/const.js <text:s text:c="3"/>6.07 kB <text:s text:c="9"/>[emitted] <text:s/></text:p>
      <text:p text:style-name="P8"><text:s text:c="45"/>closure-library/closure/goog/string/const_test.js <text:s text:c="3"/>1.61 kB <text:s text:c="9"/>[emitted] <text:s/></text:p>
      <text:p text:style-name="P8"><text:s text:c="43"/>closure-library/closure/goog/string/const_test.html <text:s/>485 bytes <text:s text:c="9"/>[emitted] <text:s/></text:p>
      <text:p text:style-name="P8"><text:s text:c="41"/>closure-library/closure/goog/storage/storagetester.js <text:s text:c="3"/>2.15 kB <text:s text:c="9"/>[emitted] <text:s/></text:p>
      <text:p text:style-name="P8"><text:s text:c="47"/>closure-library/closure/goog/storage/storage.js <text:s text:c="3"/>2.49 kB <text:s text:c="9"/>[emitted] <text:s/></text:p>
      <text:p text:style-name="P8"><text:s text:c="42"/>closure-library/closure/goog/storage/storage_test.js <text:s text:c="4"/>2.3 kB <text:s text:c="9"/>[emitted] <text:s/></text:p>
      <text:p text:style-name="P8"><text:s text:c="40"/>closure-library/closure/goog/storage/storage_test.html <text:s/>493 bytes <text:s text:c="9"/>[emitted] <text:s/></text:p>
      <text:p text:style-name="P8"><text:s text:c="43"/>closure-library/closure/goog/storage/richstorage.js <text:s text:c="3"/>4.63 kB <text:s text:c="9"/>[emitted] <text:s/></text:p>
      <text:p text:style-name="P8"><text:s text:c="38"/>closure-library/closure/goog/storage/richstorage_test.js <text:s text:c="3"/>3.29 kB <text:s text:c="9"/>[emitted] <text:s/></text:p>
      <text:p text:style-name="P8"><text:s text:c="36"/>closure-library/closure/goog/storage/richstorage_test.html <text:s/>499 bytes <text:s text:c="9"/>[emitted] <text:s/></text:p>
      <text:p text:style-name="P8"><text:s text:c="27"/>closure-library/closure/goog/storage/mechanism/prefixedmechanism.js <text:s text:c="3"/>2.82 kB <text:s text:c="9"/>[emitted] <text:s/></text:p>
      <text:p text:style-name="P8"><text:s text:c="20"/>closure-library/closure/goog/storage/mechanism/prefixedmechanism_test.html <text:s/>534 bytes <text:s text:c="9"/>[emitted] <text:s/></text:p>
      <text:p text:style-name="P8"><text:s text:c="22"/>closure-library/closure/goog/storage/mechanism/prefixedmechanism_test.js <text:s text:c="3"/>2.01 kB <text:s text:c="9"/>[emitted] <text:s/></text:p>
      <text:p text:style-name="P8"><text:s text:c="40"/>closure-library/closure/goog/string/newlines_test.html <text:s/>491 bytes <text:s text:c="9"/>[emitted] <text:s/></text:p>
      <text:p text:style-name="P8"><text:s text:c="29"/>closure-library/closure/goog/storage/mechanism/mechanismtester.js <text:s text:c="3"/>5.32 kB <text:s text:c="9"/>[emitted] <text:s/></text:p>
      <text:p text:style-name="P8"><text:s text:c="21"/>closure-library/closure/goog/storage/mechanism/mechanismtestdefinition.js <text:s text:c="4"/>1.1 kB <text:s text:c="9"/>[emitted] <text:s/></text:p>
      <text:p text:style-name="P8"><text:s text:c="22"/>closure-library/closure/goog/storage/mechanism/mechanismsharingtester.js <text:s text:c="3"/>2.72 kB <text:s text:c="9"/>[emitted] <text:s/></text:p>
      <text:p text:style-name="P8"><text:s text:c="19"/>closure-library/closure/goog/storage/mechanism/mechanismseparationtester.js <text:s text:c="3"/>2.87 kB <text:s text:c="9"/>[emitted] <text:s/></text:p>
      <text:p text:style-name="P8"><text:s text:c="23"/>closure-library/closure/goog/storage/mechanism/mechanismfactory_test.js <text:s text:c="4"/>1.6 kB <text:s text:c="9"/>[emitted] <text:s/></text:p>
      <text:p text:style-name="P8"><text:s text:c="35"/>closure-library/closure/goog/storage/mechanism/mechanism.js <text:s text:c="3"/>1.51 kB <text:s text:c="9"/>[emitted] <text:s/></text:p>
      <text:p text:style-name="P8"><text:s text:c="21"/>closure-library/closure/goog/storage/mechanism/mechanismfactory_test.html <text:s/>532 bytes <text:s text:c="9"/>[emitted] <text:s/></text:p>
      <text:p text:style-name="P8"><text:s text:c="21"/>closure-library/closure/goog/storage/mechanism/iterablemechanismtester.js <text:s text:c="4"/>3.3 kB <text:s text:c="9"/>[emitted] <text:s/></text:p>
      <text:p text:style-name="P8"><text:s text:c="34"/>closure-library/closure/goog/storage/mechanism/ieuserdata.js <text:s text:c="3"/>8.42 kB <text:s text:c="9"/>[emitted] <text:s/></text:p>
      <text:p text:style-name="P8"><text:s text:c="27"/>closure-library/closure/goog/storage/mechanism/iterablemechanism.js <text:s text:c="3"/>2.74 kB <text:s text:c="9"/>[emitted] <text:s/></text:p>
      <text:p text:style-name="P8"><text:s text:c="29"/>closure-library/closure/goog/storage/mechanism/ieuserdata_test.js <text:s text:c="3"/>2.56 kB <text:s text:c="9"/>[emitted] <text:s/></text:p>
      <text:p text:style-name="P8"><text:s text:c="28"/>closure-library/closure/goog/storage/mechanism/mechanismfactory.js <text:s text:c="3"/>4.32 kB <text:s text:c="9"/>[emitted] <text:s/></text:p>
      <text:p text:style-name="P8"><text:s text:c="29"/>closure-library/closure/goog/storage/mechanism/html5webstorage.js <text:s text:c="3"/>5.25 kB <text:s text:c="9"/>[emitted] <text:s/></text:p>
      <text:p text:style-name="P8"><text:s text:c="24"/>closure-library/closure/goog/storage/mechanism/html5webstorage_test.js <text:s text:c="3"/>3.96 kB <text:s text:c="9"/>[emitted] <text:s/></text:p>
      <text:p text:style-name="P8"><text:s text:c="25"/>closure-library/closure/goog/storage/mechanism/html5sessionstorage.js <text:s text:c="3"/>1.71 kB <text:s text:c="9"/>[emitted] <text:s/></text:p>
      <text:p text:style-name="P8"><text:s text:c="20"/>closure-library/closure/goog/storage/mechanism/html5sessionstorage_test.js <text:s text:c="3"/>2.44 kB <text:s text:c="9"/>[emitted] <text:s/></text:p>
      <text:p text:style-name="P8"><text:s text:c="18"/>closure-library/closure/goog/storage/mechanism/html5sessionstorage_test.html <text:s/>538 bytes <text:s text:c="9"/>[emitted] <text:s/></text:p>
      <text:p text:style-name="P8"><text:s text:c="27"/>closure-library/closure/goog/storage/mechanism/ieuserdata_test.html <text:s/>520 bytes <text:s text:c="9"/>[emitted] <text:s/></text:p>
      <text:p text:style-name="P8"><text:s text:c="27"/>closure-library/closure/goog/storage/mechanism/html5localstorage.js <text:s text:c="3"/>1.58 kB <text:s text:c="9"/>[emitted] <text:s/></text:p>
      <text:p text:style-name="P8"><text:s text:c="22"/>closure-library/closure/goog/storage/mechanism/html5localstorage_test.js <text:s text:c="3"/>2.37 kB <text:s text:c="9"/>[emitted] <text:s/></text:p>
      <text:p text:style-name="P8"><text:s text:c="20"/>closure-library/closure/goog/storage/mechanism/html5localstorage_test.html <text:s/>534 bytes <text:s text:c="9"/>[emitted] <text:s/></text:p>
      <text:p text:style-name="P8"><text:s text:c="17"/>closure-library/closure/goog/storage/mechanism/errorhandlingmechanism_test.js <text:s text:c="3"/>2.13 kB <text:s text:c="9"/>[emitted] <text:s/></text:p>
      <text:p text:style-name="P8"><text:s text:c="22"/>closure-library/closure/goog/storage/mechanism/errorhandlingmechanism.js <text:s text:c="4"/>3.6 kB <text:s text:c="9"/>[emitted] <text:s/></text:p>
      <text:p text:style-name="P8"><text:s text:c="15"/>closure-library/closure/goog/storage/mechanism/errorhandlingmechanism_test.html <text:s/>544 bytes <text:s text:c="9"/>[emitted] <text:s/></text:p>
      <text:p text:style-name="P8"><text:s text:c="35"/>closure-library/closure/goog/storage/mechanism/errorcode.js <text:s text:c="3"/>1.05 kB <text:s text:c="9"/>[emitted] <text:s/></text:p>
      <text:p text:style-name="P8"><text:s text:c="39"/>closure-library/closure/goog/storage/expiringstorage.js <text:s text:c="3"/>4.21 kB <text:s text:c="9"/>[emitted] <text:s/></text:p>
      <text:p text:style-name="P8"><text:s text:c="32"/>closure-library/closure/goog/storage/expiringstorage_test.html <text:s/>507 bytes <text:s text:c="9"/>[emitted] <text:s/></text:p>
      <text:p text:style-name="P8"><text:s text:c="34"/>closure-library/closure/goog/storage/expiringstorage_test.js <text:s text:c="3"/>2.96 kB <text:s text:c="9"/>[emitted] <text:s/></text:p>
      <text:p text:style-name="P8"><text:s text:c="45"/>closure-library/closure/goog/storage/errorcode.js <text:s/>955 bytes <text:s text:c="9"/>[emitted] <text:s/></text:p>
      <text:p text:style-name="P8"><text:s text:c="38"/>closure-library/closure/goog/storage/encryptedstorage.js <text:s text:c="3"/>6.28 kB <text:s text:c="9"/>[emitted] <text:s/></text:p>
      <text:p text:style-name="P8"><text:s text:c="33"/>closure-library/closure/goog/storage/encryptedstorage_test.js <text:s text:c="3"/>6.19 kB <text:s text:c="9"/>[emitted] <text:s/></text:p>
      <text:p text:style-name="P8"><text:s text:c="31"/>closure-library/closure/goog/storage/encryptedstorage_test.html <text:s/>509 bytes <text:s text:c="9"/>[emitted] <text:s/></text:p>
      <text:p text:style-name="P8"><text:s text:c="30"/>closure-library/closure/goog/storage/collectablestoragetester.js <text:s text:c="4"/>2.4 kB <text:s text:c="9"/>[emitted] <text:s/></text:p>
      <text:p text:style-name="P8"><text:s text:c="36"/>closure-library/closure/goog/storage/collectablestorage.js <text:s text:c="3"/>4.05 kB <text:s text:c="9"/>[emitted] <text:s/></text:p>
      <text:p text:style-name="P8"><text:s text:c="31"/>closure-library/closure/goog/storage/collectablestorage_test.js <text:s text:c="3"/>1.53 kB <text:s text:c="9"/>[emitted] <text:s/></text:p>
      <text:p text:style-name="P8"><text:s text:c="29"/>closure-library/closure/goog/storage/collectablestorage_test.html <text:s/>513 bytes <text:s text:c="9"/>[emitted] <text:s/></text:p>
      <text:p text:style-name="P8"><text:s text:c="47"/>closure-library/closure/goog/stats/basicstat.js <text:s text:c="3"/>7.99 kB <text:s text:c="9"/>[emitted] <text:s/></text:p>
      <text:p text:style-name="P8"><text:s text:c="42"/>closure-library/closure/goog/stats/basicstat_test.js <text:s text:c="3"/>5.38 kB <text:s text:c="9"/>[emitted] <text:s/></text:p>
      <text:p text:style-name="P8"><text:s text:c="40"/>closure-library/closure/goog/stats/basicstat_test.html <text:s/>491 bytes <text:s text:c="9"/>[emitted] <text:s/></text:p>
      <text:p text:style-name="P8"><text:s text:c="46"/>closure-library/closure/goog/spell/spellcheck.js <text:s text:c="3"/>12.2 kB <text:s text:c="9"/>[emitted] <text:s/></text:p>
      <text:p text:style-name="P8"><text:s text:c="39"/>closure-library/closure/goog/spell/spellcheck_test.html <text:s/>493 bytes <text:s text:c="9"/>[emitted] <text:s/></text:p>
      <text:p text:style-name="P8"><text:s text:c="41"/>closure-library/closure/goog/spell/spellcheck_test.js <text:s text:c="3"/>3.83 kB <text:s text:c="9"/>[emitted] <text:s/></text:p>
      <text:p text:style-name="P8"><text:s text:c="55"/>closure-library/closure/goog/soy/soy.js <text:s text:c="3"/>11.6 kB <text:s text:c="9"/>[emitted] <text:s/></text:p>
      <text:p text:style-name="P8"><text:s text:c="50"/>closure-library/closure/goog/soy/soy_test.js <text:s text:c="3"/>8.23 kB <text:s text:c="9"/>[emitted] <text:s/></text:p>
      <text:p text:style-name="P8"><text:s text:c="44"/>closure-library/closure/goog/soy/soy_testhelper.js <text:s text:c="3"/>9.71 kB <text:s text:c="9"/>[emitted] <text:s/></text:p>
      <text:p text:style-name="P8"><text:s text:c="48"/>closure-library/closure/goog/soy/soy_test.html <text:s/>467 bytes <text:s text:c="9"/>[emitted] <text:s/></text:p>
      <text:p text:style-name="P8"><text:s text:c="22"/>closure-library/closure/goog/storage/mechanism/html5webstorage_test.html <text:s/>524 bytes <text:s text:c="9"/>[emitted] <text:s/></text:p>
      <text:p text:style-name="P8"><text:s text:c="45"/>closure-library/closure/goog/soy/renderer_test.js <text:s text:c="3"/>7.94 kB <text:s text:c="9"/>[emitted] <text:s/></text:p>
      <text:p text:style-name="P8"><text:s text:c="43"/>closure-library/closure/goog/soy/renderer_test.html <text:s/>485 bytes <text:s text:c="9"/>[emitted] <text:s/></text:p>
      <text:p text:style-name="P8"><text:soft-page-break/><text:s text:c="49"/>closure-library/closure/goog/soy/data_test.js <text:s text:c="3"/>1.98 kB <text:s text:c="9"/>[emitted] <text:s/></text:p>
      <text:p text:style-name="P8"><text:s text:c="54"/>closure-library/closure/goog/soy/data.js <text:s text:c="3"/>16.7 kB <text:s text:c="9"/>[emitted] <text:s/></text:p>
      <text:p text:style-name="P8"><text:s text:c="47"/>closure-library/closure/goog/soy/data_test.html <text:s/>477 bytes <text:s text:c="9"/>[emitted] <text:s/></text:p>
      <text:p text:style-name="P8"><text:s text:c="44"/>closure-library/closure/goog/result/wait_test.html <text:s/>483 bytes <text:s text:c="9"/>[emitted] <text:s/></text:p>
      <text:p text:style-name="P8"><text:s text:c="46"/>closure-library/closure/goog/result/wait_test.js <text:s text:c="3"/>6.21 kB <text:s text:c="9"/>[emitted] <text:s/></text:p>
      <text:p text:style-name="P8"><text:s text:c="41"/>closure-library/closure/goog/result/transform_test.js <text:s text:c="3"/>4.13 kB <text:s text:c="9"/>[emitted] <text:s/></text:p>
      <text:p text:style-name="P8"><text:s text:c="39"/>closure-library/closure/goog/result/transform_test.html <text:s/>493 bytes <text:s text:c="9"/>[emitted] <text:s/></text:p>
      <text:p text:style-name="P8"><text:s text:c="43"/>closure-library/closure/goog/result/simpleresult.js <text:s text:c="3"/>7.11 kB <text:s text:c="9"/>[emitted] <text:s/></text:p>
      <text:p text:style-name="P8"><text:s text:c="38"/>closure-library/closure/goog/result/simpleresult_test.js <text:s text:c="3"/>10.8 kB <text:s text:c="9"/>[emitted] <text:s/></text:p>
      <text:p text:style-name="P8"><text:s text:c="50"/>closure-library/closure/goog/soy/renderer.js <text:s text:c="3"/>13.8 kB <text:s text:c="9"/>[emitted] <text:s/></text:p>
      <text:p text:style-name="P8"><text:s text:c="36"/>closure-library/closure/goog/result/simpleresult_test.html <text:s/>499 bytes <text:s text:c="9"/>[emitted] <text:s/></text:p>
      <text:p text:style-name="P8"><text:s text:c="38"/>closure-library/closure/goog/result/resultutil_test.html <text:s/>473 bytes <text:s text:c="9"/>[emitted] <text:s/></text:p>
      <text:p text:style-name="P8"><text:s text:c="45"/>closure-library/closure/goog/result/resultutil.js <text:s text:c="3"/>18.4 kB <text:s text:c="9"/>[emitted] <text:s/></text:p>
      <text:p text:style-name="P8"><text:s text:c="39"/>closure-library/closure/goog/result/result_interface.js <text:s text:c="3"/>3.53 kB <text:s text:c="9"/>[emitted] <text:s/></text:p>
      <text:p text:style-name="P8"><text:s text:c="40"/>closure-library/closure/goog/result/deferredadaptor.js <text:s text:c="3"/>1.95 kB <text:s text:c="9"/>[emitted] <text:s/></text:p>
      <text:p text:style-name="P8"><text:s text:c="40"/>closure-library/closure/goog/result/dependentresult.js <text:s text:c="3"/>1.67 kB <text:s text:c="9"/>[emitted] <text:s/></text:p>
      <text:p text:style-name="P8"><text:s text:c="35"/>closure-library/closure/goog/result/deferredadaptor_test.js <text:s text:c="3"/>2.17 kB <text:s text:c="9"/>[emitted] <text:s/></text:p>
      <text:p text:style-name="P8"><text:s text:c="33"/>closure-library/closure/goog/result/deferredadaptor_test.html <text:s/>505 bytes <text:s text:c="9"/>[emitted] <text:s/></text:p>
      <text:p text:style-name="P8"><text:s text:c="43"/>closure-library/closure/goog/result/combine_test.js <text:s text:c="3"/>6.14 kB <text:s text:c="9"/>[emitted] <text:s/></text:p>
      <text:p text:style-name="P8"><text:s text:c="45"/>closure-library/closure/goog/result/chain_test.js <text:s text:c="3"/>6.44 kB <text:s text:c="9"/>[emitted] <text:s/></text:p>
      <text:p text:style-name="P8"><text:s text:c="41"/>closure-library/closure/goog/result/combine_test.html <text:s/>489 bytes <text:s text:c="9"/>[emitted] <text:s/></text:p>
      <text:p text:style-name="P8"><text:s text:c="43"/>closure-library/closure/goog/result/chain_test.html <text:s/>485 bytes <text:s text:c="9"/>[emitted] <text:s/></text:p>
      <text:p text:style-name="P8"><text:s text:c="47"/>closure-library/closure/goog/reflect/reflect.js <text:s text:c="3"/>4.63 kB <text:s text:c="9"/>[emitted] <text:s/></text:p>
      <text:p text:style-name="P8"><text:s text:c="40"/>closure-library/closure/goog/reflect/reflect_test.html <text:s/>680 bytes <text:s text:c="9"/>[emitted] <text:s/></text:p>
      <text:p text:style-name="P8"><text:s text:c="42"/>closure-library/closure/goog/reflect/reflect_test.js <text:s text:c="4"/>2.7 kB <text:s text:c="9"/>[emitted] <text:s/></text:p>
      <text:p text:style-name="P8"><text:s text:c="40"/>closure-library/closure/goog/result/resultutil_test.js <text:s/>990 bytes <text:s text:c="9"/>[emitted] <text:s/></text:p>
      <text:p text:style-name="P8"><text:s text:c="36"/>closure-library/closure/goog/reflect/reflect_test_dom.html <text:s/>205 bytes <text:s text:c="9"/>[emitted] <text:s/></text:p>
      <text:p text:style-name="P8"><text:s text:c="44"/>closure-library/closure/goog/pubsub/typedpubsub.js <text:s text:c="3"/>4.56 kB <text:s text:c="9"/>[emitted] <text:s/></text:p>
      <text:p text:style-name="P8"><text:s text:c="48"/>closure-library/closure/goog/pubsub/topicid.js <text:s text:c="3"/>1.68 kB <text:s text:c="9"/>[emitted] <text:s/></text:p>
      <text:p text:style-name="P8"><text:s text:c="39"/>closure-library/closure/goog/pubsub/typedpubsub_test.js <text:s text:c="3"/>21.4 kB <text:s text:c="9"/>[emitted] <text:s/></text:p>
      <text:p text:style-name="P8"><text:s text:c="49"/>closure-library/closure/goog/pubsub/pubsub.js <text:s text:c="3"/>12.9 kB <text:s text:c="9"/>[emitted] <text:s/></text:p>
      <text:p text:style-name="P8"><text:s text:c="44"/>closure-library/closure/goog/pubsub/pubsub_test.js <text:s text:c="3"/>24.9 kB <text:s text:c="9"/>[emitted] <text:s/></text:p>
      <text:p text:style-name="P8"><text:s text:c="42"/>closure-library/closure/goog/pubsub/pubsub_test.html <text:s/>487 bytes <text:s text:c="9"/>[emitted] <text:s/></text:p>
      <text:p text:style-name="P8"><text:s text:c="42"/>closure-library/closure/goog/pubsub/pubsub_perf.html <text:s text:c="3"/>9.14 kB <text:s text:c="9"/>[emitted] <text:s/></text:p>
      <text:p text:style-name="P8"><text:s text:c="51"/>closure-library/closure/goog/proto2/util.js <text:s text:c="3"/>1.67 kB <text:s text:c="9"/>[emitted] <text:s/></text:p>
      <text:p text:style-name="P8"><text:s text:c="35"/>closure-library/closure/goog/proto2/textformatserializer.js <text:s text:c="3"/>30.3 kB <text:s text:c="9"/>[emitted] <text:s/></text:p>
      <text:p text:style-name="P8"><text:s text:c="37"/>closure-library/closure/goog/pubsub/typedpubsub_test.html <text:s/>497 bytes <text:s text:c="9"/>[emitted] <text:s/></text:p>
      <text:p text:style-name="P8"><text:s text:c="30"/>closure-library/closure/goog/proto2/textformatserializer_test.js <text:s text:c="5"/>26 kB <text:s text:c="9"/>[emitted] <text:s/></text:p>
      <text:p text:style-name="P8"><text:s text:c="28"/>closure-library/closure/goog/proto2/textformatserializer_test.html <text:s/>515 bytes <text:s text:c="9"/>[emitted] <text:s/></text:p>
      <text:p text:style-name="P8"><text:s text:c="48"/>closure-library/closure/goog/proto2/test.pb.js <text:s text:c="4"/>102 kB <text:s text:c="9"/>[emitted] <text:s/></text:p>
      <text:p text:style-name="P8"><text:s text:c="45"/>closure-library/closure/goog/proto2/proto_test.js <text:s text:c="3"/>32.3 kB <text:s text:c="9"/>[emitted] <text:s/></text:p>
      <text:p text:style-name="P8"><text:s text:c="43"/>closure-library/closure/goog/proto2/proto_test.html <text:s/>489 bytes <text:s text:c="9"/>[emitted] <text:s/></text:p>
      <text:p text:style-name="P8"><text:s text:c="39"/>closure-library/closure/goog/proto2/pbliteserializer.js <text:s text:c="3"/>5.55 kB <text:s text:c="9"/>[emitted] <text:s/></text:p>
      <text:p text:style-name="P8"><text:s text:c="34"/>closure-library/closure/goog/proto2/pbliteserializer_test.js <text:s text:c="3"/>17.3 kB <text:s text:c="9"/>[emitted] <text:s/></text:p>
      <text:p text:style-name="P8"><text:s text:c="40"/>closure-library/closure/goog/proto2/package_test.pb.js <text:s text:c="4"/>5.1 kB <text:s text:c="9"/>[emitted] <text:s/></text:p>
      <text:p text:style-name="P8"><text:s text:c="39"/>closure-library/closure/goog/proto2/objectserializer.js <text:s text:c="3"/>5.91 kB <text:s text:c="9"/>[emitted] <text:s/></text:p>
      <text:p text:style-name="P8"><text:s text:c="32"/>closure-library/closure/goog/proto2/pbliteserializer_test.html <text:s/>507 bytes <text:s text:c="9"/>[emitted] <text:s/></text:p>
      <text:p text:style-name="P8"><text:s text:c="34"/>closure-library/closure/goog/proto2/objectserializer_test.js <text:s text:c="3"/>19.3 kB <text:s text:c="9"/>[emitted] <text:s/></text:p>
      <text:p text:style-name="P8"><text:s text:c="32"/>closure-library/closure/goog/proto2/objectserializer_test.html <text:s/>507 bytes <text:s text:c="9"/>[emitted] <text:s/></text:p>
      <text:p text:style-name="P8"><text:s text:c="48"/>closure-library/closure/goog/proto2/message.js <text:s text:c="3"/>20.6 kB <text:s text:c="9"/>[emitted] <text:s/></text:p>
      <text:p text:style-name="P8"><text:s text:c="43"/>closure-library/closure/goog/proto2/message_test.js <text:s text:c="3"/>17.5 kB <text:s text:c="9"/>[emitted] <text:s/></text:p>
      <text:p text:style-name="P8"><text:s text:c="41"/>closure-library/closure/goog/proto2/message_test.html <text:s/>489 bytes <text:s text:c="9"/>[emitted] <text:s/></text:p>
      <text:p text:style-name="P8"><text:s text:c="39"/>closure-library/closure/goog/proto2/lazydeserializer.js <text:s text:c="3"/>2.27 kB <text:s text:c="9"/>[emitted] <text:s/></text:p>
      <text:p text:style-name="P8"><text:s text:c="35"/>closure-library/closure/goog/proto2/fielddescriptor_test.js <text:s text:c="3"/>4.34 kB <text:s text:c="9"/>[emitted] <text:s/></text:p>
      <text:p text:style-name="P8"><text:s text:c="40"/>closure-library/closure/goog/proto2/fielddescriptor.js <text:s text:c="3"/>8.41 kB <text:s text:c="9"/>[emitted] <text:s/></text:p>
      <text:p text:style-name="P8"><text:s text:c="33"/>closure-library/closure/goog/proto2/fielddescriptor_test.html <text:s/>505 bytes <text:s text:c="9"/>[emitted] <text:s/></text:p>
      <text:p text:style-name="P8"><text:s text:c="40"/>closure-library/closure/goog/proto2/descriptor_test.js <text:s text:c="3"/>2.46 kB <text:s text:c="9"/>[emitted] <text:s/></text:p>
      <text:p text:style-name="P8"><text:s text:c="45"/>closure-library/closure/goog/proto2/descriptor.js <text:s text:c="3"/>5.36 kB <text:s text:c="9"/>[emitted] <text:s/></text:p>
      <text:p text:style-name="P8"><text:s text:c="38"/>closure-library/closure/goog/proto2/descriptor_test.html <text:s/>495 bytes <text:s text:c="9"/>[emitted] <text:s/></text:p>
      <text:p text:style-name="P8"><text:s text:c="45"/>closure-library/closure/goog/proto2/serializer.js <text:s text:c="3"/>6.26 kB <text:s text:c="9"/>[emitted] <text:s/></text:p>
      <text:p text:style-name="P8"><text:s text:c="46"/>closure-library/closure/goog/proto/serializer.js <text:s text:c="3"/>1.92 kB <text:s text:c="9"/>[emitted] <text:s/></text:p>
      <text:p text:style-name="P8"><text:s text:c="39"/>closure-library/closure/goog/proto/serializer_test.html <text:s/>471 bytes <text:s text:c="9"/>[emitted] <text:s/></text:p>
      <text:p text:style-name="P8"><text:s text:c="51"/>closure-library/closure/goog/proto/proto.js <text:s text:c="3"/>1.29 kB <text:s text:c="9"/>[emitted] <text:s/></text:p>
      <text:p text:style-name="P8"><text:s text:c="46"/>closure-library/closure/goog/promise/thenable.js <text:s text:c="3"/>4.54 kB <text:s text:c="9"/>[emitted] <text:s/></text:p>
      <text:p text:style-name="P8"><text:s text:c="38"/>closure-library/closure/goog/promise/testsuiteadapter.js <text:s text:c="3"/>2.33 kB <text:s text:c="9"/>[emitted] <text:s/></text:p>
      <text:p text:style-name="P8"><text:s text:c="46"/>closure-library/closure/goog/promise/resolver.js <text:s text:c="4"/>1.4 kB <text:s text:c="9"/>[emitted] <text:s/></text:p>
      <text:p text:style-name="P8"><text:s text:c="47"/>closure-library/closure/goog/promise/promise.js <text:s text:c="3"/>43.7 kB <text:s text:c="9"/>[emitted] <text:s/></text:p>
      <text:p text:style-name="P8"><text:s text:c="42"/>closure-library/closure/goog/promise/promise_test.js <text:s text:c="3"/>59.3 kB <text:s text:c="9"/>[emitted] <text:s/></text:p>
      <text:p text:style-name="P8"><text:s text:c="40"/>closure-library/closure/goog/promise/promise_test.html <text:s/>475 bytes <text:s text:c="9"/>[emitted] <text:s/></text:p>
      <text:p text:style-name="P8"><text:s text:c="34"/>closure-library/closure/goog/positioning/viewportposition.js <text:s text:c="3"/>2.49 kB <text:s text:c="9"/>[emitted] <text:s/></text:p>
      <text:p text:style-name="P8"><text:s text:c="28"/>closure-library/closure/goog/positioning/viewportclientposition.js <text:s text:c="3"/>4.63 kB <text:s text:c="9"/>[emitted] <text:s/></text:p>
      <text:p text:style-name="P8"><text:s text:c="23"/>closure-library/closure/goog/positioning/viewportclientposition_test.js <text:s text:c="3"/>5.97 kB <text:s text:c="9"/>[emitted] <text:s/></text:p>
      <text:p text:style-name="P8"><text:s text:c="21"/>closure-library/closure/goog/positioning/viewportclientposition_test.html <text:s/>825 bytes <text:s text:c="9"/>[emitted] <text:s/></text:p>
      <text:p text:style-name="P8"><text:s text:c="17"/>closure-library/closure/goog/positioning/viewportclientposition_test_dom.html <text:s/>296 bytes <text:s text:c="9"/>[emitted] <text:s/></text:p>
      <text:p text:style-name="P8"><text:s text:c="39"/>closure-library/closure/goog/positioning/positioning.js <text:s text:c="3"/>23.2 kB <text:s text:c="9"/>[emitted] <text:s/></text:p>
      <text:p text:style-name="P8"><text:s text:c="34"/>closure-library/closure/goog/positioning/positioning_test.js <text:s text:c="3"/>52.1 kB <text:s text:c="9"/>[emitted] <text:s/></text:p>
      <text:p text:style-name="P8"><text:s text:c="23"/>closure-library/closure/goog/positioning/positioning_test_standard.html <text:s/>392 bytes <text:s text:c="9"/>[emitted] <text:s/></text:p>
      <text:p text:style-name="P8"><text:s text:c="32"/>closure-library/closure/goog/positioning/positioning_test.html <text:s text:c="3"/>4.04 kB <text:s text:c="9"/>[emitted] <text:s/></text:p>
      <text:p text:style-name="P8"><text:s text:c="26"/>closure-library/closure/goog/positioning/positioning_test_quirk.html <text:s/>289 bytes <text:s text:c="9"/>[emitted] <text:s/></text:p>
      <text:p text:style-name="P8"><text:s text:c="24"/>closure-library/closure/goog/positioning/positioning_test_iframe2.html <text:s/>456 bytes <text:s text:c="9"/>[emitted] <text:s/></text:p>
      <text:p text:style-name="P8"><text:s text:c="24"/>closure-library/closure/goog/positioning/positioning_test_iframe1.html <text:s/>611 bytes <text:s text:c="9"/>[emitted] <text:s/></text:p>
      <text:p text:style-name="P8"><text:s text:c="28"/>closure-library/closure/goog/positioning/positioning_test_dom.html <text:s text:c="3"/>3.56 kB <text:s text:c="9"/>[emitted] <text:s/></text:p>
      <text:p text:style-name="P8"><text:s text:c="30"/>closure-library/closure/goog/positioning/menuanchoredposition.js <text:s text:c="3"/>2.61 kB <text:s text:c="9"/>[emitted] <text:s/></text:p>
      <text:p text:style-name="P8"><text:s text:c="23"/>closure-library/closure/goog/positioning/menuanchoredposition_test.html <text:s text:c="3"/>1.24 kB <text:s text:c="9"/>[emitted] <text:s/></text:p>
      <text:p text:style-name="P8"><text:s text:c="25"/>closure-library/closure/goog/positioning/menuanchoredposition_test.js <text:s text:c="4"/>3.3 kB <text:s text:c="9"/>[emitted] <text:s/></text:p>
      <text:p text:style-name="P8"><text:s text:c="19"/>closure-library/closure/goog/positioning/menuanchoredposition_test_dom.html <text:s/>733 bytes <text:s text:c="9"/>[emitted] <text:s/></text:p>
      <text:p text:style-name="P8"><text:s text:c="31"/>closure-library/closure/goog/positioning/clientposition_test.js <text:s text:c="4"/>3.9 kB <text:s text:c="9"/>[emitted] <text:s/></text:p>
      <text:p text:style-name="P8"><text:s text:c="36"/>closure-library/closure/goog/positioning/clientposition.js <text:s text:c="3"/>3.35 kB <text:s text:c="9"/>[emitted] <text:s/></text:p>
      <text:p text:style-name="P8"><text:s text:c="25"/>closure-library/closure/goog/positioning/clientposition_test_dom.html <text:s/>208 bytes <text:s text:c="9"/>[emitted] <text:s/></text:p>
      <text:p text:style-name="P8"><text:s text:c="29"/>closure-library/closure/goog/positioning/clientposition_test.html <text:s/>721 bytes <text:s text:c="9"/>[emitted] <text:s/></text:p>
      <text:p text:style-name="P8"><text:s text:c="21"/>closure-library/closure/goog/positioning/anchoredviewportposition_test.js <text:s text:c="3"/>6.49 kB <text:s text:c="9"/>[emitted] <text:s/></text:p>
      <text:p text:style-name="P8"><text:s text:c="26"/>closure-library/closure/goog/positioning/anchoredviewportposition.js <text:s text:c="4"/>6.9 kB <text:s text:c="9"/>[emitted] <text:s/></text:p>
      <text:p text:style-name="P8"><text:s text:c="19"/>closure-library/closure/goog/positioning/anchoredviewportposition_test.html <text:s/>827 bytes <text:s text:c="9"/>[emitted] <text:s/></text:p>
      <text:p text:style-name="P8"><text:s text:c="12"/>closure-library/closure/goog/positioning/anchoredviewportposition_test_iframe.html <text:s/>595 bytes <text:s text:c="9"/>[emitted] <text:s/></text:p>
      <text:p text:style-name="P8"><text:s text:c="15"/>closure-library/closure/goog/positioning/anchoredviewportposition_test_dom.html <text:s/>294 bytes <text:s text:c="9"/>[emitted] <text:s/></text:p>
      <text:p text:style-name="P8"><text:s text:c="34"/>closure-library/closure/goog/positioning/anchoredposition.js <text:s text:c="3"/>2.94 kB <text:s text:c="9"/>[emitted] <text:s/></text:p>
      <text:p text:style-name="P8"><text:s text:c="29"/>closure-library/closure/goog/positioning/anchoredposition_test.js <text:s text:c="3"/>2.59 kB <text:s text:c="9"/>[emitted] <text:s/></text:p>
      <text:p text:style-name="P8"><text:s text:c="27"/>closure-library/closure/goog/positioning/anchoredposition_test.html <text:s/>811 bytes <text:s text:c="9"/>[emitted] <text:s/></text:p>
      <text:p text:style-name="P8"><text:s text:c="23"/>closure-library/closure/goog/positioning/anchoredposition_test_dom.html <text:s/>294 bytes <text:s text:c="9"/>[emitted] <text:s/></text:p>
      <text:p text:style-name="P8"><text:s text:c="34"/>closure-library/closure/goog/positioning/abstractposition.js <text:s text:c="3"/>1.52 kB <text:s text:c="9"/>[emitted] <text:s/></text:p>
      <text:p text:style-name="P8"><text:s text:c="34"/>closure-library/closure/goog/positioning/absoluteposition.js <text:s text:c="3"/>2.58 kB <text:s text:c="9"/>[emitted] <text:s/></text:p>
      <text:p text:style-name="P8"><text:s text:c="49"/>closure-library/closure/goog/object/object.js <text:s text:c="3"/>22.2 kB <text:s text:c="9"/>[emitted] <text:s/></text:p>
      <text:p text:style-name="P8"><text:s text:c="41"/>closure-library/closure/goog/proto/serializer_test.js <text:s text:c="3"/>1.93 kB <text:s text:c="9"/>[emitted] <text:s/></text:p>
      <text:p text:style-name="P8"><text:s text:c="42"/>closure-library/closure/goog/object/object_test.html <text:s/>473 bytes <text:s text:c="9"/>[emitted] <text:s/></text:p>
      <text:p text:style-name="P8"><text:s text:c="51"/>closure-library/closure/goog/net/xpc/xpc.js <text:s text:c="3"/>9.39 kB <text:s text:c="9"/>[emitted] <text:s/></text:p>
      <text:p text:style-name="P8"><text:soft-page-break/><text:s text:c="45"/>closure-library/closure/goog/net/xpc/transport.js <text:s text:c="3"/>2.73 kB <text:s text:c="9"/>[emitted] <text:s/></text:p>
      <text:p text:style-name="P8"><text:s text:c="33"/>closure-library/closure/goog/net/xpc/testdata/inner_peer.html <text:s text:c="3"/>2.65 kB <text:s text:c="9"/>[emitted] <text:s/></text:p>
      <text:p text:style-name="P8"><text:s text:c="29"/>closure-library/closure/goog/net/xpc/testdata/access_checker.html <text:s/>861 bytes <text:s text:c="9"/>[emitted] <text:s/></text:p>
      <text:p text:style-name="P8"><text:s text:c="49"/>closure-library/closure/goog/net/xpc/relay.js <text:s text:c="3"/>2.23 kB <text:s text:c="9"/>[emitted] <text:s/></text:p>
      <text:p text:style-name="P8"><text:s text:c="42"/>closure-library/closure/goog/net/xpc/nixtransport.js <text:s text:c="3"/>15.5 kB <text:s text:c="9"/>[emitted] <text:s/></text:p>
      <text:p text:style-name="P8"><text:s text:c="30"/>closure-library/closure/goog/net/xpc/nativemessagingtransport.js <text:s text:c="5"/>22 kB <text:s text:c="9"/>[emitted] <text:s/></text:p>
      <text:p text:style-name="P8"><text:s text:c="25"/>closure-library/closure/goog/net/xpc/nativemessagingtransport_test.js <text:s text:c="5"/>11 kB <text:s text:c="9"/>[emitted] <text:s/></text:p>
      <text:p text:style-name="P8"><text:s text:c="23"/>closure-library/closure/goog/net/xpc/nativemessagingtransport_test.html <text:s/>528 bytes <text:s text:c="9"/>[emitted] <text:s/></text:p>
      <text:p text:style-name="P8"><text:s text:c="34"/>closure-library/closure/goog/net/xpc/iframerelaytransport.js <text:s text:c="3"/>12.5 kB <text:s text:c="9"/>[emitted] <text:s/></text:p>
      <text:p text:style-name="P8"><text:s text:c="32"/>closure-library/closure/goog/net/xpc/iframepollingtransport.js <text:s text:c="3"/>29.4 kB <text:s text:c="9"/>[emitted] <text:s/></text:p>
      <text:p text:style-name="P8"><text:s text:c="27"/>closure-library/closure/goog/net/xpc/iframepollingtransport_test.js <text:s text:c="3"/>9.07 kB <text:s text:c="9"/>[emitted] <text:s/></text:p>
      <text:p text:style-name="P8"><text:s text:c="25"/>closure-library/closure/goog/net/xpc/iframepollingtransport_test.html <text:s/>524 bytes <text:s text:c="9"/>[emitted] <text:s/></text:p>
      <text:p text:style-name="P8"><text:s text:c="27"/>closure-library/closure/goog/net/xpc/frameelementmethodtransport.js <text:s text:c="3"/>7.64 kB <text:s text:c="9"/>[emitted] <text:s/></text:p>
      <text:p text:style-name="P8"><text:s text:c="39"/>closure-library/closure/goog/net/xpc/directtransport.js <text:s text:c="3"/>18.6 kB <text:s text:c="9"/>[emitted] <text:s/></text:p>
      <text:p text:style-name="P8"><text:s text:c="34"/>closure-library/closure/goog/net/xpc/directtransport_test.js <text:s text:c="3"/>7.54 kB <text:s text:c="9"/>[emitted] <text:s/></text:p>
      <text:p text:style-name="P8"><text:s text:c="44"/>closure-library/closure/goog/object/object_test.js <text:s text:c="3"/>19.9 kB <text:s text:c="9"/>[emitted] <text:s/></text:p>
      <text:p text:style-name="P8"><text:s text:c="32"/>closure-library/closure/goog/net/xpc/directtransport_test.html <text:s/>510 bytes <text:s text:c="9"/>[emitted] <text:s/></text:p>
      <text:p text:style-name="P8"><text:s text:c="38"/>closure-library/closure/goog/net/xpc/crosspagechannel.js <text:s text:c="3"/>28.3 kB <text:s text:c="9"/>[emitted] <text:s/></text:p>
      <text:p text:style-name="P8"><text:s text:c="34"/>closure-library/closure/goog/net/xpc/crosspagechannelrole.js <text:s/>881 bytes <text:s text:c="9"/>[emitted] <text:s/></text:p>
      <text:p text:style-name="P8"><text:s text:c="31"/>closure-library/closure/goog/net/xpc/crosspagechannel_test.html <text:s text:c="3"/>1.01 kB <text:s text:c="9"/>[emitted] <text:s/></text:p>
      <text:p text:style-name="P8"><text:s text:c="27"/>closure-library/closure/goog/net/xpc/crosspagechannel_test_dom.html <text:s/>505 bytes <text:s text:c="9"/>[emitted] <text:s/></text:p>
      <text:p text:style-name="P8"><text:s text:c="44"/>closure-library/closure/goog/net/xmlhttpfactory.js <text:s text:c="4"/>1.9 kB <text:s text:c="9"/>[emitted] <text:s/></text:p>
      <text:p text:style-name="P8"><text:s text:c="51"/>closure-library/closure/goog/net/xmlhttp.js <text:s text:c="3"/>7.13 kB <text:s text:c="9"/>[emitted] <text:s/></text:p>
      <text:p text:style-name="P8"><text:s text:c="48"/>closure-library/closure/goog/net/xhrmanager.js <text:s text:c="5"/>24 kB <text:s text:c="9"/>[emitted] <text:s/></text:p>
      <text:p text:style-name="P8"><text:s text:c="43"/>closure-library/closure/goog/net/xhrmanager_test.js <text:s text:c="3"/>3.69 kB <text:s text:c="9"/>[emitted] <text:s/></text:p>
      <text:p text:style-name="P8"><text:s text:c="41"/>closure-library/closure/goog/net/xhrmanager_test.html <text:s/>489 bytes <text:s text:c="9"/>[emitted] <text:s/></text:p>
      <text:p text:style-name="P8"><text:s text:c="51"/>closure-library/closure/goog/net/xhrlike.js <text:s text:c="3"/>3.08 kB <text:s text:c="9"/>[emitted] <text:s/></text:p>
      <text:p text:style-name="P8"><text:s text:c="33"/>closure-library/closure/goog/net/xpc/crosspagechannel_test.js <text:s text:c="3"/>33.2 kB <text:s text:c="9"/>[emitted] <text:s/></text:p>
      <text:p text:style-name="P8"><text:s text:c="44"/>closure-library/closure/goog/net/xhriopool_test.js <text:s text:c="3"/>2.32 kB <text:s text:c="9"/>[emitted] <text:s/></text:p>
      <text:p text:style-name="P8"><text:s text:c="42"/>closure-library/closure/goog/net/xhriopool_test.html <text:s/>487 bytes <text:s text:c="9"/>[emitted] <text:s/></text:p>
      <text:p text:style-name="P8"><text:s text:c="49"/>closure-library/closure/goog/net/xhriopool.js <text:s text:c="4"/>3.4 kB <text:s text:c="9"/>[emitted] <text:s/></text:p>
      <text:p text:style-name="P8"><text:s text:c="53"/>closure-library/closure/goog/net/xhrio.js <text:s text:c="3"/>44.4 kB <text:s text:c="9"/>[emitted] <text:s/></text:p>
      <text:p text:style-name="P8"><text:s text:c="37"/>closure-library/closure/goog/net/wrapperxmlhttpfactory.js <text:s text:c="3"/>2.17 kB <text:s text:c="9"/>[emitted] <text:s/></text:p>
      <text:p text:style-name="P8"><text:s text:c="46"/>closure-library/closure/goog/net/xhrio_test.html <text:s/>479 bytes <text:s text:c="9"/>[emitted] <text:s/></text:p>
      <text:p text:style-name="P8"><text:s text:c="49"/>closure-library/closure/goog/net/websocket.js <text:s text:c="3"/>17.1 kB <text:s text:c="9"/>[emitted] <text:s/></text:p>
      <text:p text:style-name="P8"><text:s text:c="44"/>closure-library/closure/goog/net/websocket_test.js <text:s text:c="3"/>11.7 kB <text:s text:c="9"/>[emitted] <text:s/></text:p>
      <text:p text:style-name="P8"><text:s text:c="48"/>closure-library/closure/goog/net/tmpnetwork.js <text:s text:c="3"/>5.21 kB <text:s text:c="9"/>[emitted] <text:s/></text:p>
      <text:p text:style-name="P8"><text:s text:c="42"/>closure-library/closure/goog/net/websocket_test.html <text:s/>487 bytes <text:s text:c="9"/>[emitted] <text:s/></text:p>
      <text:p text:style-name="P8"><text:s text:c="35"/>closure-library/closure/goog/net/testdata/jsloader_test4.js <text:s/>828 bytes <text:s text:c="9"/>[emitted] <text:s/></text:p>
      <text:p text:style-name="P8"><text:s text:c="35"/>closure-library/closure/goog/net/testdata/jsloader_test3.js <text:s/>828 bytes <text:s text:c="9"/>[emitted] <text:s/></text:p>
      <text:p text:style-name="P8"><text:s text:c="35"/>closure-library/closure/goog/net/testdata/jsloader_test2.js <text:s/>845 bytes <text:s text:c="9"/>[emitted] <text:s/></text:p>
      <text:p text:style-name="P8"><text:s text:c="35"/>closure-library/closure/goog/net/testdata/jsloader_test1.js <text:s/>821 bytes <text:s text:c="9"/>[emitted] <text:s/></text:p>
      <text:p text:style-name="P8"><text:s text:c="35"/>closure-library/closure/goog/net/streams/xhrstreamreader.js <text:s text:c="3"/>12.2 kB <text:s text:c="9"/>[emitted] <text:s/></text:p>
      <text:p text:style-name="P8"><text:s text:c="30"/>closure-library/closure/goog/net/streams/xhrstreamreader_test.js <text:s text:c="3"/>7.87 kB <text:s text:c="9"/>[emitted] <text:s/></text:p>
      <text:p text:style-name="P8"><text:s text:c="28"/>closure-library/closure/goog/net/streams/xhrstreamreader_test.html <text:s/>518 bytes <text:s text:c="9"/>[emitted] <text:s/></text:p>
      <text:p text:style-name="P8"><text:s text:c="29"/>closure-library/closure/goog/net/streams/xhrnodereadablestream.js <text:s text:c="3"/>6.22 kB <text:s text:c="9"/>[emitted] <text:s/></text:p>
      <text:p text:style-name="P8"><text:s text:c="22"/>closure-library/closure/goog/net/streams/xhrnodereadablestream_test.html <text:s/>530 bytes <text:s text:c="9"/>[emitted] <text:s/></text:p>
      <text:p text:style-name="P8"><text:s text:c="24"/>closure-library/closure/goog/net/streams/xhrnodereadablestream_test.js <text:s text:c="3"/>8.99 kB <text:s text:c="9"/>[emitted] <text:s/></text:p>
      <text:p text:style-name="P8"><text:s text:c="45"/>closure-library/closure/goog/net/streams/utils.js <text:s/>991 bytes <text:s text:c="9"/>[emitted] <text:s/></text:p>
      <text:p text:style-name="P8"><text:s text:c="38"/>closure-library/closure/goog/net/streams/streamparser.js <text:s text:c="3"/>2.05 kB <text:s text:c="9"/>[emitted] <text:s/></text:p>
      <text:p text:style-name="P8"><text:s text:c="48"/>closure-library/closure/goog/net/xhrio_test.js <text:s text:c="3"/>26.1 kB <text:s text:c="9"/>[emitted] <text:s/></text:p>
      <text:p text:style-name="P8"><text:s text:c="37"/>closure-library/closure/goog/net/streams/streamfactory.js <text:s text:c="4"/>2.6 kB <text:s text:c="9"/>[emitted] <text:s/></text:p>
      <text:p text:style-name="P8"><text:s text:c="31"/>closure-library/closure/goog/net/streams/pbstreamparser_test.js <text:s text:c="3"/>5.08 kB <text:s text:c="9"/>[emitted] <text:s/></text:p>
      <text:p text:style-name="P8"><text:s text:c="29"/>closure-library/closure/goog/net/streams/pbstreamparser_test.html <text:s/>745 bytes <text:s text:c="9"/>[emitted] <text:s/></text:p>
      <text:p text:style-name="P8"><text:s text:c="25"/>closure-library/closure/goog/net/streams/pbstreamparser_test_dom.html <text:s/>229 bytes <text:s text:c="9"/>[emitted] <text:s/></text:p>
      <text:p text:style-name="P8"><text:s text:c="32"/>closure-library/closure/goog/net/streams/pbjsonstreamparser.js <text:s text:c="3"/>7.82 kB <text:s text:c="9"/>[emitted] <text:s/></text:p>
      <text:p text:style-name="P8"><text:s text:c="27"/>closure-library/closure/goog/net/streams/pbjsonstreamparser_test.js <text:s text:c="3"/>5.34 kB <text:s text:c="9"/>[emitted] <text:s/></text:p>
      <text:p text:style-name="P8"><text:s text:c="25"/>closure-library/closure/goog/net/streams/pbjsonstreamparser_test.html <text:s/>524 bytes <text:s text:c="9"/>[emitted] <text:s/></text:p>
      <text:p text:style-name="P8"><text:s text:c="32"/>closure-library/closure/goog/net/streams/nodereadablestream.js <text:s text:c="3"/>3.78 kB <text:s text:c="9"/>[emitted] <text:s/></text:p>
      <text:p text:style-name="P8"><text:s text:c="34"/>closure-library/closure/goog/net/streams/jsonstreamparser.js <text:s text:c="3"/>18.2 kB <text:s text:c="9"/>[emitted] <text:s/></text:p>
      <text:p text:style-name="P8"><text:s text:c="29"/>closure-library/closure/goog/net/streams/jsonstreamparser_test.js <text:s text:c="4"/>7.3 kB <text:s text:c="9"/>[emitted] <text:s/></text:p>
      <text:p text:style-name="P8"><text:s text:c="27"/>closure-library/closure/goog/net/streams/jsonstreamparser_test.html <text:s/>749 bytes <text:s text:c="9"/>[emitted] <text:s/></text:p>
      <text:p text:style-name="P8"><text:s text:c="23"/>closure-library/closure/goog/net/streams/jsonstreamparser_test_dom.html <text:s/>229 bytes <text:s text:c="9"/>[emitted] <text:s/></text:p>
      <text:p text:style-name="P8"><text:s text:c="31"/>closure-library/closure/goog/net/streams/base64streamdecoder.js <text:s text:c="3"/>3.45 kB <text:s text:c="9"/>[emitted] <text:s/></text:p>
      <text:p text:style-name="P8"><text:s text:c="26"/>closure-library/closure/goog/net/streams/base64streamdecoder_test.js <text:s text:c="3"/>2.75 kB <text:s text:c="9"/>[emitted] <text:s/></text:p>
      <text:p text:style-name="P8"><text:s text:c="24"/>closure-library/closure/goog/net/streams/base64streamdecoder_test.html <text:s/>755 bytes <text:s text:c="9"/>[emitted] <text:s/></text:p>
      <text:p text:style-name="P8"><text:s text:c="20"/>closure-library/closure/goog/net/streams/base64streamdecoder_test_dom.html <text:s/>229 bytes <text:s text:c="9"/>[emitted] <text:s/></text:p>
      <text:p text:style-name="P8"><text:s text:c="30"/>closure-library/closure/goog/net/streams/base64pbstreamparser.js <text:s text:c="3"/>3.05 kB <text:s text:c="9"/>[emitted] <text:s/></text:p>
      <text:p text:style-name="P8"><text:s text:c="25"/>closure-library/closure/goog/net/streams/base64pbstreamparser_test.js <text:s text:c="3"/>4.96 kB <text:s text:c="9"/>[emitted] <text:s/></text:p>
      <text:p text:style-name="P8"><text:s text:c="23"/>closure-library/closure/goog/net/streams/base64pbstreamparser_test.html <text:s/>528 bytes <text:s text:c="9"/>[emitted] <text:s/></text:p>
      <text:p text:style-name="P8"><text:s text:c="46"/>closure-library/closure/goog/net/rpc/httpcors.js <text:s text:c="3"/>3.37 kB <text:s text:c="9"/>[emitted] <text:s/></text:p>
      <text:p text:style-name="P8"><text:s text:c="41"/>closure-library/closure/goog/net/rpc/httpcors_test.js <text:s text:c="3"/>3.76 kB <text:s text:c="9"/>[emitted] <text:s/></text:p>
      <text:p text:style-name="P8"><text:s text:c="39"/>closure-library/closure/goog/net/rpc/httpcors_test.html <text:s/>496 bytes <text:s text:c="9"/>[emitted] <text:s/></text:p>
      <text:p text:style-name="P8"><text:s text:c="45"/>closure-library/closure/goog/net/networktester.js <text:s text:c="3"/>9.54 kB <text:s text:c="9"/>[emitted] <text:s/></text:p>
      <text:p text:style-name="P8"><text:s text:c="40"/>closure-library/closure/goog/net/networktester_test.js <text:s text:c="3"/>6.87 kB <text:s text:c="9"/>[emitted] <text:s/></text:p>
      <text:p text:style-name="P8"><text:s text:c="38"/>closure-library/closure/goog/net/networktester_test.html <text:s/>495 bytes <text:s text:c="9"/>[emitted] <text:s/></text:p>
      <text:p text:style-name="P8"><text:s text:c="38"/>closure-library/closure/goog/net/networkstatusmonitor.js <text:s text:c="3"/>1.29 kB <text:s text:c="9"/>[emitted] <text:s/></text:p>
      <text:p text:style-name="P8"><text:s text:c="36"/>closure-library/closure/goog/net/multiiframeloadmonitor.js <text:s text:c="3"/>4.13 kB <text:s text:c="9"/>[emitted] <text:s/></text:p>
      <text:p text:style-name="P8"><text:s text:c="31"/>closure-library/closure/goog/net/multiiframeloadmonitor_test.js <text:s text:c="3"/>3.95 kB <text:s text:c="9"/>[emitted] <text:s/></text:p>
      <text:p text:style-name="P8"><text:s text:c="29"/>closure-library/closure/goog/net/multiiframeloadmonitor_test.html <text:s/>724 bytes <text:s text:c="9"/>[emitted] <text:s/></text:p>
      <text:p text:style-name="P8"><text:s text:c="25"/>closure-library/closure/goog/net/multiiframeloadmonitor_test_dom.html <text:s/>211 bytes <text:s text:c="9"/>[emitted] <text:s/></text:p>
      <text:p text:style-name="P8"><text:s text:c="46"/>closure-library/closure/goog/net/mockiframeio.js <text:s text:c="3"/>7.73 kB <text:s text:c="9"/>[emitted] <text:s/></text:p>
      <text:p text:style-name="P8"><text:s text:c="48"/>closure-library/closure/goog/net/jsonp_test.js <text:s text:c="5"/>11 kB <text:s text:c="9"/>[emitted] <text:s/></text:p>
      <text:p text:style-name="P8"><text:s text:c="46"/>closure-library/closure/goog/net/jsonp_test.html <text:s/>479 bytes <text:s text:c="9"/>[emitted] <text:s/></text:p>
      <text:p text:style-name="P8"><text:s text:c="50"/>closure-library/closure/goog/net/jsloader.js <text:s text:c="3"/>13.6 kB <text:s text:c="9"/>[emitted] <text:s/></text:p>
      <text:p text:style-name="P8"><text:s text:c="45"/>closure-library/closure/goog/net/jsloader_test.js <text:s text:c="3"/>5.77 kB <text:s text:c="9"/>[emitted] <text:s/></text:p>
      <text:p text:style-name="P8"><text:s text:c="53"/>closure-library/closure/goog/net/jsonp.js <text:s text:c="3"/>12.9 kB <text:s text:c="9"/>[emitted] <text:s/></text:p>
      <text:p text:style-name="P8"><text:s text:c="43"/>closure-library/closure/goog/net/jsloader_test.html <text:s/>485 bytes <text:s text:c="9"/>[emitted] <text:s/></text:p>
      <text:p text:style-name="P8"><text:s text:c="49"/>closure-library/closure/goog/net/ipaddress.js <text:s text:c="3"/>15.1 kB <text:s text:c="9"/>[emitted] <text:s/></text:p>
      <text:p text:style-name="P8"><text:s text:c="42"/>closure-library/closure/goog/net/ipaddress_test.html <text:s/>487 bytes <text:s text:c="9"/>[emitted] <text:s/></text:p>
      <text:p text:style-name="P8"><text:s text:c="44"/>closure-library/closure/goog/net/ipaddress_test.js <text:s text:c="3"/>11.2 kB <text:s text:c="9"/>[emitted] <text:s/></text:p>
      <text:p text:style-name="P8"><text:s text:c="47"/>closure-library/closure/goog/net/imageloader.js <text:s text:c="3"/>11.5 kB <text:s text:c="9"/>[emitted] <text:s/></text:p>
      <text:p text:style-name="P8"><text:s text:c="36"/>closure-library/closure/goog/net/streams/pbstreamparser.js <text:s text:c="3"/>8.03 kB <text:s text:c="9"/>[emitted] <text:s/></text:p>
      <text:p text:style-name="P8"><text:s text:c="37"/>closure-library/closure/goog/net/imageloader_testimg2.gif <text:s/>460 bytes <text:s text:c="9"/>[emitted] <text:s/></text:p>
      <text:p text:style-name="P8"><text:s text:c="37"/>closure-library/closure/goog/net/imageloader_testimg1.gif <text:s/>453 bytes <text:s text:c="9"/>[emitted] <text:s/></text:p>
      <text:p text:style-name="P8"><text:s text:c="42"/>closure-library/closure/goog/net/imageloader_test.js <text:s text:c="3"/>10.5 kB <text:s text:c="9"/>[emitted] <text:s/></text:p>
      <text:p text:style-name="P8"><text:s text:c="40"/>closure-library/closure/goog/net/imageloader_test.html <text:s/>491 bytes <text:s text:c="9"/>[emitted] <text:s/></text:p>
      <text:p text:style-name="P8"><text:s text:c="41"/>closure-library/closure/goog/net/iframeloadmonitor.js <text:s text:c="3"/>6.67 kB <text:s text:c="9"/>[emitted] <text:s/></text:p>
      <text:p text:style-name="P8"><text:s text:c="36"/>closure-library/closure/goog/net/iframeloadmonitor_test.js <text:s text:c="3"/>2.59 kB <text:s text:c="9"/>[emitted] <text:s/></text:p>
      <text:p text:style-name="P8"><text:s text:c="34"/>closure-library/closure/goog/net/iframeloadmonitor_test.html <text:s/>714 bytes <text:s text:c="9"/>[emitted] <text:s/></text:p>
      <text:p text:style-name="P8"><text:s text:c="27"/>closure-library/closure/goog/net/iframeloadmonitor_test_frame2.html <text:s/>291 bytes <text:s text:c="9"/>[emitted] <text:s/></text:p>
      <text:p text:style-name="P8"><text:s text:c="28"/>closure-library/closure/goog/net/iframeloadmonitor_test_frame.html <text:s/>291 bytes <text:s text:c="9"/>[emitted] <text:s/></text:p>
      <text:p text:style-name="P8"><text:s text:c="30"/>closure-library/closure/goog/net/iframeloadmonitor_test_dom.html <text:s/>211 bytes <text:s text:c="9"/>[emitted] <text:s/></text:p>
      <text:p text:style-name="P8"><text:s text:c="45"/>closure-library/closure/goog/net/iframeio_test.js <text:s text:c="3"/>9.24 kB <text:s text:c="9"/>[emitted] <text:s/></text:p>
      <text:p text:style-name="P8"><text:s text:c="50"/>closure-library/closure/goog/net/iframeio.js <text:s text:c="3"/>42.9 kB <text:s text:c="9"/>[emitted] <text:s/></text:p>
      <text:p text:style-name="P8"><text:soft-page-break/><text:s text:c="43"/>closure-library/closure/goog/net/iframeio_test.html <text:s text:c="3"/>5.41 kB <text:s text:c="9"/>[emitted] <text:s/></text:p>
      <text:p text:style-name="P8"><text:s text:c="39"/>closure-library/closure/goog/net/iframeio_test_dom.html <text:s text:c="3"/>5.02 kB <text:s text:c="9"/>[emitted] <text:s/></text:p>
      <text:p text:style-name="P8"><text:s text:c="29"/>closure-library/closure/goog/net/iframeio_different_base_test.txt <text:s text:c="2"/>86 bytes <text:s text:c="9"/>[emitted] <text:s/></text:p>
      <text:p text:style-name="P8"><text:s text:c="30"/>closure-library/closure/goog/net/iframeio_different_base_test.js <text:s text:c="3"/>1.49 kB <text:s text:c="9"/>[emitted] <text:s/></text:p>
      <text:p text:style-name="P8"><text:s text:c="28"/>closure-library/closure/goog/net/iframeio_different_base_test.html <text:s text:c="3"/>1.01 kB <text:s text:c="9"/>[emitted] <text:s/></text:p>
      <text:p text:style-name="P8"><text:s text:c="24"/>closure-library/closure/goog/net/iframeio_different_base_test_dom.html <text:s/>501 bytes <text:s text:c="9"/>[emitted] <text:s/></text:p>
      <text:p text:style-name="P8"><text:s text:c="44"/>closure-library/closure/goog/net/httpstatusname.js <text:s text:c="3"/>2.26 kB <text:s text:c="9"/>[emitted] <text:s/></text:p>
      <text:p text:style-name="P8"><text:s text:c="37"/>closure-library/closure/goog/net/imageloader_testimg3.gif <text:s text:c="3"/>13.4 kB <text:s text:c="9"/>[emitted] <text:s/></text:p>
      <text:p text:style-name="P8"><text:s text:c="48"/>closure-library/closure/goog/net/httpstatus.js <text:s text:c="3"/>3.21 kB <text:s text:c="9"/>[emitted] <text:s/></text:p>
      <text:p text:style-name="P8"><text:s text:c="44"/>closure-library/closure/goog/net/filedownloader.js <text:s text:c="3"/>24.7 kB <text:s text:c="9"/>[emitted] <text:s/></text:p>
      <text:p text:style-name="P8"><text:s text:c="37"/>closure-library/closure/goog/net/filedownloader_test.html <text:s/>497 bytes <text:s text:c="9"/>[emitted] <text:s/></text:p>
      <text:p text:style-name="P8"><text:s text:c="39"/>closure-library/closure/goog/net/fetchxmlhttpfactory.js <text:s text:c="4"/>9.1 kB <text:s text:c="9"/>[emitted] <text:s/></text:p>
      <text:p text:style-name="P8"><text:s text:c="34"/>closure-library/closure/goog/net/fetchxmlhttpfactory_test.js <text:s text:c="3"/>8.14 kB <text:s text:c="9"/>[emitted] <text:s/></text:p>
      <text:p text:style-name="P8"><text:s text:c="32"/>closure-library/closure/goog/net/fetchxmlhttpfactory_test.html <text:s/>507 bytes <text:s text:c="9"/>[emitted] <text:s/></text:p>
      <text:p text:style-name="P8"><text:s text:c="49"/>closure-library/closure/goog/net/eventtype.js <text:s text:c="3"/>1.28 kB <text:s text:c="9"/>[emitted] <text:s/></text:p>
      <text:p text:style-name="P8"><text:s text:c="49"/>closure-library/closure/goog/net/errorcode.js <text:s text:c="3"/>3.29 kB <text:s text:c="9"/>[emitted] <text:s/></text:p>
      <text:p text:style-name="P8"><text:s text:c="44"/>closure-library/closure/goog/net/crossdomainrpc.js <text:s text:c="3"/>28.7 kB <text:s text:c="9"/>[emitted] <text:s/></text:p>
      <text:p text:style-name="P8"><text:s text:c="38"/>closure-library/closure/goog/net/crossdomainrpc_test.gif <text:s text:c="3"/>0 bytes <text:s text:c="9"/>[emitted] <text:s/></text:p>
      <text:p text:style-name="P8"><text:s text:c="39"/>closure-library/closure/goog/net/filedownloader_test.js <text:s text:c="3"/>11.9 kB <text:s text:c="9"/>[emitted] <text:s/></text:p>
      <text:p text:style-name="P8"><text:s text:c="39"/>closure-library/closure/goog/net/crossdomainrpc_test.js <text:s text:c="3"/>3.68 kB <text:s text:c="9"/>[emitted] <text:s/></text:p>
      <text:p text:style-name="P8"><text:s text:c="38"/>closure-library/closure/goog/net/crossdomainrpc_test.css <text:s/>191 bytes <text:s text:c="9"/>[emitted] <text:s/></text:p>
      <text:p text:style-name="P8"><text:s text:c="28"/>closure-library/closure/goog/net/crossdomainrpc_test_response.html <text:s text:c="3"/>1.65 kB <text:s text:c="9"/>[emitted] <text:s/></text:p>
      <text:p text:style-name="P8"><text:s text:c="33"/>closure-library/closure/goog/net/crossdomainrpc_test_dom.html <text:s/>753 bytes <text:s text:c="9"/>[emitted] <text:s/></text:p>
      <text:p text:style-name="P8"><text:s text:c="40"/>closure-library/closure/goog/net/corsxmlhttpfactory.js <text:s text:c="3"/>8.08 kB <text:s text:c="9"/>[emitted] <text:s/></text:p>
      <text:p text:style-name="P8"><text:s text:c="35"/>closure-library/closure/goog/net/corsxmlhttpfactory_test.js <text:s text:c="3"/>1.66 kB <text:s text:c="9"/>[emitted] <text:s/></text:p>
      <text:p text:style-name="P8"><text:s text:c="37"/>closure-library/closure/goog/net/crossdomainrpc_test.html <text:s text:c="3"/>1.21 kB <text:s text:c="9"/>[emitted] <text:s/></text:p>
      <text:p text:style-name="P8"><text:s text:c="33"/>closure-library/closure/goog/net/corsxmlhttpfactory_test.html <text:s/>505 bytes <text:s text:c="9"/>[emitted] <text:s/></text:p>
      <text:p text:style-name="P8"><text:s text:c="51"/>closure-library/closure/goog/net/cookies.js <text:s text:c="3"/>11.3 kB <text:s text:c="9"/>[emitted] <text:s/></text:p>
      <text:p text:style-name="P8"><text:s text:c="44"/>closure-library/closure/goog/net/cookies_test.html <text:s/>483 bytes <text:s text:c="9"/>[emitted] <text:s/></text:p>
      <text:p text:style-name="P8"><text:s text:c="44"/>closure-library/closure/goog/net/channelrequest.js <text:s text:c="3"/>39.7 kB <text:s text:c="9"/>[emitted] <text:s/></text:p>
      <text:p text:style-name="P8"><text:s text:c="39"/>closure-library/closure/goog/net/channelrequest_test.js <text:s text:c="3"/>8.88 kB <text:s text:c="9"/>[emitted] <text:s/></text:p>
      <text:p text:style-name="P8"><text:s text:c="37"/>closure-library/closure/goog/net/channelrequest_test.html <text:s/>497 bytes <text:s text:c="9"/>[emitted] <text:s/></text:p>
      <text:p text:style-name="P8"><text:s text:c="46"/>closure-library/closure/goog/net/channeldebug.js <text:s text:c="3"/>8.32 kB <text:s text:c="9"/>[emitted] <text:s/></text:p>
      <text:p text:style-name="P8"><text:s text:c="42"/>closure-library/closure/goog/net/bulkloaderhelper.js <text:s text:c="3"/>2.88 kB <text:s text:c="9"/>[emitted] <text:s/></text:p>
      <text:p text:style-name="P8"><text:s text:c="48"/>closure-library/closure/goog/net/bulkloader.js <text:s text:c="3"/>4.85 kB <text:s text:c="9"/>[emitted] <text:s/></text:p>
      <text:p text:style-name="P8"><text:s text:c="43"/>closure-library/closure/goog/net/bulkloader_test.js <text:s text:c="3"/>6.77 kB <text:s text:c="9"/>[emitted] <text:s/></text:p>
      <text:p text:style-name="P8"><text:s text:c="41"/>closure-library/closure/goog/net/bulkloader_test.html <text:s/>489 bytes <text:s text:c="9"/>[emitted] <text:s/></text:p>
      <text:p text:style-name="P8"><text:s text:c="40"/>closure-library/closure/goog/net/browsertestchannel.js <text:s text:c="5"/>20 kB <text:s text:c="9"/>[emitted] <text:s/></text:p>
      <text:p text:style-name="P8"><text:s text:c="44"/>closure-library/closure/goog/net/browserchannel.js <text:s text:c="3"/>83.6 kB <text:s text:c="9"/>[emitted] <text:s/></text:p>
      <text:p text:style-name="P8"><text:s text:c="39"/>closure-library/closure/goog/net/browserchannel_test.js <text:s text:c="3"/>39.3 kB <text:s text:c="9"/>[emitted] <text:s/></text:p>
      <text:p text:style-name="P8"><text:s text:c="37"/>closure-library/closure/goog/net/browserchannel_test.html <text:s/>726 bytes <text:s text:c="9"/>[emitted] <text:s/></text:p>
      <text:p text:style-name="P8"><text:s text:c="33"/>closure-library/closure/goog/net/browserchannel_test_dom.html <text:s/>229 bytes <text:s text:c="9"/>[emitted] <text:s/></text:p>
      <text:p text:style-name="P8"><text:s text:c="46"/>closure-library/closure/goog/net/cookies_test.js <text:s text:c="3"/>7.55 kB <text:s text:c="9"/>[emitted] <text:s/></text:p>
      <text:p text:style-name="P8"><text:s text:c="40"/>closure-library/closure/goog/module/testdata/modB_1.js <text:s text:c="3"/>1.05 kB <text:s text:c="9"/>[emitted] <text:s/></text:p>
      <text:p text:style-name="P8"><text:s text:c="40"/>closure-library/closure/goog/module/testdata/modA_1.js <text:s/>886 bytes <text:s text:c="9"/>[emitted] <text:s/></text:p>
      <text:p text:style-name="P8"><text:s text:c="42"/>closure-library/closure/goog/module/modulemanager.js <text:s text:c="3"/>44.4 kB <text:s text:c="9"/>[emitted] <text:s/></text:p>
      <text:p text:style-name="P8"><text:s text:c="37"/>closure-library/closure/goog/module/modulemanager_test.js <text:s text:c="3"/>64.2 kB <text:s text:c="9"/>[emitted] <text:s/></text:p>
      <text:p text:style-name="P8"><text:s text:c="35"/>closure-library/closure/goog/module/modulemanager_test.html <text:s/>501 bytes <text:s text:c="9"/>[emitted] <text:s/></text:p>
      <text:p text:style-name="P8"><text:s text:c="43"/>closure-library/closure/goog/module/moduleloader.js <text:s text:c="3"/>15.9 kB <text:s text:c="9"/>[emitted] <text:s/></text:p>
      <text:p text:style-name="P8"><text:s text:c="38"/>closure-library/closure/goog/module/moduleloader_test.js <text:s text:c="3"/>16.4 kB <text:s text:c="9"/>[emitted] <text:s/></text:p>
      <text:p text:style-name="P8"><text:s text:c="36"/>closure-library/closure/goog/module/moduleloader_test.html <text:s/>742 bytes <text:s text:c="9"/>[emitted] <text:s/></text:p>
      <text:p text:style-name="P8"><text:s text:c="32"/>closure-library/closure/goog/module/moduleloader_test_dom.html <text:s/>243 bytes <text:s text:c="9"/>[emitted] <text:s/></text:p>
      <text:p text:style-name="P8"><text:s text:c="37"/>closure-library/closure/goog/module/moduleloadcallback.js <text:s text:c="3"/>2.43 kB <text:s text:c="9"/>[emitted] <text:s/></text:p>
      <text:p text:style-name="P8"><text:s text:c="32"/>closure-library/closure/goog/module/moduleloadcallback_test.js <text:s text:c="3"/>1.92 kB <text:s text:c="9"/>[emitted] <text:s/></text:p>
      <text:p text:style-name="P8"><text:s text:c="30"/>closure-library/closure/goog/module/moduleloadcallback_test.html <text:s/>511 bytes <text:s text:c="9"/>[emitted] <text:s/></text:p>
      <text:p text:style-name="P8"><text:s text:c="45"/>closure-library/closure/goog/module/moduleinfo.js <text:s text:c="3"/>10.3 kB <text:s text:c="9"/>[emitted] <text:s/></text:p>
      <text:p text:style-name="P8"><text:s text:c="40"/>closure-library/closure/goog/module/moduleinfo_test.js <text:s text:c="3"/>3.81 kB <text:s text:c="9"/>[emitted] <text:s/></text:p>
      <text:p text:style-name="P8"><text:s text:c="38"/>closure-library/closure/goog/module/moduleinfo_test.html <text:s/>495 bytes <text:s text:c="9"/>[emitted] <text:s/></text:p>
      <text:p text:style-name="P8"><text:s text:c="49"/>closure-library/closure/goog/module/module.js <text:s text:c="3"/>1.23 kB <text:s text:c="9"/>[emitted] <text:s/></text:p>
      <text:p text:style-name="P8"><text:s text:c="49"/>closure-library/closure/goog/module/loader.js <text:s text:c="3"/>12.1 kB <text:s text:c="9"/>[emitted] <text:s/></text:p>
      <text:p text:style-name="P8"><text:s text:c="45"/>closure-library/closure/goog/module/basemodule.js <text:s text:c="3"/>1.43 kB <text:s text:c="9"/>[emitted] <text:s/></text:p>
      <text:p text:style-name="P8"><text:s text:c="35"/>closure-library/closure/goog/module/abstractmoduleloader.js <text:s text:c="3"/>1.93 kB <text:s text:c="9"/>[emitted] <text:s/></text:p>
      <text:p text:style-name="P8"><text:s text:c="24"/>closure-library/closure/goog/messaging/testdata/portnetwork_worker2.js <text:s/>982 bytes <text:s text:c="9"/>[emitted] <text:s/></text:p>
      <text:p text:style-name="P8"><text:s text:c="24"/>closure-library/closure/goog/messaging/testdata/portnetwork_worker1.js <text:s/>974 bytes <text:s text:c="9"/>[emitted] <text:s/></text:p>
      <text:p text:style-name="P8"><text:s text:c="24"/>closure-library/closure/goog/messaging/testdata/portnetwork_inner.html <text:s/>827 bytes <text:s text:c="9"/>[emitted] <text:s/></text:p>
      <text:p text:style-name="P8"><text:s text:c="11"/>closure-library/closure/goog/messaging/testdata/portchannel_wrong_origin_inner.html <text:s/>593 bytes <text:s text:c="9"/>[emitted] <text:s/></text:p>
      <text:p text:style-name="P8"><text:s text:c="25"/>closure-library/closure/goog/messaging/testdata/portchannel_worker.js <text:s text:c="3"/>1.12 kB <text:s text:c="9"/>[emitted] <text:s/></text:p>
      <text:p text:style-name="P8"><text:s text:c="24"/>closure-library/closure/goog/messaging/testdata/portchannel_inner.html <text:s/>644 bytes <text:s text:c="9"/>[emitted] <text:s/></text:p>
      <text:p text:style-name="P8"><text:s text:c="35"/>closure-library/closure/goog/messaging/respondingchannel.js <text:s text:c="3"/>7.05 kB <text:s text:c="9"/>[emitted] <text:s/></text:p>
      <text:p text:style-name="P8"><text:s text:c="30"/>closure-library/closure/goog/messaging/respondingchannel_test.js <text:s text:c="3"/>4.42 kB <text:s text:c="9"/>[emitted] <text:s/></text:p>
      <text:p text:style-name="P8"><text:s text:c="40"/>closure-library/closure/goog/messaging/portoperator.js <text:s text:c="3"/>6.41 kB <text:s text:c="9"/>[emitted] <text:s/></text:p>
      <text:p text:style-name="P8"><text:s text:c="28"/>closure-library/closure/goog/messaging/respondingchannel_test.html <text:s/>515 bytes <text:s text:c="9"/>[emitted] <text:s/></text:p>
      <text:p text:style-name="P8"><text:s text:c="35"/>closure-library/closure/goog/messaging/portoperator_test.js <text:s text:c="3"/>3.61 kB <text:s text:c="9"/>[emitted] <text:s/></text:p>
      <text:p text:style-name="P8"><text:s text:c="41"/>closure-library/closure/goog/messaging/portnetwork.js <text:s text:c="3"/>2.86 kB <text:s text:c="9"/>[emitted] <text:s/></text:p>
      <text:p text:style-name="P8"><text:s text:c="33"/>closure-library/closure/goog/messaging/portoperator_test.html <text:s/>505 bytes <text:s text:c="9"/>[emitted] <text:s/></text:p>
      <text:p text:style-name="P8"><text:s text:c="36"/>closure-library/closure/goog/messaging/portnetwork_test.js <text:s text:c="3"/>2.56 kB <text:s text:c="9"/>[emitted] <text:s/></text:p>
      <text:p text:style-name="P8"><text:s text:c="30"/>closure-library/closure/goog/messaging/portnetwork_test_dom.html <text:s/>284 bytes <text:s text:c="9"/>[emitted] <text:s/></text:p>
      <text:p text:style-name="P8"><text:s text:c="34"/>closure-library/closure/goog/messaging/portnetwork_test.html <text:s/>787 bytes <text:s text:c="9"/>[emitted] <text:s/></text:p>
      <text:p text:style-name="P8"><text:s text:c="41"/>closure-library/closure/goog/messaging/portchannel.js <text:s text:c="5"/>15 kB <text:s text:c="9"/>[emitted] <text:s/></text:p>
      <text:p text:style-name="P8"><text:s text:c="36"/>closure-library/closure/goog/messaging/portchannel_test.js <text:s text:c="3"/>12.9 kB <text:s text:c="9"/>[emitted] <text:s/></text:p>
      <text:p text:style-name="P8"><text:s text:c="40"/>closure-library/closure/goog/module/testdata/modA_2.js <text:s/>989 bytes <text:s text:c="9"/>[emitted] <text:s/></text:p>
      <text:p text:style-name="P8"><text:s text:c="34"/>closure-library/closure/goog/messaging/portchannel_test.html <text:s/>707 bytes <text:s text:c="9"/>[emitted] <text:s/></text:p>
      <text:p text:style-name="P8"><text:s text:c="37"/>closure-library/closure/goog/messaging/portcaller_test.js <text:s text:c="3"/>1.77 kB <text:s text:c="9"/>[emitted] <text:s/></text:p>
      <text:p text:style-name="P8"><text:s text:c="42"/>closure-library/closure/goog/messaging/portcaller.js <text:s text:c="3"/>5.85 kB <text:s text:c="9"/>[emitted] <text:s/></text:p>
      <text:p text:style-name="P8"><text:s text:c="35"/>closure-library/closure/goog/messaging/portcaller_test.html <text:s/>501 bytes <text:s text:c="9"/>[emitted] <text:s/></text:p>
      <text:p text:style-name="P8"><text:s text:c="40"/>closure-library/closure/goog/messaging/multichannel.js <text:s text:c="3"/>8.63 kB <text:s text:c="9"/>[emitted] <text:s/></text:p>
      <text:p text:style-name="P8"><text:s text:c="35"/>closure-library/closure/goog/messaging/multichannel_test.js <text:s text:c="3"/>3.68 kB <text:s text:c="9"/>[emitted] <text:s/></text:p>
      <text:p text:style-name="P8"><text:s text:c="33"/>closure-library/closure/goog/messaging/multichannel_test.html <text:s/>505 bytes <text:s text:c="9"/>[emitted] <text:s/></text:p>
      <text:p text:style-name="P8"><text:s text:c="43"/>closure-library/closure/goog/messaging/messaging.js <text:s text:c="3"/>1.15 kB <text:s text:c="9"/>[emitted] <text:s/></text:p>
      <text:p text:style-name="P8"><text:s text:c="38"/>closure-library/closure/goog/messaging/messaging_test.js <text:s text:c="3"/>1.38 kB <text:s text:c="9"/>[emitted] <text:s/></text:p>
      <text:p text:style-name="P8"><text:s text:c="36"/>closure-library/closure/goog/messaging/messaging_test.html <text:s/>533 bytes <text:s text:c="9"/>[emitted] <text:s/></text:p>
      <text:p text:style-name="P8"><text:s text:c="38"/>closure-library/closure/goog/messaging/messagechannel.js <text:s text:c="3"/>4.66 kB <text:s text:c="9"/>[emitted] <text:s/></text:p>
      <text:p text:style-name="P8"><text:s text:c="40"/>closure-library/closure/goog/messaging/loggerserver.js <text:s text:c="3"/>3.16 kB <text:s text:c="9"/>[emitted] <text:s/></text:p>
      <text:p text:style-name="P8"><text:s text:c="35"/>closure-library/closure/goog/messaging/loggerserver_test.js <text:s text:c="3"/>3.31 kB <text:s text:c="9"/>[emitted] <text:s/></text:p>
      <text:p text:style-name="P8"><text:s text:c="33"/>closure-library/closure/goog/messaging/loggerserver_test.html <text:s/>505 bytes <text:s text:c="9"/>[emitted] <text:s/></text:p>
      <text:p text:style-name="P8"><text:s text:c="40"/>closure-library/closure/goog/messaging/loggerclient.js <text:s text:c="3"/>4.26 kB <text:s text:c="9"/>[emitted] <text:s/></text:p>
      <text:p text:style-name="P8"><text:s text:c="35"/>closure-library/closure/goog/messaging/loggerclient_test.js <text:s text:c="3"/>3.11 kB <text:s text:c="9"/>[emitted] <text:s/></text:p>
      <text:p text:style-name="P8"><text:s text:c="33"/>closure-library/closure/goog/messaging/loggerclient_test.html <text:s/>505 bytes <text:s text:c="9"/>[emitted] <text:s/></text:p>
      <text:p text:style-name="P8"><text:s text:c="37"/>closure-library/closure/goog/messaging/deferredchannel.js <text:s text:c="3"/>2.88 kB <text:s text:c="9"/>[emitted] <text:s/></text:p>
      <text:p text:style-name="P8"><text:s text:c="32"/>closure-library/closure/goog/messaging/deferredchannel_test.js <text:s text:c="3"/>3.52 kB <text:s text:c="9"/>[emitted] <text:s/></text:p>
      <text:p text:style-name="P8"><text:s text:c="30"/>closure-library/closure/goog/messaging/deferredchannel_test.html <text:s/>511 bytes <text:s text:c="9"/>[emitted] <text:s/></text:p>
      <text:p text:style-name="P8"><text:s text:c="37"/>closure-library/closure/goog/messaging/bufferedchannel.js <text:s text:c="4"/>8.2 kB <text:s text:c="9"/>[emitted] <text:s/></text:p>
      <text:p text:style-name="P8"><text:s text:c="32"/>closure-library/closure/goog/messaging/bufferedchannel_test.js <text:s text:c="3"/>10.5 kB <text:s text:c="9"/>[emitted] <text:s/></text:p>
      <text:p text:style-name="P8"><text:s text:c="30"/>closure-library/closure/goog/messaging/bufferedchannel_test.html <text:s/>940 bytes <text:s text:c="9"/>[emitted] <text:s/></text:p>
      <text:p text:style-name="P8"><text:s text:c="30"/>closure-library/closure/goog/messaging/portchannel_test_dom.html <text:s/>204 bytes <text:s text:c="9"/>[emitted] <text:s/></text:p>
      <text:p text:style-name="P8"><text:soft-page-break/><text:s text:c="26"/>closure-library/closure/goog/messaging/bufferedchannel_test_dom.html <text:s/>429 bytes <text:s text:c="9"/>[emitted] <text:s/></text:p>
      <text:p text:style-name="P8"><text:s text:c="37"/>closure-library/closure/goog/messaging/abstractchannel.js <text:s text:c="3"/>6.39 kB <text:s text:c="9"/>[emitted] <text:s/></text:p>
      <text:p text:style-name="P8"><text:s text:c="32"/>closure-library/closure/goog/messaging/abstractchannel_test.js <text:s text:c="3"/>2.47 kB <text:s text:c="9"/>[emitted] <text:s/></text:p>
      <text:p text:style-name="P8"><text:s text:c="47"/>closure-library/closure/goog/memoize/memoize.js <text:s text:c="3"/>3.83 kB <text:s text:c="9"/>[emitted] <text:s/></text:p>
      <text:p text:style-name="P8"><text:s text:c="42"/>closure-library/closure/goog/memoize/memoize_test.js <text:s text:c="3"/>4.75 kB <text:s text:c="9"/>[emitted] <text:s/></text:p>
      <text:p text:style-name="P8"><text:s text:c="40"/>closure-library/closure/goog/memoize/memoize_test.html <text:s/>475 bytes <text:s text:c="9"/>[emitted] <text:s/></text:p>
      <text:p text:style-name="P8"><text:s text:c="53"/>closure-library/closure/goog/math/vec3.js <text:s text:c="3"/>7.77 kB <text:s text:c="9"/>[emitted] <text:s/></text:p>
      <text:p text:style-name="P8"><text:s text:c="30"/>closure-library/closure/goog/messaging/abstractchannel_test.html <text:s/>511 bytes <text:s text:c="9"/>[emitted] <text:s/></text:p>
      <text:p text:style-name="P8"><text:s text:c="48"/>closure-library/closure/goog/math/vec3_test.js <text:s text:c="3"/>5.17 kB <text:s text:c="9"/>[emitted] <text:s/></text:p>
      <text:p text:style-name="P8"><text:s text:c="53"/>closure-library/closure/goog/math/vec2.js <text:s text:c="3"/>8.09 kB <text:s text:c="9"/>[emitted] <text:s/></text:p>
      <text:p text:style-name="P8"><text:s text:c="46"/>closure-library/closure/goog/math/vec3_test.html <text:s/>479 bytes <text:s text:c="9"/>[emitted] <text:s/></text:p>
      <text:p text:style-name="P8"><text:s text:c="46"/>closure-library/closure/goog/math/vec2_test.html <text:s/>479 bytes <text:s text:c="9"/>[emitted] <text:s/></text:p>
      <text:p text:style-name="P8"><text:s text:c="53"/>closure-library/closure/goog/math/tdma.js <text:s text:c="4"/>2.7 kB <text:s text:c="9"/>[emitted] <text:s/></text:p>
      <text:p text:style-name="P8"><text:s text:c="48"/>closure-library/closure/goog/math/tdma_test.js <text:s text:c="3"/>1.13 kB <text:s text:c="9"/>[emitted] <text:s/></text:p>
      <text:p text:style-name="P8"><text:s text:c="46"/>closure-library/closure/goog/math/tdma_test.html <text:s/>479 bytes <text:s text:c="9"/>[emitted] <text:s/></text:p>
      <text:p text:style-name="P8"><text:s text:c="53"/>closure-library/closure/goog/math/size.js <text:s text:c="3"/>6.05 kB <text:s text:c="9"/>[emitted] <text:s/></text:p>
      <text:p text:style-name="P8"><text:s text:c="48"/>closure-library/closure/goog/math/size_test.js <text:s text:c="3"/>5.38 kB <text:s text:c="9"/>[emitted] <text:s/></text:p>
      <text:p text:style-name="P8"><text:s text:c="53"/>closure-library/closure/goog/math/rect.js <text:s text:c="3"/>14.5 kB <text:s text:c="9"/>[emitted] <text:s/></text:p>
      <text:p text:style-name="P8"><text:s text:c="46"/>closure-library/closure/goog/math/size_test.html <text:s/>479 bytes <text:s text:c="9"/>[emitted] <text:s/></text:p>
      <text:p text:style-name="P8"><text:s text:c="48"/>closure-library/closure/goog/math/rect_test.js <text:s text:c="3"/>16.3 kB <text:s text:c="9"/>[emitted] <text:s/></text:p>
      <text:p text:style-name="P8"><text:s text:c="46"/>closure-library/closure/goog/math/rect_test.html <text:s/>479 bytes <text:s text:c="9"/>[emitted] <text:s/></text:p>
      <text:p text:style-name="P8"><text:s text:c="44"/>closure-library/closure/goog/math/rangeset_test.js <text:s text:c="3"/>18.5 kB <text:s text:c="9"/>[emitted] <text:s/></text:p>
      <text:p text:style-name="P8"><text:s text:c="49"/>closure-library/closure/goog/math/rangeset.js <text:s text:c="3"/>9.45 kB <text:s text:c="9"/>[emitted] <text:s/></text:p>
      <text:p text:style-name="P8"><text:s text:c="42"/>closure-library/closure/goog/math/rangeset_test.html <text:s/>487 bytes <text:s text:c="9"/>[emitted] <text:s/></text:p>
      <text:p text:style-name="P8"><text:s text:c="52"/>closure-library/closure/goog/math/range.js <text:s text:c="3"/>4.89 kB <text:s text:c="9"/>[emitted] <text:s/></text:p>
      <text:p text:style-name="P8"><text:s text:c="47"/>closure-library/closure/goog/math/range_test.js <text:s text:c="3"/>4.57 kB <text:s text:c="9"/>[emitted] <text:s/></text:p>
      <text:p text:style-name="P8"><text:s text:c="52"/>closure-library/closure/goog/math/paths.js <text:s text:c="3"/>2.72 kB <text:s text:c="9"/>[emitted] <text:s/></text:p>
      <text:p text:style-name="P8"><text:s text:c="47"/>closure-library/closure/goog/math/paths_test.js <text:s text:c="3"/>1.58 kB <text:s text:c="9"/>[emitted] <text:s/></text:p>
      <text:p text:style-name="P8"><text:s text:c="45"/>closure-library/closure/goog/math/range_test.html <text:s/>481 bytes <text:s text:c="9"/>[emitted] <text:s/></text:p>
      <text:p text:style-name="P8"><text:s text:c="45"/>closure-library/closure/goog/math/paths_test.html <text:s/>481 bytes <text:s text:c="9"/>[emitted] <text:s/></text:p>
      <text:p text:style-name="P8"><text:s text:c="53"/>closure-library/closure/goog/math/path.js <text:s text:c="3"/>18.5 kB <text:s text:c="9"/>[emitted] <text:s/></text:p>
      <text:p text:style-name="P8"><text:s text:c="48"/>closure-library/closure/goog/math/path_test.js <text:s text:c="3"/>14.9 kB <text:s text:c="9"/>[emitted] <text:s/></text:p>
      <text:p text:style-name="P8"><text:s text:c="46"/>closure-library/closure/goog/math/path_test.html <text:s/>479 bytes <text:s text:c="9"/>[emitted] <text:s/></text:p>
      <text:p text:style-name="P8"><text:s text:c="51"/>closure-library/closure/goog/math/matrix.js <text:s text:c="3"/>21.4 kB <text:s text:c="9"/>[emitted] <text:s/></text:p>
      <text:p text:style-name="P8"><text:s text:c="44"/>closure-library/closure/goog/math/matrix_test.html <text:s/>483 bytes <text:s text:c="9"/>[emitted] <text:s/></text:p>
      <text:p text:style-name="P8"><text:s text:c="48"/>closure-library/closure/goog/math/vec2_test.js <text:s text:c="3"/>5.77 kB <text:s text:c="9"/>[emitted] <text:s/></text:p>
      <text:p text:style-name="P8"><text:s text:c="53"/>closure-library/closure/goog/math/math.js <text:s text:c="3"/>14.6 kB <text:s text:c="9"/>[emitted] <text:s/></text:p>
      <text:p text:style-name="P8"><text:s text:c="48"/>closure-library/closure/goog/math/math_test.js <text:s text:c="3"/>13.2 kB <text:s text:c="9"/>[emitted] <text:s/></text:p>
      <text:p text:style-name="P8"><text:s text:c="46"/>closure-library/closure/goog/math/math_test.html <text:s/>469 bytes <text:s text:c="9"/>[emitted] <text:s/></text:p>
      <text:p text:style-name="P8"><text:s text:c="53"/>closure-library/closure/goog/math/long.js <text:s text:c="3"/>30.2 kB <text:s text:c="9"/>[emitted] <text:s/></text:p>
      <text:p text:style-name="P8"><text:s text:c="46"/>closure-library/closure/goog/math/long_test.html <text:s/>479 bytes <text:s text:c="9"/>[emitted] <text:s/></text:p>
      <text:p text:style-name="P8"><text:s text:c="48"/>closure-library/closure/goog/math/long_test.js <text:s text:c="4"/>103 kB <text:s text:c="9"/>[emitted] <text:s/></text:p>
      <text:p text:style-name="P8"><text:s text:c="53"/>closure-library/closure/goog/math/line.js <text:s text:c="3"/>5.32 kB <text:s text:c="9"/>[emitted] <text:s/></text:p>
      <text:p text:style-name="P8"><text:s text:c="52"/>closure-library/closure/goog/math/irect.js <text:s text:c="4"/>1.2 kB <text:s text:c="9"/>[emitted] <text:s/></text:p>
      <text:p text:style-name="P8"><text:s text:c="48"/>closure-library/closure/goog/math/line_test.js <text:s text:c="3"/>1.96 kB <text:s text:c="9"/>[emitted] <text:s/></text:p>
      <text:p text:style-name="P8"><text:s text:c="46"/>closure-library/closure/goog/math/line_test.html <text:s/>479 bytes <text:s text:c="9"/>[emitted] <text:s/></text:p>
      <text:p text:style-name="P8"><text:s text:c="37"/>closure-library/closure/goog/math/interpolator/spline1.js <text:s text:c="3"/>6.42 kB <text:s text:c="9"/>[emitted] <text:s/></text:p>
      <text:p text:style-name="P8"><text:s text:c="32"/>closure-library/closure/goog/math/interpolator/spline1_test.js <text:s text:c="3"/>3.22 kB <text:s text:c="9"/>[emitted] <text:s/></text:p>
      <text:p text:style-name="P8"><text:s text:c="30"/>closure-library/closure/goog/math/interpolator/spline1_test.html <text:s/>514 bytes <text:s text:c="9"/>[emitted] <text:s/></text:p>
      <text:p text:style-name="P8"><text:s text:c="38"/>closure-library/closure/goog/math/interpolator/pchip1.js <text:s text:c="4"/>2.7 kB <text:s text:c="9"/>[emitted] <text:s/></text:p>
      <text:p text:style-name="P8"><text:s text:c="33"/>closure-library/closure/goog/math/interpolator/pchip1_test.js <text:s text:c="3"/>2.34 kB <text:s text:c="9"/>[emitted] <text:s/></text:p>
      <text:p text:style-name="P8"><text:s text:c="31"/>closure-library/closure/goog/math/interpolator/pchip1_test.html <text:s/>512 bytes <text:s text:c="9"/>[emitted] <text:s/></text:p>
      <text:p text:style-name="P8"><text:s text:c="37"/>closure-library/closure/goog/math/interpolator/linear1.js <text:s text:c="3"/>2.22 kB <text:s text:c="9"/>[emitted] <text:s/></text:p>
      <text:p text:style-name="P8"><text:s text:c="32"/>closure-library/closure/goog/math/interpolator/linear1_test.js <text:s text:c="3"/>2.66 kB <text:s text:c="9"/>[emitted] <text:s/></text:p>
      <text:p text:style-name="P8"><text:s text:c="30"/>closure-library/closure/goog/math/interpolator/linear1_test.html <text:s/>514 bytes <text:s text:c="9"/>[emitted] <text:s/></text:p>
      <text:p text:style-name="P8"><text:s text:c="31"/>closure-library/closure/goog/math/interpolator/interpolator1.js <text:s text:c="3"/>2.47 kB <text:s text:c="9"/>[emitted] <text:s/></text:p>
      <text:p text:style-name="P8"><text:s text:c="50"/>closure-library/closure/goog/math/integer.js <text:s text:c="3"/>24.6 kB <text:s text:c="9"/>[emitted] <text:s/></text:p>
      <text:p text:style-name="P8"><text:s text:c="45"/>closure-library/closure/goog/math/integer_test.js <text:s text:c="4"/>106 kB <text:s text:c="9"/>[emitted] <text:s/></text:p>
      <text:p text:style-name="P8"><text:s text:c="43"/>closure-library/closure/goog/math/integer_test.html <text:s/>485 bytes <text:s text:c="9"/>[emitted] <text:s/></text:p>
      <text:p text:style-name="P8"><text:s text:c="39"/>closure-library/closure/goog/math/exponentialbackoff.js <text:s text:c="3"/>5.54 kB <text:s text:c="9"/>[emitted] <text:s/></text:p>
      <text:p text:style-name="P8"><text:s text:c="34"/>closure-library/closure/goog/math/exponentialbackoff_test.js <text:s text:c="3"/>7.05 kB <text:s text:c="9"/>[emitted] <text:s/></text:p>
      <text:p text:style-name="P8"><text:s text:c="32"/>closure-library/closure/goog/math/exponentialbackoff_test.html <text:s/>507 bytes <text:s text:c="9"/>[emitted] <text:s/></text:p>
      <text:p text:style-name="P8"><text:s text:c="46"/>closure-library/closure/goog/math/coordinate3.js <text:s text:c="3"/>4.67 kB <text:s text:c="9"/>[emitted] <text:s/></text:p>
      <text:p text:style-name="P8"><text:s text:c="41"/>closure-library/closure/goog/math/coordinate3_test.js <text:s text:c="3"/>5.82 kB <text:s text:c="9"/>[emitted] <text:s/></text:p>
      <text:p text:style-name="P8"><text:s text:c="39"/>closure-library/closure/goog/math/coordinate3_test.html <text:s/>493 bytes <text:s text:c="9"/>[emitted] <text:s/></text:p>
      <text:p text:style-name="P8"><text:s text:c="47"/>closure-library/closure/goog/math/coordinate.js <text:s text:c="3"/>8.27 kB <text:s text:c="9"/>[emitted] <text:s/></text:p>
      <text:p text:style-name="P8"><text:s text:c="42"/>closure-library/closure/goog/math/coordinate_test.js <text:s text:c="3"/>5.89 kB <text:s text:c="9"/>[emitted] <text:s/></text:p>
      <text:p text:style-name="P8"><text:s text:c="40"/>closure-library/closure/goog/math/coordinate_test.html <text:s/>491 bytes <text:s text:c="9"/>[emitted] <text:s/></text:p>
      <text:p text:style-name="P8"><text:s text:c="54"/>closure-library/closure/goog/math/box.js <text:s text:c="3"/>11.2 kB <text:s text:c="9"/>[emitted] <text:s/></text:p>
      <text:p text:style-name="P8"><text:s text:c="49"/>closure-library/closure/goog/math/box_test.js <text:s text:c="3"/>13.7 kB <text:s text:c="9"/>[emitted] <text:s/></text:p>
      <text:p text:style-name="P8"><text:s text:c="46"/>closure-library/closure/goog/math/matrix_test.js <text:s text:c="5"/>14 kB <text:s text:c="9"/>[emitted] <text:s/></text:p>
      <text:p text:style-name="P8"><text:s text:c="47"/>closure-library/closure/goog/math/box_test.html <text:s/>477 bytes <text:s text:c="9"/>[emitted] <text:s/></text:p>
      <text:p text:style-name="P8"><text:s text:c="46"/>closure-library/closure/goog/math/bezier_test.js <text:s text:c="3"/>4.83 kB <text:s text:c="9"/>[emitted] <text:s/></text:p>
      <text:p text:style-name="P8"><text:s text:c="44"/>closure-library/closure/goog/math/bezier_test.html <text:s/>483 bytes <text:s text:c="9"/>[emitted] <text:s/></text:p>
      <text:p text:style-name="P8"><text:s text:c="42"/>closure-library/closure/goog/math/affinetransform.js <text:s text:c="3"/>17.4 kB <text:s text:c="9"/>[emitted] <text:s/></text:p>
      <text:p text:style-name="P8"><text:s text:c="51"/>closure-library/closure/goog/math/bezier.js <text:s text:c="3"/>9.07 kB <text:s text:c="9"/>[emitted] <text:s/></text:p>
      <text:p text:style-name="P8"><text:s text:c="37"/>closure-library/closure/goog/math/affinetransform_test.js <text:s text:c="3"/>12.3 kB <text:s text:c="9"/>[emitted] <text:s/></text:p>
      <text:p text:style-name="P8"><text:s text:c="35"/>closure-library/closure/goog/math/affinetransform_test.html <text:s/>501 bytes <text:s text:c="9"/>[emitted] <text:s/></text:p>
      <text:p text:style-name="P8"><text:s text:c="55"/>closure-library/closure/goog/log/log.js <text:s text:c="3"/>6.03 kB <text:s text:c="9"/>[emitted] <text:s/></text:p>
      <text:p text:style-name="P8"><text:s text:c="48"/>closure-library/closure/goog/log/log_test.html <text:s/>467 bytes <text:s text:c="9"/>[emitted] <text:s/></text:p>
      <text:p text:style-name="P8"><text:s text:c="43"/>closure-library/closure/goog/locale/timezonelist.js <text:s text:c="3"/>4.67 kB <text:s text:c="9"/>[emitted] <text:s/></text:p>
      <text:p text:style-name="P8"><text:s text:c="38"/>closure-library/closure/goog/locale/timezonelist_test.js <text:s text:c="3"/>5.33 kB <text:s text:c="9"/>[emitted] <text:s/></text:p>
      <text:p text:style-name="P8"><text:s text:c="36"/>closure-library/closure/goog/locale/timezonelist_test.html <text:s/>499 bytes <text:s text:c="9"/>[emitted] <text:s/></text:p>
      <text:p text:style-name="P8"><text:s text:c="36"/>closure-library/closure/goog/locale/timezonefingerprint.js <text:s text:c="3"/>12.8 kB <text:s text:c="9"/>[emitted] <text:s/></text:p>
      <text:p text:style-name="P8"><text:s text:c="33"/>closure-library/closure/goog/locale/timezonedetection_test.js <text:s text:c="3"/>4.15 kB <text:s text:c="9"/>[emitted] <text:s/></text:p>
      <text:p text:style-name="P8"><text:s text:c="31"/>closure-library/closure/goog/locale/timezonedetection_test.html <text:s/>509 bytes <text:s text:c="9"/>[emitted] <text:s/></text:p>
      <text:p text:style-name="P8"><text:s text:c="38"/>closure-library/closure/goog/locale/scriptToLanguages.js <text:s text:c="3"/>6.31 kB <text:s text:c="9"/>[emitted] <text:s/></text:p>
      <text:p text:style-name="P8"><text:s text:c="38"/>closure-library/closure/goog/locale/timezonedetection.js <text:s text:c="4"/>4.1 kB <text:s text:c="9"/>[emitted] <text:s/></text:p>
      <text:p text:style-name="P8"><text:s text:c="36"/>closure-library/closure/goog/locale/nativenameconstants.js <text:s text:c="5"/>44 kB <text:s text:c="9"/>[emitted] <text:s/></text:p>
      <text:p text:style-name="P8"><text:s text:c="35"/>closure-library/closure/goog/locale/genericfontnamesdata.js <text:s text:c="3"/>6.97 kB <text:s text:c="9"/>[emitted] <text:s/></text:p>
      <text:p text:style-name="P8"><text:s text:c="49"/>closure-library/closure/goog/locale/locale.js <text:s text:c="3"/>14.6 kB <text:s text:c="9"/>[emitted] <text:s/></text:p>
      <text:p text:style-name="P8"><text:s text:c="39"/>closure-library/closure/goog/locale/genericfontnames.js <text:s text:c="3"/>2.51 kB <text:s text:c="9"/>[emitted] <text:s/></text:p>
      <text:p text:style-name="P8"><text:s text:c="34"/>closure-library/closure/goog/locale/genericfontnames_test.js <text:s text:c="3"/>3.89 kB <text:s text:c="9"/>[emitted] <text:s/></text:p>
      <text:p text:style-name="P8"><text:s text:c="32"/>closure-library/closure/goog/locale/genericfontnames_test.html <text:s/>507 bytes <text:s text:c="9"/>[emitted] <text:s/></text:p>
      <text:p text:style-name="P8"><text:s text:c="30"/>closure-library/closure/goog/locale/countrylanguagenames_test.js <text:s text:c="3"/>7.36 kB <text:s text:c="9"/>[emitted] <text:s/></text:p>
      <text:p text:style-name="P8"><text:s text:c="29"/>closure-library/closure/goog/locale/defaultlocalenameconstants.js <text:s text:c="3"/>20.4 kB <text:s text:c="9"/>[emitted] <text:s/></text:p>
      <text:p text:style-name="P8"><text:s text:c="28"/>closure-library/closure/goog/locale/countrylanguagenames_test.html <text:s/>515 bytes <text:s text:c="9"/>[emitted] <text:s/></text:p>
      <text:p text:style-name="P8"><text:s text:c="46"/>closure-library/closure/goog/locale/countries.js <text:s text:c="3"/>6.68 kB <text:s text:c="9"/>[emitted] <text:s/></text:p>
      <text:p text:style-name="P8"><text:s text:c="39"/>closure-library/closure/goog/labs/useragent/verifier.js <text:s text:c="3"/>3.83 kB <text:s text:c="9"/>[emitted] <text:s/></text:p>
      <text:p text:style-name="P8"><text:s text:c="34"/>closure-library/closure/goog/labs/useragent/verifier_test.js <text:s text:c="3"/>1.79 kB <text:s text:c="9"/>[emitted] <text:s/></text:p>
      <text:p text:style-name="P8"><text:s text:c="32"/>closure-library/closure/goog/labs/useragent/verifier_test.html <text:s/>510 bytes <text:s text:c="9"/>[emitted] <text:s/></text:p>
      <text:p text:style-name="P8"><text:s text:c="43"/>closure-library/closure/goog/labs/useragent/util.js <text:s text:c="3"/>4.31 kB <text:s text:c="9"/>[emitted] <text:s/></text:p>
      <text:p text:style-name="P8"><text:s text:c="50"/>closure-library/closure/goog/log/log_test.js <text:s text:c="3"/>5.92 kB <text:s text:c="9"/>[emitted] <text:s/></text:p>
      <text:p text:style-name="P8"><text:s text:c="38"/>closure-library/closure/goog/labs/useragent/util_test.js <text:s text:c="3"/>3.83 kB <text:s text:c="9"/>[emitted] <text:s/></text:p>
      <text:p text:style-name="P8"><text:s text:c="36"/>closure-library/closure/goog/labs/useragent/test_agents.js <text:s text:c="3"/>12.3 kB <text:s text:c="9"/>[emitted] <text:s/></text:p>
      <text:p text:style-name="P8"><text:soft-page-break/><text:s text:c="39"/>closure-library/closure/goog/labs/useragent/platform.js <text:s text:c="3"/>4.96 kB <text:s text:c="9"/>[emitted] <text:s/></text:p>
      <text:p text:style-name="P8"><text:s text:c="34"/>closure-library/closure/goog/labs/useragent/platform_test.js <text:s text:c="3"/>8.65 kB <text:s text:c="9"/>[emitted] <text:s/></text:p>
      <text:p text:style-name="P8"><text:s text:c="32"/>closure-library/closure/goog/labs/useragent/platform_test.html <text:s/>510 bytes <text:s text:c="9"/>[emitted] <text:s/></text:p>
      <text:p text:style-name="P8"><text:s text:c="41"/>closure-library/closure/goog/labs/useragent/engine.js <text:s text:c="4"/>4.7 kB <text:s text:c="9"/>[emitted] <text:s/></text:p>
      <text:p text:style-name="P8"><text:s text:c="36"/>closure-library/closure/goog/labs/useragent/engine_test.js <text:s text:c="3"/>6.63 kB <text:s text:c="9"/>[emitted] <text:s/></text:p>
      <text:p text:style-name="P8"><text:s text:c="34"/>closure-library/closure/goog/labs/useragent/engine_test.html <text:s/>506 bytes <text:s text:c="9"/>[emitted] <text:s/></text:p>
      <text:p text:style-name="P8"><text:s text:c="41"/>closure-library/closure/goog/labs/useragent/device.js <text:s text:c="3"/>2.38 kB <text:s text:c="9"/>[emitted] <text:s/></text:p>
      <text:p text:style-name="P8"><text:s text:c="36"/>closure-library/closure/goog/labs/useragent/device_test.js <text:s text:c="3"/>2.69 kB <text:s text:c="9"/>[emitted] <text:s/></text:p>
      <text:p text:style-name="P8"><text:s text:c="34"/>closure-library/closure/goog/labs/useragent/device_test.html <text:s/>506 bytes <text:s text:c="9"/>[emitted] <text:s/></text:p>
      <text:p text:style-name="P8"><text:s text:c="40"/>closure-library/closure/goog/labs/useragent/browser.js <text:s text:c="3"/>10.6 kB <text:s text:c="9"/>[emitted] <text:s/></text:p>
      <text:p text:style-name="P8"><text:s text:c="35"/>closure-library/closure/goog/labs/useragent/browser_test.js <text:s text:c="3"/>11.3 kB <text:s text:c="9"/>[emitted] <text:s/></text:p>
      <text:p text:style-name="P8"><text:s text:c="33"/>closure-library/closure/goog/labs/useragent/browser_test.html <text:s/>508 bytes <text:s text:c="9"/>[emitted] <text:s/></text:p>
      <text:p text:style-name="P8"><text:s text:c="36"/>closure-library/closure/goog/labs/testing/stringmatcher.js <text:s text:c="3"/>9.55 kB <text:s text:c="9"/>[emitted] <text:s/></text:p>
      <text:p text:style-name="P8"><text:s text:c="31"/>closure-library/closure/goog/labs/testing/stringmatcher_test.js <text:s text:c="3"/>3.58 kB <text:s text:c="9"/>[emitted] <text:s/></text:p>
      <text:p text:style-name="P8"><text:s text:c="29"/>closure-library/closure/goog/labs/testing/stringmatcher_test.html <text:s/>516 bytes <text:s text:c="9"/>[emitted] <text:s/></text:p>
      <text:p text:style-name="P8"><text:s text:c="36"/>closure-library/closure/goog/labs/testing/objectmatcher.js <text:s text:c="3"/>7.15 kB <text:s text:c="9"/>[emitted] <text:s/></text:p>
      <text:p text:style-name="P8"><text:s text:c="31"/>closure-library/closure/goog/labs/testing/objectmatcher_test.js <text:s text:c="3"/>3.51 kB <text:s text:c="9"/>[emitted] <text:s/></text:p>
      <text:p text:style-name="P8"><text:s text:c="29"/>closure-library/closure/goog/labs/testing/objectmatcher_test.html <text:s/>516 bytes <text:s text:c="9"/>[emitted] <text:s/></text:p>
      <text:p text:style-name="P8"><text:s text:c="36"/>closure-library/closure/goog/labs/testing/numbermatcher.js <text:s text:c="3"/>8.04 kB <text:s text:c="9"/>[emitted] <text:s/></text:p>
      <text:p text:style-name="P8"><text:s text:c="31"/>closure-library/closure/goog/labs/testing/numbermatcher_test.js <text:s text:c="3"/>2.73 kB <text:s text:c="9"/>[emitted] <text:s/></text:p>
      <text:p text:style-name="P8"><text:s text:c="42"/>closure-library/closure/goog/labs/testing/matcher.js <text:s text:c="3"/>2.29 kB <text:s text:c="9"/>[emitted] <text:s/></text:p>
      <text:p text:style-name="P8"><text:s text:c="29"/>closure-library/closure/goog/labs/testing/numbermatcher_test.html <text:s/>516 bytes <text:s text:c="9"/>[emitted] <text:s/></text:p>
      <text:p text:style-name="P8"><text:s text:c="37"/>closure-library/closure/goog/labs/testing/logicmatcher.js <text:s text:c="3"/>5.09 kB <text:s text:c="9"/>[emitted] <text:s/></text:p>
      <text:p text:style-name="P8"><text:s text:c="32"/>closure-library/closure/goog/labs/testing/logicmatcher_test.js <text:s text:c="3"/>2.13 kB <text:s text:c="9"/>[emitted] <text:s/></text:p>
      <text:p text:style-name="P8"><text:s text:c="30"/>closure-library/closure/goog/labs/testing/logicmatcher_test.html <text:s/>514 bytes <text:s text:c="9"/>[emitted] <text:s/></text:p>
      <text:p text:style-name="P8"><text:s text:c="36"/>closure-library/closure/goog/labs/useragent/util_test.html <text:s/>502 bytes <text:s text:c="9"/>[emitted] <text:s/></text:p>
      <text:p text:style-name="P8"><text:s text:c="37"/>closure-library/closure/goog/labs/testing/json_fuzzing.js <text:s text:c="3"/>7.79 kB <text:s text:c="9"/>[emitted] <text:s/></text:p>
      <text:p text:style-name="P8"><text:s text:c="32"/>closure-library/closure/goog/labs/testing/json_fuzzing_test.js <text:s text:c="3"/>1.19 kB <text:s text:c="9"/>[emitted] <text:s/></text:p>
      <text:p text:style-name="P8"><text:s text:c="30"/>closure-library/closure/goog/labs/testing/json_fuzzing_test.html <text:s/>512 bytes <text:s text:c="9"/>[emitted] <text:s/></text:p>
      <text:p text:style-name="P8"><text:s text:c="27"/>closure-library/closure/goog/labs/testing/environment_usage_test.js <text:s text:c="3"/>1.14 kB <text:s text:c="9"/>[emitted] <text:s/></text:p>
      <text:p text:style-name="P8"><text:s text:c="25"/>closure-library/closure/goog/labs/testing/environment_usage_test.html <text:s/>522 bytes <text:s text:c="9"/>[emitted] <text:s/></text:p>
      <text:p text:style-name="P8"><text:s text:c="33"/>closure-library/closure/goog/labs/testing/environment_test.js <text:s text:c="3"/>10.3 kB <text:s text:c="9"/>[emitted] <text:s/></text:p>
      <text:p text:style-name="P8"><text:s text:c="31"/>closure-library/closure/goog/labs/testing/environment_test.html <text:s/>512 bytes <text:s text:c="9"/>[emitted] <text:s/></text:p>
      <text:p text:style-name="P8"><text:s text:c="27"/>closure-library/closure/goog/labs/testing/dictionarymatcher_test.js <text:s text:c="3"/>2.29 kB <text:s text:c="9"/>[emitted] <text:s/></text:p>
      <text:p text:style-name="P8"><text:s text:c="32"/>closure-library/closure/goog/labs/testing/dictionarymatcher.js <text:s text:c="3"/>6.33 kB <text:s text:c="9"/>[emitted] <text:s/></text:p>
      <text:p text:style-name="P8"><text:s text:c="25"/>closure-library/closure/goog/labs/testing/dictionarymatcher_test.html <text:s/>524 bytes <text:s text:c="9"/>[emitted] <text:s/></text:p>
      <text:p text:style-name="P8"><text:s text:c="33"/>closure-library/closure/goog/labs/testing/decoratormatcher.js <text:s text:c="3"/>2.33 kB <text:s text:c="9"/>[emitted] <text:s/></text:p>
      <text:p text:style-name="P8"><text:s text:c="28"/>closure-library/closure/goog/labs/testing/decoratormatcher_test.js <text:s text:c="3"/>1.59 kB <text:s text:c="9"/>[emitted] <text:s/></text:p>
      <text:p text:style-name="P8"><text:s text:c="26"/>closure-library/closure/goog/labs/testing/decoratormatcher_test.html <text:s/>522 bytes <text:s text:c="9"/>[emitted] <text:s/></text:p>
      <text:p text:style-name="P8"><text:s text:c="39"/>closure-library/closure/goog/labs/testing/assertthat.js <text:s text:c="3"/>1.96 kB <text:s text:c="9"/>[emitted] <text:s/></text:p>
      <text:p text:style-name="P8"><text:s text:c="34"/>closure-library/closure/goog/labs/testing/assertthat_test.js <text:s text:c="3"/>2.55 kB <text:s text:c="9"/>[emitted] <text:s/></text:p>
      <text:p text:style-name="P8"><text:s text:c="32"/>closure-library/closure/goog/labs/style/pixeldensitymonitor.js <text:s text:c="4"/>5.5 kB <text:s text:c="9"/>[emitted] <text:s/></text:p>
      <text:p text:style-name="P8"><text:s text:c="25"/>closure-library/closure/goog/labs/style/pixeldensitymonitor_test.html <text:s/>524 bytes <text:s text:c="9"/>[emitted] <text:s/></text:p>
      <text:p text:style-name="P8"><text:s text:c="27"/>closure-library/closure/goog/labs/style/pixeldensitymonitor_test.js <text:s text:c="3"/>4.25 kB <text:s text:c="9"/>[emitted] <text:s/></text:p>
      <text:p text:style-name="P8"><text:s text:c="41"/>closure-library/closure/goog/labs/structs/multimap.js <text:s text:c="3"/>7.19 kB <text:s text:c="9"/>[emitted] <text:s/></text:p>
      <text:p text:style-name="P8"><text:s text:c="32"/>closure-library/closure/goog/labs/testing/assertthat_test.html <text:s/>510 bytes <text:s text:c="9"/>[emitted] <text:s/></text:p>
      <text:p text:style-name="P8"><text:s text:c="36"/>closure-library/closure/goog/labs/structs/multimap_test.js <text:s text:c="3"/>8.01 kB <text:s text:c="9"/>[emitted] <text:s/></text:p>
      <text:p text:style-name="P8"><text:s text:c="41"/>closure-library/closure/goog/labs/structs/map_test.js <text:s text:c="3"/>11.2 kB <text:s text:c="9"/>[emitted] <text:s/></text:p>
      <text:p text:style-name="P8"><text:s text:c="34"/>closure-library/closure/goog/labs/structs/multimap_test.html <text:s/>506 bytes <text:s text:c="9"/>[emitted] <text:s/></text:p>
      <text:p text:style-name="P8"><text:s text:c="46"/>closure-library/closure/goog/labs/structs/map.js <text:s text:c="4"/>9.1 kB <text:s text:c="9"/>[emitted] <text:s/></text:p>
      <text:p text:style-name="P8"><text:s text:c="39"/>closure-library/closure/goog/labs/structs/map_test.html <text:s/>496 bytes <text:s text:c="9"/>[emitted] <text:s/></text:p>
      <text:p text:style-name="P8"><text:s text:c="41"/>closure-library/closure/goog/labs/structs/map_perf.js <text:s text:c="3"/>5.87 kB <text:s text:c="9"/>[emitted] <text:s/></text:p>
      <text:p text:style-name="P8"><text:s text:c="24"/>closure-library/closure/goog/labs/storage/boundedcollectablestorage.js <text:s text:c="3"/>8.73 kB <text:s text:c="9"/>[emitted] <text:s/></text:p>
      <text:p text:style-name="P8"><text:s text:c="38"/>closure-library/closure/goog/labs/testing/environment.js <text:s text:c="3"/>11.7 kB <text:s text:c="9"/>[emitted] <text:s/></text:p>
      <text:p text:style-name="P8"><text:s text:c="17"/>closure-library/closure/goog/labs/storage/boundedcollectablestorage_test.html <text:s/>540 bytes <text:s text:c="9"/>[emitted] <text:s/></text:p>
      <text:p text:style-name="P8"><text:s text:c="35"/>closure-library/closure/goog/labs/pubsub/broadcastpubsub.js <text:s text:c="3"/>19.9 kB <text:s text:c="9"/>[emitted] <text:s/></text:p>
      <text:p text:style-name="P8"><text:s text:c="28"/>closure-library/closure/goog/labs/pubsub/broadcastpubsub_test.html <text:s/>518 bytes <text:s text:c="9"/>[emitted] <text:s/></text:p>
      <text:p text:style-name="P8"><text:s text:c="30"/>closure-library/closure/goog/labs/pubsub/broadcastpubsub_test.js <text:s text:c="3"/>34.3 kB <text:s text:c="9"/>[emitted] <text:s/></text:p>
      <text:p text:style-name="P8"><text:s text:c="19"/>closure-library/closure/goog/labs/storage/boundedcollectablestorage_test.js <text:s text:c="3"/>2.77 kB <text:s text:c="9"/>[emitted] <text:s/></text:p>
      <text:p text:style-name="P8"><text:s text:c="42"/>closure-library/closure/goog/labs/promise/promise.js <text:s text:c="4"/>3.2 kB <text:s text:c="9"/>[emitted] <text:s/></text:p>
      <text:p text:style-name="P8"><text:s text:c="35"/>closure-library/closure/goog/labs/promise/promise_test.html <text:s/>488 bytes <text:s text:c="9"/>[emitted] <text:s/></text:p>
      <text:p text:style-name="P8"><text:s text:c="50"/>closure-library/closure/goog/labs/net/xhr.js <text:s text:c="3"/>16.8 kB <text:s text:c="9"/>[emitted] <text:s/></text:p>
      <text:p text:style-name="P8"><text:s text:c="43"/>closure-library/closure/goog/labs/net/xhr_test.html <text:s/>488 bytes <text:s text:c="9"/>[emitted] <text:s/></text:p>
      <text:p text:style-name="P8"><text:s text:c="45"/>closure-library/closure/goog/labs/net/xhr_test.js <text:s text:c="3"/>16.6 kB <text:s text:c="9"/>[emitted] <text:s/></text:p>
      <text:p text:style-name="P8"><text:s text:c="27"/>closure-library/closure/goog/labs/net/webchanneltransportfactory.js <text:s text:c="4"/>1.4 kB <text:s text:c="9"/>[emitted] <text:s/></text:p>
      <text:p text:style-name="P8"><text:s text:c="37"/>closure-library/closure/goog/labs/promise/promise_test.js <text:s text:c="3"/>8.31 kB <text:s text:c="9"/>[emitted] <text:s/></text:p>
      <text:p text:style-name="P8"><text:s text:c="34"/>closure-library/closure/goog/labs/net/webchanneltransport.js <text:s text:c="3"/>2.78 kB <text:s text:c="9"/>[emitted] <text:s/></text:p>
      <text:p text:style-name="P8"><text:s text:c="36"/>closure-library/closure/goog/labs/net/webchannel/wirev8.js <text:s text:c="4"/>4.3 kB <text:s text:c="9"/>[emitted] <text:s/></text:p>
      <text:p text:style-name="P8"><text:s text:c="31"/>closure-library/closure/goog/labs/net/webchannel/wirev8_test.js <text:s text:c="3"/>2.27 kB <text:s text:c="9"/>[emitted] <text:s/></text:p>
      <text:p text:style-name="P8"><text:s text:c="25"/>closure-library/closure/goog/labs/net/webchannel/wirev8_test_dom.html <text:s/>229 bytes <text:s text:c="9"/>[emitted] <text:s/></text:p>
      <text:p text:style-name="P8"><text:s text:c="38"/>closure-library/closure/goog/labs/net/webchannel/wire.js <text:s text:c="3"/>1.91 kB <text:s text:c="9"/>[emitted] <text:s/></text:p>
      <text:p text:style-name="P8"><text:s text:c="27"/>closure-library/closure/goog/labs/net/webchannel/webchanneldebug.js <text:s text:c="3"/>6.82 kB <text:s text:c="9"/>[emitted] <text:s/></text:p>
      <text:p text:style-name="P8"><text:s text:c="19"/>closure-library/closure/goog/labs/net/webchannel/webchannelbasetransport.js <text:s text:c="3"/>12.7 kB <text:s text:c="9"/>[emitted] <text:s/></text:p>
      <text:p text:style-name="P8"><text:s text:c="14"/>closure-library/closure/goog/labs/net/webchannel/webchannelbasetransport_test.js <text:s text:c="3"/>10.5 kB <text:s text:c="9"/>[emitted] <text:s/></text:p>
      <text:p text:style-name="P8"><text:s text:c="12"/>closure-library/closure/goog/labs/net/webchannel/webchannelbasetransport_test.html <text:s/>782 bytes <text:s text:c="9"/>[emitted] <text:s/></text:p>
      <text:p text:style-name="P8"><text:s text:c="28"/>closure-library/closure/goog/labs/net/webchannel/webchannelbase.js <text:s text:c="3"/>68.2 kB <text:s text:c="9"/>[emitted] <text:s/></text:p>
      <text:p text:style-name="P8"><text:s text:c="8"/>closure-library/closure/goog/labs/net/webchannel/webchannelbasetransport_test_dom.html <text:s/>229 bytes <text:s text:c="9"/>[emitted] <text:s/></text:p>
      <text:p text:style-name="P8"><text:s text:c="23"/>closure-library/closure/goog/labs/net/webchannel/webchannelbase_test.js <text:s text:c="3"/>40.9 kB <text:s text:c="9"/>[emitted] <text:s/></text:p>
      <text:p text:style-name="P8"><text:s text:c="17"/>closure-library/closure/goog/labs/net/webchannel/webchannelbase_test_dom.html <text:s/>229 bytes <text:s text:c="9"/>[emitted] <text:s/></text:p>
      <text:p text:style-name="P8"><text:s text:c="21"/>closure-library/closure/goog/labs/net/webchannel/webchannelbase_test.html <text:s/>764 bytes <text:s text:c="9"/>[emitted] <text:s/></text:p>
      <text:p text:style-name="P8"><text:s text:c="30"/>closure-library/closure/goog/labs/net/webchannel/requeststats.js <text:s text:c="3"/>10.2 kB <text:s text:c="9"/>[emitted] <text:s/></text:p>
      <text:p text:style-name="P8"><text:s text:c="17"/>closure-library/closure/goog/labs/net/webchannel/forwardchannelrequestpool.js <text:s text:c="3"/>6.83 kB <text:s text:c="9"/>[emitted] <text:s/></text:p>
      <text:p text:style-name="P8"><text:s text:c="34"/>closure-library/closure/goog/labs/net/webchannel/netutils.js <text:s text:c="3"/>5.06 kB <text:s text:c="9"/>[emitted] <text:s/></text:p>
      <text:p text:style-name="P8"><text:s text:c="12"/>closure-library/closure/goog/labs/net/webchannel/forwardchannelrequestpool_test.js <text:s text:c="3"/>3.69 kB <text:s text:c="9"/>[emitted] <text:s/></text:p>
      <text:p text:style-name="P8"><text:s text:c="6"/>closure-library/closure/goog/labs/net/webchannel/forwardchannelrequestpool_test_dom.html <text:s/>229 bytes <text:s text:c="9"/>[emitted] <text:s/></text:p>
      <text:p text:style-name="P8"><text:s text:c="10"/>closure-library/closure/goog/labs/net/webchannel/forwardchannelrequestpool_test.html <text:s/>786 bytes <text:s text:c="9"/>[emitted] <text:s/></text:p>
      <text:p text:style-name="P8"><text:s text:c="27"/>closure-library/closure/goog/labs/net/webchannel/connectionstate.js <text:s text:c="3"/>1.29 kB <text:s text:c="9"/>[emitted] <text:s/></text:p>
      <text:p text:style-name="P8"><text:s text:c="28"/>closure-library/closure/goog/labs/net/webchannel/channelrequest.js <text:s text:c="5"/>31 kB <text:s text:c="9"/>[emitted] <text:s/></text:p>
      <text:p text:style-name="P8"><text:s text:c="23"/>closure-library/closure/goog/labs/net/webchannel/channelrequest_test.js <text:s text:c="3"/>8.64 kB <text:s text:c="9"/>[emitted] <text:s/></text:p>
      <text:p text:style-name="P8"><text:s text:c="17"/>closure-library/closure/goog/labs/net/webchannel/channelrequest_test_dom.html <text:s/>229 bytes <text:s text:c="9"/>[emitted] <text:s/></text:p>
      <text:p text:style-name="P8"><text:s text:c="21"/>closure-library/closure/goog/labs/net/webchannel/channelrequest_test.html <text:s/>764 bytes <text:s text:c="9"/>[emitted] <text:s/></text:p>
      <text:p text:style-name="P8"><text:s text:c="35"/>closure-library/closure/goog/labs/net/webchannel/channel.js <text:s text:c="3"/>6.76 kB <text:s text:c="9"/>[emitted] <text:s/></text:p>
      <text:p text:style-name="P8"><text:s text:c="43"/>closure-library/closure/goog/labs/net/webchannel.js <text:s text:c="3"/>18.3 kB <text:s text:c="9"/>[emitted] <text:s/></text:p>
      <text:p text:style-name="P8"><text:s text:c="27"/>closure-library/closure/goog/labs/net/webchannel/basetestchannel.js <text:s text:c="3"/>15.3 kB <text:s text:c="9"/>[emitted] <text:s/></text:p>
      <text:p text:style-name="P8"><text:s text:c="29"/>closure-library/closure/goog/labs/net/webchannel/wirev8_test.html <text:s/>748 bytes <text:s text:c="9"/>[emitted] <text:s/></text:p>
      <text:p text:style-name="P8"><text:s text:c="29"/>closure-library/closure/goog/labs/net/testdata/xhr_test_json.data <text:s text:c="2"/>38 bytes <text:s text:c="9"/>[emitted] <text:s/></text:p>
      <text:p text:style-name="P8"><text:s text:c="35"/>closure-library/closure/goog/labs/net/testdata/cleardot.gif <text:s text:c="2"/>43 bytes <text:s text:c="9"/>[emitted] <text:s/></text:p>
      <text:p text:style-name="P8"><text:s text:c="43"/>closure-library/closure/goog/labs/net/image_test.js <text:s text:c="3"/>2.21 kB <text:s text:c="9"/>[emitted] <text:s/></text:p>
      <text:p text:style-name="P8"><text:s text:c="48"/>closure-library/closure/goog/labs/net/image.js <text:s text:c="3"/>3.48 kB <text:s text:c="9"/>[emitted] <text:s/></text:p>
      <text:p text:style-name="P8"><text:s text:c="41"/>closure-library/closure/goog/labs/net/image_test.html <text:s/>492 bytes <text:s text:c="9"/>[emitted] <text:s/></text:p>
      <text:p text:style-name="P8"><text:s text:c="36"/>closure-library/closure/goog/labs/mock/verificationmode.js <text:s text:c="3"/>6.61 kB <text:s text:c="9"/>[emitted] <text:s/></text:p>
      <text:p text:style-name="P8"><text:s text:c="29"/>closure-library/closure/goog/labs/mock/verificationmode_test.html <text:s/>516 bytes <text:s text:c="9"/>[emitted] <text:s/></text:p>
      <text:p text:style-name="P8"><text:s text:c="31"/>closure-library/closure/goog/labs/mock/verificationmode_test.js <text:s text:c="3"/>2.78 kB <text:s text:c="9"/>[emitted] <text:s/></text:p>
      <text:p text:style-name="P8"><text:s text:c="48"/>closure-library/closure/goog/labs/mock/mock.js <text:s text:c="3"/>29.1 kB <text:s text:c="9"/>[emitted] <text:s/></text:p>
      <text:p text:style-name="P8"><text:s text:c="41"/>closure-library/closure/goog/labs/mock/mock_test.html <text:s/>482 bytes <text:s text:c="9"/>[emitted] <text:s/></text:p>
      <text:p text:style-name="P8"><text:soft-page-break/><text:s text:c="43"/>closure-library/closure/goog/labs/mock/mock_test.js <text:s text:c="5"/>20 kB <text:s text:c="9"/>[emitted] <text:s/></text:p>
      <text:p text:style-name="P8"><text:s text:c="35"/>closure-library/closure/goog/labs/iterable/iterable_test.js <text:s text:c="3"/>3.44 kB <text:s text:c="9"/>[emitted] <text:s/></text:p>
      <text:p text:style-name="P8"><text:s text:c="40"/>closure-library/closure/goog/labs/iterable/iterable.js <text:s text:c="4"/>3.6 kB <text:s text:c="9"/>[emitted] <text:s/></text:p>
      <text:p text:style-name="P8"><text:s text:c="33"/>closure-library/closure/goog/labs/iterable/iterable_test.html <text:s/>490 bytes <text:s text:c="9"/>[emitted] <text:s/></text:p>
      <text:p text:style-name="P8"><text:s text:c="38"/>closure-library/closure/goog/labs/i18n/listsymbolsext.js <text:s text:c="4"/>254 kB <text:s text:c="9"/>[emitted] <text:s/></text:p>
      <text:p text:style-name="P8"><text:s text:c="42"/>closure-library/closure/goog/labs/i18n/listformat.js <text:s text:c="3"/>8.92 kB <text:s text:c="9"/>[emitted] <text:s/></text:p>
      <text:p text:style-name="P8"><text:s text:c="41"/>closure-library/closure/goog/labs/i18n/listsymbols.js <text:s text:c="3"/>44.3 kB <text:s text:c="9"/>[emitted] <text:s/></text:p>
      <text:p text:style-name="P8"><text:s text:c="29"/>closure-library/closure/goog/labs/net/testdata/xhr_test_text.data <text:s text:c="2"/>15 bytes <text:s text:c="9"/>[emitted] <text:s/></text:p>
      <text:p text:style-name="P8"><text:s text:c="35"/>closure-library/closure/goog/labs/i18n/listformat_test.html <text:s/>504 bytes <text:s text:c="9"/>[emitted] <text:s/></text:p>
      <text:p text:style-name="P8"><text:s text:c="47"/>closure-library/closure/goog/labs/format/csv.js <text:s text:c="3"/>11.6 kB <text:s text:c="9"/>[emitted] <text:s/></text:p>
      <text:p text:style-name="P8"><text:s text:c="42"/>closure-library/closure/goog/labs/format/csv_test.js <text:s text:c="3"/>7.83 kB <text:s text:c="9"/>[emitted] <text:s/></text:p>
      <text:p text:style-name="P8"><text:s text:c="37"/>closure-library/closure/goog/labs/i18n/listformat_test.js <text:s text:c="3"/>11.9 kB <text:s text:c="9"/>[emitted] <text:s/></text:p>
      <text:p text:style-name="P8"><text:s text:c="40"/>closure-library/closure/goog/labs/format/csv_test.html <text:s/>494 bytes <text:s text:c="9"/>[emitted] <text:s/></text:p>
      <text:p text:style-name="P8"><text:s text:c="40"/>closure-library/closure/goog/labs/events/touch_test.js <text:s text:c="3"/>2.37 kB <text:s text:c="9"/>[emitted] <text:s/></text:p>
      <text:p text:style-name="P8"><text:s text:c="45"/>closure-library/closure/goog/labs/events/touch.js <text:s text:c="4"/>2.4 kB <text:s text:c="9"/>[emitted] <text:s/></text:p>
      <text:p text:style-name="P8"><text:s text:c="26"/>closure-library/closure/goog/labs/events/nondisposableeventtarget.js <text:s text:c="3"/>9.86 kB <text:s text:c="9"/>[emitted] <text:s/></text:p>
      <text:p text:style-name="P8"><text:s text:c="6"/>closure-library/closure/goog/labs/events/nondisposableeventtarget_via_googevents_test.js <text:s text:c="3"/>2.92 kB <text:s text:c="9"/>[emitted] <text:s/></text:p>
      <text:p text:style-name="P8"><text:s text:c="4"/>closure-library/closure/goog/labs/events/nondisposableeventtarget_via_googevents_test.html <text:s/>556 bytes <text:s text:c="9"/>[emitted] <text:s/></text:p>
      <text:p text:style-name="P8"><text:s text:c="21"/>closure-library/closure/goog/labs/events/nondisposableeventtarget_test.js <text:s text:c="3"/>2.82 kB <text:s text:c="9"/>[emitted] <text:s/></text:p>
      <text:p text:style-name="P8"><text:s text:c="19"/>closure-library/closure/goog/labs/events/nondisposableeventtarget_test.html <text:s/>536 bytes <text:s text:c="9"/>[emitted] <text:s/></text:p>
      <text:p text:style-name="P8"><text:s text:c="32"/>closure-library/closure/goog/labs/dom/pagevisibilitymonitor.js <text:s text:c="3"/>6.12 kB <text:s text:c="9"/>[emitted] <text:s/></text:p>
      <text:p text:style-name="P8"><text:s text:c="27"/>closure-library/closure/goog/labs/dom/pagevisibilitymonitor_test.js <text:s text:c="3"/>2.81 kB <text:s text:c="9"/>[emitted] <text:s/></text:p>
      <text:p text:style-name="P8"><text:s text:c="25"/>closure-library/closure/goog/labs/dom/pagevisibilitymonitor_test.html <text:s/>524 bytes <text:s text:c="9"/>[emitted] <text:s/></text:p>
      <text:p text:style-name="P8"><text:s text:c="48"/>closure-library/closure/goog/json/processor.js <text:s text:c="3"/>1.01 kB <text:s text:c="9"/>[emitted] <text:s/></text:p>
      <text:p text:style-name="P8"><text:s text:c="43"/>closure-library/closure/goog/json/processor_test.js <text:s text:c="3"/>2.67 kB <text:s text:c="9"/>[emitted] <text:s/></text:p>
      <text:p text:style-name="P8"><text:s text:c="41"/>closure-library/closure/goog/json/processor_test.html <text:s/>489 bytes <text:s text:c="9"/>[emitted] <text:s/></text:p>
      <text:p text:style-name="P8"><text:s text:c="38"/>closure-library/closure/goog/json/nativejsonprocessor.js <text:s text:c="3"/>2.23 kB <text:s text:c="9"/>[emitted] <text:s/></text:p>
      <text:p text:style-name="P8"><text:s text:c="53"/>closure-library/closure/goog/json/json.js <text:s text:c="3"/>12.4 kB <text:s text:c="9"/>[emitted] <text:s/></text:p>
      <text:p text:style-name="P8"><text:s text:c="48"/>closure-library/closure/goog/json/json_test.js <text:s text:c="3"/>14.9 kB <text:s text:c="9"/>[emitted] <text:s/></text:p>
      <text:p text:style-name="P8"><text:s text:c="46"/>closure-library/closure/goog/json/json_test.html <text:s/>469 bytes <text:s text:c="9"/>[emitted] <text:s/></text:p>
      <text:p text:style-name="P8"><text:s text:c="48"/>closure-library/closure/goog/json/json_perf.js <text:s text:c="3"/>2.82 kB <text:s text:c="9"/>[emitted] <text:s/></text:p>
      <text:p text:style-name="P8"><text:s text:c="38"/>closure-library/closure/goog/labs/events/touch_test.html <text:s/>498 bytes <text:s text:c="9"/>[emitted] <text:s/></text:p>
      <text:p text:style-name="P8"><text:s text:c="46"/>closure-library/closure/goog/json/json_perf.html <text:s/>707 bytes <text:s text:c="9"/>[emitted] <text:s/></text:p>
      <text:p text:style-name="P8"><text:s text:c="46"/>closure-library/closure/goog/json/hybrid_test.js <text:s text:c="3"/>3.48 kB <text:s text:c="9"/>[emitted] <text:s/></text:p>
      <text:p text:style-name="P8"><text:s text:c="51"/>closure-library/closure/goog/json/hybrid.js <text:s text:c="3"/>2.91 kB <text:s text:c="9"/>[emitted] <text:s/></text:p>
      <text:p text:style-name="P8"><text:s text:c="40"/>closure-library/closure/goog/json/evaljsonprocessor.js <text:s text:c="3"/>2.15 kB <text:s text:c="9"/>[emitted] <text:s/></text:p>
      <text:p text:style-name="P8"><text:s text:c="53"/>closure-library/closure/goog/iter/iter.js <text:s text:c="5"/>44 kB <text:s text:c="9"/>[emitted] <text:s/></text:p>
      <text:p text:style-name="P8"><text:s text:c="48"/>closure-library/closure/goog/iter/iter_test.js <text:s text:c="3"/>26.4 kB <text:s text:c="9"/>[emitted] <text:s/></text:p>
      <text:p text:style-name="P8"><text:s text:c="46"/>closure-library/closure/goog/iter/iter_test.html <text:s/>740 bytes <text:s text:c="9"/>[emitted] <text:s/></text:p>
      <text:p text:style-name="P8"><text:s text:c="42"/>closure-library/closure/goog/iter/iter_test_dom.html <text:s/>271 bytes <text:s text:c="9"/>[emitted] <text:s/></text:p>
      <text:p text:style-name="P8"><text:s text:c="49"/>closure-library/closure/goog/iter/es6_test.js <text:s text:c="3"/>4.76 kB <text:s text:c="9"/>[emitted] <text:s/></text:p>
      <text:p text:style-name="P8"><text:s text:c="54"/>closure-library/closure/goog/iter/es6.js <text:s text:c="3"/>5.52 kB <text:s text:c="9"/>[emitted] <text:s/></text:p>
      <text:p text:style-name="P8"><text:s text:c="47"/>closure-library/closure/goog/iter/es6_test.html <text:s/>477 bytes <text:s text:c="9"/>[emitted] <text:s/></text:p>
      <text:p text:style-name="P8"><text:s text:c="43"/>closure-library/closure/goog/images/ui_controls.jpg <text:s text:c="3"/>21.7 kB <text:s text:c="9"/>[emitted] <text:s/></text:p>
      <text:p text:style-name="P8"><text:s text:c="45"/>closure-library/closure/goog/images/tree/tree.png <text:s text:c="3"/>1.26 kB <text:s text:c="9"/>[emitted] <text:s/></text:p>
      <text:p text:style-name="P8"><text:s text:c="45"/>closure-library/closure/goog/images/tree/tree.gif <text:s text:c="3"/>1.57 kB <text:s text:c="9"/>[emitted] <text:s/></text:p>
      <text:p text:style-name="P8"><text:s text:c="48"/>closure-library/closure/goog/images/tree/I.png <text:s/>232 bytes <text:s text:c="9"/>[emitted] <text:s/></text:p>
      <text:p text:style-name="P8"><text:s text:c="41"/>closure-library/closure/goog/images/tree/cleardot.gif <text:s text:c="2"/>43 bytes <text:s text:c="9"/>[emitted] <text:s/></text:p>
      <text:p text:style-name="P8"><text:s text:c="37"/>closure-library/closure/goog/images/toolbar-separator.gif <text:s/>472 bytes <text:s text:c="9"/>[emitted] <text:s/></text:p>
      <text:p text:style-name="P8"><text:s text:c="44"/>closure-library/closure/goog/images/toolbar-bg.png <text:s/>203 bytes <text:s text:c="9"/>[emitted] <text:s/></text:p>
      <text:p text:style-name="P8"><text:s text:c="41"/>closure-library/closure/goog/images/toolbar_icons.gif <text:s text:c="3"/>1.06 kB <text:s text:c="9"/>[emitted] <text:s/></text:p>
      <text:p text:style-name="P8"><text:s text:c="31"/>closure-library/closure/goog/images/right_anchor_bubble_top.gif <text:s/>335 bytes <text:s text:c="9"/>[emitted] <text:s/></text:p>
      <text:p text:style-name="P8"><text:s text:c="31"/>closure-library/closure/goog/images/right_anchor_bubble_bot.gif <text:s/>425 bytes <text:s text:c="9"/>[emitted] <text:s/></text:p>
      <text:p text:style-name="P8"><text:s text:c="43"/>closure-library/closure/goog/images/ratingstars.gif <text:s text:c="3"/>1.14 kB <text:s text:c="9"/>[emitted] <text:s/></text:p>
      <text:p text:style-name="P8"><text:s text:c="44"/>closure-library/closure/goog/json/hybrid_test.html <text:s/>483 bytes <text:s text:c="9"/>[emitted] <text:s/></text:p>
      <text:p text:style-name="P8"><text:s text:c="50"/>closure-library/closure/goog/images/plus.png <text:s/>239 bytes <text:s text:c="9"/>[emitted] <text:s/></text:p>
      <text:p text:style-name="P8"><text:s text:c="34"/>closure-library/closure/goog/images/no_anchor_bubble_bot.gif <text:s/>228 bytes <text:s text:c="9"/>[emitted] <text:s/></text:p>
      <text:p text:style-name="P8"><text:s text:c="34"/>closure-library/closure/goog/images/no_anchor_bubble_top.gif <text:s/>123 bytes <text:s text:c="9"/>[emitted] <text:s/></text:p>
      <text:p text:style-name="P8"><text:s text:c="49"/>closure-library/closure/goog/images/minus.png <text:s/>238 bytes <text:s text:c="9"/>[emitted] <text:s/></text:p>
      <text:p text:style-name="P8"><text:s text:c="43"/>closure-library/closure/goog/images/menu-arrows.gif <text:s/>113 bytes <text:s text:c="9"/>[emitted] <text:s/></text:p>
      <text:p text:style-name="P8"><text:s text:c="32"/>closure-library/closure/goog/images/left_anchor_bubble_top.gif <text:s/>332 bytes <text:s text:c="9"/>[emitted] <text:s/></text:p>
      <text:p text:style-name="P8"><text:s text:c="32"/>closure-library/closure/goog/images/left_anchor_bubble_bot.gif <text:s/>431 bytes <text:s text:c="9"/>[emitted] <text:s/></text:p>
      <text:p text:style-name="P8"><text:s text:c="43"/>closure-library/closure/goog/images/hsva-sprite.png <text:s text:c="3"/>60.6 kB <text:s text:c="9"/>[emitted] <text:s/></text:p>
      <text:p text:style-name="P8"><text:s text:c="43"/>closure-library/closure/goog/images/hsva-sprite.gif <text:s text:c="3"/>36.4 kB <text:s text:c="9"/>[emitted] <text:s/></text:p>
      <text:p text:style-name="P8"><text:s text:c="40"/>closure-library/closure/goog/images/hsva-sprite-sm.png <text:s text:c="3"/>19.9 kB <text:s text:c="9"/>[emitted] <text:s/></text:p>
      <text:p text:style-name="P8"><text:s text:c="40"/>closure-library/closure/goog/images/hsva-sprite-sm.gif <text:s text:c="3"/>12.6 kB <text:s text:c="9"/>[emitted] <text:s/></text:p>
      <text:p text:style-name="P8"><text:s text:c="44"/>closure-library/closure/goog/images/hsv-sprite.png <text:s text:c="3"/>58.1 kB <text:s text:c="9"/>[emitted] <text:s/></text:p>
      <text:p text:style-name="P8"><text:s text:c="44"/>closure-library/closure/goog/images/hsv-sprite.gif <text:s text:c="3"/>33.3 kB <text:s text:c="9"/>[emitted] <text:s/></text:p>
      <text:p text:style-name="P8"><text:s text:c="41"/>closure-library/closure/goog/images/hsv-sprite-sm.png <text:s text:c="3"/>19.5 kB <text:s text:c="9"/>[emitted] <text:s/></text:p>
      <text:p text:style-name="P8"><text:s text:c="41"/>closure-library/closure/goog/images/hsv-sprite-sm.gif <text:s text:c="3"/>11.9 kB <text:s text:c="9"/>[emitted] <text:s/></text:p>
      <text:p text:style-name="P8"><text:s text:c="41"/>closure-library/closure/goog/images/gears_syncing.gif <text:s/>761 bytes <text:s text:c="9"/>[emitted] <text:s/></text:p>
      <text:p text:style-name="P8"><text:s text:c="42"/>closure-library/closure/goog/images/gears_paused.gif <text:s text:c="2"/>93 bytes <text:s text:c="9"/>[emitted] <text:s/></text:p>
      <text:p text:style-name="P8"><text:s text:c="42"/>closure-library/closure/goog/images/gears_online.gif <text:s/>137 bytes <text:s text:c="9"/>[emitted] <text:s/></text:p>
      <text:p text:style-name="P8"><text:s text:c="46"/>closure-library/closure/goog/images/dropdown.gif <text:s text:c="2"/>78 bytes <text:s text:c="9"/>[emitted] <text:s/></text:p>
      <text:p text:style-name="P8"><text:s text:c="41"/>closure-library/closure/goog/images/gears_bluedot.gif <text:s/>236 bytes <text:s text:c="9"/>[emitted] <text:s/></text:p>
      <text:p text:style-name="P8"><text:s text:c="48"/>closure-library/closure/goog/images/dropdn.gif <text:s text:c="2"/>51 bytes <text:s text:c="9"/>[emitted] <text:s/></text:p>
      <text:p text:style-name="P8"><text:s text:c="39"/>closure-library/closure/goog/images/dropdn_disabled.gif <text:s text:c="2"/>51 bytes <text:s text:c="9"/>[emitted] <text:s/></text:p>
      <text:p text:style-name="P8"><text:s text:c="31"/>closure-library/closure/goog/images/dimension-unhighlighted.png <text:s/>171 bytes <text:s text:c="9"/>[emitted] <text:s/></text:p>
      <text:p text:style-name="P8"><text:s text:c="38"/>closure-library/closure/goog/images/dialog_close_box.gif <text:s text:c="2"/>86 bytes <text:s text:c="9"/>[emitted] <text:s/></text:p>
      <text:p text:style-name="P8"><text:s text:c="33"/>closure-library/closure/goog/images/dimension-highlighted.png <text:s/>171 bytes <text:s text:c="9"/>[emitted] <text:s/></text:p>
      <text:p text:style-name="P8"><text:s text:c="37"/>closure-library/closure/goog/images/color-swatch-tick.gif <text:s text:c="2"/>69 bytes <text:s text:c="9"/>[emitted] <text:s/></text:p>
      <text:p text:style-name="P8"><text:s text:c="45"/>closure-library/closure/goog/images/close_box.gif <text:s text:c="2"/>65 bytes <text:s text:c="9"/>[emitted] <text:s/></text:p>
      <text:p text:style-name="P8"><text:s text:c="42"/>closure-library/closure/goog/images/check-sprite.gif <text:s text:c="2"/>75 bytes <text:s text:c="9"/>[emitted] <text:s/></text:p>
      <text:p text:style-name="P8"><text:s text:c="49"/>closure-library/closure/goog/images/check.gif <text:s text:c="2"/>53 bytes <text:s text:c="9"/>[emitted] <text:s/></text:p>
      <text:p text:style-name="P8"><text:s text:c="41"/>closure-library/closure/goog/images/check-outline.gif <text:s text:c="2"/>69 bytes <text:s text:c="9"/>[emitted] <text:s/></text:p>
      <text:p text:style-name="P8"><text:s text:c="45"/>closure-library/closure/goog/images/button-bg.gif <text:s/>454 bytes <text:s text:c="9"/>[emitted] <text:s/></text:p>
      <text:p text:style-name="P8"><text:s text:c="42"/>closure-library/closure/goog/images/offlineicons.png <text:s text:c="3"/>5.64 kB <text:s text:c="9"/>[emitted] <text:s/></text:p>
      <text:p text:style-name="P8"><text:s text:c="42"/>closure-library/closure/goog/images/bubble_close.jpg <text:s/>586 bytes <text:s text:c="9"/>[emitted] <text:s/></text:p>
      <text:p text:style-name="P8"><text:s text:c="43"/>closure-library/closure/goog/images/bubble_left.gif <text:s text:c="2"/>85 bytes <text:s text:c="9"/>[emitted] <text:s/></text:p>
      <text:p text:style-name="P8"><text:s text:c="49"/>closure-library/closure/goog/images/blank.gif <text:s text:c="2"/>49 bytes <text:s text:c="9"/>[emitted] <text:s/></text:p>
      <text:p text:style-name="P8"><text:s text:c="47"/>closure-library/closure/goog/i18n/ucharnames.js <text:s text:c="3"/>49.8 kB <text:s text:c="9"/>[emitted] <text:s/></text:p>
      <text:p text:style-name="P8"><text:s text:c="42"/>closure-library/closure/goog/i18n/ucharnames_test.js <text:s text:c="3"/>1.45 kB <text:s text:c="9"/>[emitted] <text:s/></text:p>
      <text:p text:style-name="P8"><text:s text:c="40"/>closure-library/closure/goog/i18n/ucharnames_test.html <text:s/>491 bytes <text:s text:c="9"/>[emitted] <text:s/></text:p>
      <text:p text:style-name="P8"><text:s text:c="34"/>closure-library/closure/goog/i18n/uchar/remotenamefetcher.js <text:s text:c="3"/>8.33 kB <text:s text:c="9"/>[emitted] <text:s/></text:p>
      <text:p text:style-name="P8"><text:s text:c="29"/>closure-library/closure/goog/i18n/uchar/remotenamefetcher_test.js <text:s text:c="3"/>3.98 kB <text:s text:c="9"/>[emitted] <text:s/></text:p>
      <text:p text:style-name="P8"><text:s text:c="27"/>closure-library/closure/goog/i18n/uchar/remotenamefetcher_test.html <text:s/>520 bytes <text:s text:c="9"/>[emitted] <text:s/></text:p>
      <text:p text:style-name="P8"><text:s text:c="40"/>closure-library/closure/goog/i18n/uchar/namefetcher.js <text:s text:c="3"/>2.25 kB <text:s text:c="9"/>[emitted] <text:s/></text:p>
      <text:p text:style-name="P8"><text:s text:c="35"/>closure-library/closure/goog/i18n/uchar/localnamefetcher.js <text:s text:c="3"/>2.21 kB <text:s text:c="9"/>[emitted] <text:s/></text:p>
      <text:p text:style-name="P8"><text:s text:c="30"/>closure-library/closure/goog/i18n/uchar/localnamefetcher_test.js <text:s text:c="3"/>1.86 kB <text:s text:c="9"/>[emitted] <text:s/></text:p>
      <text:p text:style-name="P8"><text:s text:c="28"/>closure-library/closure/goog/i18n/uchar/localnamefetcher_test.html <text:s/>518 bytes <text:s text:c="9"/>[emitted] <text:s/></text:p>
      <text:p text:style-name="P8"><text:s text:c="52"/>closure-library/closure/goog/i18n/uchar.js <text:s text:c="3"/>10.3 kB <text:s text:c="9"/>[emitted] <text:s/></text:p>
      <text:p text:style-name="P8"><text:s text:c="47"/>closure-library/closure/goog/i18n/uchar_test.js <text:s text:c="3"/>3.63 kB <text:s text:c="9"/>[emitted] <text:s/></text:p>
      <text:p text:style-name="P8"><text:s text:c="45"/>closure-library/closure/goog/i18n/uchar_test.html <text:s/>481 bytes <text:s text:c="9"/>[emitted] <text:s/></text:p>
      <text:p text:style-name="P8"><text:s text:c="49"/>closure-library/closure/goog/i18n/timezone.js <text:s text:c="3"/>14.6 kB <text:s text:c="9"/>[emitted] <text:s/></text:p>
      <text:p text:style-name="P8"><text:s text:c="42"/>closure-library/closure/goog/i18n/timezone_test.html <text:s/>487 bytes <text:s text:c="9"/>[emitted] <text:s/></text:p>
      <text:p text:style-name="P8"><text:soft-page-break/><text:s text:c="44"/>closure-library/closure/goog/i18n/timezone_test.js <text:s text:c="3"/>11.7 kB <text:s text:c="9"/>[emitted] <text:s/></text:p>
      <text:p text:style-name="P8"><text:s text:c="42"/>closure-library/closure/goog/images/bubble_right.gif <text:s text:c="2"/>86 bytes <text:s text:c="9"/>[emitted] <text:s/></text:p>
      <text:p text:style-name="P8"><text:s text:c="46"/>closure-library/closure/goog/i18n/pluralrules.js <text:s text:c="3"/>36.2 kB <text:s text:c="9"/>[emitted] <text:s/></text:p>
      <text:p text:style-name="P8"><text:s text:c="39"/>closure-library/closure/goog/i18n/pluralrules_test.html <text:s/>493 bytes <text:s text:c="9"/>[emitted] <text:s/></text:p>
      <text:p text:style-name="P8"><text:s text:c="41"/>closure-library/closure/goog/i18n/pluralrules_test.js <text:s text:c="3"/>4.18 kB <text:s text:c="9"/>[emitted] <text:s/></text:p>
      <text:p text:style-name="P8"><text:s text:c="38"/>closure-library/closure/goog/i18n/numberformatsymbols.js <text:s text:c="3"/>77.9 kB <text:s text:c="9"/>[emitted] <text:s/></text:p>
      <text:p text:style-name="P8"><text:s text:c="35"/>closure-library/closure/goog/i18n/numberformatsymbolsext.js <text:s text:c="4"/>401 kB <text:s text:c="9"/>[emitted] <text:s/></text:p>
      <text:p text:style-name="P8"><text:s text:c="45"/>closure-library/closure/goog/i18n/numberformat.js <text:s text:c="3"/>52.4 kB <text:s text:c="9"/>[emitted] <text:s/></text:p>
      <text:p text:style-name="P8"><text:s text:c="40"/>closure-library/closure/goog/i18n/numberformat_test.js <text:s text:c="3"/>43.5 kB <text:s text:c="9"/>[emitted] <text:s/></text:p>
      <text:p text:style-name="P8"><text:s text:c="38"/>closure-library/closure/goog/i18n/numberformat_test.html <text:s/>495 bytes <text:s text:c="9"/>[emitted] <text:s/></text:p>
      <text:p text:style-name="P8"><text:s text:c="48"/>closure-library/closure/goog/i18n/mime_test.js <text:s text:c="3"/>1.77 kB <text:s text:c="9"/>[emitted] <text:s/></text:p>
      <text:p text:style-name="P8"><text:s text:c="53"/>closure-library/closure/goog/i18n/mime.js <text:s text:c="3"/>3.59 kB <text:s text:c="9"/>[emitted] <text:s/></text:p>
      <text:p text:style-name="P8"><text:s text:c="46"/>closure-library/closure/goog/i18n/mime_test.html <text:s/>493 bytes <text:s text:c="9"/>[emitted] <text:s/></text:p>
      <text:p text:style-name="P8"><text:s text:c="39"/>closure-library/closure/goog/i18n/messageformat_test.js <text:s text:c="3"/>17.2 kB <text:s text:c="9"/>[emitted] <text:s/></text:p>
      <text:p text:style-name="P8"><text:s text:c="44"/>closure-library/closure/goog/i18n/messageformat.js <text:s text:c="3"/>27.1 kB <text:s text:c="9"/>[emitted] <text:s/></text:p>
      <text:p text:style-name="P8"><text:s text:c="37"/>closure-library/closure/goog/i18n/messageformat_test.html <text:s/>497 bytes <text:s text:c="9"/>[emitted] <text:s/></text:p>
      <text:p text:style-name="P8"><text:s text:c="39"/>closure-library/closure/goog/i18n/graphemebreak_test.js <text:s text:c="3"/>5.27 kB <text:s text:c="9"/>[emitted] <text:s/></text:p>
      <text:p text:style-name="P8"><text:s text:c="44"/>closure-library/closure/goog/i18n/graphemebreak.js <text:s text:c="5"/>20 kB <text:s text:c="9"/>[emitted] <text:s/></text:p>
      <text:p text:style-name="P8"><text:s text:c="37"/>closure-library/closure/goog/i18n/graphemebreak_test.html <text:s/>497 bytes <text:s text:c="9"/>[emitted] <text:s/></text:p>
      <text:p text:style-name="P8"><text:s text:c="39"/>closure-library/closure/goog/i18n/datetimesymbolsext.js <text:s text:c="4"/>832 kB <text:s text:c="9"/>[emitted] <text:s/></text:p>
      <text:p text:style-name="P8"><text:s text:c="41"/>closure-library/closure/goog/i18n/datetimepatterns.js <text:s text:c="3"/>67.3 kB <text:s text:c="9"/>[emitted] <text:s/></text:p>
      <text:p text:style-name="P8"><text:s text:c="42"/>closure-library/closure/goog/i18n/datetimesymbols.js <text:s text:c="4"/>236 kB <text:s text:c="9"/>[emitted] <text:s/></text:p>
      <text:p text:style-name="P8"><text:s text:c="45"/>closure-library/closure/goog/i18n/ordinalrules.js <text:s text:c="3"/>25.6 kB <text:s text:c="9"/>[emitted] <text:s/></text:p>
      <text:p text:style-name="P8"><text:s text:c="38"/>closure-library/closure/goog/i18n/datetimepatternsext.js <text:s text:c="4"/>271 kB <text:s text:c="9"/>[emitted] <text:s/></text:p>
      <text:p text:style-name="P8"><text:s text:c="39"/>closure-library/closure/goog/i18n/datetimeparse_test.js <text:s text:c="3"/>27.4 kB <text:s text:c="9"/>[emitted] <text:s/></text:p>
      <text:p text:style-name="P8"><text:s text:c="43"/>closure-library/closure/goog/i18n/datetimeformat.js <text:s text:c="3"/>33.1 kB <text:s text:c="9"/>[emitted] <text:s/></text:p>
      <text:p text:style-name="P8"><text:s text:c="37"/>closure-library/closure/goog/i18n/datetimeparse_test.html <text:s/>497 bytes <text:s text:c="9"/>[emitted] <text:s/></text:p>
      <text:p text:style-name="P8"><text:s text:c="38"/>closure-library/closure/goog/i18n/datetimeformat_test.js <text:s text:c="3"/>40.2 kB <text:s text:c="9"/>[emitted] <text:s/></text:p>
      <text:p text:style-name="P8"><text:s text:c="36"/>closure-library/closure/goog/i18n/datetimeformat_test.html <text:s/>499 bytes <text:s text:c="9"/>[emitted] <text:s/></text:p>
      <text:p text:style-name="P8"><text:s text:c="35"/>closure-library/closure/goog/i18n/dateintervalsymbolsext.js <text:s text:c="4"/>768 kB <text:s text:c="9"/>[emitted] <text:s/></text:p>
      <text:p text:style-name="P8"><text:s text:c="38"/>closure-library/closure/goog/i18n/dateintervalsymbols.js <text:s text:c="4"/>137 kB <text:s text:c="9"/>[emitted] <text:s/></text:p>
      <text:p text:style-name="P8"><text:s text:c="44"/>closure-library/closure/goog/i18n/datetimeparse.js <text:s text:c="3"/>37.5 kB <text:s text:c="9"/>[emitted] <text:s/></text:p>
      <text:p text:style-name="P8"><text:s text:c="37"/>closure-library/closure/goog/i18n/dateintervalpatterns.js <text:s text:c="4"/>161 kB <text:s text:c="9"/>[emitted] <text:s/></text:p>
      <text:p text:style-name="P8"><text:s text:c="39"/>closure-library/closure/goog/i18n/dateintervalformat.js <text:s text:c="5"/>23 kB <text:s text:c="9"/>[emitted] <text:s/></text:p>
      <text:p text:style-name="P8"><text:s text:c="34"/>closure-library/closure/goog/i18n/dateintervalformat_test.js <text:s text:c="3"/>18.2 kB <text:s text:c="9"/>[emitted] <text:s/></text:p>
      <text:p text:style-name="P8"><text:s text:c="32"/>closure-library/closure/goog/i18n/dateintervalformat_test.html <text:s/>507 bytes <text:s text:c="9"/>[emitted] <text:s/></text:p>
      <text:p text:style-name="P8"><text:s text:c="49"/>closure-library/closure/goog/i18n/currency.js <text:s text:c="3"/>16.3 kB <text:s text:c="9"/>[emitted] <text:s/></text:p>
      <text:p text:style-name="P8"><text:s text:c="42"/>closure-library/closure/goog/i18n/currencycodemap.js <text:s text:c="3"/>4.71 kB <text:s text:c="9"/>[emitted] <text:s/></text:p>
      <text:p text:style-name="P8"><text:s text:c="44"/>closure-library/closure/goog/i18n/currency_test.js <text:s text:c="3"/>8.98 kB <text:s text:c="9"/>[emitted] <text:s/></text:p>
      <text:p text:style-name="P8"><text:s text:c="42"/>closure-library/closure/goog/i18n/currency_test.html <text:s/>487 bytes <text:s text:c="9"/>[emitted] <text:s/></text:p>
      <text:p text:style-name="P8"><text:s text:c="28"/>closure-library/closure/goog/i18n/compactnumberformatsymbolsext.js <text:s text:c="4"/>335 kB <text:s text:c="9"/>[emitted] <text:s/></text:p>
      <text:p text:style-name="P8"><text:s text:c="48"/>closure-library/closure/goog/i18n/collation.js <text:s text:c="3"/>2.39 kB <text:s text:c="9"/>[emitted] <text:s/></text:p>
      <text:p text:style-name="P8"><text:s text:c="31"/>closure-library/closure/goog/i18n/compactnumberformatsymbols.js <text:s text:c="4"/>160 kB <text:s text:c="9"/>[emitted] <text:s/></text:p>
      <text:p text:style-name="P8"><text:s text:c="43"/>closure-library/closure/goog/i18n/collation_test.js <text:s text:c="3"/>2.68 kB <text:s text:c="9"/>[emitted] <text:s/></text:p>
      <text:p text:style-name="P8"><text:s text:c="43"/>closure-library/closure/goog/i18n/charpickerdata.js <text:s text:c="4"/>131 kB <text:s text:c="9"/>[emitted] <text:s/></text:p>
      <text:p text:style-name="P8"><text:s text:c="41"/>closure-library/closure/goog/i18n/collation_test.html <text:s/>489 bytes <text:s text:c="9"/>[emitted] <text:s/></text:p>
      <text:p text:style-name="P8"><text:s text:c="37"/>closure-library/closure/goog/i18n/charlistdecompressor.js <text:s text:c="3"/>5.24 kB <text:s text:c="9"/>[emitted] <text:s/></text:p>
      <text:p text:style-name="P8"><text:s text:c="32"/>closure-library/closure/goog/i18n/charlistdecompressor_test.js <text:s text:c="3"/>1.88 kB <text:s text:c="9"/>[emitted] <text:s/></text:p>
      <text:p text:style-name="P8"><text:s text:c="30"/>closure-library/closure/goog/i18n/charlistdecompressor_test.html <text:s/>511 bytes <text:s text:c="9"/>[emitted] <text:s/></text:p>
      <text:p text:style-name="P8"><text:s text:c="44"/>closure-library/closure/goog/i18n/bidiformatter.js <text:s text:c="3"/>22.7 kB <text:s text:c="9"/>[emitted] <text:s/></text:p>
      <text:p text:style-name="P8"><text:s text:c="39"/>closure-library/closure/goog/i18n/bidiformatter_test.js <text:s text:c="3"/>24.9 kB <text:s text:c="9"/>[emitted] <text:s/></text:p>
      <text:p text:style-name="P8"><text:s text:c="37"/>closure-library/closure/goog/i18n/bidiformatter_test.html <text:s/>497 bytes <text:s text:c="9"/>[emitted] <text:s/></text:p>
      <text:p text:style-name="P8"><text:s text:c="53"/>closure-library/closure/goog/i18n/bidi.js <text:s text:c="3"/>29.2 kB <text:s text:c="9"/>[emitted] <text:s/></text:p>
      <text:p text:style-name="P8"><text:s text:c="48"/>closure-library/closure/goog/i18n/bidi_test.js <text:s text:c="3"/>20.6 kB <text:s text:c="9"/>[emitted] <text:s/></text:p>
      <text:p text:style-name="P8"><text:s text:c="46"/>closure-library/closure/goog/i18n/bidi_test.html <text:s/>479 bytes <text:s text:c="9"/>[emitted] <text:s/></text:p>
      <text:p text:style-name="P8"><text:s text:c="52"/>closure-library/closure/goog/html/utils.js <text:s text:c="3"/>2.48 kB <text:s text:c="9"/>[emitted] <text:s/></text:p>
      <text:p text:style-name="P8"><text:s text:c="47"/>closure-library/closure/goog/html/utils_test.js <text:s text:c="3"/>4.17 kB <text:s text:c="9"/>[emitted] <text:s/></text:p>
      <text:p text:style-name="P8"><text:s text:c="45"/>closure-library/closure/goog/html/utils_test.html <text:s/>481 bytes <text:s text:c="9"/>[emitted] <text:s/></text:p>
      <text:p text:style-name="P8"><text:s text:c="37"/>closure-library/closure/goog/html/uncheckedconversions.js <text:s text:c="3"/>9.47 kB <text:s text:c="9"/>[emitted] <text:s/></text:p>
      <text:p text:style-name="P8"><text:s text:c="32"/>closure-library/closure/goog/html/uncheckedconversions_test.js <text:s text:c="3"/>5.36 kB <text:s text:c="9"/>[emitted] <text:s/></text:p>
      <text:p text:style-name="P8"><text:s text:c="30"/>closure-library/closure/goog/html/uncheckedconversions_test.html <text:s/>511 bytes <text:s text:c="9"/>[emitted] <text:s/></text:p>
      <text:p text:style-name="P8"><text:s text:c="39"/>closure-library/closure/goog/html/trustedresourceurl.js <text:s text:c="3"/>15.5 kB <text:s text:c="9"/>[emitted] <text:s/></text:p>
      <text:p text:style-name="P8"><text:s text:c="34"/>closure-library/closure/goog/html/trustedresourceurl_test.js <text:s text:c="4"/>7.3 kB <text:s text:c="9"/>[emitted] <text:s/></text:p>
      <text:p text:style-name="P8"><text:s text:c="32"/>closure-library/closure/goog/html/trustedresourceurl_test.html <text:s/>507 bytes <text:s text:c="9"/>[emitted] <text:s/></text:p>
      <text:p text:style-name="P8"><text:s text:c="44"/>closure-library/closure/goog/html/textextractor.js <text:s text:c="3"/>4.66 kB <text:s text:c="9"/>[emitted] <text:s/></text:p>
      <text:p text:style-name="P8"><text:s text:c="39"/>closure-library/closure/goog/html/textextractor_test.js <text:s text:c="3"/>3.54 kB <text:s text:c="9"/>[emitted] <text:s/></text:p>
      <text:p text:style-name="P8"><text:s text:c="37"/>closure-library/closure/goog/html/textextractor_test.html <text:s/>497 bytes <text:s text:c="9"/>[emitted] <text:s/></text:p>
      <text:p text:style-name="P8"><text:s text:c="50"/>closure-library/closure/goog/html/testing.js <text:s text:c="3"/>8.37 kB <text:s text:c="9"/>[emitted] <text:s/></text:p>
      <text:p text:style-name="P8"><text:s text:c="46"/>closure-library/closure/goog/html/silverlight.js <text:s text:c="3"/>3.75 kB <text:s text:c="9"/>[emitted] <text:s/></text:p>
      <text:p text:style-name="P8"><text:s text:c="41"/>closure-library/closure/goog/html/silverlight_test.js <text:s text:c="3"/>2.07 kB <text:s text:c="9"/>[emitted] <text:s/></text:p>
      <text:p text:style-name="P8"><text:s text:c="39"/>closure-library/closure/goog/html/silverlight_test.html <text:s/>493 bytes <text:s text:c="9"/>[emitted] <text:s/></text:p>
      <text:p text:style-name="P8"><text:s text:c="41"/>closure-library/closure/goog/html/sanitizer/unsafe.js <text:s text:c="3"/>6.17 kB <text:s text:c="9"/>[emitted] <text:s/></text:p>
      <text:p text:style-name="P8"><text:s text:c="36"/>closure-library/closure/goog/html/sanitizer/unsafe_test.js <text:s text:c="3"/>8.55 kB <text:s text:c="9"/>[emitted] <text:s/></text:p>
      <text:p text:style-name="P8"><text:s text:c="34"/>closure-library/closure/goog/html/sanitizer/unsafe_test.html <text:s/>486 bytes <text:s text:c="9"/>[emitted] <text:s/></text:p>
      <text:p text:style-name="P8"><text:s text:c="35"/>closure-library/closure/goog/html/sanitizer/tagwhitelist.js <text:s text:c="3"/>4.86 kB <text:s text:c="9"/>[emitted] <text:s/></text:p>
      <text:p text:style-name="P8"><text:s text:c="35"/>closure-library/closure/goog/html/sanitizer/tagblacklist.js <text:s text:c="3"/>1.74 kB <text:s text:c="9"/>[emitted] <text:s/></text:p>
      <text:p text:style-name="P8"><text:s text:c="34"/>closure-library/closure/goog/html/sanitizer/htmlsanitizer.js <text:s text:c="3"/>51.7 kB <text:s text:c="9"/>[emitted] <text:s/></text:p>
      <text:p text:style-name="P8"><text:s text:c="34"/>closure-library/closure/goog/i18n/dateintervalpatternsext.js <text:s text:c="4"/>889 kB <text:s text:c="9"/>[emitted] <text:s/></text:p>
      <text:p text:style-name="P8"><text:s text:c="27"/>closure-library/closure/goog/html/sanitizer/htmlsanitizer_test.html <text:s/>500 bytes <text:s text:c="9"/>[emitted] <text:s/></text:p>
      <text:p text:style-name="P8"><text:s text:c="29"/>closure-library/closure/goog/html/sanitizer/htmlsanitizer_test.js <text:s text:c="3"/>58.6 kB <text:s text:c="9"/>[emitted] <text:s/></text:p>
      <text:p text:style-name="P8"><text:s text:c="35"/>closure-library/closure/goog/html/sanitizer/csssanitizer.js <text:s text:c="3"/>14.1 kB <text:s text:c="9"/>[emitted] <text:s/></text:p>
      <text:p text:style-name="P8"><text:s text:c="28"/>closure-library/closure/goog/html/sanitizer/csssanitizer_test.html <text:s/>498 bytes <text:s text:c="9"/>[emitted] <text:s/></text:p>
      <text:p text:style-name="P8"><text:s text:c="29"/>closure-library/closure/goog/html/sanitizer/attributewhitelist.js <text:s text:c="4"/>3.5 kB <text:s text:c="9"/>[emitted] <text:s/></text:p>
      <text:p text:style-name="P8"><text:s text:c="50"/>closure-library/closure/goog/html/safeurl.js <text:s text:c="3"/>16.8 kB <text:s text:c="9"/>[emitted] <text:s/></text:p>
      <text:p text:style-name="P8"><text:s text:c="45"/>closure-library/closure/goog/html/safeurl_test.js <text:s text:c="3"/>10.9 kB <text:s text:c="9"/>[emitted] <text:s/></text:p>
      <text:p text:style-name="P8"><text:s text:c="43"/>closure-library/closure/goog/html/safeurl_test.html <text:s/>485 bytes <text:s text:c="9"/>[emitted] <text:s/></text:p>
      <text:p text:style-name="P8"><text:s text:c="43"/>closure-library/closure/goog/html/safestylesheet.js <text:s text:c="3"/>12.6 kB <text:s text:c="9"/>[emitted] <text:s/></text:p>
      <text:p text:style-name="P8"><text:s text:c="38"/>closure-library/closure/goog/html/safestylesheet_test.js <text:s text:c="3"/>5.44 kB <text:s text:c="9"/>[emitted] <text:s/></text:p>
      <text:p text:style-name="P8"><text:s text:c="36"/>closure-library/closure/goog/html/safestylesheet_test.html <text:s/>499 bytes <text:s text:c="9"/>[emitted] <text:s/></text:p>
      <text:p text:style-name="P8"><text:s text:c="48"/>closure-library/closure/goog/html/safestyle.js <text:s text:c="3"/>20.2 kB <text:s text:c="9"/>[emitted] <text:s/></text:p>
      <text:p text:style-name="P8"><text:s text:c="43"/>closure-library/closure/goog/html/safestyle_test.js <text:s text:c="4"/>9.3 kB <text:s text:c="9"/>[emitted] <text:s/></text:p>
      <text:p text:style-name="P8"><text:s text:c="41"/>closure-library/closure/goog/html/safestyle_test.html <text:s/>489 bytes <text:s text:c="9"/>[emitted] <text:s/></text:p>
      <text:p text:style-name="P8"><text:s text:c="47"/>closure-library/closure/goog/html/safescript.js <text:s text:c="3"/>8.58 kB <text:s text:c="9"/>[emitted] <text:s/></text:p>
      <text:p text:style-name="P8"><text:s text:c="42"/>closure-library/closure/goog/html/safescript_test.js <text:s text:c="3"/>2.37 kB <text:s text:c="9"/>[emitted] <text:s/></text:p>
      <text:p text:style-name="P8"><text:s text:c="40"/>closure-library/closure/goog/html/safescript_test.html <text:s/>491 bytes <text:s text:c="9"/>[emitted] <text:s/></text:p>
      <text:p text:style-name="P8"><text:s text:c="40"/>closure-library/closure/goog/html/safehtmlformatter.js <text:s text:c="3"/>6.73 kB <text:s text:c="9"/>[emitted] <text:s/></text:p>
      <text:p text:style-name="P8"><text:s text:c="35"/>closure-library/closure/goog/html/safehtmlformatter_test.js <text:s text:c="3"/>4.54 kB <text:s text:c="9"/>[emitted] <text:s/></text:p>
      <text:p text:style-name="P8"><text:s text:c="30"/>closure-library/closure/goog/html/sanitizer/csssanitizer_test.js <text:s text:c="5"/>12 kB <text:s text:c="9"/>[emitted] <text:s/></text:p>
      <text:p text:style-name="P8"><text:s text:c="33"/>closure-library/closure/goog/html/safehtmlformatter_test.html <text:s/>505 bytes <text:s text:c="9"/>[emitted] <text:s/></text:p>
      <text:p text:style-name="P8"><text:s text:c="49"/>closure-library/closure/goog/html/safehtml.js <text:s text:c="3"/>37.8 kB <text:s text:c="9"/>[emitted] <text:s/></text:p>
      <text:p text:style-name="P8"><text:s text:c="44"/>closure-library/closure/goog/html/safehtml_test.js <text:s text:c="3"/>22.7 kB <text:s text:c="9"/>[emitted] <text:s/></text:p>
      <text:p text:style-name="P8"><text:s text:c="40"/>closure-library/closure/goog/html/legacyconversions.js <text:s text:c="3"/>7.73 kB <text:s text:c="9"/>[emitted] <text:s/></text:p>
      <text:p text:style-name="P8"><text:s text:c="35"/>closure-library/closure/goog/html/legacyconversions_test.js <text:s text:c="4"/>3.5 kB <text:s text:c="9"/>[emitted] <text:s/></text:p>
      <text:p text:style-name="P8"><text:s text:c="33"/>closure-library/closure/goog/html/legacyconversions_test.html <text:s/>505 bytes <text:s text:c="9"/>[emitted] <text:s/></text:p>
      <text:p text:style-name="P8"><text:s text:c="52"/>closure-library/closure/goog/html/flash.js <text:s text:c="3"/>5.66 kB <text:s text:c="9"/>[emitted] <text:s/></text:p>
      <text:p text:style-name="P8"><text:soft-page-break/><text:s text:c="47"/>closure-library/closure/goog/html/flash_test.js <text:s text:c="3"/>3.83 kB <text:s text:c="9"/>[emitted] <text:s/></text:p>
      <text:p text:style-name="P8"><text:s text:c="45"/>closure-library/closure/goog/html/flash_test.html <text:s/>481 bytes <text:s text:c="9"/>[emitted] <text:s/></text:p>
      <text:p text:style-name="P8"><text:s text:c="42"/>closure-library/closure/goog/history/html5history.js <text:s text:c="3"/>10.3 kB <text:s text:c="9"/>[emitted] <text:s/></text:p>
      <text:p text:style-name="P8"><text:s text:c="37"/>closure-library/closure/goog/history/html5history_test.js <text:s text:c="3"/>7.29 kB <text:s text:c="9"/>[emitted] <text:s/></text:p>
      <text:p text:style-name="P8"><text:s text:c="35"/>closure-library/closure/goog/history/html5history_test.html <text:s/>501 bytes <text:s text:c="9"/>[emitted] <text:s/></text:p>
      <text:p text:style-name="P8"><text:s text:c="47"/>closure-library/closure/goog/history/history.js <text:s text:c="3"/>36.1 kB <text:s text:c="9"/>[emitted] <text:s/></text:p>
      <text:p text:style-name="P8"><text:s text:c="40"/>closure-library/closure/goog/history/history_test.html <text:s/>757 bytes <text:s text:c="9"/>[emitted] <text:s/></text:p>
      <text:p text:style-name="P8"><text:s text:c="42"/>closure-library/closure/goog/html/safehtml_test.html <text:s/>487 bytes <text:s text:c="9"/>[emitted] <text:s/></text:p>
      <text:p text:style-name="P8"><text:s text:c="36"/>closure-library/closure/goog/history/history_test_dom.html <text:s/>290 bytes <text:s text:c="9"/>[emitted] <text:s/></text:p>
      <text:p text:style-name="P8"><text:s text:c="45"/>closure-library/closure/goog/history/eventtype.js <text:s/>842 bytes <text:s text:c="9"/>[emitted] <text:s/></text:p>
      <text:p text:style-name="P8"><text:s text:c="49"/>closure-library/closure/goog/history/event.js <text:s text:c="3"/>1.74 kB <text:s text:c="9"/>[emitted] <text:s/></text:p>
      <text:p text:style-name="P8"><text:s text:c="42"/>closure-library/closure/goog/graphics/vmlgraphics.js <text:s text:c="3"/>31.9 kB <text:s text:c="9"/>[emitted] <text:s/></text:p>
      <text:p text:style-name="P8"><text:s text:c="43"/>closure-library/closure/goog/graphics/vmlelement.js <text:s text:c="3"/>14.1 kB <text:s text:c="9"/>[emitted] <text:s/></text:p>
      <text:p text:style-name="P8"><text:s text:c="42"/>closure-library/closure/goog/history/history_test.js <text:s text:c="3"/>2.17 kB <text:s text:c="9"/>[emitted] <text:s/></text:p>
      <text:p text:style-name="P8"><text:s text:c="42"/>closure-library/closure/goog/graphics/textelement.js <text:s text:c="3"/>2.02 kB <text:s text:c="9"/>[emitted] <text:s/></text:p>
      <text:p text:style-name="P8"><text:s text:c="42"/>closure-library/closure/goog/graphics/svggraphics.js <text:s text:c="3"/>28.1 kB <text:s text:c="9"/>[emitted] <text:s/></text:p>
      <text:p text:style-name="P8"><text:s text:c="35"/>closure-library/closure/goog/graphics/svggraphics_test.html <text:s/>704 bytes <text:s text:c="9"/>[emitted] <text:s/></text:p>
      <text:p text:style-name="P8"><text:s text:c="31"/>closure-library/closure/goog/graphics/svggraphics_test_dom.html <text:s/>203 bytes <text:s text:c="9"/>[emitted] <text:s/></text:p>
      <text:p text:style-name="P8"><text:s text:c="43"/>closure-library/closure/goog/graphics/svgelement.js <text:s text:c="3"/>9.49 kB <text:s text:c="9"/>[emitted] <text:s/></text:p>
      <text:p text:style-name="P8"><text:s text:c="47"/>closure-library/closure/goog/graphics/stroke.js <text:s text:c="3"/>2.18 kB <text:s text:c="9"/>[emitted] <text:s/></text:p>
      <text:p text:style-name="P8"><text:s text:c="33"/>closure-library/closure/goog/graphics/strokeandfillelement.js <text:s text:c="3"/>3.34 kB <text:s text:c="9"/>[emitted] <text:s/></text:p>
      <text:p text:style-name="P8"><text:s text:c="44"/>closure-library/closure/goog/graphics/solidfill.js <text:s text:c="3"/>2.02 kB <text:s text:c="9"/>[emitted] <text:s/></text:p>
      <text:p text:style-name="P8"><text:s text:c="39"/>closure-library/closure/goog/graphics/solidfill_test.js <text:s text:c="3"/>1.19 kB <text:s text:c="9"/>[emitted] <text:s/></text:p>
      <text:p text:style-name="P8"><text:s text:c="37"/>closure-library/closure/goog/graphics/solidfill_test.html <text:s/>497 bytes <text:s text:c="9"/>[emitted] <text:s/></text:p>
      <text:p text:style-name="P8"><text:s text:c="42"/>closure-library/closure/goog/graphics/rectelement.js <text:s text:c="3"/>2.27 kB <text:s text:c="9"/>[emitted] <text:s/></text:p>
      <text:p text:style-name="P8"><text:s text:c="48"/>closure-library/closure/goog/graphics/paths.js <text:s text:c="3"/>2.76 kB <text:s text:c="9"/>[emitted] <text:s/></text:p>
      <text:p text:style-name="P8"><text:s text:c="43"/>closure-library/closure/goog/graphics/paths_test.js <text:s text:c="3"/>2.41 kB <text:s text:c="9"/>[emitted] <text:s/></text:p>
      <text:p text:style-name="P8"><text:s text:c="41"/>closure-library/closure/goog/graphics/paths_test.html <text:s/>692 bytes <text:s text:c="9"/>[emitted] <text:s/></text:p>
      <text:p text:style-name="P8"><text:s text:c="37"/>closure-library/closure/goog/graphics/paths_test_dom.html <text:s/>203 bytes <text:s text:c="9"/>[emitted] <text:s/></text:p>
      <text:p text:style-name="P8"><text:s text:c="42"/>closure-library/closure/goog/graphics/pathelement.js <text:s text:c="3"/>2.01 kB <text:s text:c="9"/>[emitted] <text:s/></text:p>
      <text:p text:style-name="P8"><text:s text:c="49"/>closure-library/closure/goog/graphics/path.js <text:s text:c="3"/>15.9 kB <text:s text:c="9"/>[emitted] <text:s/></text:p>
      <text:p text:style-name="P8"><text:s text:c="44"/>closure-library/closure/goog/graphics/path_test.js <text:s text:c="3"/>10.1 kB <text:s text:c="9"/>[emitted] <text:s/></text:p>
      <text:p text:style-name="P8"><text:s text:c="42"/>closure-library/closure/goog/graphics/path_test.html <text:s/>487 bytes <text:s text:c="9"/>[emitted] <text:s/></text:p>
      <text:p text:style-name="P8"><text:s text:c="39"/>closure-library/closure/goog/graphics/lineargradient.js <text:s text:c="3"/>4.14 kB <text:s text:c="9"/>[emitted] <text:s/></text:p>
      <text:p text:style-name="P8"><text:s text:c="41"/>closure-library/closure/goog/graphics/imageelement.js <text:s text:c="4"/>2.2 kB <text:s text:c="9"/>[emitted] <text:s/></text:p>
      <text:p text:style-name="P8"><text:s text:c="41"/>closure-library/closure/goog/graphics/groupelement.js <text:s text:c="3"/>1.97 kB <text:s text:c="9"/>[emitted] <text:s/></text:p>
      <text:p text:style-name="P8"><text:s text:c="45"/>closure-library/closure/goog/graphics/graphics.js <text:s text:c="3"/>5.97 kB <text:s text:c="9"/>[emitted] <text:s/></text:p>
      <text:p text:style-name="P8"><text:s text:c="49"/>closure-library/closure/goog/graphics/font.js <text:s text:c="3"/>1.77 kB <text:s text:c="9"/>[emitted] <text:s/></text:p>
      <text:p text:style-name="P8"><text:s text:c="37"/>closure-library/closure/goog/graphics/svggraphics_test.js <text:s text:c="3"/>3.27 kB <text:s text:c="9"/>[emitted] <text:s/></text:p>
      <text:p text:style-name="P8"><text:s text:c="49"/>closure-library/closure/goog/graphics/fill.js <text:s text:c="3"/>1.32 kB <text:s text:c="9"/>[emitted] <text:s/></text:p>
      <text:p text:style-name="P8"><text:s text:c="44"/>closure-library/closure/goog/graphics/ext/shape.js <text:s text:c="3"/>3.77 kB <text:s text:c="9"/>[emitted] <text:s/></text:p>
      <text:p text:style-name="P8"><text:s text:c="40"/>closure-library/closure/goog/graphics/ext/rectangle.js <text:s text:c="3"/>1.75 kB <text:s text:c="9"/>[emitted] <text:s/></text:p>
      <text:p text:style-name="P8"><text:s text:c="45"/>closure-library/closure/goog/graphics/ext/path.js <text:s text:c="4"/>4.3 kB <text:s text:c="9"/>[emitted] <text:s/></text:p>
      <text:p text:style-name="P8"><text:s text:c="38"/>closure-library/closure/goog/graphics/ext/path_test.html <text:s/>498 bytes <text:s text:c="9"/>[emitted] <text:s/></text:p>
      <text:p text:style-name="P8"><text:s text:c="40"/>closure-library/closure/goog/graphics/ext/path_test.js <text:s text:c="3"/>1.21 kB <text:s text:c="9"/>[emitted] <text:s/></text:p>
      <text:p text:style-name="P8"><text:s text:c="44"/>closure-library/closure/goog/graphics/ext/image.js <text:s text:c="3"/>1.91 kB <text:s text:c="9"/>[emitted] <text:s/></text:p>
      <text:p text:style-name="P8"><text:s text:c="44"/>closure-library/closure/goog/graphics/ext/group.js <text:s text:c="3"/>5.72 kB <text:s text:c="9"/>[emitted] <text:s/></text:p>
      <text:p text:style-name="P8"><text:s text:c="41"/>closure-library/closure/goog/graphics/ext/graphics.js <text:s text:c="4"/>6.4 kB <text:s text:c="9"/>[emitted] <text:s/></text:p>
      <text:p text:style-name="P8"><text:s text:c="46"/>closure-library/closure/goog/graphics/ext/ext.js <text:s text:c="3"/>1.14 kB <text:s text:c="9"/>[emitted] <text:s/></text:p>
      <text:p text:style-name="P8"><text:s text:c="42"/>closure-library/closure/goog/graphics/ext/ellipse.js <text:s text:c="3"/>1.93 kB <text:s text:c="9"/>[emitted] <text:s/></text:p>
      <text:p text:style-name="P8"><text:s text:c="42"/>closure-library/closure/goog/graphics/ext/element.js <text:s text:c="3"/>26.8 kB <text:s text:c="9"/>[emitted] <text:s/></text:p>
      <text:p text:style-name="P8"><text:s text:c="37"/>closure-library/closure/goog/graphics/ext/element_test.js <text:s text:c="3"/>2.79 kB <text:s text:c="9"/>[emitted] <text:s/></text:p>
      <text:p text:style-name="P8"><text:s text:c="35"/>closure-library/closure/goog/graphics/ext/element_test.html <text:s/>729 bytes <text:s text:c="9"/>[emitted] <text:s/></text:p>
      <text:p text:style-name="P8"><text:s text:c="31"/>closure-library/closure/goog/graphics/ext/element_test_dom.html <text:s/>225 bytes <text:s text:c="9"/>[emitted] <text:s/></text:p>
      <text:p text:style-name="P8"><text:s text:c="38"/>closure-library/closure/goog/graphics/ext/coordinates.js <text:s text:c="3"/>5.49 kB <text:s text:c="9"/>[emitted] <text:s/></text:p>
      <text:p text:style-name="P8"><text:s text:c="33"/>closure-library/closure/goog/graphics/ext/coordinates_test.js <text:s text:c="3"/>1.91 kB <text:s text:c="9"/>[emitted] <text:s/></text:p>
      <text:p text:style-name="P8"><text:s text:c="31"/>closure-library/closure/goog/graphics/ext/coordinates_test.html <text:s/>512 bytes <text:s text:c="9"/>[emitted] <text:s/></text:p>
      <text:p text:style-name="P8"><text:s text:c="39"/>closure-library/closure/goog/graphics/ellipseelement.js <text:s text:c="4"/>2.3 kB <text:s text:c="9"/>[emitted] <text:s/></text:p>
      <text:p text:style-name="P8"><text:s text:c="46"/>closure-library/closure/goog/graphics/element.js <text:s text:c="3"/>5.25 kB <text:s text:c="9"/>[emitted] <text:s/></text:p>
      <text:p text:style-name="P8"><text:s text:c="39"/>closure-library/closure/goog/graphics/canvasgraphics.js <text:s text:c="3"/>20.5 kB <text:s text:c="9"/>[emitted] <text:s/></text:p>
      <text:p text:style-name="P8"><text:s text:c="34"/>closure-library/closure/goog/graphics/canvasgraphics_test.js <text:s text:c="3"/>2.41 kB <text:s text:c="9"/>[emitted] <text:s/></text:p>
      <text:p text:style-name="P8"><text:s text:c="32"/>closure-library/closure/goog/graphics/canvasgraphics_test.html <text:s/>710 bytes <text:s text:c="9"/>[emitted] <text:s/></text:p>
      <text:p text:style-name="P8"><text:s text:c="28"/>closure-library/closure/goog/graphics/canvasgraphics_test_dom.html <text:s/>203 bytes <text:s text:c="9"/>[emitted] <text:s/></text:p>
      <text:p text:style-name="P8"><text:s text:c="40"/>closure-library/closure/goog/graphics/canvaselement.js <text:s text:c="3"/>22.3 kB <text:s text:c="9"/>[emitted] <text:s/></text:p>
      <text:p text:style-name="P8"><text:s text:c="38"/>closure-library/closure/goog/graphics/affinetransform.js <text:s text:c="3"/>17.7 kB <text:s text:c="9"/>[emitted] <text:s/></text:p>
      <text:p text:style-name="P8"><text:s text:c="33"/>closure-library/closure/goog/graphics/affinetransform_test.js <text:s text:c="3"/>12.1 kB <text:s text:c="9"/>[emitted] <text:s/></text:p>
      <text:p text:style-name="P8"><text:s text:c="31"/>closure-library/closure/goog/graphics/affinetransform_test.html <text:s/>509 bytes <text:s text:c="9"/>[emitted] <text:s/></text:p>
      <text:p text:style-name="P8"><text:s text:c="37"/>closure-library/closure/goog/graphics/abstractgraphics.js <text:s text:c="3"/>14.8 kB <text:s text:c="9"/>[emitted] <text:s/></text:p>
      <text:p text:style-name="P8"><text:s text:c="29"/>closure-library/closure/goog/graphics/ext/strokeandfillelement.js <text:s text:c="3"/>2.17 kB <text:s text:c="9"/>[emitted] <text:s/></text:p>
      <text:p text:style-name="P8"><text:s text:c="49"/>closure-library/closure/goog/fx/transition.js <text:s text:c="6"/>2 kB <text:s text:c="9"/>[emitted] <text:s/></text:p>
      <text:p text:style-name="P8"><text:s text:c="57"/>closure-library/closure/goog/fx/fx.js <text:s text:c="3"/>1.33 kB <text:s text:c="9"/>[emitted] <text:s/></text:p>
      <text:p text:style-name="P8"><text:s text:c="52"/>closure-library/closure/goog/fx/fx_test.js <text:s text:c="3"/>2.58 kB <text:s text:c="9"/>[emitted] <text:s/></text:p>
      <text:p text:style-name="P8"><text:s text:c="50"/>closure-library/closure/goog/fx/fx_test.html <text:s/>662 bytes <text:s text:c="9"/>[emitted] <text:s/></text:p>
      <text:p text:style-name="P8"><text:s text:c="53"/>closure-library/closure/goog/fx/easing.js <text:s text:c="3"/>2.29 kB <text:s text:c="9"/>[emitted] <text:s/></text:p>
      <text:p text:style-name="P8"><text:s text:c="48"/>closure-library/closure/goog/fx/easing_test.js <text:s text:c="3"/>1.17 kB <text:s text:c="9"/>[emitted] <text:s/></text:p>
      <text:p text:style-name="P8"><text:s text:c="46"/>closure-library/closure/goog/fx/fx_test_dom.html <text:s/>197 bytes <text:s text:c="9"/>[emitted] <text:s/></text:p>
      <text:p text:style-name="P8"><text:s text:c="46"/>closure-library/closure/goog/fx/easing_test.html <text:s/>479 bytes <text:s text:c="9"/>[emitted] <text:s/></text:p>
      <text:p text:style-name="P8"><text:s text:c="42"/>closure-library/closure/goog/fx/dragscrollsupport.js <text:s text:c="4"/>9.2 kB <text:s text:c="9"/>[emitted] <text:s/></text:p>
      <text:p text:style-name="P8"><text:s text:c="37"/>closure-library/closure/goog/fx/dragscrollsupport_test.js <text:s text:c="3"/>13.3 kB <text:s text:c="9"/>[emitted] <text:s/></text:p>
      <text:p text:style-name="P8"><text:s text:c="35"/>closure-library/closure/goog/fx/dragscrollsupport_test.html <text:s text:c="4"/>1.2 kB <text:s text:c="9"/>[emitted] <text:s/></text:p>
      <text:p text:style-name="P8"><text:s text:c="31"/>closure-library/closure/goog/fx/dragscrollsupport_test_dom.html <text:s/>701 bytes <text:s text:c="9"/>[emitted] <text:s/></text:p>
      <text:p text:style-name="P8"><text:s text:c="46"/>closure-library/closure/goog/fx/draglistgroup.js <text:s text:c="3"/>45.9 kB <text:s text:c="9"/>[emitted] <text:s/></text:p>
      <text:p text:style-name="P8"><text:s text:c="41"/>closure-library/closure/goog/fx/draglistgroup_test.js <text:s text:c="3"/>16.7 kB <text:s text:c="9"/>[emitted] <text:s/></text:p>
      <text:p text:style-name="P8"><text:s text:c="39"/>closure-library/closure/goog/fx/draglistgroup_test.html <text:s/>998 bytes <text:s text:c="9"/>[emitted] <text:s/></text:p>
      <text:p text:style-name="P8"><text:s text:c="35"/>closure-library/closure/goog/fx/draglistgroup_test_dom.html <text:s/>505 bytes <text:s text:c="9"/>[emitted] <text:s/></text:p>
      <text:p text:style-name="P8"><text:s text:c="52"/>closure-library/closure/goog/fx/dragger.js <text:s text:c="3"/>25.2 kB <text:s text:c="9"/>[emitted] <text:s/></text:p>
      <text:p text:style-name="P8"><text:s text:c="47"/>closure-library/closure/goog/fx/dragger_test.js <text:s text:c="3"/>15.4 kB <text:s text:c="9"/>[emitted] <text:s/></text:p>
      <text:p text:style-name="P8"><text:s text:c="45"/>closure-library/closure/goog/fx/dragger_test.html <text:s/>888 bytes <text:s text:c="9"/>[emitted] <text:s/></text:p>
      <text:p text:style-name="P8"><text:s text:c="45"/>closure-library/closure/goog/fx/transitionbase.js <text:s text:c="3"/>6.26 kB <text:s text:c="9"/>[emitted] <text:s/></text:p>
      <text:p text:style-name="P8"><text:s text:c="46"/>closure-library/closure/goog/fx/dragdropgroup.js <text:s text:c="3"/>3.12 kB <text:s text:c="9"/>[emitted] <text:s/></text:p>
      <text:p text:style-name="P8"><text:s text:c="41"/>closure-library/closure/goog/fx/dragdropgroup_test.js <text:s text:c="3"/>5.85 kB <text:s text:c="9"/>[emitted] <text:s/></text:p>
      <text:p text:style-name="P8"><text:s text:c="35"/>closure-library/closure/goog/fx/dragdropgroup_test_dom.html <text:s/>304 bytes <text:s text:c="9"/>[emitted] <text:s/></text:p>
      <text:p text:style-name="P8"><text:s text:c="51"/>closure-library/closure/goog/fx/dragdrop.js <text:s text:c="3"/>1.69 kB <text:s text:c="9"/>[emitted] <text:s/></text:p>
      <text:p text:style-name="P8"><text:s text:c="39"/>closure-library/closure/goog/fx/dragdropgroup_test.html <text:s/>797 bytes <text:s text:c="9"/>[emitted] <text:s/></text:p>
      <text:p text:style-name="P8"><text:s text:c="56"/>closure-library/closure/goog/fx/dom.js <text:s text:c="3"/>21.8 kB <text:s text:c="9"/>[emitted] <text:s/></text:p>
      <text:p text:style-name="P8"><text:s text:c="41"/>closure-library/closure/goog/fx/cssspriteanimation.js <text:s text:c="3"/>4.56 kB <text:s text:c="9"/>[emitted] <text:s/></text:p>
      <text:p text:style-name="P8"><text:s text:c="34"/>closure-library/closure/goog/fx/cssspriteanimation_test.html <text:s/>765 bytes <text:s text:c="9"/>[emitted] <text:s/></text:p>
      <text:p text:style-name="P8"><text:s text:c="30"/>closure-library/closure/goog/fx/cssspriteanimation_test_dom.html <text:s/>262 bytes <text:s text:c="9"/>[emitted] <text:s/></text:p>
      <text:p text:style-name="P8"><text:s text:c="36"/>closure-library/closure/goog/fx/cssspriteanimation_test.js <text:s text:c="4"/>3.9 kB <text:s text:c="9"/>[emitted] <text:s/></text:p>
      <text:p text:style-name="P8"><text:s text:c="44"/>closure-library/closure/goog/fx/css3/transition.js <text:s text:c="3"/>5.74 kB <text:s text:c="9"/>[emitted] <text:s/></text:p>
      <text:p text:style-name="P8"><text:s text:c="39"/>closure-library/closure/goog/fx/css3/transition_test.js <text:s text:c="3"/>6.38 kB <text:s text:c="9"/>[emitted] <text:s/></text:p>
      <text:p text:style-name="P8"><text:s text:c="37"/>closure-library/closure/goog/fx/css3/transition_test.html <text:s/>500 bytes <text:s text:c="9"/>[emitted] <text:s/></text:p>
      <text:p text:style-name="P8"><text:s text:c="45"/>closure-library/closure/goog/fx/animationqueue.js <text:s text:c="3"/>7.41 kB <text:s text:c="9"/>[emitted] <text:s/></text:p>
      <text:p text:style-name="P8"><text:s text:c="40"/>closure-library/closure/goog/fx/animationqueue_test.js <text:s text:c="3"/>9.01 kB <text:s text:c="9"/>[emitted] <text:s/></text:p>
      <text:p text:style-name="P8"><text:s text:c="52"/>closure-library/closure/goog/fx/css3/fx.js <text:s text:c="3"/>2.19 kB <text:s text:c="9"/>[emitted] <text:s/></text:p>
      <text:p text:style-name="P8"><text:soft-page-break/><text:s text:c="38"/>closure-library/closure/goog/fx/animationqueue_test.html <text:s/>495 bytes <text:s text:c="9"/>[emitted] <text:s/></text:p>
      <text:p text:style-name="P8"><text:s text:c="50"/>closure-library/closure/goog/fx/animation.js <text:s text:c="3"/>13.5 kB <text:s text:c="9"/>[emitted] <text:s/></text:p>
      <text:p text:style-name="P8"><text:s text:c="43"/>closure-library/closure/goog/fx/animation_test.html <text:s/>485 bytes <text:s text:c="9"/>[emitted] <text:s/></text:p>
      <text:p text:style-name="P8"><text:s text:c="45"/>closure-library/closure/goog/fx/animation_test.js <text:s text:c="3"/>3.53 kB <text:s text:c="9"/>[emitted] <text:s/></text:p>
      <text:p text:style-name="P8"><text:s text:c="50"/>closure-library/closure/goog/fx/anim/anim.js <text:s text:c="4"/>6.2 kB <text:s text:c="9"/>[emitted] <text:s/></text:p>
      <text:p text:style-name="P8"><text:s text:c="45"/>closure-library/closure/goog/fx/anim/anim_test.js <text:s text:c="3"/>7.09 kB <text:s text:c="9"/>[emitted] <text:s/></text:p>
      <text:p text:style-name="P8"><text:s text:c="41"/>closure-library/closure/goog/fx/dragger_test_dom.html <text:s/>415 bytes <text:s text:c="9"/>[emitted] <text:s/></text:p>
      <text:p text:style-name="P8"><text:s text:c="43"/>closure-library/closure/goog/fx/anim/anim_test.html <text:s/>675 bytes <text:s text:c="9"/>[emitted] <text:s/></text:p>
      <text:p text:style-name="P8"><text:s text:c="38"/>closure-library/closure/goog/fx/abstractdragdrop_test.js <text:s text:c="3"/>27.2 kB <text:s text:c="9"/>[emitted] <text:s/></text:p>
      <text:p text:style-name="P8"><text:s text:c="43"/>closure-library/closure/goog/fx/abstractdragdrop.js <text:s text:c="3"/>48.8 kB <text:s text:c="9"/>[emitted] <text:s/></text:p>
      <text:p text:style-name="P8"><text:s text:c="36"/>closure-library/closure/goog/fx/abstractdragdrop_test.html <text:s text:c="4"/>1.2 kB <text:s text:c="9"/>[emitted] <text:s/></text:p>
      <text:p text:style-name="P8"><text:s text:c="32"/>closure-library/closure/goog/fx/abstractdragdrop_test_dom.html <text:s/>702 bytes <text:s text:c="9"/>[emitted] <text:s/></text:p>
      <text:p text:style-name="P8"><text:s text:c="43"/>closure-library/closure/goog/functions/functions.js <text:s text:c="3"/>14.8 kB <text:s text:c="9"/>[emitted] <text:s/></text:p>
      <text:p text:style-name="P8"><text:s text:c="38"/>closure-library/closure/goog/functions/functions_test.js <text:s text:c="3"/>20.2 kB <text:s text:c="9"/>[emitted] <text:s/></text:p>
      <text:p text:style-name="P8"><text:s text:c="36"/>closure-library/closure/goog/functions/functions_test.html <text:s/>479 bytes <text:s text:c="9"/>[emitted] <text:s/></text:p>
      <text:p text:style-name="P8"><text:s text:c="56"/>closure-library/closure/goog/fs/url.js <text:s text:c="3"/>3.29 kB <text:s text:c="9"/>[emitted] <text:s/></text:p>
      <text:p text:style-name="P8"><text:s text:c="49"/>closure-library/closure/goog/fs/url_test.html <text:s/>467 bytes <text:s text:c="9"/>[emitted] <text:s/></text:p>
      <text:p text:style-name="P8"><text:s text:c="51"/>closure-library/closure/goog/fs/url_test.js <text:s text:c="3"/>1.51 kB <text:s text:c="9"/>[emitted] <text:s/></text:p>
      <text:p text:style-name="P8"><text:s text:c="46"/>closure-library/closure/goog/fs/progressevent.js <text:s text:c="3"/>1.88 kB <text:s text:c="9"/>[emitted] <text:s/></text:p>
      <text:p text:style-name="P8"><text:s text:c="52"/>closure-library/closure/goog/fs/fs_test.js <text:s text:c="3"/>23.1 kB <text:s text:c="9"/>[emitted] <text:s/></text:p>
      <text:p text:style-name="P8"><text:s text:c="57"/>closure-library/closure/goog/fs/fs.js <text:s text:c="3"/>9.15 kB <text:s text:c="9"/>[emitted] <text:s/></text:p>
      <text:p text:style-name="P8"><text:s text:c="50"/>closure-library/closure/goog/fs/fs_test.html <text:s/>684 bytes <text:s text:c="9"/>[emitted] <text:s/></text:p>
      <text:p text:style-name="P8"><text:s text:c="46"/>closure-library/closure/goog/fs/fs_test_dom.html <text:s/>219 bytes <text:s text:c="9"/>[emitted] <text:s/></text:p>
      <text:p text:style-name="P8"><text:s text:c="49"/>closure-library/closure/goog/fs/filewriter.js <text:s text:c="3"/>2.73 kB <text:s text:c="9"/>[emitted] <text:s/></text:p>
      <text:p text:style-name="P8"><text:s text:c="49"/>closure-library/closure/goog/fs/filesystem.js <text:s text:c="3"/>1.07 kB <text:s text:c="9"/>[emitted] <text:s/></text:p>
      <text:p text:style-name="P8"><text:s text:c="45"/>closure-library/closure/goog/fs/filesystemimpl.js <text:s text:c="3"/>1.74 kB <text:s text:c="9"/>[emitted] <text:s/></text:p>
      <text:p text:style-name="P8"><text:s text:c="50"/>closure-library/closure/goog/fs/filesaver.js <text:s text:c="3"/>4.38 kB <text:s text:c="9"/>[emitted] <text:s/></text:p>
      <text:p text:style-name="P8"><text:s text:c="39"/>closure-library/closure/goog/fx/anim/anim_test_dom.html <text:s/>197 bytes <text:s text:c="9"/>[emitted] <text:s/></text:p>
      <text:p text:style-name="P8"><text:s text:c="54"/>closure-library/closure/goog/fs/error.js <text:s text:c="3"/>5.35 kB <text:s text:c="9"/>[emitted] <text:s/></text:p>
      <text:p text:style-name="P8"><text:s text:c="50"/>closure-library/closure/goog/fs/entryimpl.js <text:s text:c="5"/>11 kB <text:s text:c="9"/>[emitted] <text:s/></text:p>
      <text:p text:style-name="P8"><text:s text:c="54"/>closure-library/closure/goog/fs/entry.js <text:s text:c="3"/>7.84 kB <text:s text:c="9"/>[emitted] <text:s/></text:p>
      <text:p text:style-name="P8"><text:s text:c="38"/>closure-library/closure/goog/format/jsonprettyprinter.js <text:s text:c="3"/>14.9 kB <text:s text:c="9"/>[emitted] <text:s/></text:p>
      <text:p text:style-name="P8"><text:s text:c="33"/>closure-library/closure/goog/format/jsonprettyprinter_test.js <text:s text:c="3"/>2.79 kB <text:s text:c="9"/>[emitted] <text:s/></text:p>
      <text:p text:style-name="P8"><text:s text:c="31"/>closure-library/closure/goog/format/jsonprettyprinter_test.html <text:s/>509 bytes <text:s text:c="9"/>[emitted] <text:s/></text:p>
      <text:p text:style-name="P8"><text:s text:c="26"/>closure-library/closure/goog/format/internationalizedemailaddress.js <text:s text:c="3"/>8.43 kB <text:s text:c="9"/>[emitted] <text:s/></text:p>
      <text:p text:style-name="P8"><text:s text:c="21"/>closure-library/closure/goog/format/internationalizedemailaddress_test.js <text:s text:c="3"/>12.6 kB <text:s text:c="9"/>[emitted] <text:s/></text:p>
      <text:p text:style-name="P8"><text:s text:c="19"/>closure-library/closure/goog/format/internationalizedemailaddress_test.html <text:s/>533 bytes <text:s text:c="9"/>[emitted] <text:s/></text:p>
      <text:p text:style-name="P8"><text:s text:c="38"/>closure-library/closure/goog/format/htmlprettyprinter.js <text:s text:c="3"/>12.2 kB <text:s text:c="9"/>[emitted] <text:s/></text:p>
      <text:p text:style-name="P8"><text:s text:c="33"/>closure-library/closure/goog/format/htmlprettyprinter_test.js <text:s text:c="3"/>7.55 kB <text:s text:c="9"/>[emitted] <text:s/></text:p>
      <text:p text:style-name="P8"><text:s text:c="31"/>closure-library/closure/goog/format/htmlprettyprinter_test.html <text:s/>509 bytes <text:s text:c="9"/>[emitted] <text:s/></text:p>
      <text:p text:style-name="P8"><text:s text:c="49"/>closure-library/closure/goog/format/format.js <text:s text:c="3"/>17.3 kB <text:s text:c="9"/>[emitted] <text:s/></text:p>
      <text:p text:style-name="P8"><text:s text:c="44"/>closure-library/closure/goog/format/format_test.js <text:s text:c="5"/>14 kB <text:s text:c="9"/>[emitted] <text:s/></text:p>
      <text:p text:style-name="P8"><text:s text:c="42"/>closure-library/closure/goog/format/format_test.html <text:s/>473 bytes <text:s text:c="9"/>[emitted] <text:s/></text:p>
      <text:p text:style-name="P8"><text:s text:c="43"/>closure-library/closure/goog/format/emailaddress.js <text:s text:c="3"/>13.8 kB <text:s text:c="9"/>[emitted] <text:s/></text:p>
      <text:p text:style-name="P8"><text:s text:c="38"/>closure-library/closure/goog/format/emailaddress_test.js <text:s text:c="4"/>8.9 kB <text:s text:c="9"/>[emitted] <text:s/></text:p>
      <text:p text:style-name="P8"><text:s text:c="36"/>closure-library/closure/goog/format/emailaddress_test.html <text:s/>499 bytes <text:s text:c="9"/>[emitted] <text:s/></text:p>
      <text:p text:style-name="P8"><text:s text:c="43"/>closure-library/closure/goog/events/wheelhandler.js <text:s text:c="3"/>5.66 kB <text:s text:c="9"/>[emitted] <text:s/></text:p>
      <text:p text:style-name="P8"><text:s text:c="38"/>closure-library/closure/goog/events/wheelhandler_test.js <text:s text:c="3"/>9.23 kB <text:s text:c="9"/>[emitted] <text:s/></text:p>
      <text:p text:style-name="P8"><text:s text:c="36"/>closure-library/closure/goog/events/wheelhandler_test.html <text:s/>814 bytes <text:s text:c="9"/>[emitted] <text:s/></text:p>
      <text:p text:style-name="P8"><text:s text:c="32"/>closure-library/closure/goog/events/wheelhandler_test_dom.html <text:s/>315 bytes <text:s text:c="9"/>[emitted] <text:s/></text:p>
      <text:p text:style-name="P8"><text:s text:c="43"/>closure-library/closure/goog/events/pastehandler.js <text:s text:c="3"/>17.4 kB <text:s text:c="9"/>[emitted] <text:s/></text:p>
      <text:p text:style-name="P8"><text:s text:c="45"/>closure-library/closure/goog/events/wheelevent.js <text:s text:c="3"/>5.46 kB <text:s text:c="9"/>[emitted] <text:s/></text:p>
      <text:p text:style-name="P8"><text:s text:c="38"/>closure-library/closure/goog/events/pastehandler_test.js <text:s text:c="3"/>13.8 kB <text:s text:c="9"/>[emitted] <text:s/></text:p>
      <text:p text:style-name="P8"><text:s text:c="32"/>closure-library/closure/goog/events/pastehandler_test_dom.html <text:s/>214 bytes <text:s text:c="9"/>[emitted] <text:s/></text:p>
      <text:p text:style-name="P8"><text:s text:c="36"/>closure-library/closure/goog/events/pastehandler_test.html <text:s/>712 bytes <text:s text:c="9"/>[emitted] <text:s/></text:p>
      <text:p text:style-name="P8"><text:s text:c="36"/>closure-library/closure/goog/events/onlinelistener_test.js <text:s text:c="4"/>4.1 kB <text:s text:c="9"/>[emitted] <text:s/></text:p>
      <text:p text:style-name="P8"><text:s text:c="34"/>closure-library/closure/goog/events/onlinelistener_test.html <text:s/>501 bytes <text:s text:c="9"/>[emitted] <text:s/></text:p>
      <text:p text:style-name="P8"><text:s text:c="42"/>closure-library/closure/goog/events/onlinehandler.js <text:s text:c="3"/>4.99 kB <text:s text:c="9"/>[emitted] <text:s/></text:p>
      <text:p text:style-name="P8"><text:s text:c="49"/>closure-library/closure/goog/fs/filereader.js <text:s text:c="3"/>7.75 kB <text:s text:c="9"/>[emitted] <text:s/></text:p>
      <text:p text:style-name="P8"><text:s text:c="33"/>closure-library/closure/goog/events/mousewheelhandler_test.js <text:s text:c="5"/>11 kB <text:s text:c="9"/>[emitted] <text:s/></text:p>
      <text:p text:style-name="P8"><text:s text:c="31"/>closure-library/closure/goog/events/mousewheelhandler_test.html <text:s/>824 bytes <text:s text:c="9"/>[emitted] <text:s/></text:p>
      <text:p text:style-name="P8"><text:s text:c="27"/>closure-library/closure/goog/events/mousewheelhandler_test_dom.html <text:s/>315 bytes <text:s text:c="9"/>[emitted] <text:s/></text:p>
      <text:p text:style-name="P8"><text:s text:c="44"/>closure-library/closure/goog/events/listenermap.js <text:s text:c="3"/>9.76 kB <text:s text:c="9"/>[emitted] <text:s/></text:p>
      <text:p text:style-name="P8"><text:s text:c="39"/>closure-library/closure/goog/events/listenermap_test.js <text:s text:c="3"/>5.12 kB <text:s text:c="9"/>[emitted] <text:s/></text:p>
      <text:p text:style-name="P8"><text:s text:c="37"/>closure-library/closure/goog/events/listenermap_test.html <text:s/>497 bytes <text:s text:c="9"/>[emitted] <text:s/></text:p>
      <text:p text:style-name="P8"><text:s text:c="47"/>closure-library/closure/goog/events/listener.js <text:s text:c="3"/>3.51 kB <text:s text:c="9"/>[emitted] <text:s/></text:p>
      <text:p text:style-name="P8"><text:s text:c="45"/>closure-library/closure/goog/events/listenable.js <text:s text:c="5"/>11 kB <text:s text:c="9"/>[emitted] <text:s/></text:p>
      <text:p text:style-name="P8"><text:s text:c="40"/>closure-library/closure/goog/events/listenable_test.js <text:s text:c="3"/>1.14 kB <text:s text:c="9"/>[emitted] <text:s/></text:p>
      <text:p text:style-name="P8"><text:s text:c="38"/>closure-library/closure/goog/events/listenable_test.html <text:s/>495 bytes <text:s text:c="9"/>[emitted] <text:s/></text:p>
      <text:p text:style-name="P8"><text:s text:c="51"/>closure-library/closure/goog/events/keys.js <text:s/>978 bytes <text:s text:c="9"/>[emitted] <text:s/></text:p>
      <text:p text:style-name="P8"><text:s text:c="47"/>closure-library/closure/goog/events/keynames.js <text:s text:c="3"/>2.85 kB <text:s text:c="9"/>[emitted] <text:s/></text:p>
      <text:p text:style-name="P8"><text:s text:c="45"/>closure-library/closure/goog/events/keyhandler.js <text:s text:c="5"/>18 kB <text:s text:c="9"/>[emitted] <text:s/></text:p>
      <text:p text:style-name="P8"><text:s text:c="40"/>closure-library/closure/goog/events/keyhandler_test.js <text:s text:c="3"/>25.5 kB <text:s text:c="9"/>[emitted] <text:s/></text:p>
      <text:p text:style-name="P8"><text:s text:c="38"/>closure-library/closure/goog/events/keyhandler_test.html <text:s/>491 bytes <text:s text:c="9"/>[emitted] <text:s/></text:p>
      <text:p text:style-name="P8"><text:s text:c="47"/>closure-library/closure/goog/events/keycodes.js <text:s text:c="3"/>13.9 kB <text:s text:c="9"/>[emitted] <text:s/></text:p>
      <text:p text:style-name="P8"><text:s text:c="42"/>closure-library/closure/goog/events/keycodes_test.js <text:s text:c="4"/>5.4 kB <text:s text:c="9"/>[emitted] <text:s/></text:p>
      <text:p text:style-name="P8"><text:s text:c="40"/>closure-library/closure/goog/events/keycodes_test.html <text:s/>491 bytes <text:s text:c="9"/>[emitted] <text:s/></text:p>
      <text:p text:style-name="P8"><text:s text:c="43"/>closure-library/closure/goog/events/inputhandler.js <text:s text:c="4"/>7.8 kB <text:s text:c="9"/>[emitted] <text:s/></text:p>
      <text:p text:style-name="P8"><text:s text:c="36"/>closure-library/closure/goog/events/inputhandler_test.html <text:s/>743 bytes <text:s text:c="9"/>[emitted] <text:s/></text:p>
      <text:p text:style-name="P8"><text:s text:c="38"/>closure-library/closure/goog/events/inputhandler_test.js <text:s text:c="3"/>2.97 kB <text:s text:c="9"/>[emitted] <text:s/></text:p>
      <text:p text:style-name="P8"><text:s text:c="38"/>closure-library/closure/goog/events/mousewheelhandler.js <text:s text:c="3"/>9.76 kB <text:s text:c="9"/>[emitted] <text:s/></text:p>
      <text:p text:style-name="P8"><text:s text:c="32"/>closure-library/closure/goog/events/inputhandler_test_dom.html <text:s/>245 bytes <text:s text:c="9"/>[emitted] <text:s/></text:p>
      <text:p text:style-name="P8"><text:s text:c="45"/>closure-library/closure/goog/events/imehandler.js <text:s text:c="5"/>11 kB <text:s text:c="9"/>[emitted] <text:s/></text:p>
      <text:p text:style-name="P8"><text:s text:c="40"/>closure-library/closure/goog/events/imehandler_test.js <text:s text:c="3"/>6.95 kB <text:s text:c="9"/>[emitted] <text:s/></text:p>
      <text:p text:style-name="P8"><text:s text:c="34"/>closure-library/closure/goog/events/imehandler_test_dom.html <text:s/>299 bytes <text:s text:c="9"/>[emitted] <text:s/></text:p>
      <text:p text:style-name="P8"><text:s text:c="43"/>closure-library/closure/goog/events/focushandler.js <text:s text:c="3"/>3.46 kB <text:s text:c="9"/>[emitted] <text:s/></text:p>
      <text:p text:style-name="P8"><text:s text:c="40"/>closure-library/closure/goog/events/filedrophandler.js <text:s text:c="3"/>7.52 kB <text:s text:c="9"/>[emitted] <text:s/></text:p>
      <text:p text:style-name="P8"><text:s text:c="35"/>closure-library/closure/goog/events/filedrophandler_test.js <text:s text:c="3"/>9.55 kB <text:s text:c="9"/>[emitted] <text:s/></text:p>
      <text:p text:style-name="P8"><text:s text:c="33"/>closure-library/closure/goog/events/filedrophandler_test.html <text:s/>505 bytes <text:s text:c="9"/>[emitted] <text:s/></text:p>
      <text:p text:style-name="P8"><text:s text:c="43"/>closure-library/closure/goog/events/eventwrapper.js <text:s text:c="3"/>2.36 kB <text:s text:c="9"/>[emitted] <text:s/></text:p>
      <text:p text:style-name="P8"><text:s text:c="46"/>closure-library/closure/goog/events/eventtype.js <text:s text:c="3"/>11.8 kB <text:s text:c="9"/>[emitted] <text:s/></text:p>
      <text:p text:style-name="P8"><text:s text:c="41"/>closure-library/closure/goog/events/eventtype_test.js <text:s text:c="3"/>1.83 kB <text:s text:c="9"/>[emitted] <text:s/></text:p>
      <text:p text:style-name="P8"><text:s text:c="38"/>closure-library/closure/goog/events/eventtargettester.js <text:s text:c="3"/>33.3 kB <text:s text:c="9"/>[emitted] <text:s/></text:p>
      <text:p text:style-name="P8"><text:s text:c="39"/>closure-library/closure/goog/events/eventtype_test.html <text:s/>493 bytes <text:s text:c="9"/>[emitted] <text:s/></text:p>
      <text:p text:style-name="P8"><text:s text:c="44"/>closure-library/closure/goog/events/eventtarget.js <text:s text:c="3"/>13.1 kB <text:s text:c="9"/>[emitted] <text:s/></text:p>
      <text:p text:style-name="P8"><text:s text:c="22"/>closure-library/closure/goog/events/eventtarget_via_w3cinterface_test.js <text:s text:c="3"/>1.91 kB <text:s text:c="9"/>[emitted] <text:s/></text:p>
      <text:p text:style-name="P8"><text:s text:c="20"/>closure-library/closure/goog/events/eventtarget_via_w3cinterface_test.html <text:s/>503 bytes <text:s text:c="9"/>[emitted] <text:s/></text:p>
      <text:p text:style-name="P8"><text:s text:c="24"/>closure-library/closure/goog/events/eventtarget_via_googevents_test.js <text:s text:c="3"/>2.84 kB <text:s text:c="9"/>[emitted] <text:s/></text:p>
      <text:p text:style-name="P8"><text:s text:c="22"/>closure-library/closure/goog/events/eventtarget_via_googevents_test.html <text:s/>517 bytes <text:s text:c="9"/>[emitted] <text:s/></text:p>
      <text:p text:style-name="P8"><text:s text:c="37"/>closure-library/closure/goog/events/eventtarget_test.html <text:s/>497 bytes <text:s text:c="9"/>[emitted] <text:s/></text:p>
      <text:p text:style-name="P8"><text:s text:c="39"/>closure-library/closure/goog/events/eventtarget_test.js <text:s text:c="3"/>2.72 kB <text:s text:c="9"/>[emitted] <text:s/></text:p>
      <text:p text:style-name="P8"><text:s text:c="49"/>closure-library/closure/goog/events/events.js <text:s text:c="3"/>34.2 kB <text:s text:c="9"/>[emitted] <text:s/></text:p>
      <text:p text:style-name="P8"><text:s text:c="38"/>closure-library/closure/goog/events/imehandler_test.html <text:s/>794 bytes <text:s text:c="9"/>[emitted] <text:s/></text:p>
      <text:p text:style-name="P8"><text:s text:c="44"/>closure-library/closure/goog/events/events_test.js <text:s text:c="3"/>23.8 kB <text:s text:c="9"/>[emitted] <text:s/></text:p>
      <text:p text:style-name="P8"><text:s text:c="42"/>closure-library/closure/goog/events/events_test.html <text:s/>473 bytes <text:s text:c="9"/>[emitted] <text:s/></text:p>
      <text:p text:style-name="P8"><text:soft-page-break/><text:s text:c="43"/>closure-library/closure/goog/events/eventhandler.js <text:s text:c="3"/>17.5 kB <text:s text:c="9"/>[emitted] <text:s/></text:p>
      <text:p text:style-name="P8"><text:s text:c="38"/>closure-library/closure/goog/events/eventhandler_test.js <text:s text:c="3"/>9.28 kB <text:s text:c="9"/>[emitted] <text:s/></text:p>
      <text:p text:style-name="P8"><text:s text:c="36"/>closure-library/closure/goog/events/eventhandler_test.html <text:s/>759 bytes <text:s text:c="9"/>[emitted] <text:s/></text:p>
      <text:p text:style-name="P8"><text:s text:c="32"/>closure-library/closure/goog/events/eventhandler_test_dom.html <text:s/>260 bytes <text:s text:c="9"/>[emitted] <text:s/></text:p>
      <text:p text:style-name="P8"><text:s text:c="50"/>closure-library/closure/goog/events/event.js <text:s text:c="3"/>4.13 kB <text:s text:c="9"/>[emitted] <text:s/></text:p>
      <text:p text:style-name="P8"><text:s text:c="45"/>closure-library/closure/goog/events/event_test.js <text:s text:c="3"/>2.29 kB <text:s text:c="9"/>[emitted] <text:s/></text:p>
      <text:p text:style-name="P8"><text:s text:c="43"/>closure-library/closure/goog/events/event_test.html <text:s/>485 bytes <text:s text:c="9"/>[emitted] <text:s/></text:p>
      <text:p text:style-name="P8"><text:s text:c="41"/>closure-library/closure/goog/events/browserfeature.js <text:s text:c="4"/>4.4 kB <text:s text:c="9"/>[emitted] <text:s/></text:p>
      <text:p text:style-name="P8"><text:s text:c="43"/>closure-library/closure/goog/events/browserevent.js <text:s text:c="3"/>13.6 kB <text:s text:c="9"/>[emitted] <text:s/></text:p>
      <text:p text:style-name="P8"><text:s text:c="38"/>closure-library/closure/goog/events/browserevent_test.js <text:s text:c="3"/>6.69 kB <text:s text:c="9"/>[emitted] <text:s/></text:p>
      <text:p text:style-name="P8"><text:s text:c="36"/>closure-library/closure/goog/events/browserevent_test.html <text:s/>499 bytes <text:s text:c="9"/>[emitted] <text:s/></text:p>
      <text:p text:style-name="P8"><text:s text:c="42"/>closure-library/closure/goog/events/actionhandler.js <text:s text:c="3"/>5.65 kB <text:s text:c="9"/>[emitted] <text:s/></text:p>
      <text:p text:style-name="P8"><text:s text:c="37"/>closure-library/closure/goog/events/actionhandler_test.js <text:s text:c="3"/>2.86 kB <text:s text:c="9"/>[emitted] <text:s/></text:p>
      <text:p text:style-name="P8"><text:s text:c="35"/>closure-library/closure/goog/events/actionhandler_test.html <text:s/>717 bytes <text:s text:c="9"/>[emitted] <text:s/></text:p>
      <text:p text:style-name="P8"><text:s text:c="31"/>closure-library/closure/goog/events/actionhandler_test_dom.html <text:s/>216 bytes <text:s text:c="9"/>[emitted] <text:s/></text:p>
      <text:p text:style-name="P8"><text:s text:c="37"/>closure-library/closure/goog/events/actioneventwrapper.js <text:s text:c="3"/>5.75 kB <text:s text:c="9"/>[emitted] <text:s/></text:p>
      <text:p text:style-name="P8"><text:s text:c="32"/>closure-library/closure/goog/events/actioneventwrapper_test.js <text:s text:c="5"/>10 kB <text:s text:c="9"/>[emitted] <text:s/></text:p>
      <text:p text:style-name="P8"><text:s text:c="30"/>closure-library/closure/goog/events/actioneventwrapper_test.html <text:s/>724 bytes <text:s text:c="9"/>[emitted] <text:s/></text:p>
      <text:p text:style-name="P8"><text:s text:c="26"/>closure-library/closure/goog/events/actioneventwrapper_test_dom.html <text:s/>213 bytes <text:s text:c="9"/>[emitted] <text:s/></text:p>
      <text:p text:style-name="P8"><text:s text:c="48"/>closure-library/closure/goog/events/eventid.js <text:s text:c="3"/>1.34 kB <text:s text:c="9"/>[emitted] <text:s/></text:p>
      <text:p text:style-name="P8"><text:s text:c="43"/>closure-library/closure/goog/editor/table_test.html <text:s text:c="3"/>2.33 kB <text:s text:c="9"/>[emitted] <text:s/></text:p>
      <text:p text:style-name="P8"><text:s text:c="50"/>closure-library/closure/goog/editor/table.js <text:s text:c="5"/>19 kB <text:s text:c="9"/>[emitted] <text:s/></text:p>
      <text:p text:style-name="P8"><text:s text:c="39"/>closure-library/closure/goog/editor/table_test_dom.html <text:s text:c="3"/>1.79 kB <text:s text:c="9"/>[emitted] <text:s/></text:p>
      <text:p text:style-name="P8"><text:s text:c="50"/>closure-library/closure/goog/editor/style.js <text:s text:c="3"/>8.17 kB <text:s text:c="9"/>[emitted] <text:s/></text:p>
      <text:p text:style-name="P8"><text:s text:c="45"/>closure-library/closure/goog/editor/style_test.js <text:s text:c="3"/>5.71 kB <text:s text:c="9"/>[emitted] <text:s/></text:p>
      <text:p text:style-name="P8"><text:s text:c="43"/>closure-library/closure/goog/editor/style_test.html <text:s/>485 bytes <text:s text:c="9"/>[emitted] <text:s/></text:p>
      <text:p text:style-name="P8"><text:s text:c="42"/>closure-library/closure/goog/editor/seamlessfield.js <text:s text:c="3"/>24.7 kB <text:s text:c="9"/>[emitted] <text:s/></text:p>
      <text:p text:style-name="P8"><text:s text:c="37"/>closure-library/closure/goog/editor/seamlessfield_test.js <text:s text:c="3"/>15.1 kB <text:s text:c="9"/>[emitted] <text:s/></text:p>
      <text:p text:style-name="P8"><text:s text:c="35"/>closure-library/closure/goog/editor/seamlessfield_test.html <text:s/>707 bytes <text:s text:c="9"/>[emitted] <text:s/></text:p>
      <text:p text:style-name="P8"><text:s text:c="31"/>closure-library/closure/goog/editor/seamlessfield_test_dom.html <text:s/>204 bytes <text:s text:c="9"/>[emitted] <text:s/></text:p>
      <text:p text:style-name="P8"><text:s text:c="50"/>closure-library/closure/goog/editor/range.js <text:s text:c="3"/>22.3 kB <text:s text:c="9"/>[emitted] <text:s/></text:p>
      <text:p text:style-name="P8"><text:s text:c="28"/>closure-library/closure/goog/editor/seamlessfield_quirks_test.html <text:s/>740 bytes <text:s text:c="9"/>[emitted] <text:s/></text:p>
      <text:p text:style-name="P8"><text:s text:c="45"/>closure-library/closure/goog/editor/range_test.js <text:s text:c="3"/>33.2 kB <text:s text:c="9"/>[emitted] <text:s/></text:p>
      <text:p text:style-name="P8"><text:s text:c="39"/>closure-library/closure/goog/editor/range_test_dom.html <text:s text:c="3"/>1.19 kB <text:s text:c="9"/>[emitted] <text:s/></text:p>
      <text:p text:style-name="P8"><text:s text:c="43"/>closure-library/closure/goog/editor/range_test.html <text:s text:c="3"/>1.68 kB <text:s text:c="9"/>[emitted] <text:s/></text:p>
      <text:p text:style-name="P8"><text:s text:c="29"/>closure-library/closure/goog/editor/plugins/undoredostate_test.js <text:s text:c="3"/>1.23 kB <text:s text:c="9"/>[emitted] <text:s/></text:p>
      <text:p text:style-name="P8"><text:s text:c="34"/>closure-library/closure/goog/editor/plugins/undoredostate.js <text:s text:c="3"/>2.67 kB <text:s text:c="9"/>[emitted] <text:s/></text:p>
      <text:p text:style-name="P8"><text:s text:c="27"/>closure-library/closure/goog/editor/plugins/undoredostate_test.html <text:s/>520 bytes <text:s text:c="9"/>[emitted] <text:s/></text:p>
      <text:p text:style-name="P8"><text:s text:c="32"/>closure-library/closure/goog/editor/plugins/undoredomanager.js <text:s text:c="5"/>10 kB <text:s text:c="9"/>[emitted] <text:s/></text:p>
      <text:p text:style-name="P8"><text:s text:c="27"/>closure-library/closure/goog/editor/plugins/undoredomanager_test.js <text:s text:c="3"/>11.9 kB <text:s text:c="9"/>[emitted] <text:s/></text:p>
      <text:p text:style-name="P8"><text:s text:c="25"/>closure-library/closure/goog/editor/plugins/undoredomanager_test.html <text:s/>524 bytes <text:s text:c="9"/>[emitted] <text:s/></text:p>
      <text:p text:style-name="P8"><text:s text:c="39"/>closure-library/closure/goog/editor/plugins/undoredo.js <text:s text:c="3"/>33.1 kB <text:s text:c="9"/>[emitted] <text:s/></text:p>
      <text:p text:style-name="P8"><text:s text:c="34"/>closure-library/closure/goog/editor/plugins/undoredo_test.js <text:s text:c="3"/>19.9 kB <text:s text:c="9"/>[emitted] <text:s/></text:p>
      <text:p text:style-name="P8"><text:s text:c="32"/>closure-library/closure/goog/editor/plugins/undoredo_test.html <text:s/>718 bytes <text:s text:c="9"/>[emitted] <text:s/></text:p>
      <text:p text:style-name="P8"><text:s text:c="28"/>closure-library/closure/goog/editor/plugins/undoredo_test_dom.html <text:s/>208 bytes <text:s text:c="9"/>[emitted] <text:s/></text:p>
      <text:p text:style-name="P8"><text:s text:c="30"/>closure-library/closure/goog/editor/plugins/tagonenterhandler.js <text:s text:c="3"/>27.3 kB <text:s text:c="9"/>[emitted] <text:s/></text:p>
      <text:p text:style-name="P8"><text:s text:c="25"/>closure-library/closure/goog/editor/plugins/tagonenterhandler_test.js <text:s text:c="3"/>19.2 kB <text:s text:c="9"/>[emitted] <text:s/></text:p>
      <text:p text:style-name="P8"><text:s text:c="23"/>closure-library/closure/goog/editor/plugins/tagonenterhandler_test.html <text:s/>775 bytes <text:s text:c="9"/>[emitted] <text:s/></text:p>
      <text:p text:style-name="P8"><text:s text:c="19"/>closure-library/closure/goog/editor/plugins/tagonenterhandler_test_dom.html <text:s/>247 bytes <text:s text:c="9"/>[emitted] <text:s/></text:p>
      <text:p text:style-name="P8"><text:s text:c="45"/>closure-library/closure/goog/editor/table_test.js <text:s text:c="3"/>20.1 kB <text:s text:c="9"/>[emitted] <text:s/></text:p>
      <text:p text:style-name="P8"><text:s text:c="31"/>closure-library/closure/goog/editor/plugins/tableeditor_test.js <text:s text:c="3"/>11.6 kB <text:s text:c="9"/>[emitted] <text:s/></text:p>
      <text:p text:style-name="P8"><text:s text:c="29"/>closure-library/closure/goog/editor/plugins/tableeditor_test.html <text:s/>778 bytes <text:s text:c="9"/>[emitted] <text:s/></text:p>
      <text:p text:style-name="P8"><text:s text:c="25"/>closure-library/closure/goog/editor/plugins/tableeditor_test_dom.html <text:s/>262 bytes <text:s text:c="9"/>[emitted] <text:s/></text:p>
      <text:p text:style-name="P8"><text:s text:c="31"/>closure-library/closure/goog/editor/plugins/spacestabhandler.js <text:s text:c="3"/>3.38 kB <text:s text:c="9"/>[emitted] <text:s/></text:p>
      <text:p text:style-name="P8"><text:s text:c="26"/>closure-library/closure/goog/editor/plugins/spacestabhandler_test.js <text:s text:c="3"/>5.42 kB <text:s text:c="9"/>[emitted] <text:s/></text:p>
      <text:p text:style-name="P8"><text:s text:c="20"/>closure-library/closure/goog/editor/plugins/spacestabhandler_test_dom.html <text:s/>204 bytes <text:s text:c="9"/>[emitted] <text:s/></text:p>
      <text:p text:style-name="P8"><text:s text:c="31"/>closure-library/closure/goog/editor/plugins/removeformatting.js <text:s text:c="3"/>30.3 kB <text:s text:c="9"/>[emitted] <text:s/></text:p>
      <text:p text:style-name="P8"><text:s text:c="26"/>closure-library/closure/goog/editor/plugins/removeformatting_test.js <text:s text:c="5"/>39 kB <text:s text:c="9"/>[emitted] <text:s/></text:p>
      <text:p text:style-name="P8"><text:s text:c="24"/>closure-library/closure/goog/editor/plugins/spacestabhandler_test.html <text:s/>730 bytes <text:s text:c="9"/>[emitted] <text:s/></text:p>
      <text:p text:style-name="P8"><text:s text:c="24"/>closure-library/closure/goog/editor/plugins/removeformatting_test.html <text:s/>936 bytes <text:s text:c="9"/>[emitted] <text:s/></text:p>
      <text:p text:style-name="P8"><text:s text:c="37"/>closure-library/closure/goog/editor/plugins/loremipsum.js <text:s text:c="3"/>6.21 kB <text:s text:c="9"/>[emitted] <text:s/></text:p>
      <text:p text:style-name="P8"><text:s text:c="20"/>closure-library/closure/goog/editor/plugins/removeformatting_test_dom.html <text:s/>395 bytes <text:s text:c="9"/>[emitted] <text:s/></text:p>
      <text:p text:style-name="P8"><text:s text:c="32"/>closure-library/closure/goog/editor/plugins/loremipsum_test.js <text:s text:c="6"/>6 kB <text:s text:c="9"/>[emitted] <text:s/></text:p>
      <text:p text:style-name="P8"><text:s text:c="26"/>closure-library/closure/goog/editor/plugins/loremipsum_test_dom.html <text:s/>229 bytes <text:s text:c="9"/>[emitted] <text:s/></text:p>
      <text:p text:style-name="P8"><text:s text:c="30"/>closure-library/closure/goog/editor/plugins/loremipsum_test.html <text:s/>743 bytes <text:s text:c="9"/>[emitted] <text:s/></text:p>
      <text:p text:style-name="P8"><text:s text:c="33"/>closure-library/closure/goog/editor/plugins/listtabhandler.js <text:s text:c="3"/>2.02 kB <text:s text:c="9"/>[emitted] <text:s/></text:p>
      <text:p text:style-name="P8"><text:s text:c="28"/>closure-library/closure/goog/editor/plugins/listtabhandler_test.js <text:s text:c="3"/>4.83 kB <text:s text:c="9"/>[emitted] <text:s/></text:p>
      <text:p text:style-name="P8"><text:s text:c="26"/>closure-library/closure/goog/editor/plugins/listtabhandler_test.html <text:s/>726 bytes <text:s text:c="9"/>[emitted] <text:s/></text:p>
      <text:p text:style-name="P8"><text:s text:c="29"/>closure-library/closure/goog/editor/plugins/linkshortcutplugin.js <text:s text:c="3"/>1.73 kB <text:s text:c="9"/>[emitted] <text:s/></text:p>
      <text:p text:style-name="P8"><text:s text:c="22"/>closure-library/closure/goog/editor/plugins/listtabhandler_test_dom.html <text:s/>204 bytes <text:s text:c="9"/>[emitted] <text:s/></text:p>
      <text:p text:style-name="P8"><text:s text:c="24"/>closure-library/closure/goog/editor/plugins/linkshortcutplugin_test.js <text:s text:c="3"/>2.83 kB <text:s text:c="9"/>[emitted] <text:s/></text:p>
      <text:p text:style-name="P8"><text:s text:c="22"/>closure-library/closure/goog/editor/plugins/linkshortcutplugin_test.html <text:s/>787 bytes <text:s text:c="9"/>[emitted] <text:s/></text:p>
      <text:p text:style-name="P8"><text:s text:c="36"/>closure-library/closure/goog/editor/plugins/tableeditor.js <text:s text:c="3"/>16.1 kB <text:s text:c="9"/>[emitted] <text:s/></text:p>
      <text:p text:style-name="P8"><text:s text:c="18"/>closure-library/closure/goog/editor/plugins/linkshortcutplugin_test_dom.html <text:s/>257 bytes <text:s text:c="9"/>[emitted] <text:s/></text:p>
      <text:p text:style-name="P8"><text:s text:c="24"/>closure-library/closure/goog/editor/plugins/linkdialogplugin_test.html <text:s/>897 bytes <text:s text:c="9"/>[emitted] <text:s/></text:p>
      <text:p text:style-name="P8"><text:s text:c="20"/>closure-library/closure/goog/editor/plugins/linkdialogplugin_test_dom.html <text:s/>380 bytes <text:s text:c="9"/>[emitted] <text:s/></text:p>
      <text:p text:style-name="P8"><text:s text:c="26"/>closure-library/closure/goog/editor/plugins/linkdialogplugin_test.js <text:s text:c="3"/>25.2 kB <text:s text:c="9"/>[emitted] <text:s/></text:p>
      <text:p text:style-name="P8"><text:s text:c="37"/>closure-library/closure/goog/editor/plugins/linkbubble.js <text:s text:c="3"/>18.6 kB <text:s text:c="9"/>[emitted] <text:s/></text:p>
      <text:p text:style-name="P8"><text:s text:c="32"/>closure-library/closure/goog/editor/plugins/linkbubble_test.js <text:s text:c="3"/>13.9 kB <text:s text:c="9"/>[emitted] <text:s/></text:p>
      <text:p text:style-name="P8"><text:s text:c="30"/>closure-library/closure/goog/editor/plugins/linkbubble_test.html <text:s/>776 bytes <text:s text:c="9"/>[emitted] <text:s/></text:p>
      <text:p text:style-name="P8"><text:s text:c="26"/>closure-library/closure/goog/editor/plugins/linkbubble_test_dom.html <text:s/>264 bytes <text:s text:c="9"/>[emitted] <text:s/></text:p>
      <text:p text:style-name="P8"><text:s text:c="32"/>closure-library/closure/goog/editor/plugins/headerformatter.js <text:s text:c="3"/>2.65 kB <text:s text:c="9"/>[emitted] <text:s/></text:p>
      <text:p text:style-name="P8"><text:s text:c="27"/>closure-library/closure/goog/editor/plugins/headerformatter_test.js <text:s text:c="4"/>3.1 kB <text:s text:c="9"/>[emitted] <text:s/></text:p>
      <text:p text:style-name="P8"><text:s text:c="25"/>closure-library/closure/goog/editor/plugins/headerformatter_test.html <text:s/>728 bytes <text:s text:c="9"/>[emitted] <text:s/></text:p>
      <text:p text:style-name="P8"><text:s text:c="21"/>closure-library/closure/goog/editor/plugins/headerformatter_test_dom.html <text:s/>204 bytes <text:s text:c="9"/>[emitted] <text:s/></text:p>
      <text:p text:style-name="P8"><text:s text:c="36"/>closure-library/closure/goog/editor/plugins/firststrong.js <text:s text:c="3"/>11.2 kB <text:s text:c="9"/>[emitted] <text:s/></text:p>
      <text:p text:style-name="P8"><text:s text:c="31"/>closure-library/closure/goog/editor/plugins/firststrong_test.js <text:s text:c="3"/>14.7 kB <text:s text:c="9"/>[emitted] <text:s/></text:p>
      <text:p text:style-name="P8"><text:s text:c="29"/>closure-library/closure/goog/editor/plugins/firststrong_test.html <text:s/>745 bytes <text:s text:c="9"/>[emitted] <text:s/></text:p>
      <text:p text:style-name="P8"><text:s text:c="25"/>closure-library/closure/goog/editor/plugins/firststrong_test_dom.html <text:s/>229 bytes <text:s text:c="9"/>[emitted] <text:s/></text:p>
      <text:p text:style-name="P8"><text:s text:c="35"/>closure-library/closure/goog/editor/plugins/enterhandler.js <text:s text:c="3"/>28.3 kB <text:s text:c="9"/>[emitted] <text:s/></text:p>
      <text:p text:style-name="P8"><text:s text:c="28"/>closure-library/closure/goog/editor/plugins/enterhandler_test.html <text:s text:c="3"/>1.44 kB <text:s text:c="9"/>[emitted] <text:s/></text:p>
      <text:p text:style-name="P8"><text:s text:c="30"/>closure-library/closure/goog/editor/plugins/enterhandler_test.js <text:s text:c="3"/>27.5 kB <text:s text:c="9"/>[emitted] <text:s/></text:p>
      <text:p text:style-name="P8"><text:s text:c="24"/>closure-library/closure/goog/editor/plugins/enterhandler_test_dom.html <text:s/>909 bytes <text:s text:c="9"/>[emitted] <text:s/></text:p>
      <text:p text:style-name="P8"><text:s text:c="38"/>closure-library/closure/goog/editor/plugins/emoticons.js <text:s text:c="3"/>3.23 kB <text:s text:c="9"/>[emitted] <text:s/></text:p>
      <text:p text:style-name="P8"><text:s text:c="31"/>closure-library/closure/goog/editor/plugins/linkdialogplugin.js <text:s text:c="3"/>13.8 kB <text:s text:c="9"/>[emitted] <text:s/></text:p>
      <text:p text:style-name="P8"><text:s text:c="33"/>closure-library/closure/goog/editor/plugins/emoticons_test.js <text:s text:c="3"/>2.77 kB <text:s text:c="9"/>[emitted] <text:s/></text:p>
      <text:p text:style-name="P8"><text:s text:c="27"/>closure-library/closure/goog/editor/plugins/emoticons_test_dom.html <text:s/>248 bytes <text:s text:c="9"/>[emitted] <text:s/></text:p>
      <text:p text:style-name="P8"><text:s text:c="37"/>closure-library/closure/goog/editor/plugins/blockquote.js <text:s text:c="3"/>15.3 kB <text:s text:c="9"/>[emitted] <text:s/></text:p>
      <text:p text:style-name="P8"><text:s text:c="32"/>closure-library/closure/goog/editor/plugins/blockquote_test.js <text:s text:c="3"/>7.52 kB <text:s text:c="9"/>[emitted] <text:s/></text:p>
      <text:p text:style-name="P8"><text:s text:c="30"/>closure-library/closure/goog/editor/plugins/blockquote_test.html <text:s/>717 bytes <text:s text:c="9"/>[emitted] <text:s/></text:p>
      <text:p text:style-name="P8"><text:s text:c="26"/>closure-library/closure/goog/editor/plugins/blockquote_test_dom.html <text:s/>203 bytes <text:s text:c="9"/>[emitted] <text:s/></text:p>
      <text:p text:style-name="P8"><text:s text:c="29"/>closure-library/closure/goog/editor/plugins/basictextformatter.js <text:s text:c="3"/>66.4 kB <text:s text:c="9"/>[emitted] <text:s/></text:p>
      <text:p text:style-name="P8"><text:s text:c="24"/>closure-library/closure/goog/editor/plugins/basictextformatter_test.js <text:s text:c="5"/>41 kB <text:s text:c="9"/>[emitted] <text:s/></text:p>
      <text:p text:style-name="P8"><text:s text:c="22"/>closure-library/closure/goog/editor/plugins/basictextformatter_test.html <text:s text:c="3"/>2.29 kB <text:s text:c="9"/>[emitted] <text:s/></text:p>
      <text:p text:style-name="P8"><text:s text:c="18"/>closure-library/closure/goog/editor/plugins/basictextformatter_test_dom.html <text:s text:c="3"/>1.73 kB <text:s text:c="9"/>[emitted] <text:s/></text:p>
      <text:p text:style-name="P8"><text:soft-page-break/><text:s text:c="29"/>closure-library/closure/goog/editor/plugins/abstracttabhandler.js <text:s text:c="3"/>2.58 kB <text:s text:c="9"/>[emitted] <text:s/></text:p>
      <text:p text:style-name="P8"><text:s text:c="24"/>closure-library/closure/goog/editor/plugins/abstracttabhandler_test.js <text:s text:c="3"/>2.92 kB <text:s text:c="9"/>[emitted] <text:s/></text:p>
      <text:p text:style-name="P8"><text:s text:c="22"/>closure-library/closure/goog/editor/plugins/abstracttabhandler_test.html <text:s/>530 bytes <text:s text:c="9"/>[emitted] <text:s/></text:p>
      <text:p text:style-name="P8"><text:s text:c="27"/>closure-library/closure/goog/editor/plugins/abstractdialogplugin.js <text:s text:c="3"/>11.6 kB <text:s text:c="9"/>[emitted] <text:s/></text:p>
      <text:p text:style-name="P8"><text:s text:c="22"/>closure-library/closure/goog/editor/plugins/abstractdialogplugin_test.js <text:s text:c="3"/>12.8 kB <text:s text:c="9"/>[emitted] <text:s/></text:p>
      <text:p text:style-name="P8"><text:s text:c="20"/>closure-library/closure/goog/editor/plugins/abstractdialogplugin_test.html <text:s/>534 bytes <text:s text:c="9"/>[emitted] <text:s/></text:p>
      <text:p text:style-name="P8"><text:s text:c="27"/>closure-library/closure/goog/editor/plugins/abstractbubbleplugin.js <text:s text:c="3"/>22.5 kB <text:s text:c="9"/>[emitted] <text:s/></text:p>
      <text:p text:style-name="P8"><text:s text:c="22"/>closure-library/closure/goog/editor/plugins/abstractbubbleplugin_test.js <text:s text:c="3"/>15.1 kB <text:s text:c="9"/>[emitted] <text:s/></text:p>
      <text:p text:style-name="P8"><text:s text:c="16"/>closure-library/closure/goog/editor/plugins/abstractbubbleplugin_test_dom.html <text:s/>273 bytes <text:s text:c="9"/>[emitted] <text:s/></text:p>
      <text:p text:style-name="P8"><text:s text:c="20"/>closure-library/closure/goog/editor/plugins/abstractbubbleplugin_test.html <text:s/>806 bytes <text:s text:c="9"/>[emitted] <text:s/></text:p>
      <text:p text:style-name="P8"><text:s text:c="31"/>closure-library/closure/goog/editor/plugins/emoticons_test.html <text:s/>760 bytes <text:s text:c="9"/>[emitted] <text:s/></text:p>
      <text:p text:style-name="P8"><text:s text:c="44"/>closure-library/closure/goog/editor/plugin_test.js <text:s text:c="3"/>5.25 kB <text:s text:c="9"/>[emitted] <text:s/></text:p>
      <text:p text:style-name="P8"><text:s text:c="42"/>closure-library/closure/goog/editor/plugin_test.html <text:s/>487 bytes <text:s text:c="9"/>[emitted] <text:s/></text:p>
      <text:p text:style-name="P8"><text:s text:c="51"/>closure-library/closure/goog/editor/node.js <text:s text:c="3"/>16.2 kB <text:s text:c="9"/>[emitted] <text:s/></text:p>
      <text:p text:style-name="P8"><text:s text:c="46"/>closure-library/closure/goog/editor/node_test.js <text:s text:c="5"/>24 kB <text:s text:c="9"/>[emitted] <text:s/></text:p>
      <text:p text:style-name="P8"><text:s text:c="44"/>closure-library/closure/goog/editor/node_test.html <text:s/>834 bytes <text:s text:c="9"/>[emitted] <text:s/></text:p>
      <text:p text:style-name="P8"><text:s text:c="40"/>closure-library/closure/goog/editor/node_test_dom.html <text:s/>351 bytes <text:s text:c="9"/>[emitted] <text:s/></text:p>
      <text:p text:style-name="P8"><text:s text:c="51"/>closure-library/closure/goog/editor/link.js <text:s text:c="3"/>11.6 kB <text:s text:c="9"/>[emitted] <text:s/></text:p>
      <text:p text:style-name="P8"><text:s text:c="44"/>closure-library/closure/goog/editor/link_test.html <text:s/>483 bytes <text:s text:c="9"/>[emitted] <text:s/></text:p>
      <text:p text:style-name="P8"><text:s text:c="47"/>closure-library/closure/goog/editor/icontent.js <text:s text:c="3"/>10.5 kB <text:s text:c="9"/>[emitted] <text:s/></text:p>
      <text:p text:style-name="P8"><text:s text:c="46"/>closure-library/closure/goog/editor/link_test.js <text:s text:c="3"/>11.3 kB <text:s text:c="9"/>[emitted] <text:s/></text:p>
      <text:p text:style-name="P8"><text:s text:c="42"/>closure-library/closure/goog/editor/icontent_test.js <text:s text:c="4"/>8.6 kB <text:s text:c="9"/>[emitted] <text:s/></text:p>
      <text:p text:style-name="P8"><text:s text:c="36"/>closure-library/closure/goog/editor/icontent_test_dom.html <text:s/>253 bytes <text:s text:c="9"/>[emitted] <text:s/></text:p>
      <text:p text:style-name="P8"><text:s text:c="40"/>closure-library/closure/goog/editor/icontent_test.html <text:s/>744 bytes <text:s text:c="9"/>[emitted] <text:s/></text:p>
      <text:p text:style-name="P8"><text:s text:c="50"/>closure-library/closure/goog/editor/focus.js <text:s text:c="3"/>1.08 kB <text:s text:c="9"/>[emitted] <text:s/></text:p>
      <text:p text:style-name="P8"><text:s text:c="43"/>closure-library/closure/goog/editor/focus_test.html <text:s/>771 bytes <text:s text:c="9"/>[emitted] <text:s/></text:p>
      <text:p text:style-name="P8"><text:s text:c="45"/>closure-library/closure/goog/editor/focus_test.js <text:s text:c="3"/>1.83 kB <text:s text:c="9"/>[emitted] <text:s/></text:p>
      <text:p text:style-name="P8"><text:s text:c="39"/>closure-library/closure/goog/editor/focus_test_dom.html <text:s/>287 bytes <text:s text:c="9"/>[emitted] <text:s/></text:p>
      <text:p text:style-name="P8"><text:s text:c="50"/>closure-library/closure/goog/editor/field.js <text:s text:c="3"/>89.9 kB <text:s text:c="9"/>[emitted] <text:s/></text:p>
      <text:p text:style-name="P8"><text:s text:c="45"/>closure-library/closure/goog/editor/field_test.js <text:s text:c="3"/>47.7 kB <text:s text:c="9"/>[emitted] <text:s/></text:p>
      <text:p text:style-name="P8"><text:s text:c="39"/>closure-library/closure/goog/editor/field_test_dom.html <text:s/>268 bytes <text:s text:c="9"/>[emitted] <text:s/></text:p>
      <text:p text:style-name="P8"><text:s text:c="35"/>closure-library/closure/goog/editor/contenteditablefield.js <text:s text:c="4"/>3.4 kB <text:s text:c="9"/>[emitted] <text:s/></text:p>
      <text:p text:style-name="P8"><text:s text:c="48"/>closure-library/closure/goog/editor/defines.js <text:s text:c="3"/>1.41 kB <text:s text:c="9"/>[emitted] <text:s/></text:p>
      <text:p text:style-name="P8"><text:s text:c="30"/>closure-library/closure/goog/editor/contenteditablefield_test.js <text:s text:c="3"/>2.19 kB <text:s text:c="9"/>[emitted] <text:s/></text:p>
      <text:p text:style-name="P8"><text:s text:c="43"/>closure-library/closure/goog/editor/field_test.html <text:s/>755 bytes <text:s text:c="9"/>[emitted] <text:s/></text:p>
      <text:p text:style-name="P8"><text:s text:c="24"/>closure-library/closure/goog/editor/contenteditablefield_test_dom.html <text:s/>205 bytes <text:s text:c="9"/>[emitted] <text:s/></text:p>
      <text:p text:style-name="P8"><text:s text:c="48"/>closure-library/closure/goog/editor/command.js <text:s text:c="3"/>2.53 kB <text:s text:c="9"/>[emitted] <text:s/></text:p>
      <text:p text:style-name="P8"><text:s text:c="28"/>closure-library/closure/goog/editor/contenteditablefield_test.html <text:s/>720 bytes <text:s text:c="9"/>[emitted] <text:s/></text:p>
      <text:p text:style-name="P8"><text:s text:c="37"/>closure-library/closure/goog/editor/clicktoeditwrapper.js <text:s text:c="3"/>13.7 kB <text:s text:c="9"/>[emitted] <text:s/></text:p>
      <text:p text:style-name="P8"><text:s text:c="32"/>closure-library/closure/goog/editor/clicktoeditwrapper_test.js <text:s text:c="3"/>4.57 kB <text:s text:c="9"/>[emitted] <text:s/></text:p>
      <text:p text:style-name="P8"><text:s text:c="30"/>closure-library/closure/goog/editor/clicktoeditwrapper_test.html <text:s/>819 bytes <text:s text:c="9"/>[emitted] <text:s/></text:p>
      <text:p text:style-name="P8"><text:s text:c="49"/>closure-library/closure/goog/editor/plugin.js <text:s text:c="3"/>15.6 kB <text:s text:c="9"/>[emitted] <text:s/></text:p>
      <text:p text:style-name="P8"><text:s text:c="41"/>closure-library/closure/goog/editor/browserfeature.js <text:s text:c="3"/>13.1 kB <text:s text:c="9"/>[emitted] <text:s/></text:p>
      <text:p text:style-name="P8"><text:s text:c="36"/>closure-library/closure/goog/editor/browserfeature_test.js <text:s text:c="3"/>3.58 kB <text:s text:c="9"/>[emitted] <text:s/></text:p>
      <text:p text:style-name="P8"><text:s text:c="30"/>closure-library/closure/goog/editor/browserfeature_test_dom.html <text:s/>270 bytes <text:s text:c="9"/>[emitted] <text:s/></text:p>
      <text:p text:style-name="P8"><text:s text:c="34"/>closure-library/closure/goog/editor/browserfeature_test.html <text:s/>773 bytes <text:s text:c="9"/>[emitted] <text:s/></text:p>
      <text:p text:style-name="P8"><text:s text:c="55"/>closure-library/closure/goog/dom/xml.js <text:s text:c="3"/>9.32 kB <text:s text:c="9"/>[emitted] <text:s/></text:p>
      <text:p text:style-name="P8"><text:s text:c="48"/>closure-library/closure/goog/dom/xml_test.html <text:s/>475 bytes <text:s text:c="9"/>[emitted] <text:s/></text:p>
      <text:p text:style-name="P8"><text:s text:c="50"/>closure-library/closure/goog/dom/xml_test.js <text:s text:c="3"/>5.19 kB <text:s text:c="9"/>[emitted] <text:s/></text:p>
      <text:p text:style-name="P8"><text:s text:c="39"/>closure-library/closure/goog/dom/viewportsizemonitor.js <text:s text:c="3"/>5.71 kB <text:s text:c="9"/>[emitted] <text:s/></text:p>
      <text:p text:style-name="P8"><text:s text:c="34"/>closure-library/closure/goog/dom/viewportsizemonitor_test.js <text:s text:c="3"/>3.99 kB <text:s text:c="9"/>[emitted] <text:s/></text:p>
      <text:p text:style-name="P8"><text:s text:c="32"/>closure-library/closure/goog/dom/viewportsizemonitor_test.html <text:s/>507 bytes <text:s text:c="9"/>[emitted] <text:s/></text:p>
      <text:p text:style-name="P8"><text:s text:c="52"/>closure-library/closure/goog/dom/vendor.js <text:s text:c="3"/>2.77 kB <text:s text:c="9"/>[emitted] <text:s/></text:p>
      <text:p text:style-name="P8"><text:s text:c="47"/>closure-library/closure/goog/dom/vendor_test.js <text:s text:c="3"/>7.09 kB <text:s text:c="9"/>[emitted] <text:s/></text:p>
      <text:p text:style-name="P8"><text:s text:c="50"/>closure-library/closure/goog/dom/uri_test.js <text:s text:c="3"/>1.27 kB <text:s text:c="9"/>[emitted] <text:s/></text:p>
      <text:p text:style-name="P8"><text:s text:c="45"/>closure-library/closure/goog/dom/vendor_test.html <text:s/>481 bytes <text:s text:c="9"/>[emitted] <text:s/></text:p>
      <text:p text:style-name="P8"><text:s text:c="55"/>closure-library/closure/goog/dom/uri.js <text:s text:c="3"/>1.75 kB <text:s text:c="9"/>[emitted] <text:s/></text:p>
      <text:p text:style-name="P8"><text:s text:c="36"/>closure-library/closure/goog/dom/textrangeiterator_test.js <text:s text:c="3"/>4.45 kB <text:s text:c="9"/>[emitted] <text:s/></text:p>
      <text:p text:style-name="P8"><text:s text:c="48"/>closure-library/closure/goog/dom/uri_test.html <text:s/>475 bytes <text:s text:c="9"/>[emitted] <text:s/></text:p>
      <text:p text:style-name="P8"><text:s text:c="41"/>closure-library/closure/goog/dom/textrangeiterator.js <text:s text:c="3"/>6.89 kB <text:s text:c="9"/>[emitted] <text:s/></text:p>
      <text:p text:style-name="P8"><text:s text:c="34"/>closure-library/closure/goog/dom/textrangeiterator_test.html <text:s/>922 bytes <text:s text:c="9"/>[emitted] <text:s/></text:p>
      <text:p text:style-name="P8"><text:s text:c="30"/>closure-library/closure/goog/dom/textrangeiterator_test_dom.html <text:s/>419 bytes <text:s text:c="9"/>[emitted] <text:s/></text:p>
      <text:p text:style-name="P8"><text:s text:c="49"/>closure-library/closure/goog/dom/textrange.js <text:s text:c="5"/>18 kB <text:s text:c="9"/>[emitted] <text:s/></text:p>
      <text:p text:style-name="P8"><text:s text:c="44"/>closure-library/closure/goog/dom/textrange_test.js <text:s text:c="5"/>11 kB <text:s text:c="9"/>[emitted] <text:s/></text:p>
      <text:p text:style-name="P8"><text:s text:c="42"/>closure-library/closure/goog/dom/textrange_test.html <text:s text:c="4"/>1.7 kB <text:s text:c="9"/>[emitted] <text:s/></text:p>
      <text:p text:style-name="P8"><text:s text:c="38"/>closure-library/closure/goog/dom/textrange_test_dom.html <text:s text:c="3"/>1.24 kB <text:s text:c="9"/>[emitted] <text:s/></text:p>
      <text:p text:style-name="P8"><text:s text:c="24"/>closure-library/closure/goog/dom/testdata/dom_test_iframe_content.html <text:s/>259 bytes <text:s text:c="9"/>[emitted] <text:s/></text:p>
      <text:p text:style-name="P8"><text:s text:c="54"/>closure-library/closure/goog/dom/tags.js <text:s text:c="3"/>1.39 kB <text:s text:c="9"/>[emitted] <text:s/></text:p>
      <text:p text:style-name="P8"><text:s text:c="47"/>closure-library/closure/goog/dom/tags_test.html <text:s/>477 bytes <text:s text:c="9"/>[emitted] <text:s/></text:p>
      <text:p text:style-name="P8"><text:s text:c="49"/>closure-library/closure/goog/dom/tags_test.js <text:s/>947 bytes <text:s text:c="9"/>[emitted] <text:s/></text:p>
      <text:p text:style-name="P8"><text:s text:c="51"/>closure-library/closure/goog/dom/tagname.js <text:s text:c="3"/>15.9 kB <text:s text:c="9"/>[emitted] <text:s/></text:p>
      <text:p text:style-name="P8"><text:s text:c="44"/>closure-library/closure/goog/dom/tagname_test.html <text:s/>483 bytes <text:s text:c="9"/>[emitted] <text:s/></text:p>
      <text:p text:style-name="P8"><text:s text:c="46"/>closure-library/closure/goog/dom/tagname_test.js <text:s text:c="3"/>1.08 kB <text:s text:c="9"/>[emitted] <text:s/></text:p>
      <text:p text:style-name="P8"><text:s text:c="47"/>closure-library/closure/goog/dom/tagiterator.js <text:s text:c="3"/>10.9 kB <text:s text:c="9"/>[emitted] <text:s/></text:p>
      <text:p text:style-name="P8"><text:s text:c="40"/>closure-library/closure/goog/dom/tagiterator_test.html <text:s/>849 bytes <text:s text:c="9"/>[emitted] <text:s/></text:p>
      <text:p text:style-name="P8"><text:s text:c="42"/>closure-library/closure/goog/dom/tagiterator_test.js <text:s text:c="3"/>16.2 kB <text:s text:c="9"/>[emitted] <text:s/></text:p>
      <text:p text:style-name="P8"><text:s text:c="36"/>closure-library/closure/goog/dom/tagiterator_test_dom.html <text:s/>348 bytes <text:s text:c="9"/>[emitted] <text:s/></text:p>
      <text:p text:style-name="P8"><text:s text:c="49"/>closure-library/closure/goog/dom/selection.js <text:s text:c="3"/>18.6 kB <text:s text:c="9"/>[emitted] <text:s/></text:p>
      <text:p text:style-name="P8"><text:s text:c="44"/>closure-library/closure/goog/dom/selection_test.js <text:s text:c="3"/>11.3 kB <text:s text:c="9"/>[emitted] <text:s/></text:p>
      <text:p text:style-name="P8"><text:s text:c="48"/>closure-library/closure/goog/dom/savedrange.js <text:s text:c="3"/>2.09 kB <text:s text:c="9"/>[emitted] <text:s/></text:p>
      <text:p text:style-name="P8"><text:s text:c="42"/>closure-library/closure/goog/dom/selection_test.html <text:s/>487 bytes <text:s text:c="9"/>[emitted] <text:s/></text:p>
      <text:p text:style-name="P8"><text:s text:c="43"/>closure-library/closure/goog/dom/savedrange_test.js <text:s text:c="3"/>2.06 kB <text:s text:c="9"/>[emitted] <text:s/></text:p>
      <text:p text:style-name="P8"><text:s text:c="37"/>closure-library/closure/goog/dom/savedrange_test_dom.html <text:s/>208 bytes <text:s text:c="9"/>[emitted] <text:s/></text:p>
      <text:p text:style-name="P8"><text:s text:c="41"/>closure-library/closure/goog/dom/savedrange_test.html <text:s/>697 bytes <text:s text:c="9"/>[emitted] <text:s/></text:p>
      <text:p text:style-name="P8"><text:s text:c="43"/>closure-library/closure/goog/dom/savedcaretrange.js <text:s text:c="3"/>6.86 kB <text:s text:c="9"/>[emitted] <text:s/></text:p>
      <text:p text:style-name="P8"><text:s text:c="38"/>closure-library/closure/goog/dom/savedcaretrange_test.js <text:s text:c="3"/>7.68 kB <text:s text:c="9"/>[emitted] <text:s/></text:p>
      <text:p text:style-name="P8"><text:s text:c="36"/>closure-library/closure/goog/dom/savedcaretrange_test.html <text:s text:c="3"/>1.49 kB <text:s text:c="9"/>[emitted] <text:s/></text:p>
      <text:p text:style-name="P8"><text:s text:c="32"/>closure-library/closure/goog/dom/savedcaretrange_test_dom.html <text:s/>972 bytes <text:s text:c="9"/>[emitted] <text:s/></text:p>
      <text:p text:style-name="P8"><text:s text:c="54"/>closure-library/closure/goog/dom/safe.js <text:s text:c="3"/>16.4 kB <text:s text:c="9"/>[emitted] <text:s/></text:p>
      <text:p text:style-name="P8"><text:s text:c="49"/>closure-library/closure/goog/dom/safe_test.js <text:s text:c="3"/>15.4 kB <text:s text:c="9"/>[emitted] <text:s/></text:p>
      <text:p text:style-name="P8"><text:s text:c="47"/>closure-library/closure/goog/dom/safe_test.html <text:s/>477 bytes <text:s text:c="9"/>[emitted] <text:s/></text:p>
      <text:p text:style-name="P8"><text:s text:c="45"/>closure-library/closure/goog/dom/rangeendpoint.js <text:s/>899 bytes <text:s text:c="9"/>[emitted] <text:s/></text:p>
      <text:p text:style-name="P8"><text:s text:c="53"/>closure-library/closure/goog/dom/range.js <text:s text:c="6"/>8 kB <text:s text:c="9"/>[emitted] <text:s/></text:p>
      <text:p text:style-name="P8"><text:s text:c="48"/>closure-library/closure/goog/dom/range_test.js <text:s text:c="3"/>27.1 kB <text:s text:c="9"/>[emitted] <text:s/></text:p>
      <text:p text:style-name="P8"><text:s text:c="46"/>closure-library/closure/goog/dom/range_test.html <text:s text:c="3"/>1.61 kB <text:s text:c="9"/>[emitted] <text:s/></text:p>
      <text:p text:style-name="P8"><text:s text:c="46"/>closure-library/closure/goog/dom/pattern/text.js <text:s text:c="3"/>2.12 kB <text:s text:c="9"/>[emitted] <text:s/></text:p>
      <text:p text:style-name="P8"><text:s text:c="42"/>closure-library/closure/goog/dom/range_test_dom.html <text:s text:c="3"/>1.12 kB <text:s text:c="9"/>[emitted] <text:s/></text:p>
      <text:p text:style-name="P8"><text:s text:c="47"/>closure-library/closure/goog/dom/pattern/tag.js <text:s text:c="3"/>3.92 kB <text:s text:c="9"/>[emitted] <text:s/></text:p>
      <text:p text:style-name="P8"><text:s text:c="42"/>closure-library/closure/goog/dom/pattern/starttag.js <text:s text:c="3"/>1.94 kB <text:s text:c="9"/>[emitted] <text:s/></text:p>
      <text:p text:style-name="P8"><text:s text:c="42"/>closure-library/closure/goog/dom/pattern/sequence.js <text:s text:c="3"/>4.44 kB <text:s text:c="9"/>[emitted] <text:s/></text:p>
      <text:p text:style-name="P8"><text:s text:c="44"/>closure-library/closure/goog/dom/pattern/repeat.js <text:s text:c="3"/>5.27 kB <text:s text:c="9"/>[emitted] <text:s/></text:p>
      <text:p text:style-name="P8"><text:s text:c="43"/>closure-library/closure/goog/dom/pattern/pattern.js <text:s text:c="3"/>3.14 kB <text:s text:c="9"/>[emitted] <text:s/></text:p>
      <text:p text:style-name="P8"><text:s text:c="38"/>closure-library/closure/goog/dom/pattern/pattern_test.js <text:s text:c="3"/>18.9 kB <text:s text:c="9"/>[emitted] <text:s/></text:p>
      <text:p text:style-name="P8"><text:s text:c="36"/>closure-library/closure/goog/dom/pattern/pattern_test.html <text:s text:c="3"/>1.13 kB <text:s text:c="9"/>[emitted] <text:s/></text:p>
      <text:p text:style-name="P8"><text:s text:c="32"/>closure-library/closure/goog/dom/pattern/pattern_test_dom.html <text:s/>640 bytes <text:s text:c="9"/>[emitted] <text:s/></text:p>
      <text:p text:style-name="P8"><text:soft-page-break/><text:s text:c="43"/>closure-library/closure/goog/dom/pattern/matcher.js <text:s text:c="3"/>4.21 kB <text:s text:c="9"/>[emitted] <text:s/></text:p>
      <text:p text:style-name="P8"><text:s text:c="42"/>closure-library/closure/goog/dom/pattern/nodetype.js <text:s text:c="3"/>1.95 kB <text:s text:c="9"/>[emitted] <text:s/></text:p>
      <text:p text:style-name="P8"><text:s text:c="26"/>closure-library/closure/goog/editor/clicktoeditwrapper_test_dom.html <text:s/>308 bytes <text:s text:c="9"/>[emitted] <text:s/></text:p>
      <text:p text:style-name="P8"><text:s text:c="38"/>closure-library/closure/goog/dom/pattern/matcher_test.js <text:s text:c="3"/>5.81 kB <text:s text:c="9"/>[emitted] <text:s/></text:p>
      <text:p text:style-name="P8"><text:s text:c="32"/>closure-library/closure/goog/dom/pattern/matcher_test_dom.html <text:s/>534 bytes <text:s text:c="9"/>[emitted] <text:s/></text:p>
      <text:p text:style-name="P8"><text:s text:c="43"/>closure-library/closure/goog/dom/pattern/fulltag.js <text:s text:c="3"/>3.17 kB <text:s text:c="9"/>[emitted] <text:s/></text:p>
      <text:p text:style-name="P8"><text:s text:c="44"/>closure-library/closure/goog/dom/pattern/endtag.js <text:s text:c="3"/>1.93 kB <text:s text:c="9"/>[emitted] <text:s/></text:p>
      <text:p text:style-name="P8"><text:s text:c="38"/>closure-library/closure/goog/dom/pattern/childmatches.js <text:s text:c="3"/>4.42 kB <text:s text:c="9"/>[emitted] <text:s/></text:p>
      <text:p text:style-name="P8"><text:s text:c="37"/>closure-library/closure/goog/dom/pattern/callback/test.js <text:s text:c="3"/>1.85 kB <text:s text:c="9"/>[emitted] <text:s/></text:p>
      <text:p text:style-name="P8"><text:s text:c="34"/>closure-library/closure/goog/dom/pattern/callback/counter.js <text:s text:c="3"/>1.68 kB <text:s text:c="9"/>[emitted] <text:s/></text:p>
      <text:p text:style-name="P8"><text:s text:c="33"/>closure-library/closure/goog/dom/pattern/callback/callback.js <text:s text:c="3"/>2.67 kB <text:s text:c="9"/>[emitted] <text:s/></text:p>
      <text:p text:style-name="P8"><text:s text:c="39"/>closure-library/closure/goog/dom/pattern/allchildren.js <text:s text:c="3"/>2.04 kB <text:s text:c="9"/>[emitted] <text:s/></text:p>
      <text:p text:style-name="P8"><text:s text:c="35"/>closure-library/closure/goog/dom/pattern/abstractpattern.js <text:s text:c="3"/>1.59 kB <text:s text:c="9"/>[emitted] <text:s/></text:p>
      <text:p text:style-name="P8"><text:s text:c="50"/>closure-library/closure/goog/dom/nodetype.js <text:s text:c="3"/>1.45 kB <text:s text:c="9"/>[emitted] <text:s/></text:p>
      <text:p text:style-name="P8"><text:s text:c="48"/>closure-library/closure/goog/dom/nodeoffset.js <text:s text:c="4"/>3.2 kB <text:s text:c="9"/>[emitted] <text:s/></text:p>
      <text:p text:style-name="P8"><text:s text:c="43"/>closure-library/closure/goog/dom/nodeoffset_test.js <text:s text:c="3"/>2.74 kB <text:s text:c="9"/>[emitted] <text:s/></text:p>
      <text:p text:style-name="P8"><text:s text:c="41"/>closure-library/closure/goog/dom/nodeoffset_test.html <text:s/>783 bytes <text:s text:c="9"/>[emitted] <text:s/></text:p>
      <text:p text:style-name="P8"><text:s text:c="37"/>closure-library/closure/goog/dom/nodeoffset_test_dom.html <text:s/>294 bytes <text:s text:c="9"/>[emitted] <text:s/></text:p>
      <text:p text:style-name="P8"><text:s text:c="46"/>closure-library/closure/goog/dom/nodeiterator.js <text:s text:c="3"/>2.89 kB <text:s text:c="9"/>[emitted] <text:s/></text:p>
      <text:p text:style-name="P8"><text:s text:c="41"/>closure-library/closure/goog/dom/nodeiterator_test.js <text:s text:c="3"/>1.44 kB <text:s text:c="9"/>[emitted] <text:s/></text:p>
      <text:p text:style-name="P8"><text:s text:c="39"/>closure-library/closure/goog/dom/nodeiterator_test.html <text:s/>952 bytes <text:s text:c="9"/>[emitted] <text:s/></text:p>
      <text:p text:style-name="P8"><text:s text:c="35"/>closure-library/closure/goog/dom/nodeiterator_test_dom.html <text:s/>475 bytes <text:s text:c="9"/>[emitted] <text:s/></text:p>
      <text:p text:style-name="P8"><text:s text:c="48"/>closure-library/closure/goog/dom/multirange.js <text:s text:c="3"/>13.7 kB <text:s text:c="9"/>[emitted] <text:s/></text:p>
      <text:p text:style-name="P8"><text:s text:c="43"/>closure-library/closure/goog/dom/multirange_test.js <text:s text:c="3"/>2.01 kB <text:s text:c="9"/>[emitted] <text:s/></text:p>
      <text:p text:style-name="P8"><text:s text:c="41"/>closure-library/closure/goog/dom/multirange_test.html <text:s/>752 bytes <text:s text:c="9"/>[emitted] <text:s/></text:p>
      <text:p text:style-name="P8"><text:s text:c="37"/>closure-library/closure/goog/dom/multirange_test_dom.html <text:s/>263 bytes <text:s text:c="9"/>[emitted] <text:s/></text:p>
      <text:p text:style-name="P8"><text:s text:c="54"/>closure-library/closure/goog/dom/iter.js <text:s text:c="3"/>3.56 kB <text:s text:c="9"/>[emitted] <text:s/></text:p>
      <text:p text:style-name="P8"><text:s text:c="49"/>closure-library/closure/goog/dom/iter_test.js <text:s text:c="3"/>2.88 kB <text:s text:c="9"/>[emitted] <text:s/></text:p>
      <text:p text:style-name="P8"><text:s text:c="47"/>closure-library/closure/goog/dom/iter_test.html <text:s/>724 bytes <text:s text:c="9"/>[emitted] <text:s/></text:p>
      <text:p text:style-name="P8"><text:s text:c="43"/>closure-library/closure/goog/dom/iter_test_dom.html <text:s/>273 bytes <text:s text:c="9"/>[emitted] <text:s/></text:p>
      <text:p text:style-name="P8"><text:s text:c="49"/>closure-library/closure/goog/dom/inputtype.js <text:s text:c="4"/>2.1 kB <text:s text:c="9"/>[emitted] <text:s/></text:p>
      <text:p text:style-name="P8"><text:s text:c="44"/>closure-library/closure/goog/dom/inputtype_test.js <text:s text:c="3"/>1.79 kB <text:s text:c="9"/>[emitted] <text:s/></text:p>
      <text:p text:style-name="P8"><text:s text:c="42"/>closure-library/closure/goog/dom/inputtype_test.html <text:s text:c="3"/>1.02 kB <text:s text:c="9"/>[emitted] <text:s/></text:p>
      <text:p text:style-name="P8"><text:s text:c="38"/>closure-library/closure/goog/dom/inputtype_test_dom.html <text:s/>459 bytes <text:s text:c="9"/>[emitted] <text:s/></text:p>
      <text:p text:style-name="P8"><text:s text:c="52"/>closure-library/closure/goog/dom/iframe.js <text:s text:c="3"/>7.71 kB <text:s text:c="9"/>[emitted] <text:s/></text:p>
      <text:p text:style-name="P8"><text:s text:c="47"/>closure-library/closure/goog/dom/iframe_test.js <text:s text:c="3"/>2.53 kB <text:s text:c="9"/>[emitted] <text:s/></text:p>
      <text:p text:style-name="P8"><text:s text:c="45"/>closure-library/closure/goog/dom/iframe_test.html <text:s text:c="3"/>1.14 kB <text:s text:c="9"/>[emitted] <text:s/></text:p>
      <text:p text:style-name="P8"><text:s text:c="36"/>closure-library/closure/goog/dom/pattern/matcher_test.html <text:s text:c="3"/>1.04 kB <text:s text:c="9"/>[emitted] <text:s/></text:p>
      <text:p text:style-name="P8"><text:s text:c="41"/>closure-library/closure/goog/dom/iframe_test_dom.html <text:s/>648 bytes <text:s text:c="9"/>[emitted] <text:s/></text:p>
      <text:p text:style-name="P8"><text:s text:c="48"/>closure-library/closure/goog/dom/fullscreen.js <text:s text:c="3"/>5.29 kB <text:s text:c="9"/>[emitted] <text:s/></text:p>
      <text:p text:style-name="P8"><text:s text:c="43"/>closure-library/closure/goog/dom/fullscreen_test.js <text:s text:c="3"/>1.69 kB <text:s text:c="9"/>[emitted] <text:s/></text:p>
      <text:p text:style-name="P8"><text:s text:c="41"/>closure-library/closure/goog/dom/fullscreen_test.html <text:s/>491 bytes <text:s text:c="9"/>[emitted] <text:s/></text:p>
      <text:p text:style-name="P8"><text:s text:c="53"/>closure-library/closure/goog/dom/forms.js <text:s text:c="3"/>15.8 kB <text:s text:c="9"/>[emitted] <text:s/></text:p>
      <text:p text:style-name="P8"><text:s text:c="48"/>closure-library/closure/goog/dom/forms_test.js <text:s text:c="3"/>18.5 kB <text:s text:c="9"/>[emitted] <text:s/></text:p>
      <text:p text:style-name="P8"><text:s text:c="46"/>closure-library/closure/goog/dom/forms_test.html <text:s text:c="3"/>4.63 kB <text:s text:c="9"/>[emitted] <text:s/></text:p>
      <text:p text:style-name="P8"><text:s text:c="42"/>closure-library/closure/goog/dom/forms_test_dom.html <text:s text:c="4"/>4.3 kB <text:s text:c="9"/>[emitted] <text:s/></text:p>
      <text:p text:style-name="P8"><text:s text:c="43"/>closure-library/closure/goog/dom/fontsizemonitor.js <text:s text:c="3"/>5.52 kB <text:s text:c="9"/>[emitted] <text:s/></text:p>
      <text:p text:style-name="P8"><text:s text:c="36"/>closure-library/closure/goog/dom/fontsizemonitor_test.html <text:s text:c="3"/>1.09 kB <text:s text:c="9"/>[emitted] <text:s/></text:p>
      <text:p text:style-name="P8"><text:s text:c="38"/>closure-library/closure/goog/dom/fontsizemonitor_test.js <text:s text:c="3"/>8.82 kB <text:s text:c="9"/>[emitted] <text:s/></text:p>
      <text:p text:style-name="P8"><text:s text:c="55"/>closure-library/closure/goog/dom/dom.js <text:s text:c="4"/>111 kB <text:s text:c="9"/>[emitted] <text:s/></text:p>
      <text:p text:style-name="P8"><text:s text:c="32"/>closure-library/closure/goog/dom/fontsizemonitor_test_dom.html <text:s/>589 bytes <text:s text:c="9"/>[emitted] <text:s/></text:p>
      <text:p text:style-name="P8"><text:s text:c="50"/>closure-library/closure/goog/dom/dom_test.js <text:s text:c="3"/>67.8 kB <text:s text:c="9"/>[emitted] <text:s/></text:p>
      <text:p text:style-name="P8"><text:s text:c="44"/>closure-library/closure/goog/dom/dom_test_dom.html <text:s text:c="3"/>3.12 kB <text:s text:c="9"/>[emitted] <text:s/></text:p>
      <text:p text:style-name="P8"><text:s text:c="48"/>closure-library/closure/goog/dom/dom_test.html <text:s text:c="3"/>3.63 kB <text:s text:c="9"/>[emitted] <text:s/></text:p>
      <text:p text:style-name="P8"><text:s text:c="42"/>closure-library/closure/goog/dom/dom_compile_test.js <text:s text:c="3"/>1.95 kB <text:s text:c="9"/>[emitted] <text:s/></text:p>
      <text:p text:style-name="P8"><text:s text:c="40"/>closure-library/closure/goog/dom/dom_compile_test.html <text:s/>489 bytes <text:s text:c="9"/>[emitted] <text:s/></text:p>
      <text:p text:style-name="P8"><text:s text:c="51"/>closure-library/closure/goog/dom/dataset.js <text:s text:c="3"/>6.89 kB <text:s text:c="9"/>[emitted] <text:s/></text:p>
      <text:p text:style-name="P8"><text:s text:c="46"/>closure-library/closure/goog/dom/dataset_test.js <text:s text:c="3"/>4.58 kB <text:s text:c="9"/>[emitted] <text:s/></text:p>
      <text:p text:style-name="P8"><text:s text:c="44"/>closure-library/closure/goog/dom/dataset_test.html <text:s/>863 bytes <text:s text:c="9"/>[emitted] <text:s/></text:p>
      <text:p text:style-name="P8"><text:s text:c="40"/>closure-library/closure/goog/dom/dataset_test_dom.html <text:s/>377 bytes <text:s text:c="9"/>[emitted] <text:s/></text:p>
      <text:p text:style-name="P8"><text:s text:c="39"/>closure-library/closure/goog/dom/controlrange_test.html <text:s text:c="3"/>1.26 kB <text:s text:c="9"/>[emitted] <text:s/></text:p>
      <text:p text:style-name="P8"><text:s text:c="46"/>closure-library/closure/goog/dom/controlrange.js <text:s text:c="3"/>12.4 kB <text:s text:c="9"/>[emitted] <text:s/></text:p>
      <text:p text:style-name="P8"><text:s text:c="41"/>closure-library/closure/goog/dom/controlrange_test.js <text:s text:c="3"/>7.41 kB <text:s text:c="9"/>[emitted] <text:s/></text:p>
      <text:p text:style-name="P8"><text:s text:c="35"/>closure-library/closure/goog/dom/controlrange_test_dom.html <text:s/>764 bytes <text:s text:c="9"/>[emitted] <text:s/></text:p>
      <text:p text:style-name="P8"><text:s text:c="44"/>closure-library/closure/goog/dom/classlist_test.js <text:s text:c="3"/>9.36 kB <text:s text:c="9"/>[emitted] <text:s/></text:p>
      <text:p text:style-name="P8"><text:s text:c="49"/>closure-library/closure/goog/dom/classlist.js <text:s text:c="5"/>10 kB <text:s text:c="9"/>[emitted] <text:s/></text:p>
      <text:p text:style-name="P8"><text:s text:c="42"/>closure-library/closure/goog/dom/classlist_test.html <text:s/>890 bytes <text:s text:c="9"/>[emitted] <text:s/></text:p>
      <text:p text:style-name="P8"><text:s text:c="51"/>closure-library/closure/goog/dom/classes.js <text:s text:c="3"/>8.44 kB <text:s text:c="9"/>[emitted] <text:s/></text:p>
      <text:p text:style-name="P8"><text:s text:c="38"/>closure-library/closure/goog/dom/classlist_test_dom.html <text:s/>401 bytes <text:s text:c="9"/>[emitted] <text:s/></text:p>
      <text:p text:style-name="P8"><text:s text:c="46"/>closure-library/closure/goog/dom/classes_test.js <text:s text:c="3"/>8.26 kB <text:s text:c="9"/>[emitted] <text:s/></text:p>
      <text:p text:style-name="P8"><text:s text:c="44"/>closure-library/closure/goog/dom/classes_test.html <text:s text:c="3"/>1.47 kB <text:s text:c="9"/>[emitted] <text:s/></text:p>
      <text:p text:style-name="P8"><text:s text:c="40"/>closure-library/closure/goog/dom/classes_test_dom.html <text:s/>983 bytes <text:s text:c="9"/>[emitted] <text:s/></text:p>
      <text:p text:style-name="P8"><text:s text:c="37"/>closure-library/closure/goog/dom/classes_quirks_test.html <text:s text:c="3"/>1.42 kB <text:s text:c="9"/>[emitted] <text:s/></text:p>
      <text:p text:style-name="P8"><text:s text:c="31"/>closure-library/closure/goog/dom/bufferedviewportsizemonitor.js <text:s text:c="3"/>5.63 kB <text:s text:c="9"/>[emitted] <text:s/></text:p>
      <text:p text:style-name="P8"><text:s text:c="24"/>closure-library/closure/goog/dom/bufferedviewportsizemonitor_test.html <text:s/>523 bytes <text:s text:c="9"/>[emitted] <text:s/></text:p>
      <text:p text:style-name="P8"><text:s text:c="26"/>closure-library/closure/goog/dom/bufferedviewportsizemonitor_test.js <text:s text:c="4"/>4.1 kB <text:s text:c="9"/>[emitted] <text:s/></text:p>
      <text:p text:style-name="P8"><text:s text:c="34"/>closure-library/closure/goog/dom/browserrange/webkitrange.js <text:s text:c="6"/>4 kB <text:s text:c="9"/>[emitted] <text:s/></text:p>
      <text:p text:style-name="P8"><text:s text:c="37"/>closure-library/closure/goog/dom/browserrange/w3crange.js <text:s text:c="3"/>12.6 kB <text:s text:c="9"/>[emitted] <text:s/></text:p>
      <text:p text:style-name="P8"><text:s text:c="35"/>closure-library/closure/goog/dom/browserrange/operarange.js <text:s text:c="3"/>2.95 kB <text:s text:c="9"/>[emitted] <text:s/></text:p>
      <text:p text:style-name="P8"><text:s text:c="38"/>closure-library/closure/goog/dom/browserrange/ierange.js <text:s text:c="3"/>31.8 kB <text:s text:c="9"/>[emitted] <text:s/></text:p>
      <text:p text:style-name="P8"><text:s text:c="35"/>closure-library/closure/goog/dom/browserrange/geckorange.js <text:s text:c="3"/>3.23 kB <text:s text:c="9"/>[emitted] <text:s/></text:p>
      <text:p text:style-name="P8"><text:s text:c="33"/>closure-library/closure/goog/dom/browserrange/browserrange.js <text:s text:c="3"/>5.72 kB <text:s text:c="9"/>[emitted] <text:s/></text:p>
      <text:p text:style-name="P8"><text:s text:c="47"/>closure-library/closure/goog/dom/htmlelement.js <text:s text:c="3"/>1.15 kB <text:s text:c="9"/>[emitted] <text:s/></text:p>
      <text:p text:style-name="P8"><text:s text:c="26"/>closure-library/closure/goog/dom/browserrange/browserrange_test.html <text:s text:c="3"/>1.28 kB <text:s text:c="9"/>[emitted] <text:s/></text:p>
      <text:p text:style-name="P8"><text:s text:c="22"/>closure-library/closure/goog/dom/browserrange/browserrange_test_dom.html <text:s/>789 bytes <text:s text:c="9"/>[emitted] <text:s/></text:p>
      <text:p text:style-name="P8"><text:s text:c="32"/>closure-library/closure/goog/dom/browserrange/abstractrange.js <text:s text:c="3"/>12.2 kB <text:s text:c="9"/>[emitted] <text:s/></text:p>
      <text:p text:style-name="P8"><text:s text:c="44"/>closure-library/closure/goog/dom/browserfeature.js <text:s text:c="3"/>2.42 kB <text:s text:c="9"/>[emitted] <text:s/></text:p>
      <text:p text:style-name="P8"><text:s text:c="54"/>closure-library/closure/goog/dom/attr.js <text:s text:c="4"/>3.1 kB <text:s text:c="9"/>[emitted] <text:s/></text:p>
      <text:p text:style-name="P8"><text:s text:c="51"/>closure-library/closure/goog/dom/asserts.js <text:s text:c="3"/>11.7 kB <text:s text:c="9"/>[emitted] <text:s/></text:p>
      <text:p text:style-name="P8"><text:s text:c="46"/>closure-library/closure/goog/dom/asserts_test.js <text:s text:c="3"/>7.05 kB <text:s text:c="9"/>[emitted] <text:s/></text:p>
      <text:p text:style-name="P8"><text:s text:c="44"/>closure-library/closure/goog/dom/asserts_test.html <text:s/>483 bytes <text:s text:c="9"/>[emitted] <text:s/></text:p>
      <text:p text:style-name="P8"><text:s text:c="50"/>closure-library/closure/goog/dom/annotate.js <text:s text:c="3"/>12.8 kB <text:s text:c="9"/>[emitted] <text:s/></text:p>
      <text:p text:style-name="P8"><text:s text:c="45"/>closure-library/closure/goog/dom/annotate_test.js <text:s text:c="3"/>7.29 kB <text:s text:c="9"/>[emitted] <text:s/></text:p>
      <text:p text:style-name="P8"><text:s text:c="43"/>closure-library/closure/goog/dom/annotate_test.html <text:s text:c="3"/>1.73 kB <text:s text:c="9"/>[emitted] <text:s/></text:p>
      <text:p text:style-name="P8"><text:s text:c="39"/>closure-library/closure/goog/dom/annotate_test_dom.html <text:s text:c="3"/>1.24 kB <text:s text:c="9"/>[emitted] <text:s/></text:p>
      <text:p text:style-name="P8"><text:s text:c="35"/>closure-library/closure/goog/dom/animationframe/polyfill.js <text:s text:c="3"/>2.14 kB <text:s text:c="9"/>[emitted] <text:s/></text:p>
      <text:p text:style-name="P8"><text:s text:c="29"/>closure-library/closure/goog/dom/animationframe/animationframe.js <text:s text:c="3"/>7.97 kB <text:s text:c="9"/>[emitted] <text:s/></text:p>
      <text:p text:style-name="P8"><text:s text:c="24"/>closure-library/closure/goog/dom/animationframe/animationframe_test.js <text:s text:c="3"/>6.35 kB <text:s text:c="9"/>[emitted] <text:s/></text:p>
      <text:p text:style-name="P8"><text:s text:c="28"/>closure-library/closure/goog/dom/browserrange/browserrange_test.js <text:s text:c="3"/>24.6 kB <text:s text:c="9"/>[emitted] <text:s/></text:p>
      <text:p text:style-name="P8"><text:s text:c="22"/>closure-library/closure/goog/dom/animationframe/animationframe_test.html <text:s/>500 bytes <text:s text:c="9"/>[emitted] <text:s/></text:p>
      <text:p text:style-name="P8"><text:s text:c="40"/>closure-library/closure/goog/dom/abstractrange_test.js <text:s text:c="3"/>2.71 kB <text:s text:c="9"/>[emitted] <text:s/></text:p>
      <text:p text:style-name="P8"><text:s text:c="38"/>closure-library/closure/goog/dom/abstractrange_test.html <text:s/>940 bytes <text:s text:c="9"/>[emitted] <text:s/></text:p>
      <text:p text:style-name="P8"><text:s text:c="34"/>closure-library/closure/goog/dom/abstractrange_test_dom.html <text:s/>457 bytes <text:s text:c="9"/>[emitted] <text:s/></text:p>
      <text:p text:style-name="P8"><text:s text:c="40"/>closure-library/closure/goog/dom/abstractmultirange.js <text:s text:c="4"/>2.6 kB <text:s text:c="9"/>[emitted] <text:s/></text:p>
      <text:p text:style-name="P8"><text:s text:c="40"/>closure-library/closure/goog/disposable/idisposable.js <text:s text:c="3"/>1.44 kB <text:s text:c="9"/>[emitted] <text:s/></text:p>
      <text:p text:style-name="P8"><text:soft-page-break/><text:s text:c="41"/>closure-library/closure/goog/disposable/disposable.js <text:s text:c="3"/>9.27 kB <text:s text:c="9"/>[emitted] <text:s/></text:p>
      <text:p text:style-name="P8"><text:s text:c="36"/>closure-library/closure/goog/disposable/disposable_test.js <text:s text:c="3"/>9.51 kB <text:s text:c="9"/>[emitted] <text:s/></text:p>
      <text:p text:style-name="P8"><text:s text:c="34"/>closure-library/closure/goog/disposable/disposable_test.html <text:s/>699 bytes <text:s text:c="9"/>[emitted] <text:s/></text:p>
      <text:p text:style-name="P8"><text:s text:c="30"/>closure-library/closure/goog/disposable/disposable_test_dom.html <text:s/>218 bytes <text:s text:c="9"/>[emitted] <text:s/></text:p>
      <text:p text:style-name="P8"><text:s text:c="49"/>closure-library/closure/goog/demos/zippy.html <text:s text:c="3"/>5.57 kB <text:s text:c="9"/>[emitted] <text:s/></text:p>
      <text:p text:style-name="P8"><text:s text:c="58"/>closure-library/closure/goog/deps.js <text:s text:c="4"/>480 kB <text:s text:c="9"/>[emitted] <text:s/></text:p>
      <text:p text:style-name="P8"><text:s text:c="45"/>closure-library/closure/goog/demos/xpc/xpcdemo.js <text:s text:c="3"/>9.15 kB <text:s text:c="9"/>[emitted] <text:s/></text:p>
      <text:p text:style-name="P8"><text:s text:c="45"/>closure-library/closure/goog/dom/abstractrange.js <text:s text:c="3"/>16.3 kB <text:s text:c="9"/>[emitted] <text:s/></text:p>
      <text:p text:style-name="P8"><text:s text:c="45"/>closure-library/closure/goog/demos/xpc/relay.html <text:s/>329 bytes <text:s text:c="9"/>[emitted] <text:s/></text:p>
      <text:p text:style-name="P8"><text:s text:c="37"/>closure-library/closure/goog/demos/xpc/minimal/inner.html <text:s text:c="3"/>1.72 kB <text:s text:c="9"/>[emitted] <text:s/></text:p>
      <text:p text:style-name="P8"><text:s text:c="37"/>closure-library/closure/goog/demos/xpc/minimal/index.html <text:s text:c="3"/>2.79 kB <text:s text:c="9"/>[emitted] <text:s/></text:p>
      <text:p text:style-name="P8"><text:s text:c="37"/>closure-library/closure/goog/demos/xpc/minimal/blank.html <text:s/>195 bytes <text:s text:c="9"/>[emitted] <text:s/></text:p>
      <text:p text:style-name="P8"><text:s text:c="45"/>closure-library/closure/goog/demos/xpc/inner.html <text:s text:c="3"/>1.72 kB <text:s text:c="9"/>[emitted] <text:s/></text:p>
      <text:p text:style-name="P8"><text:s text:c="45"/>closure-library/closure/goog/demos/xpc/index.html <text:s text:c="3"/>2.44 kB <text:s text:c="9"/>[emitted] <text:s/></text:p>
      <text:p text:style-name="P8"><text:s text:c="45"/>closure-library/closure/goog/demos/xpc/blank.html <text:s/>195 bytes <text:s text:c="9"/>[emitted] <text:s/></text:p>
      <text:p text:style-name="P8"><text:s text:c="42"/>closure-library/closure/goog/demos/wheelhandler.html <text:s text:c="3"/>2.86 kB <text:s text:c="9"/>[emitted] <text:s/></text:p>
      <text:p text:style-name="P8"><text:s text:c="35"/>closure-library/closure/goog/demos/viewportsizemonitor.html <text:s text:c="3"/>1.73 kB <text:s text:c="9"/>[emitted] <text:s/></text:p>
      <text:p text:style-name="P8"><text:s text:c="45"/>closure-library/closure/goog/demos/useragent.html <text:s text:c="3"/>4.91 kB <text:s text:c="9"/>[emitted] <text:s/></text:p>
      <text:p text:style-name="P8"><text:s text:c="40"/>closure-library/closure/goog/demos/twothumbslider.html <text:s text:c="3"/>3.24 kB <text:s text:c="9"/>[emitted] <text:s/></text:p>
      <text:p text:style-name="P8"><text:s text:c="47"/>closure-library/closure/goog/demos/tweakui.html <text:s text:c="3"/>4.56 kB <text:s text:c="9"/>[emitted] <text:s/></text:p>
      <text:p text:style-name="P8"><text:s text:c="43"/>closure-library/closure/goog/demos/tree/testdata.js <text:s text:c="3"/>5.13 kB <text:s text:c="9"/>[emitted] <text:s/></text:p>
      <text:p text:style-name="P8"><text:s text:c="45"/>closure-library/closure/goog/demos/tree/demo.html <text:s text:c="3"/>3.54 kB <text:s text:c="9"/>[emitted] <text:s/></text:p>
      <text:p text:style-name="P8"><text:s text:c="48"/>closure-library/closure/goog/demos/tracer.html <text:s text:c="3"/>2.35 kB <text:s text:c="9"/>[emitted] <text:s/></text:p>
      <text:p text:style-name="P8"><text:s text:c="47"/>closure-library/closure/goog/demos/tooltip.html <text:s text:c="3"/>2.82 kB <text:s text:c="9"/>[emitted] <text:s/></text:p>
      <text:p text:style-name="P8"><text:s text:c="47"/>closure-library/closure/goog/demos/toolbar.html <text:s text:c="3"/>23.7 kB <text:s text:c="9"/>[emitted] <text:s/></text:p>
      <text:p text:style-name="P8"><text:s text:c="48"/>closure-library/closure/goog/demos/timers.html <text:s text:c="4"/>7.9 kB <text:s text:c="9"/>[emitted] <text:s/></text:p>
      <text:p text:style-name="P8"><text:s text:c="46"/>closure-library/closure/goog/demos/textarea.html <text:s text:c="4"/>4.5 kB <text:s text:c="9"/>[emitted] <text:s/></text:p>
      <text:p text:style-name="P8"><text:s text:c="47"/>closure-library/closure/goog/demos/tabpane.html <text:s text:c="3"/>10.4 kB <text:s text:c="9"/>[emitted] <text:s/></text:p>
      <text:p text:style-name="P8"><text:s text:c="43"/>closure-library/closure/goog/demos/tablesorter.html <text:s text:c="3"/>2.49 kB <text:s text:c="9"/>[emitted] <text:s/></text:p>
      <text:p text:style-name="P8"><text:s text:c="48"/>closure-library/closure/goog/demos/tabbar.html <text:s text:c="3"/>10.7 kB <text:s text:c="9"/>[emitted] <text:s/></text:p>
      <text:p text:style-name="P8"><text:s text:c="45"/>closure-library/closure/goog/demos/submenus2.html <text:s text:c="3"/>4.83 kB <text:s text:c="9"/>[emitted] <text:s/></text:p>
      <text:p text:style-name="P8"><text:s text:c="46"/>closure-library/closure/goog/demos/submenus.html <text:s text:c="3"/>4.06 kB <text:s text:c="9"/>[emitted] <text:s/></text:p>
      <text:p text:style-name="P8"><text:s text:c="45"/>closure-library/closure/goog/demos/stopevent.html <text:s text:c="3"/>4.28 kB <text:s text:c="9"/>[emitted] <text:s/></text:p>
      <text:p text:style-name="P8"><text:s text:c="45"/>closure-library/closure/goog/demos/splitpane.html <text:s text:c="3"/>7.21 kB <text:s text:c="9"/>[emitted] <text:s/></text:p>
      <text:p text:style-name="P8"><text:s text:c="48"/>closure-library/closure/goog/demos/slider.html <text:s text:c="4"/>3.6 kB <text:s text:c="9"/>[emitted] <text:s/></text:p>
      <text:p text:style-name="P8"><text:s text:c="43"/>closure-library/closure/goog/demos/serverchart.html <text:s text:c="3"/>3.97 kB <text:s text:c="9"/>[emitted] <text:s/></text:p>
      <text:p text:style-name="P8"><text:s text:c="35"/>closure-library/closure/goog/demos/selectionmenubutton.html <text:s text:c="3"/>6.37 kB <text:s text:c="9"/>[emitted] <text:s/></text:p>
      <text:p text:style-name="P8"><text:s text:c="48"/>closure-library/closure/goog/demos/select.html <text:s text:c="5"/>12 kB <text:s text:c="9"/>[emitted] <text:s/></text:p>
      <text:p text:style-name="P8"><text:s text:c="41"/>closure-library/closure/goog/demos/scrollfloater.html <text:s text:c="4"/>3.9 kB <text:s text:c="9"/>[emitted] <text:s/></text:p>
      <text:p text:style-name="P8"><text:s text:c="41"/>closure-library/closure/goog/demos/samplecomponent.js <text:s text:c="3"/>5.11 kB <text:s text:c="9"/>[emitted] <text:s/></text:p>
      <text:p text:style-name="P8"><text:s text:c="39"/>closure-library/closure/goog/demos/samplecomponent.html <text:s text:c="3"/>2.04 kB <text:s text:c="9"/>[emitted] <text:s/></text:p>
      <text:p text:style-name="P8"><text:s text:c="42"/>closure-library/closure/goog/demos/roundedpanel.html <text:s text:c="3"/>4.53 kB <text:s text:c="9"/>[emitted] <text:s/></text:p>
      <text:p text:style-name="P8"><text:s text:c="34"/>closure-library/closure/goog/demos/richtextspellchecker.html <text:s text:c="3"/>2.61 kB <text:s text:c="9"/>[emitted] <text:s/></text:p>
      <text:p text:style-name="P8"><text:s text:c="47"/>closure-library/closure/goog/demos/ratings.html <text:s text:c="3"/>3.47 kB <text:s text:c="9"/>[emitted] <text:s/></text:p>
      <text:p text:style-name="P8"><text:s text:c="46"/>closure-library/closure/goog/demos/quadtree.html <text:s text:c="3"/>2.65 kB <text:s text:c="9"/>[emitted] <text:s/></text:p>
      <text:p text:style-name="P8"><text:s text:c="48"/>closure-library/closure/goog/demos/prompt.html <text:s text:c="3"/>1.88 kB <text:s text:c="9"/>[emitted] <text:s/></text:p>
      <text:p text:style-name="P8"><text:s text:c="37"/>closure-library/closure/goog/demos/xpc/minimal/relay.html <text:s/>254 bytes <text:s text:c="9"/>[emitted] <text:s/></text:p>
      <text:p text:style-name="P8"><text:s text:c="45"/>closure-library/closure/goog/demos/popupmenu.html <text:s text:c="3"/>3.48 kB <text:s text:c="9"/>[emitted] <text:s/></text:p>
      <text:p text:style-name="P8"><text:s text:c="38"/>closure-library/closure/goog/demos/popupemojipicker.html <text:s text:c="3"/>15.1 kB <text:s text:c="9"/>[emitted] <text:s/></text:p>
      <text:p text:style-name="P8"><text:s text:c="39"/>closure-library/closure/goog/demos/popupdatepicker.html <text:s text:c="3"/>1.43 kB <text:s text:c="9"/>[emitted] <text:s/></text:p>
      <text:p text:style-name="P8"><text:s text:c="38"/>closure-library/closure/goog/demos/popupcolorpicker.html <text:s text:c="3"/>1.33 kB <text:s text:c="9"/>[emitted] <text:s/></text:p>
      <text:p text:style-name="P8"><text:s text:c="49"/>closure-library/closure/goog/demos/popup.html <text:s text:c="3"/>6.06 kB <text:s text:c="9"/>[emitted] <text:s/></text:p>
      <text:p text:style-name="P8"><text:s text:c="33"/>closure-library/closure/goog/demos/plaintextspellchecker.html <text:s text:c="3"/>2.77 kB <text:s text:c="9"/>[emitted] <text:s/></text:p>
      <text:p text:style-name="P8"><text:s text:c="35"/>closure-library/closure/goog/demos/pixeldensitymonitor.html <text:s text:c="3"/>1.61 kB <text:s text:c="9"/>[emitted] <text:s/></text:p>
      <text:p text:style-name="P8"><text:s text:c="42"/>closure-library/closure/goog/demos/pastehandler.html <text:s text:c="3"/>1.79 kB <text:s text:c="9"/>[emitted] <text:s/></text:p>
      <text:p text:style-name="P8"><text:s text:c="47"/>closure-library/closure/goog/demos/palette.html <text:s text:c="3"/>9.74 kB <text:s text:c="9"/>[emitted] <text:s/></text:p>
      <text:p text:style-name="P8"><text:s text:c="41"/>closure-library/closure/goog/demos/onlinehandler.html <text:s text:c="3"/>1.66 kB <text:s text:c="9"/>[emitted] <text:s/></text:p>
      <text:p text:style-name="P8"><text:s text:c="37"/>closure-library/closure/goog/demos/mousewheelhandler.html <text:s text:c="4"/>2.1 kB <text:s text:c="9"/>[emitted] <text:s/></text:p>
      <text:p text:style-name="P8"><text:s text:c="46"/>closure-library/closure/goog/demos/menuitem.html <text:s text:c="4"/>5.2 kB <text:s text:c="9"/>[emitted] <text:s/></text:p>
      <text:p text:style-name="P8"><text:s text:c="44"/>closure-library/closure/goog/demos/menubutton.html <text:s text:c="3"/>13.6 kB <text:s text:c="9"/>[emitted] <text:s/></text:p>
      <text:p text:style-name="P8"><text:s text:c="38"/>closure-library/closure/goog/demos/menubutton_frame.html <text:s/>736 bytes <text:s text:c="9"/>[emitted] <text:s/></text:p>
      <text:p text:style-name="P8"><text:s text:c="47"/>closure-library/closure/goog/demos/menubar.html <text:s text:c="3"/>7.06 kB <text:s text:c="9"/>[emitted] <text:s/></text:p>
      <text:p text:style-name="P8"><text:s text:c="50"/>closure-library/closure/goog/demos/menu.html <text:s text:c="3"/>7.78 kB <text:s text:c="9"/>[emitted] <text:s/></text:p>
      <text:p text:style-name="P8"><text:s text:c="44"/>closure-library/closure/goog/demos/labelinput.html <text:s text:c="3"/>1.06 kB <text:s text:c="9"/>[emitted] <text:s/></text:p>
      <text:p text:style-name="P8"><text:s text:c="44"/>closure-library/closure/goog/demos/keyhandler.html <text:s text:c="3"/>2.93 kB <text:s text:c="9"/>[emitted] <text:s/></text:p>
      <text:p text:style-name="P8"><text:s text:c="37"/>closure-library/closure/goog/demos/keyboardshortcuts.html <text:s text:c="3"/>3.23 kB <text:s text:c="9"/>[emitted] <text:s/></text:p>
      <text:p text:style-name="P8"><text:s text:c="37"/>closure-library/closure/goog/demos/jsonprettyprinter.html <text:s text:c="3"/>1.43 kB <text:s text:c="9"/>[emitted] <text:s/></text:p>
      <text:p text:style-name="P8"><text:s text:c="42"/>closure-library/closure/goog/demos/inputhandler.html <text:s text:c="3"/>2.26 kB <text:s text:c="9"/>[emitted] <text:s/></text:p>
      <text:p text:style-name="P8"><text:s text:c="39"/>closure-library/closure/goog/demos/inputdatepicker.html <text:s text:c="3"/>1.81 kB <text:s text:c="9"/>[emitted] <text:s/></text:p>
      <text:p text:style-name="P8"><text:s text:c="43"/>closure-library/closure/goog/demos/progressbar.html <text:s text:c="3"/>2.03 kB <text:s text:c="9"/>[emitted] <text:s/></text:p>
      <text:p text:style-name="P8"><text:s text:c="32"/>closure-library/closure/goog/demos/inline_block_standards.html <text:s text:c="3"/>4.52 kB <text:s text:c="9"/>[emitted] <text:s/></text:p>
      <text:p text:style-name="P8"><text:s text:c="49"/>closure-library/closure/goog/demos/index.html <text:s/>536 bytes <text:s text:c="9"/>[emitted] <text:s/></text:p>
      <text:p text:style-name="P8"><text:s text:c="42"/>closure-library/closure/goog/demos/index_splash.html <text:s/>821 bytes <text:s text:c="9"/>[emitted] <text:s/></text:p>
      <text:p text:style-name="P8"><text:s text:c="45"/>closure-library/closure/goog/demos/index_nav.html <text:s text:c="3"/>10.2 kB <text:s text:c="9"/>[emitted] <text:s/></text:p>
      <text:p text:style-name="P8"><text:s text:c="35"/>closure-library/closure/goog/demos/imagelessmenubutton.html <text:s text:c="3"/>10.1 kB <text:s text:c="9"/>[emitted] <text:s/></text:p>
      <text:p text:style-name="P8"><text:s text:c="39"/>closure-library/closure/goog/demos/imagelessbutton.html <text:s text:c="3"/>8.13 kB <text:s text:c="9"/>[emitted] <text:s/></text:p>
      <text:p text:style-name="P8"><text:s text:c="42"/>closure-library/closure/goog/demos/html5history.html <text:s text:c="3"/>2.39 kB <text:s text:c="9"/>[emitted] <text:s/></text:p>
      <text:p text:style-name="P8"><text:s text:c="44"/>closure-library/closure/goog/demos/hsvpalette.html <text:s text:c="3"/>1.28 kB <text:s text:c="9"/>[emitted] <text:s/></text:p>
      <text:p text:style-name="P8"><text:s text:c="43"/>closure-library/closure/goog/demos/hsvapalette.html <text:s text:c="3"/>1.21 kB <text:s text:c="9"/>[emitted] <text:s/></text:p>
      <text:p text:style-name="P8"><text:s text:c="45"/>closure-library/closure/goog/demos/hovercard.html <text:s text:c="3"/>5.31 kB <text:s text:c="9"/>[emitted] <text:s/></text:p>
      <text:p text:style-name="P8"><text:s text:c="44"/>closure-library/closure/goog/demos/history3js.html <text:s text:c="3"/>1.46 kB <text:s text:c="9"/>[emitted] <text:s/></text:p>
      <text:p text:style-name="P8"><text:s text:c="46"/>closure-library/closure/goog/demos/history3.html <text:s text:c="3"/>2.84 kB <text:s text:c="9"/>[emitted] <text:s/></text:p>
      <text:p text:style-name="P8"><text:s text:c="46"/>closure-library/closure/goog/demos/history2.html <text:s text:c="3"/>3.86 kB <text:s text:c="9"/>[emitted] <text:s/></text:p>
      <text:p text:style-name="P8"><text:s text:c="46"/>closure-library/closure/goog/demos/history1.html <text:s text:c="3"/>4.09 kB <text:s text:c="9"/>[emitted] <text:s/></text:p>
      <text:p text:style-name="P8"><text:s text:c="38"/>closure-library/closure/goog/demos/graphics/tigerdata.js <text:s text:c="4"/>165 kB <text:s text:c="9"/>[emitted] <text:s/></text:p>
      <text:p text:style-name="P8"><text:s text:c="41"/>closure-library/closure/goog/demos/history_blank.html <text:s/>716 bytes <text:s text:c="9"/>[emitted] <text:s/></text:p>
      <text:p text:style-name="P8"><text:s text:c="37"/>closure-library/closure/goog/demos/graphics/subpixel.html <text:s text:c="3"/>1.84 kB <text:s text:c="9"/>[emitted] <text:s/></text:p>
      <text:p text:style-name="P8"><text:s text:c="35"/>closure-library/closure/goog/demos/inline_block_quirks.html <text:s text:c="3"/>4.67 kB <text:s text:c="9"/>[emitted] <text:s/></text:p>
      <text:p text:style-name="P8"><text:s text:c="40"/>closure-library/closure/goog/demos/graphics/tiger.html <text:s text:c="3"/>2.59 kB <text:s text:c="9"/>[emitted] <text:s/></text:p>
      <text:p text:style-name="P8"><text:s text:c="39"/>closure-library/closure/goog/demos/graphics/events.html <text:s text:c="3"/>3.21 kB <text:s text:c="9"/>[emitted] <text:s/></text:p>
      <text:p text:style-name="P8"><text:s text:c="31"/>closure-library/closure/goog/demos/graphics/modifyelements.html <text:s text:c="3"/>6.22 kB <text:s text:c="9"/>[emitted] <text:s/></text:p>
      <text:p text:style-name="P8"><text:s text:c="25"/>closure-library/closure/goog/demos/graphics/advancedcoordinates2.html <text:s text:c="3"/>3.55 kB <text:s text:c="9"/>[emitted] <text:s/></text:p>
      <text:p text:style-name="P8"><text:s text:c="26"/>closure-library/closure/goog/demos/graphics/advancedcoordinates.html <text:s text:c="3"/>4.31 kB <text:s text:c="9"/>[emitted] <text:s/></text:p>
      <text:p text:style-name="P8"><text:s text:c="49"/>closure-library/closure/goog/demos/gauge.html <text:s text:c="3"/>4.63 kB <text:s text:c="9"/>[emitted] <text:s/></text:p>
      <text:p text:style-name="P8"><text:s text:c="36"/>closure-library/closure/goog/demos/fx/css3/transition.html <text:s text:c="3"/>5.78 kB <text:s text:c="9"/>[emitted] <text:s/></text:p>
      <text:p text:style-name="P8"><text:s text:c="44"/>closure-library/closure/goog/demos/fpsdisplay.html <text:s text:c="3"/>1.25 kB <text:s text:c="9"/>[emitted] <text:s/></text:p>
      <text:p text:style-name="P8"><text:s text:c="42"/>closure-library/closure/goog/demos/focushandler.html <text:s text:c="3"/>1.47 kB <text:s text:c="9"/>[emitted] <text:s/></text:p>
      <text:p text:style-name="P8"><text:s text:c="42"/>closure-library/closure/goog/demos/filteredmenu.html <text:s text:c="3"/>2.85 kB <text:s text:c="9"/>[emitted] <text:s/></text:p>
      <text:p text:style-name="P8"><text:s text:c="39"/>closure-library/closure/goog/demos/filedrophandler.html <text:s text:c="4"/>2.4 kB <text:s text:c="9"/>[emitted] <text:s/></text:p>
      <text:p text:style-name="P8"><text:s text:c="43"/>closure-library/closure/goog/demos/eventtarget.html <text:s text:c="3"/>1.72 kB <text:s text:c="9"/>[emitted] <text:s/></text:p>
      <text:p text:style-name="P8"><text:s text:c="48"/>closure-library/closure/goog/demos/events.html <text:s text:c="4"/>2.9 kB <text:s text:c="9"/>[emitted] <text:s/></text:p>
      <text:p text:style-name="P8"><text:s text:c="37"/>closure-library/closure/goog/demos/event-propagation.html <text:s text:c="3"/>4.14 kB <text:s text:c="9"/>[emitted] <text:s/></text:p>
      <text:p text:style-name="P8"><text:s text:c="42"/>closure-library/closure/goog/demos/emoji/unknown.gif <text:s text:c="2"/>90 bytes <text:s text:c="9"/>[emitted] <text:s/></text:p>
      <text:p text:style-name="P8"><text:s text:c="42"/>closure-library/closure/goog/demos/emoji/sprite2.png <text:s text:c="3"/>27.9 kB <text:s text:c="9"/>[emitted] <text:s/></text:p>
      <text:p text:style-name="P8"><text:s text:c="43"/>closure-library/closure/goog/demos/emoji/sprite.png <text:s text:c="3"/>25.2 kB <text:s text:c="9"/>[emitted] <text:s/></text:p>
      <text:p text:style-name="P8"><text:soft-page-break/><text:s text:c="45"/>closure-library/closure/goog/demos/emoji/none.gif <text:s/>834 bytes <text:s text:c="9"/>[emitted] <text:s/></text:p>
      <text:p text:style-name="P8"><text:s text:c="46"/>closure-library/closure/goog/demos/emoji/2FF.gif <text:s text:c="3"/>1.03 kB <text:s text:c="9"/>[emitted] <text:s/></text:p>
      <text:p text:style-name="P8"><text:s text:c="46"/>closure-library/closure/goog/demos/emoji/2FE.gif <text:s text:c="3"/>1.04 kB <text:s text:c="9"/>[emitted] <text:s/></text:p>
      <text:p text:style-name="P8"><text:s text:c="46"/>closure-library/closure/goog/demos/emoji/2FD.gif <text:s/>989 bytes <text:s text:c="9"/>[emitted] <text:s/></text:p>
      <text:p text:style-name="P8"><text:s text:c="46"/>closure-library/closure/goog/demos/emoji/2FC.gif <text:s/>977 bytes <text:s text:c="9"/>[emitted] <text:s/></text:p>
      <text:p text:style-name="P8"><text:s text:c="46"/>closure-library/closure/goog/demos/emoji/2FB.gif <text:s text:c="3"/>1.01 kB <text:s text:c="9"/>[emitted] <text:s/></text:p>
      <text:p text:style-name="P8"><text:s text:c="46"/>closure-library/closure/goog/demos/emoji/2FA.gif <text:s text:c="3"/>1.08 kB <text:s text:c="9"/>[emitted] <text:s/></text:p>
      <text:p text:style-name="P8"><text:s text:c="46"/>closure-library/closure/goog/demos/emoji/2F9.gif <text:s text:c="3"/>1.05 kB <text:s text:c="9"/>[emitted] <text:s/></text:p>
      <text:p text:style-name="P8"><text:s text:c="46"/>closure-library/closure/goog/demos/emoji/2F8.gif <text:s text:c="3"/>1.02 kB <text:s text:c="9"/>[emitted] <text:s/></text:p>
      <text:p text:style-name="P8"><text:s text:c="32"/>closure-library/closure/goog/demos/graphics/basicelements.html <text:s text:c="3"/>8.69 kB <text:s text:c="9"/>[emitted] <text:s/></text:p>
      <text:p text:style-name="P8"><text:s text:c="46"/>closure-library/closure/goog/demos/emoji/2F7.gif <text:s text:c="3"/>1.01 kB <text:s text:c="9"/>[emitted] <text:s/></text:p>
      <text:p text:style-name="P8"><text:s text:c="46"/>closure-library/closure/goog/demos/emoji/2F6.gif <text:s text:c="3"/>1.03 kB <text:s text:c="9"/>[emitted] <text:s/></text:p>
      <text:p text:style-name="P8"><text:s text:c="46"/>closure-library/closure/goog/demos/emoji/2F5.gif <text:s/>954 bytes <text:s text:c="9"/>[emitted] <text:s/></text:p>
      <text:p text:style-name="P8"><text:s text:c="46"/>closure-library/closure/goog/demos/emoji/2F3.gif <text:s text:c="3"/>1.03 kB <text:s text:c="9"/>[emitted] <text:s/></text:p>
      <text:p text:style-name="P8"><text:s text:c="46"/>closure-library/closure/goog/demos/emoji/2F2.gif <text:s text:c="3"/>1.09 kB <text:s text:c="9"/>[emitted] <text:s/></text:p>
      <text:p text:style-name="P8"><text:s text:c="46"/>closure-library/closure/goog/demos/emoji/2F1.gif <text:s text:c="4"/>1.9 kB <text:s text:c="9"/>[emitted] <text:s/></text:p>
      <text:p text:style-name="P8"><text:s text:c="46"/>closure-library/closure/goog/demos/emoji/2F0.gif <text:s text:c="3"/>1.01 kB <text:s text:c="9"/>[emitted] <text:s/></text:p>
      <text:p text:style-name="P8"><text:s text:c="46"/>closure-library/closure/goog/demos/emoji/2EF.gif <text:s text:c="3"/>2.36 kB <text:s text:c="9"/>[emitted] <text:s/></text:p>
      <text:p text:style-name="P8"><text:s text:c="46"/>closure-library/closure/goog/demos/emoji/2EE.gif <text:s text:c="3"/>1.02 kB <text:s text:c="9"/>[emitted] <text:s/></text:p>
      <text:p text:style-name="P8"><text:s text:c="46"/>closure-library/closure/goog/demos/emoji/2ED.gif <text:s text:c="3"/>1.04 kB <text:s text:c="9"/>[emitted] <text:s/></text:p>
      <text:p text:style-name="P8"><text:s text:c="46"/>closure-library/closure/goog/demos/emoji/2EC.gif <text:s text:c="3"/>1.01 kB <text:s text:c="9"/>[emitted] <text:s/></text:p>
      <text:p text:style-name="P8"><text:s text:c="46"/>closure-library/closure/goog/demos/emoji/2EB.gif <text:s text:c="3"/>1.09 kB <text:s text:c="9"/>[emitted] <text:s/></text:p>
      <text:p text:style-name="P8"><text:s text:c="46"/>closure-library/closure/goog/demos/emoji/2EA.gif <text:s text:c="6"/>1 kB <text:s text:c="9"/>[emitted] <text:s/></text:p>
      <text:p text:style-name="P8"><text:s text:c="46"/>closure-library/closure/goog/demos/emoji/2E9.gif <text:s text:c="3"/>1.03 kB <text:s text:c="9"/>[emitted] <text:s/></text:p>
      <text:p text:style-name="P8"><text:s text:c="46"/>closure-library/closure/goog/demos/emoji/2E8.gif <text:s text:c="3"/>1.03 kB <text:s text:c="9"/>[emitted] <text:s/></text:p>
      <text:p text:style-name="P8"><text:s text:c="46"/>closure-library/closure/goog/demos/emoji/2E7.gif <text:s text:c="3"/>1.04 kB <text:s text:c="9"/>[emitted] <text:s/></text:p>
      <text:p text:style-name="P8"><text:s text:c="46"/>closure-library/closure/goog/demos/emoji/2E6.gif <text:s text:c="3"/>1.01 kB <text:s text:c="9"/>[emitted] <text:s/></text:p>
      <text:p text:style-name="P8"><text:s text:c="46"/>closure-library/closure/goog/demos/emoji/2E4.gif <text:s/>999 bytes <text:s text:c="9"/>[emitted] <text:s/></text:p>
      <text:p text:style-name="P8"><text:s text:c="46"/>closure-library/closure/goog/demos/emoji/2E5.gif <text:s text:c="3"/>1.03 kB <text:s text:c="9"/>[emitted] <text:s/></text:p>
      <text:p text:style-name="P8"><text:s text:c="46"/>closure-library/closure/goog/demos/emoji/2E3.gif <text:s text:c="3"/>1.55 kB <text:s text:c="9"/>[emitted] <text:s/></text:p>
      <text:p text:style-name="P8"><text:s text:c="46"/>closure-library/closure/goog/demos/emoji/2E2.gif <text:s text:c="3"/>1.05 kB <text:s text:c="9"/>[emitted] <text:s/></text:p>
      <text:p text:style-name="P8"><text:s text:c="46"/>closure-library/closure/goog/demos/emoji/2E1.gif <text:s text:c="6"/>1 kB <text:s text:c="9"/>[emitted] <text:s/></text:p>
      <text:p text:style-name="P8"><text:s text:c="46"/>closure-library/closure/goog/demos/emoji/2E0.gif <text:s text:c="3"/>1.02 kB <text:s text:c="9"/>[emitted] <text:s/></text:p>
      <text:p text:style-name="P8"><text:s text:c="46"/>closure-library/closure/goog/demos/emoji/2DF.gif <text:s/>865 bytes <text:s text:c="9"/>[emitted] <text:s/></text:p>
      <text:p text:style-name="P8"><text:s text:c="46"/>closure-library/closure/goog/demos/emoji/2DE.gif <text:s/>963 bytes <text:s text:c="9"/>[emitted] <text:s/></text:p>
      <text:p text:style-name="P8"><text:s text:c="46"/>closure-library/closure/goog/demos/emoji/2DD.gif <text:s text:c="6"/>1 kB <text:s text:c="9"/>[emitted] <text:s/></text:p>
      <text:p text:style-name="P8"><text:s text:c="46"/>closure-library/closure/goog/demos/emoji/2DC.gif <text:s/>949 bytes <text:s text:c="9"/>[emitted] <text:s/></text:p>
      <text:p text:style-name="P8"><text:s text:c="46"/>closure-library/closure/goog/demos/emoji/2DB.gif <text:s/>949 bytes <text:s text:c="9"/>[emitted] <text:s/></text:p>
      <text:p text:style-name="P8"><text:s text:c="46"/>closure-library/closure/goog/demos/emoji/2DA.gif <text:s/>920 bytes <text:s text:c="9"/>[emitted] <text:s/></text:p>
      <text:p text:style-name="P8"><text:s text:c="46"/>closure-library/closure/goog/demos/emoji/2D9.gif <text:s/>974 bytes <text:s text:c="9"/>[emitted] <text:s/></text:p>
      <text:p text:style-name="P8"><text:s text:c="46"/>closure-library/closure/goog/demos/emoji/2D8.gif <text:s/>884 bytes <text:s text:c="9"/>[emitted] <text:s/></text:p>
      <text:p text:style-name="P8"><text:s text:c="46"/>closure-library/closure/goog/demos/emoji/2D7.gif <text:s text:c="3"/>1.05 kB <text:s text:c="9"/>[emitted] <text:s/></text:p>
      <text:p text:style-name="P8"><text:s text:c="46"/>closure-library/closure/goog/demos/emoji/2D6.gif <text:s text:c="3"/>1.03 kB <text:s text:c="9"/>[emitted] <text:s/></text:p>
      <text:p text:style-name="P8"><text:s text:c="46"/>closure-library/closure/goog/demos/emoji/2D5.gif <text:s text:c="3"/>1.01 kB <text:s text:c="9"/>[emitted] <text:s/></text:p>
      <text:p text:style-name="P8"><text:s text:c="46"/>closure-library/closure/goog/demos/emoji/2D4.gif <text:s text:c="3"/>1.04 kB <text:s text:c="9"/>[emitted] <text:s/></text:p>
      <text:p text:style-name="P8"><text:s text:c="46"/>closure-library/closure/goog/demos/emoji/2D3.gif <text:s text:c="3"/>1.04 kB <text:s text:c="9"/>[emitted] <text:s/></text:p>
      <text:p text:style-name="P8"><text:s text:c="46"/>closure-library/closure/goog/demos/emoji/2D2.gif <text:s text:c="3"/>1.01 kB <text:s text:c="9"/>[emitted] <text:s/></text:p>
      <text:p text:style-name="P8"><text:s text:c="46"/>closure-library/closure/goog/demos/emoji/2D1.gif <text:s/>997 bytes <text:s text:c="9"/>[emitted] <text:s/></text:p>
      <text:p text:style-name="P8"><text:s text:c="46"/>closure-library/closure/goog/demos/emoji/2D0.gif <text:s/>987 bytes <text:s text:c="9"/>[emitted] <text:s/></text:p>
      <text:p text:style-name="P8"><text:s text:c="46"/>closure-library/closure/goog/demos/emoji/2CF.gif <text:s text:c="3"/>1.02 kB <text:s text:c="9"/>[emitted] <text:s/></text:p>
      <text:p text:style-name="P8"><text:s text:c="46"/>closure-library/closure/goog/demos/emoji/2CE.gif <text:s text:c="3"/>1.07 kB <text:s text:c="9"/>[emitted] <text:s/></text:p>
      <text:p text:style-name="P8"><text:s text:c="46"/>closure-library/closure/goog/demos/emoji/2CD.gif <text:s text:c="3"/>1.03 kB <text:s text:c="9"/>[emitted] <text:s/></text:p>
      <text:p text:style-name="P8"><text:s text:c="46"/>closure-library/closure/goog/demos/emoji/2CC.gif <text:s/>977 bytes <text:s text:c="9"/>[emitted] <text:s/></text:p>
      <text:p text:style-name="P8"><text:s text:c="46"/>closure-library/closure/goog/demos/emoji/2CB.gif <text:s/>992 bytes <text:s text:c="9"/>[emitted] <text:s/></text:p>
      <text:p text:style-name="P8"><text:s text:c="46"/>closure-library/closure/goog/demos/emoji/2CA.gif <text:s text:c="4"/>2.3 kB <text:s text:c="9"/>[emitted] <text:s/></text:p>
      <text:p text:style-name="P8"><text:s text:c="46"/>closure-library/closure/goog/demos/emoji/2C9.gif <text:s/>996 bytes <text:s text:c="9"/>[emitted] <text:s/></text:p>
      <text:p text:style-name="P8"><text:s text:c="46"/>closure-library/closure/goog/demos/emoji/2C8.gif <text:s text:c="3"/>1.05 kB <text:s text:c="9"/>[emitted] <text:s/></text:p>
      <text:p text:style-name="P8"><text:s text:c="46"/>closure-library/closure/goog/demos/emoji/2C7.gif <text:s text:c="3"/>1.08 kB <text:s text:c="9"/>[emitted] <text:s/></text:p>
      <text:p text:style-name="P8"><text:s text:c="46"/>closure-library/closure/goog/demos/emoji/2C6.gif <text:s text:c="3"/>1.04 kB <text:s text:c="9"/>[emitted] <text:s/></text:p>
      <text:p text:style-name="P8"><text:s text:c="46"/>closure-library/closure/goog/demos/emoji/2C5.gif <text:s text:c="3"/>1.09 kB <text:s text:c="9"/>[emitted] <text:s/></text:p>
      <text:p text:style-name="P8"><text:s text:c="46"/>closure-library/closure/goog/demos/emoji/2C4.gif <text:s text:c="3"/>1.07 kB <text:s text:c="9"/>[emitted] <text:s/></text:p>
      <text:p text:style-name="P8"><text:s text:c="46"/>closure-library/closure/goog/demos/emoji/2F4.gif <text:s text:c="3"/>1.06 kB <text:s text:c="9"/>[emitted] <text:s/></text:p>
      <text:p text:style-name="P8"><text:s text:c="46"/>closure-library/closure/goog/demos/emoji/2C3.gif <text:s text:c="4"/>1.1 kB <text:s text:c="9"/>[emitted] <text:s/></text:p>
      <text:p text:style-name="P8"><text:s text:c="46"/>closure-library/closure/goog/demos/emoji/2C1.gif <text:s text:c="3"/>1.08 kB <text:s text:c="9"/>[emitted] <text:s/></text:p>
      <text:p text:style-name="P8"><text:s text:c="46"/>closure-library/closure/goog/demos/emoji/2C2.gif <text:s text:c="3"/>1.05 kB <text:s text:c="9"/>[emitted] <text:s/></text:p>
      <text:p text:style-name="P8"><text:s text:c="46"/>closure-library/closure/goog/demos/emoji/2BF.gif <text:s/>996 bytes <text:s text:c="9"/>[emitted] <text:s/></text:p>
      <text:p text:style-name="P8"><text:s text:c="46"/>closure-library/closure/goog/demos/emoji/2BD.gif <text:s/>986 bytes <text:s text:c="9"/>[emitted] <text:s/></text:p>
      <text:p text:style-name="P8"><text:s text:c="46"/>closure-library/closure/goog/demos/emoji/2BE.gif <text:s text:c="3"/>1.07 kB <text:s text:c="9"/>[emitted] <text:s/></text:p>
      <text:p text:style-name="P8"><text:s text:c="46"/>closure-library/closure/goog/demos/emoji/2BC.gif <text:s text:c="3"/>1.04 kB <text:s text:c="9"/>[emitted] <text:s/></text:p>
      <text:p text:style-name="P8"><text:s text:c="46"/>closure-library/closure/goog/demos/emoji/205.gif <text:s text:c="3"/>1.03 kB <text:s text:c="9"/>[emitted] <text:s/></text:p>
      <text:p text:style-name="P8"><text:s text:c="46"/>closure-library/closure/goog/demos/emoji/206.gif <text:s/>990 bytes <text:s text:c="9"/>[emitted] <text:s/></text:p>
      <text:p text:style-name="P8"><text:s text:c="46"/>closure-library/closure/goog/demos/emoji/203.gif <text:s/>996 bytes <text:s text:c="9"/>[emitted] <text:s/></text:p>
      <text:p text:style-name="P8"><text:s text:c="46"/>closure-library/closure/goog/demos/emoji/204.gif <text:s text:c="3"/>1.02 kB <text:s text:c="9"/>[emitted] <text:s/></text:p>
      <text:p text:style-name="P8"><text:s text:c="46"/>closure-library/closure/goog/demos/emoji/202.gif <text:s text:c="3"/>1.05 kB <text:s text:c="9"/>[emitted] <text:s/></text:p>
      <text:p text:style-name="P8"><text:s text:c="46"/>closure-library/closure/goog/demos/emoji/201.gif <text:s/>980 bytes <text:s text:c="9"/>[emitted] <text:s/></text:p>
      <text:p text:style-name="P8"><text:s text:c="46"/>closure-library/closure/goog/demos/emoji/200.gif <text:s/>941 bytes <text:s text:c="9"/>[emitted] <text:s/></text:p>
      <text:p text:style-name="P8"><text:s text:c="47"/>closure-library/closure/goog/demos/effects.html <text:s text:c="3"/>5.08 kB <text:s text:c="9"/>[emitted] <text:s/></text:p>
      <text:p text:style-name="P8"><text:s text:c="36"/>closure-library/closure/goog/demos/editor/tableeditor.html <text:s text:c="3"/>3.14 kB <text:s text:c="9"/>[emitted] <text:s/></text:p>
      <text:p text:style-name="P8"><text:s text:c="34"/>closure-library/closure/goog/demos/editor/seamlessfield.html <text:s text:c="3"/>2.73 kB <text:s text:c="9"/>[emitted] <text:s/></text:p>
      <text:p text:style-name="P8"><text:s text:c="27"/>closure-library/closure/goog/demos/editor/helloworlddialogplugin.js <text:s text:c="3"/>3.92 kB <text:s text:c="9"/>[emitted] <text:s/></text:p>
      <text:p text:style-name="P8"><text:s text:c="22"/>closure-library/closure/goog/demos/editor/helloworlddialogplugin_test.js <text:s text:c="3"/>5.63 kB <text:s text:c="9"/>[emitted] <text:s/></text:p>
      <text:p text:style-name="P8"><text:s text:c="46"/>closure-library/closure/goog/demos/emoji/2C0.gif <text:s text:c="3"/>1.04 kB <text:s text:c="9"/>[emitted] <text:s/></text:p>
      <text:p text:style-name="P8"><text:s text:c="16"/>closure-library/closure/goog/demos/editor/helloworlddialogplugin_test_dom.html <text:s/>256 bytes <text:s text:c="9"/>[emitted] <text:s/></text:p>
      <text:p text:style-name="P8"><text:s text:c="33"/>closure-library/closure/goog/demos/editor/helloworlddialog.js <text:s text:c="3"/>5.73 kB <text:s text:c="9"/>[emitted] <text:s/></text:p>
      <text:p text:style-name="P8"><text:s text:c="28"/>closure-library/closure/goog/demos/editor/helloworlddialog_test.js <text:s text:c="3"/>2.32 kB <text:s text:c="9"/>[emitted] <text:s/></text:p>
      <text:p text:style-name="P8"><text:s text:c="39"/>closure-library/closure/goog/demos/editor/helloworld.js <text:s text:c="3"/>2.32 kB <text:s text:c="9"/>[emitted] <text:s/></text:p>
      <text:p text:style-name="P8"><text:s text:c="37"/>closure-library/closure/goog/demos/editor/helloworld.html <text:s text:c="3"/>3.12 kB <text:s text:c="9"/>[emitted] <text:s/></text:p>
      <text:p text:style-name="P8"><text:s text:c="34"/>closure-library/closure/goog/demos/editor/helloworld_test.js <text:s text:c="3"/>1.55 kB <text:s text:c="9"/>[emitted] <text:s/></text:p>
      <text:p text:style-name="P8"><text:s text:c="28"/>closure-library/closure/goog/demos/editor/helloworld_test_dom.html <text:s/>204 bytes <text:s text:c="9"/>[emitted] <text:s/></text:p>
      <text:p text:style-name="P8"><text:s text:c="36"/>closure-library/closure/goog/demos/editor/field_basic.html <text:s text:c="3"/>2.28 kB <text:s text:c="9"/>[emitted] <text:s/></text:p>
      <text:p text:style-name="P8"><text:s text:c="41"/>closure-library/closure/goog/demos/editor/editor.html <text:s text:c="3"/>5.21 kB <text:s text:c="9"/>[emitted] <text:s/></text:p>
      <text:p text:style-name="P8"><text:s text:c="45"/>closure-library/closure/goog/demos/editor/deps.js <text:s text:c="3"/>1.77 kB <text:s text:c="9"/>[emitted] <text:s/></text:p>
      <text:p text:style-name="P8"><text:s text:c="42"/>closure-library/closure/goog/demos/drilldownrow.html <text:s text:c="3"/>1.77 kB <text:s text:c="9"/>[emitted] <text:s/></text:p>
      <text:p text:style-name="P8"><text:s text:c="37"/>closure-library/closure/goog/demos/dragscrollsupport.html <text:s text:c="3"/>3.19 kB <text:s text:c="9"/>[emitted] <text:s/></text:p>
      <text:p text:style-name="P8"><text:s text:c="41"/>closure-library/closure/goog/demos/draglistgroup.html <text:s text:c="3"/>6.99 kB <text:s text:c="9"/>[emitted] <text:s/></text:p>
      <text:p text:style-name="P8"><text:s text:c="47"/>closure-library/closure/goog/demos/dragger.html <text:s text:c="3"/>1.67 kB <text:s text:c="9"/>[emitted] <text:s/></text:p>
      <text:p text:style-name="P8"><text:s text:c="38"/>closure-library/closure/goog/demos/dragdropdetector.html <text:s text:c="3"/>1.25 kB <text:s text:c="9"/>[emitted] <text:s/></text:p>
      <text:p text:style-name="P8"><text:s text:c="31"/>closure-library/closure/goog/demos/dragdropdetector_target.html <text:s/>303 bytes <text:s text:c="9"/>[emitted] <text:s/></text:p>
      <text:p text:style-name="P8"><text:s text:c="46"/>closure-library/closure/goog/demos/dragdrop.html <text:s text:c="3"/>6.52 kB <text:s text:c="9"/>[emitted] <text:s/></text:p>
      <text:p text:style-name="P8"><text:s text:c="50"/>closure-library/closure/goog/demos/drag.html <text:s text:c="3"/>4.25 kB <text:s text:c="9"/>[emitted] <text:s/></text:p>
      <text:p text:style-name="P8"><text:s text:c="41"/>closure-library/closure/goog/demos/dom_selection.html <text:s text:c="3"/>2.07 kB <text:s text:c="9"/>[emitted] <text:s/></text:p>
      <text:p text:style-name="P8"><text:s text:c="39"/>closure-library/closure/goog/demos/dimensionpicker.html <text:s text:c="4"/>3.3 kB <text:s text:c="9"/>[emitted] <text:s/></text:p>
      <text:p text:style-name="P8"><text:s text:c="35"/>closure-library/closure/goog/demos/dimensionpicker_rtl.html <text:s text:c="3"/>3.94 kB <text:s text:c="9"/>[emitted] <text:s/></text:p>
      <text:p text:style-name="P8"><text:s text:c="48"/>closure-library/closure/goog/demos/dialog.html <text:s text:c="4"/>4.8 kB <text:s text:c="9"/>[emitted] <text:s/></text:p>
      <text:p text:style-name="P8"><text:s text:c="22"/>closure-library/closure/goog/demos/editor/helloworlddialog_test_dom.html <text:s/>231 bytes <text:s text:c="9"/>[emitted] <text:s/></text:p>
      <text:p text:style-name="P8"><text:soft-page-break/><text:s text:c="49"/>closure-library/closure/goog/demos/debug.html <text:s text:c="4"/>3.5 kB <text:s text:c="9"/>[emitted] <text:s/></text:p>
      <text:p text:style-name="P8"><text:s text:c="44"/>closure-library/closure/goog/demos/datepicker.html <text:s text:c="3"/>10.6 kB <text:s text:c="9"/>[emitted] <text:s/></text:p>
      <text:p text:style-name="P8"><text:s text:c="36"/>closure-library/closure/goog/demos/cssspriteanimation.html <text:s text:c="4"/>1.8 kB <text:s text:c="9"/>[emitted] <text:s/></text:p>
      <text:p text:style-name="P8"><text:s text:c="40"/>closure-library/closure/goog/demos/css3menubutton.html <text:s text:c="3"/>10.1 kB <text:s text:c="9"/>[emitted] <text:s/></text:p>
      <text:p text:style-name="P8"><text:s text:c="44"/>closure-library/closure/goog/demos/css3button.html <text:s text:c="3"/>6.35 kB <text:s text:c="9"/>[emitted] <text:s/></text:p>
      <text:p text:style-name="P8"><text:s text:c="40"/>closure-library/closure/goog/demos/css/emojisprite.css <text:s text:c="3"/>7.52 kB <text:s text:c="9"/>[emitted] <text:s/></text:p>
      <text:p text:style-name="P8"><text:s text:c="40"/>closure-library/closure/goog/demos/css/emojipicker.css <text:s/>660 bytes <text:s text:c="9"/>[emitted] <text:s/></text:p>
      <text:p text:style-name="P8"><text:s text:c="47"/>closure-library/closure/goog/demos/css/demo.css <text:s text:c="4"/>1.2 kB <text:s text:c="9"/>[emitted] <text:s/></text:p>
      <text:p text:style-name="P8"><text:s text:c="47"/>closure-library/closure/goog/demos/control.html <text:s text:c="3"/>15.7 kB <text:s text:c="9"/>[emitted] <text:s/></text:p>
      <text:p text:style-name="P8"><text:s text:c="45"/>closure-library/closure/goog/demos/container.html <text:s text:c="3"/>23.6 kB <text:s text:c="9"/>[emitted] <text:s/></text:p>
      <text:p text:style-name="P8"><text:s text:c="46"/>closure-library/closure/goog/demos/combobox.html <text:s text:c="3"/>4.08 kB <text:s text:c="9"/>[emitted] <text:s/></text:p>
      <text:p text:style-name="P8"><text:s text:c="43"/>closure-library/closure/goog/demos/colorpicker.html <text:s text:c="3"/>1.11 kB <text:s text:c="9"/>[emitted] <text:s/></text:p>
      <text:p text:style-name="P8"><text:s text:c="40"/>closure-library/closure/goog/demos/color-contrast.html <text:s text:c="3"/>1.59 kB <text:s text:c="9"/>[emitted] <text:s/></text:p>
      <text:p text:style-name="P8"><text:s text:c="39"/>closure-library/closure/goog/demos/colormenubutton.html <text:s text:c="3"/>8.02 kB <text:s text:c="9"/>[emitted] <text:s/></text:p>
      <text:p text:style-name="P8"><text:s text:c="46"/>closure-library/closure/goog/demos/checkbox.html <text:s text:c="3"/>4.31 kB <text:s text:c="9"/>[emitted] <text:s/></text:p>
      <text:p text:style-name="P8"><text:s text:c="44"/>closure-library/closure/goog/demos/charpicker.html <text:s text:c="3"/>1.77 kB <text:s text:c="9"/>[emitted] <text:s/></text:p>
      <text:p text:style-name="P8"><text:s text:c="43"/>closure-library/closure/goog/demos/charcounter.html <text:s text:c="3"/>1.81 kB <text:s text:c="9"/>[emitted] <text:s/></text:p>
      <text:p text:style-name="P8"><text:s text:c="48"/>closure-library/closure/goog/demos/button.html <text:s text:c="3"/>14.3 kB <text:s text:c="9"/>[emitted] <text:s/></text:p>
      <text:p text:style-name="P8"><text:s text:c="48"/>closure-library/closure/goog/demos/bubble.html <text:s text:c="3"/>7.72 kB <text:s text:c="9"/>[emitted] <text:s/></text:p>
      <text:p text:style-name="P8"><text:s text:c="44"/>closure-library/closure/goog/demos/blobhasher.html <text:s text:c="3"/>1.54 kB <text:s text:c="9"/>[emitted] <text:s/></text:p>
      <text:p text:style-name="P8"><text:s text:c="45"/>closure-library/closure/goog/demos/bidiinput.html <text:s text:c="3"/>1.72 kB <text:s text:c="9"/>[emitted] <text:s/></text:p>
      <text:p text:style-name="P8"><text:s text:c="30"/>closure-library/closure/goog/demos/autocompleterichremotedata.js <text:s text:c="3"/>1.33 kB <text:s text:c="9"/>[emitted] <text:s/></text:p>
      <text:p text:style-name="P8"><text:s text:c="32"/>closure-library/closure/goog/demos/autocompleterichremote.html <text:s text:c="3"/>3.85 kB <text:s text:c="9"/>[emitted] <text:s/></text:p>
      <text:p text:style-name="P8"><text:s text:c="34"/>closure-library/closure/goog/demos/autocompleteremotedata.js <text:s/>735 bytes <text:s text:c="9"/>[emitted] <text:s/></text:p>
      <text:p text:style-name="P8"><text:s text:c="36"/>closure-library/closure/goog/demos/autocompleteremote.html <text:s text:c="3"/>2.64 kB <text:s text:c="9"/>[emitted] <text:s/></text:p>
      <text:p text:style-name="P8"><text:s text:c="36"/>closure-library/closure/goog/demos/autocomplete-basic.html <text:s text:c="3"/>1.96 kB <text:s text:c="9"/>[emitted] <text:s/></text:p>
      <text:p text:style-name="P8"><text:s text:c="40"/>closure-library/closure/goog/demos/animationqueue.html <text:s text:c="3"/>5.67 kB <text:s text:c="9"/>[emitted] <text:s/></text:p>
      <text:p text:style-name="P8"><text:s text:c="39"/>closure-library/closure/goog/demos/advancedtooltip.html <text:s text:c="3"/>2.52 kB <text:s text:c="9"/>[emitted] <text:s/></text:p>
      <text:p text:style-name="P8"><text:s text:c="45"/>closure-library/closure/goog/demos/depsgraph.html <text:s text:c="6"/>5 kB <text:s text:c="9"/>[emitted] <text:s/></text:p>
      <text:p text:style-name="P8"><text:s text:c="46"/>closure-library/closure/goog/defineclass_test.js <text:s text:c="4"/>2.8 kB <text:s text:c="9"/>[emitted] <text:s/></text:p>
      <text:p text:style-name="P8"><text:s text:c="50"/>closure-library/closure/goog/debug/tracer.js <text:s text:c="3"/>19.8 kB <text:s text:c="9"/>[emitted] <text:s/></text:p>
      <text:p text:style-name="P8"><text:s text:c="45"/>closure-library/closure/goog/debug/tracer_test.js <text:s text:c="3"/>1.81 kB <text:s text:c="9"/>[emitted] <text:s/></text:p>
      <text:p text:style-name="P8"><text:s text:c="43"/>closure-library/closure/goog/debug/tracer_test.html <text:s/>483 bytes <text:s text:c="9"/>[emitted] <text:s/></text:p>
      <text:p text:style-name="P8"><text:s text:c="36"/>closure-library/closure/goog/debug/relativetimeprovider.js <text:s text:c="4"/>2.4 kB <text:s text:c="9"/>[emitted] <text:s/></text:p>
      <text:p text:style-name="P8"><text:s text:c="32"/>closure-library/closure/goog/debug/logrecordserializer_test.js <text:s text:c="3"/>2.74 kB <text:s text:c="9"/>[emitted] <text:s/></text:p>
      <text:p text:style-name="P8"><text:s text:c="37"/>closure-library/closure/goog/debug/logrecordserializer.js <text:s text:c="3"/>3.81 kB <text:s text:c="9"/>[emitted] <text:s/></text:p>
      <text:p text:style-name="P8"><text:s text:c="30"/>closure-library/closure/goog/debug/logrecordserializer_test.html <text:s/>511 bytes <text:s text:c="9"/>[emitted] <text:s/></text:p>
      <text:p text:style-name="P8"><text:s text:c="47"/>closure-library/closure/goog/debug/logrecord.js <text:s text:c="3"/>6.13 kB <text:s text:c="9"/>[emitted] <text:s/></text:p>
      <text:p text:style-name="P8"><text:s text:c="50"/>closure-library/closure/goog/debug/logger.js <text:s text:c="3"/>26.3 kB <text:s text:c="9"/>[emitted] <text:s/></text:p>
      <text:p text:style-name="P8"><text:s text:c="43"/>closure-library/closure/goog/debug/logger_test.html <text:s/>485 bytes <text:s text:c="9"/>[emitted] <text:s/></text:p>
      <text:p text:style-name="P8"><text:s text:c="45"/>closure-library/closure/goog/debug/logger_test.js <text:s text:c="3"/>8.43 kB <text:s text:c="9"/>[emitted] <text:s/></text:p>
      <text:p text:style-name="P8"><text:s text:c="47"/>closure-library/closure/goog/debug/logbuffer.js <text:s text:c="3"/>4.31 kB <text:s text:c="9"/>[emitted] <text:s/></text:p>
      <text:p text:style-name="P8"><text:s text:c="42"/>closure-library/closure/goog/debug/logbuffer_test.js <text:s text:c="4"/>3.2 kB <text:s text:c="9"/>[emitted] <text:s/></text:p>
      <text:p text:style-name="P8"><text:s text:c="40"/>closure-library/closure/goog/debug/logbuffer_test.html <text:s/>491 bytes <text:s text:c="9"/>[emitted] <text:s/></text:p>
      <text:p text:style-name="P8"><text:s text:c="46"/>closure-library/closure/goog/debug/fpsdisplay.js <text:s text:c="3"/>4.15 kB <text:s text:c="9"/>[emitted] <text:s/></text:p>
      <text:p text:style-name="P8"><text:s text:c="41"/>closure-library/closure/goog/debug/fpsdisplay_test.js <text:s text:c="3"/>1.69 kB <text:s text:c="9"/>[emitted] <text:s/></text:p>
      <text:p text:style-name="P8"><text:s text:c="39"/>closure-library/closure/goog/debug/fpsdisplay_test.html <text:s/>493 bytes <text:s text:c="9"/>[emitted] <text:s/></text:p>
      <text:p text:style-name="P8"><text:s text:c="47"/>closure-library/closure/goog/debug/formatter.js <text:s text:c="3"/>13.9 kB <text:s text:c="9"/>[emitted] <text:s/></text:p>
      <text:p text:style-name="P8"><text:s text:c="42"/>closure-library/closure/goog/debug/formatter_test.js <text:s text:c="3"/>2.45 kB <text:s text:c="9"/>[emitted] <text:s/></text:p>
      <text:p text:style-name="P8"><text:s text:c="40"/>closure-library/closure/goog/debug/formatter_test.html <text:s/>491 bytes <text:s text:c="9"/>[emitted] <text:s/></text:p>
      <text:p text:style-name="P8"><text:s text:c="45"/>closure-library/closure/goog/debug/fancywindow.js <text:s text:c="3"/>13.1 kB <text:s text:c="9"/>[emitted] <text:s/></text:p>
      <text:p text:style-name="P8"><text:s text:c="43"/>closure-library/closure/goog/debug/errorreporter.js <text:s text:c="3"/>14.3 kB <text:s text:c="9"/>[emitted] <text:s/></text:p>
      <text:p text:style-name="P8"><text:s text:c="38"/>closure-library/closure/goog/debug/errorreporter_test.js <text:s text:c="3"/>15.6 kB <text:s text:c="9"/>[emitted] <text:s/></text:p>
      <text:p text:style-name="P8"><text:s text:c="36"/>closure-library/closure/goog/debug/errorreporter_test.html <text:s/>499 bytes <text:s text:c="9"/>[emitted] <text:s/></text:p>
      <text:p text:style-name="P8"><text:s text:c="44"/>closure-library/closure/goog/defineclass_test.html <text:s/>480 bytes <text:s text:c="9"/>[emitted] <text:s/></text:p>
      <text:p text:style-name="P8"><text:s text:c="44"/>closure-library/closure/goog/debug/errorhandler.js <text:s text:c="3"/>12.2 kB <text:s text:c="9"/>[emitted] <text:s/></text:p>
      <text:p text:style-name="P8"><text:s text:c="39"/>closure-library/closure/goog/debug/errorhandler_test.js <text:s text:c="3"/>8.22 kB <text:s text:c="9"/>[emitted] <text:s/></text:p>
      <text:p text:style-name="P8"><text:s text:c="37"/>closure-library/closure/goog/debug/errorhandler_test.html <text:s/>497 bytes <text:s text:c="9"/>[emitted] <text:s/></text:p>
      <text:p text:style-name="P8"><text:s text:c="33"/>closure-library/closure/goog/debug/errorhandler_async_test.js <text:s text:c="3"/>4.13 kB <text:s text:c="9"/>[emitted] <text:s/></text:p>
      <text:p text:style-name="P8"><text:s text:c="31"/>closure-library/closure/goog/debug/errorhandler_async_test.html <text:s/>507 bytes <text:s text:c="9"/>[emitted] <text:s/></text:p>
      <text:p text:style-name="P8"><text:s text:c="44"/>closure-library/closure/goog/debug/errorcontext.js <text:s text:c="3"/>1.71 kB <text:s text:c="9"/>[emitted] <text:s/></text:p>
      <text:p text:style-name="P8"><text:s text:c="39"/>closure-library/closure/goog/debug/errorcontext_test.js <text:s text:c="3"/>1.59 kB <text:s text:c="9"/>[emitted] <text:s/></text:p>
      <text:p text:style-name="P8"><text:s text:c="37"/>closure-library/closure/goog/debug/errorcontext_test.html <text:s/>497 bytes <text:s text:c="9"/>[emitted] <text:s/></text:p>
      <text:p text:style-name="P8"><text:s text:c="51"/>closure-library/closure/goog/debug/error.js <text:s text:c="3"/>1.84 kB <text:s text:c="9"/>[emitted] <text:s/></text:p>
      <text:p text:style-name="P8"><text:s text:c="46"/>closure-library/closure/goog/debug/error_test.js <text:s text:c="3"/>3.14 kB <text:s text:c="9"/>[emitted] <text:s/></text:p>
      <text:p text:style-name="P8"><text:s text:c="44"/>closure-library/closure/goog/debug/error_test.html <text:s/>483 bytes <text:s text:c="9"/>[emitted] <text:s/></text:p>
      <text:p text:style-name="P8"><text:s text:c="38"/>closure-library/closure/goog/debug/entrypointregistry.js <text:s text:c="4"/>5.5 kB <text:s text:c="9"/>[emitted] <text:s/></text:p>
      <text:p text:style-name="P8"><text:s text:c="31"/>closure-library/closure/goog/debug/entrypointregistry_test.html <text:s/>509 bytes <text:s text:c="9"/>[emitted] <text:s/></text:p>
      <text:p text:style-name="P8"><text:s text:c="39"/>closure-library/closure/goog/debug/enhanceerror_test.js <text:s text:c="3"/>3.68 kB <text:s text:c="9"/>[emitted] <text:s/></text:p>
      <text:p text:style-name="P8"><text:s text:c="37"/>closure-library/closure/goog/debug/enhanceerror_test.html <text:s/>495 bytes <text:s text:c="9"/>[emitted] <text:s/></text:p>
      <text:p text:style-name="P8"><text:s text:c="33"/>closure-library/closure/goog/debug/entrypointregistry_test.js <text:s text:c="3"/>2.83 kB <text:s text:c="9"/>[emitted] <text:s/></text:p>
      <text:p text:style-name="P8"><text:s text:c="46"/>closure-library/closure/goog/debug/divconsole.js <text:s text:c="3"/>4.53 kB <text:s text:c="9"/>[emitted] <text:s/></text:p>
      <text:p text:style-name="P8"><text:s text:c="37"/>closure-library/closure/goog/debug/devcss/devcssrunner.js <text:s/>896 bytes <text:s text:c="9"/>[emitted] <text:s/></text:p>
      <text:p text:style-name="P8"><text:s text:c="37"/>closure-library/closure/goog/debug/errorhandlerweakdep.js <text:s text:c="3"/>1.35 kB <text:s text:c="9"/>[emitted] <text:s/></text:p>
      <text:p text:style-name="P8"><text:s text:c="43"/>closure-library/closure/goog/debug/devcss/devcss.js <text:s text:c="3"/>15.2 kB <text:s text:c="9"/>[emitted] <text:s/></text:p>
      <text:p text:style-name="P8"><text:s text:c="36"/>closure-library/closure/goog/debug/devcss/devcss_test.html <text:s text:c="3"/>5.02 kB <text:s text:c="9"/>[emitted] <text:s/></text:p>
      <text:p text:style-name="P8"><text:s text:c="32"/>closure-library/closure/goog/debug/devcss/devcss_test_dom.html <text:s text:c="3"/>4.58 kB <text:s text:c="9"/>[emitted] <text:s/></text:p>
      <text:p text:style-name="P8"><text:s text:c="40"/>closure-library/closure/goog/debug/debugwindow_test.js <text:s/>964 bytes <text:s text:c="9"/>[emitted] <text:s/></text:p>
      <text:p text:style-name="P8"><text:s text:c="45"/>closure-library/closure/goog/debug/debugwindow.js <text:s text:c="3"/>17.1 kB <text:s text:c="9"/>[emitted] <text:s/></text:p>
      <text:p text:style-name="P8"><text:s text:c="38"/>closure-library/closure/goog/debug/debugwindow_test.html <text:s/>495 bytes <text:s text:c="9"/>[emitted] <text:s/></text:p>
      <text:p text:style-name="P8"><text:s text:c="51"/>closure-library/closure/goog/debug/debug.js <text:s text:c="3"/>19.9 kB <text:s text:c="9"/>[emitted] <text:s/></text:p>
      <text:p text:style-name="P8"><text:s text:c="46"/>closure-library/closure/goog/debug/debug_test.js <text:s text:c="3"/>4.25 kB <text:s text:c="9"/>[emitted] <text:s/></text:p>
      <text:p text:style-name="P8"><text:s text:c="44"/>closure-library/closure/goog/debug/debug_test.html <text:s/>471 bytes <text:s text:c="9"/>[emitted] <text:s/></text:p>
      <text:p text:style-name="P8"><text:s text:c="49"/>closure-library/closure/goog/debug/console.js <text:s text:c="3"/>5.67 kB <text:s text:c="9"/>[emitted] <text:s/></text:p>
      <text:p text:style-name="P8"><text:s text:c="44"/>closure-library/closure/goog/debug/console_test.js <text:s text:c="3"/>6.47 kB <text:s text:c="9"/>[emitted] <text:s/></text:p>
      <text:p text:style-name="P8"><text:s text:c="42"/>closure-library/closure/goog/debug/console_test.html <text:s/>487 bytes <text:s text:c="9"/>[emitted] <text:s/></text:p>
      <text:p text:style-name="P8"><text:s text:c="48"/>closure-library/closure/goog/db/transaction.js <text:s text:c="3"/>6.34 kB <text:s text:c="9"/>[emitted] <text:s/></text:p>
      <text:p text:style-name="P8"><text:s text:c="48"/>closure-library/closure/goog/db/objectstore.js <text:s text:c="3"/>12.8 kB <text:s text:c="9"/>[emitted] <text:s/></text:p>
      <text:p text:style-name="P8"><text:s text:c="50"/>closure-library/closure/goog/db/indexeddb.js <text:s text:c="3"/>8.96 kB <text:s text:c="9"/>[emitted] <text:s/></text:p>
      <text:p text:style-name="P8"><text:s text:c="51"/>closure-library/closure/goog/db/keyrange.js <text:s text:c="3"/>3.39 kB <text:s text:c="9"/>[emitted] <text:s/></text:p>
      <text:p text:style-name="P8"><text:s text:c="54"/>closure-library/closure/goog/db/index.js <text:s text:c="4"/>7.4 kB <text:s text:c="9"/>[emitted] <text:s/></text:p>
      <text:p text:style-name="P8"><text:s text:c="54"/>closure-library/closure/goog/db/error.js <text:s text:c="5"/>13 kB <text:s text:c="9"/>[emitted] <text:s/></text:p>
      <text:p text:style-name="P8"><text:s text:c="57"/>closure-library/closure/goog/db/db.js <text:s text:c="3"/>7.05 kB <text:s text:c="9"/>[emitted] <text:s/></text:p>
      <text:p text:style-name="P8"><text:s text:c="52"/>closure-library/closure/goog/db/db_test.js <text:s text:c="3"/>47.6 kB <text:s text:c="9"/>[emitted] <text:s/></text:p>
      <text:p text:style-name="P8"><text:s text:c="38"/>closure-library/closure/goog/debug/devcss/devcss_test.js <text:s text:c="3"/>8.65 kB <text:s text:c="9"/>[emitted] <text:s/></text:p>
      <text:p text:style-name="P8"><text:s text:c="50"/>closure-library/closure/goog/db/db_test.html <text:s/>465 bytes <text:s text:c="9"/>[emitted] <text:s/></text:p>
      <text:p text:style-name="P8"><text:s text:c="46"/>closure-library/closure/goog/date/utcdatetime.js <text:s text:c="3"/>5.43 kB <text:s text:c="9"/>[emitted] <text:s/></text:p>
      <text:p text:style-name="P8"><text:s text:c="41"/>closure-library/closure/goog/date/utcdatetime_test.js <text:s text:c="3"/>5.03 kB <text:s text:c="9"/>[emitted] <text:s/></text:p>
      <text:p text:style-name="P8"><text:s text:c="39"/>closure-library/closure/goog/date/utcdatetime_test.html <text:s/>493 bytes <text:s text:c="9"/>[emitted] <text:s/></text:p>
      <text:p text:style-name="P8"><text:s text:c="38"/>closure-library/closure/goog/date/relativewithplurals.js <text:s text:c="3"/>3.81 kB <text:s text:c="9"/>[emitted] <text:s/></text:p>
      <text:p text:style-name="P8"><text:s text:c="33"/>closure-library/closure/goog/date/relativewithplurals_test.js <text:s text:c="3"/>6.27 kB <text:s text:c="9"/>[emitted] <text:s/></text:p>
      <text:p text:style-name="P8"><text:s text:c="31"/>closure-library/closure/goog/date/relativewithplurals_test.html <text:s/>509 bytes <text:s text:c="9"/>[emitted] <text:s/></text:p>
      <text:p text:style-name="P8"><text:s text:c="49"/>closure-library/closure/goog/date/relative.js <text:s text:c="3"/>15.7 kB <text:s text:c="9"/>[emitted] <text:s/></text:p>
      <text:p text:style-name="P8"><text:s text:c="44"/>closure-library/closure/goog/date/relative_test.js <text:s text:c="3"/>6.97 kB <text:s text:c="9"/>[emitted] <text:s/></text:p>
      <text:p text:style-name="P8"><text:s text:c="42"/>closure-library/closure/goog/date/relative_test.html <text:s/>487 bytes <text:s text:c="9"/>[emitted] <text:s/></text:p>
      <text:p text:style-name="P8"><text:soft-page-break/><text:s text:c="49"/>closure-library/closure/goog/date/duration.js <text:s text:c="3"/>4.74 kB <text:s text:c="9"/>[emitted] <text:s/></text:p>
      <text:p text:style-name="P8"><text:s text:c="44"/>closure-library/closure/goog/date/duration_test.js <text:s text:c="3"/>5.31 kB <text:s text:c="9"/>[emitted] <text:s/></text:p>
      <text:p text:style-name="P8"><text:s text:c="42"/>closure-library/closure/goog/date/duration_test.html <text:s/>487 bytes <text:s text:c="9"/>[emitted] <text:s/></text:p>
      <text:p text:style-name="P8"><text:s text:c="48"/>closure-library/closure/goog/date/daterange.js <text:s text:c="5"/>13 kB <text:s text:c="9"/>[emitted] <text:s/></text:p>
      <text:p text:style-name="P8"><text:s text:c="43"/>closure-library/closure/goog/date/daterange_test.js <text:s text:c="3"/>8.08 kB <text:s text:c="9"/>[emitted] <text:s/></text:p>
      <text:p text:style-name="P8"><text:s text:c="41"/>closure-library/closure/goog/date/daterange_test.html <text:s/>489 bytes <text:s text:c="9"/>[emitted] <text:s/></text:p>
      <text:p text:style-name="P8"><text:s text:c="49"/>closure-library/closure/goog/date/datelike.js <text:s/>902 bytes <text:s text:c="9"/>[emitted] <text:s/></text:p>
      <text:p text:style-name="P8"><text:s text:c="53"/>closure-library/closure/goog/date/date.js <text:s text:c="3"/>49.6 kB <text:s text:c="9"/>[emitted] <text:s/></text:p>
      <text:p text:style-name="P8"><text:s text:c="48"/>closure-library/closure/goog/date/date_test.js <text:s text:c="3"/>60.3 kB <text:s text:c="9"/>[emitted] <text:s/></text:p>
      <text:p text:style-name="P8"><text:s text:c="46"/>closure-library/closure/goog/date/date_test.html <text:s/>469 bytes <text:s text:c="9"/>[emitted] <text:s/></text:p>
      <text:p text:style-name="P8"><text:s text:c="38"/>closure-library/closure/goog/datasource/xmldatasource.js <text:s text:c="3"/>11.1 kB <text:s text:c="9"/>[emitted] <text:s/></text:p>
      <text:p text:style-name="P8"><text:s text:c="32"/>closure-library/closure/goog/datasource/jsxmlhttpdatasource.js <text:s text:c="3"/>5.55 kB <text:s text:c="9"/>[emitted] <text:s/></text:p>
      <text:p text:style-name="P8"><text:s text:c="27"/>closure-library/closure/goog/datasource/jsxmlhttpdatasource_test.js <text:s text:c="3"/>2.69 kB <text:s text:c="9"/>[emitted] <text:s/></text:p>
      <text:p text:style-name="P8"><text:s text:c="25"/>closure-library/closure/goog/datasource/jsxmlhttpdatasource_test.html <text:s/>505 bytes <text:s text:c="9"/>[emitted] <text:s/></text:p>
      <text:p text:style-name="P8"><text:s text:c="37"/>closure-library/closure/goog/datasource/jsondatasource.js <text:s text:c="3"/>4.56 kB <text:s text:c="9"/>[emitted] <text:s/></text:p>
      <text:p text:style-name="P8"><text:s text:c="39"/>closure-library/closure/goog/datasource/jsdatasource.js <text:s text:c="3"/>12.7 kB <text:s text:c="9"/>[emitted] <text:s/></text:p>
      <text:p text:style-name="P8"><text:s text:c="39"/>closure-library/closure/goog/datasource/fastdatanode.js <text:s text:c="3"/>23.3 kB <text:s text:c="9"/>[emitted] <text:s/></text:p>
      <text:p text:style-name="P8"><text:s text:c="34"/>closure-library/closure/goog/datasource/fastdatanode_test.js <text:s text:c="3"/>8.79 kB <text:s text:c="9"/>[emitted] <text:s/></text:p>
      <text:p text:style-name="P8"><text:s text:c="32"/>closure-library/closure/goog/datasource/fastdatanode_test.html <text:s/>491 bytes <text:s text:c="9"/>[emitted] <text:s/></text:p>
      <text:p text:style-name="P8"><text:s text:c="47"/>closure-library/closure/goog/datasource/expr.js <text:s text:c="3"/>15.1 kB <text:s text:c="9"/>[emitted] <text:s/></text:p>
      <text:p text:style-name="P8"><text:s text:c="42"/>closure-library/closure/goog/datasource/expr_test.js <text:s text:c="3"/>2.72 kB <text:s text:c="9"/>[emitted] <text:s/></text:p>
      <text:p text:style-name="P8"><text:s text:c="40"/>closure-library/closure/goog/datasource/expr_test.html <text:s/>475 bytes <text:s text:c="9"/>[emitted] <text:s/></text:p>
      <text:p text:style-name="P8"><text:s text:c="41"/>closure-library/closure/goog/datasource/datasource.js <text:s text:c="3"/>16.9 kB <text:s text:c="9"/>[emitted] <text:s/></text:p>
      <text:p text:style-name="P8"><text:s text:c="36"/>closure-library/closure/goog/datasource/datasource_test.js <text:s text:c="3"/>7.77 kB <text:s text:c="9"/>[emitted] <text:s/></text:p>
      <text:p text:style-name="P8"><text:s text:c="34"/>closure-library/closure/goog/datasource/datasource_test.html <text:s/>491 bytes <text:s text:c="9"/>[emitted] <text:s/></text:p>
      <text:p text:style-name="P8"><text:s text:c="40"/>closure-library/closure/goog/datasource/datamanager.js <text:s text:c="3"/>17.2 kB <text:s text:c="9"/>[emitted] <text:s/></text:p>
      <text:p text:style-name="P8"><text:s text:c="44"/>closure-library/closure/goog/cssom/iframe/style.js <text:s text:c="3"/>34.6 kB <text:s text:c="9"/>[emitted] <text:s/></text:p>
      <text:p text:style-name="P8"><text:s text:c="39"/>closure-library/closure/goog/cssom/iframe/style_test.js <text:s text:c="3"/>10.7 kB <text:s text:c="9"/>[emitted] <text:s/></text:p>
      <text:p text:style-name="P8"><text:s text:c="37"/>closure-library/closure/goog/cssom/iframe/style_test.html <text:s text:c="3"/>3.08 kB <text:s text:c="9"/>[emitted] <text:s/></text:p>
      <text:p text:style-name="P8"><text:s text:c="31"/>closure-library/closure/goog/cssom/iframe/style_test_import.css <text:s/>232 bytes <text:s text:c="9"/>[emitted] <text:s/></text:p>
      <text:p text:style-name="P8"><text:s text:c="33"/>closure-library/closure/goog/cssom/iframe/style_test_dom.html <text:s text:c="3"/>2.58 kB <text:s text:c="9"/>[emitted] <text:s/></text:p>
      <text:p text:style-name="P8"><text:s text:c="51"/>closure-library/closure/goog/cssom/cssom.js <text:s text:c="3"/>17.1 kB <text:s text:c="9"/>[emitted] <text:s/></text:p>
      <text:p text:style-name="P8"><text:s text:c="46"/>closure-library/closure/goog/cssom/cssom_test.js <text:s text:c="3"/>12.5 kB <text:s text:c="9"/>[emitted] <text:s/></text:p>
      <text:p text:style-name="P8"><text:s text:c="38"/>closure-library/closure/goog/cssom/cssom_test_link_1.css <text:s/>225 bytes <text:s text:c="9"/>[emitted] <text:s/></text:p>
      <text:p text:style-name="P8"><text:s text:c="44"/>closure-library/closure/goog/cssom/cssom_test.html <text:s text:c="6"/>1 kB <text:s text:c="9"/>[emitted] <text:s/></text:p>
      <text:p text:style-name="P8"><text:s text:c="36"/>closure-library/closure/goog/cssom/cssom_test_import_2.css <text:s/>227 bytes <text:s text:c="9"/>[emitted] <text:s/></text:p>
      <text:p text:style-name="P8"><text:s text:c="40"/>closure-library/closure/goog/cssom/cssom_test_dom.html <text:s/>551 bytes <text:s text:c="9"/>[emitted] <text:s/></text:p>
      <text:p text:style-name="P8"><text:s text:c="36"/>closure-library/closure/goog/cssom/cssom_test_import_1.css <text:s/>262 bytes <text:s text:c="9"/>[emitted] <text:s/></text:p>
      <text:p text:style-name="P8"><text:s text:c="53"/>closure-library/closure/goog/css/tree.css <text:s text:c="4"/>2.7 kB <text:s text:c="9"/>[emitted] <text:s/></text:p>
      <text:p text:style-name="P8"><text:s text:c="41"/>closure-library/closure/goog/css/tristatemenuitem.css <text:s/>918 bytes <text:s text:c="9"/>[emitted] <text:s/></text:p>
      <text:p text:style-name="P8"><text:s text:c="50"/>closure-library/closure/goog/css/toolbar.css <text:s text:c="3"/>10.7 kB <text:s text:c="9"/>[emitted] <text:s/></text:p>
      <text:p text:style-name="P8"><text:s text:c="50"/>closure-library/closure/goog/css/tooltip.css <text:s/>322 bytes <text:s text:c="9"/>[emitted] <text:s/></text:p>
      <text:p text:style-name="P8"><text:s text:c="46"/>closure-library/closure/goog/css/tablesorter.css <text:s/>325 bytes <text:s text:c="9"/>[emitted] <text:s/></text:p>
      <text:p text:style-name="P8"><text:s text:c="51"/>closure-library/closure/goog/css/tabbar.css <text:s/>886 bytes <text:s text:c="9"/>[emitted] <text:s/></text:p>
      <text:p text:style-name="P8"><text:s text:c="50"/>closure-library/closure/goog/css/submenu.css <text:s/>712 bytes <text:s text:c="9"/>[emitted] <text:s/></text:p>
      <text:p text:style-name="P8"><text:s text:c="54"/>closure-library/closure/goog/css/tab.css <text:s text:c="4"/>1.9 kB <text:s text:c="9"/>[emitted] <text:s/></text:p>
      <text:p text:style-name="P8"><text:s text:c="47"/>closure-library/closure/goog/css/roundedtab.css <text:s text:c="4"/>3.9 kB <text:s text:c="9"/>[emitted] <text:s/></text:p>
      <text:p text:style-name="P8"><text:s text:c="42"/>closure-library/closure/goog/css/popupdatepicker.css <text:s/>341 bytes <text:s text:c="9"/>[emitted] <text:s/></text:p>
      <text:p text:style-name="P8"><text:s text:c="45"/>closure-library/closure/goog/css/roundedpanel.css <text:s/>499 bytes <text:s text:c="9"/>[emitted] <text:s/></text:p>
      <text:p text:style-name="P8"><text:s text:c="50"/>closure-library/closure/goog/css/palette.css <text:s/>690 bytes <text:s text:c="9"/>[emitted] <text:s/></text:p>
      <text:p text:style-name="P8"><text:s text:c="44"/>closure-library/closure/goog/css/menuseparator.css <text:s/>404 bytes <text:s text:c="9"/>[emitted] <text:s/></text:p>
      <text:p text:style-name="P8"><text:s text:c="49"/>closure-library/closure/goog/css/menuitem.css <text:s text:c="3"/>3.89 kB <text:s text:c="9"/>[emitted] <text:s/></text:p>
      <text:p text:style-name="P8"><text:s text:c="42"/>closure-library/closure/goog/css/multitestrunner.css <text:s text:c="3"/>2.16 kB <text:s text:c="9"/>[emitted] <text:s/></text:p>
      <text:p text:style-name="P8"><text:s text:c="47"/>closure-library/closure/goog/css/menubutton.css <text:s text:c="4"/>4.5 kB <text:s text:c="9"/>[emitted] <text:s/></text:p>
      <text:p text:style-name="P8"><text:s text:c="53"/>closure-library/closure/goog/css/menu.css <text:s/>619 bytes <text:s text:c="9"/>[emitted] <text:s/></text:p>
      <text:p text:style-name="P8"><text:s text:c="50"/>closure-library/closure/goog/css/menubar.css <text:s text:c="3"/>1.05 kB <text:s text:c="9"/>[emitted] <text:s/></text:p>
      <text:p text:style-name="P8"><text:s text:c="47"/>closure-library/closure/goog/css/linkbutton.css <text:s/>535 bytes <text:s text:c="9"/>[emitted] <text:s/></text:p>
      <text:p text:style-name="P8"><text:s text:c="38"/>closure-library/closure/goog/css/imagelessmenubutton.css <text:s/>664 bytes <text:s text:c="9"/>[emitted] <text:s/></text:p>
      <text:p text:style-name="P8"><text:s text:c="42"/>closure-library/closure/goog/css/inputdatepicker.css <text:s/>303 bytes <text:s text:c="9"/>[emitted] <text:s/></text:p>
      <text:p text:style-name="P8"><text:s text:c="42"/>closure-library/closure/goog/css/imagelessbutton.css <text:s text:c="3"/>4.84 kB <text:s text:c="9"/>[emitted] <text:s/></text:p>
      <text:p text:style-name="P8"><text:s text:c="47"/>closure-library/closure/goog/css/hsvpalette.css <text:s text:c="3"/>3.65 kB <text:s text:c="9"/>[emitted] <text:s/></text:p>
      <text:p text:style-name="P8"><text:s text:c="46"/>closure-library/closure/goog/css/hsvapalette.css <text:s text:c="3"/>5.08 kB <text:s text:c="9"/>[emitted] <text:s/></text:p>
      <text:p text:style-name="P8"><text:s text:c="43"/>closure-library/closure/goog/css/flatmenubutton.css <text:s text:c="3"/>1.37 kB <text:s text:c="9"/>[emitted] <text:s/></text:p>
      <text:p text:style-name="P8"><text:s text:c="48"/>closure-library/closure/goog/css/hovercard.css <text:s/>963 bytes <text:s text:c="9"/>[emitted] <text:s/></text:p>
      <text:p text:style-name="P8"><text:s text:c="47"/>closure-library/closure/goog/css/flatbutton.css <text:s text:c="3"/>1.29 kB <text:s text:c="9"/>[emitted] <text:s/></text:p>
      <text:p text:style-name="P8"><text:s text:c="53"/>closure-library/closure/goog/db/cursor.js <text:s text:c="3"/>5.92 kB <text:s text:c="9"/>[emitted] <text:s/></text:p>
      <text:p text:style-name="P8"><text:s text:c="34"/>closure-library/closure/goog/css/filterobservingmenuitem.css <text:s/>496 bytes <text:s text:c="9"/>[emitted] <text:s/></text:p>
      <text:p text:style-name="P8"><text:s text:c="44"/>closure-library/closure/goog/css/editortoolbar.css <text:s text:c="3"/>3.94 kB <text:s text:c="9"/>[emitted] <text:s/></text:p>
      <text:p text:style-name="P8"><text:s text:c="45"/>closure-library/closure/goog/css/filteredmenu.css <text:s/>575 bytes <text:s text:c="9"/>[emitted] <text:s/></text:p>
      <text:p text:style-name="P8"><text:s text:c="36"/>closure-library/closure/goog/css/editor/equationeditor.css <text:s text:c="3"/>1.83 kB <text:s text:c="9"/>[emitted] <text:s/></text:p>
      <text:p text:style-name="P8"><text:s text:c="44"/>closure-library/closure/goog/css/editor/dialog.css <text:s text:c="4"/>1.1 kB <text:s text:c="9"/>[emitted] <text:s/></text:p>
      <text:p text:style-name="P8"><text:s text:c="44"/>closure-library/closure/goog/css/editor/bubble.css <text:s text:c="3"/>1.41 kB <text:s text:c="9"/>[emitted] <text:s/></text:p>
      <text:p text:style-name="P8"><text:s text:c="41"/>closure-library/closure/goog/css/dragdropdetector.css <text:s/>869 bytes <text:s text:c="9"/>[emitted] <text:s/></text:p>
      <text:p text:style-name="P8"><text:s text:c="42"/>closure-library/closure/goog/css/dimensionpicker.css <text:s text:c="4"/>1.1 kB <text:s text:c="9"/>[emitted] <text:s/></text:p>
      <text:p text:style-name="P8"><text:s text:c="51"/>closure-library/closure/goog/css/dialog.css <text:s text:c="4"/>1.4 kB <text:s text:c="9"/>[emitted] <text:s/></text:p>
      <text:p text:style-name="P8"><text:s text:c="47"/>closure-library/closure/goog/css/datepicker.css <text:s text:c="4"/>2.5 kB <text:s text:c="9"/>[emitted] <text:s/></text:p>
      <text:p text:style-name="P8"><text:s text:c="45"/>closure-library/closure/goog/css/custombutton.css <text:s text:c="3"/>4.29 kB <text:s text:c="9"/>[emitted] <text:s/></text:p>
      <text:p text:style-name="P8"><text:s text:c="43"/>closure-library/closure/goog/css/css3menubutton.css <text:s/>653 bytes <text:s text:c="9"/>[emitted] <text:s/></text:p>
      <text:p text:style-name="P8"><text:s text:c="47"/>closure-library/closure/goog/css/css3button.css <text:s text:c="3"/>2.05 kB <text:s text:c="9"/>[emitted] <text:s/></text:p>
      <text:p text:style-name="P8"><text:s text:c="51"/>closure-library/closure/goog/css/common.css <text:s text:c="3"/>1.17 kB <text:s text:c="9"/>[emitted] <text:s/></text:p>
      <text:p text:style-name="P8"><text:s text:c="49"/>closure-library/closure/goog/css/combobox.css <text:s text:c="4"/>1.2 kB <text:s text:c="9"/>[emitted] <text:s/></text:p>
      <text:p text:style-name="P8"><text:s text:c="35"/>closure-library/closure/goog/css/colorpicker-simplegrid.css <text:s/>998 bytes <text:s text:c="9"/>[emitted] <text:s/></text:p>
      <text:p text:style-name="P8"><text:s text:c="45"/>closure-library/closure/goog/css/colorpalette.css <text:s text:c="3"/>1.19 kB <text:s text:c="9"/>[emitted] <text:s/></text:p>
      <text:p text:style-name="P8"><text:s text:c="42"/>closure-library/closure/goog/css/colormenubutton.css <text:s/>692 bytes <text:s text:c="9"/>[emitted] <text:s/></text:p>
      <text:p text:style-name="P8"><text:s text:c="49"/>closure-library/closure/goog/css/checkbox.css <text:s/>892 bytes <text:s text:c="9"/>[emitted] <text:s/></text:p>
      <text:p text:style-name="P8"><text:s text:c="47"/>closure-library/closure/goog/css/charpicker.css <text:s text:c="3"/>3.68 kB <text:s text:c="9"/>[emitted] <text:s/></text:p>
      <text:p text:style-name="P8"><text:s text:c="51"/>closure-library/closure/goog/css/button.css <text:s/>688 bytes <text:s text:c="9"/>[emitted] <text:s/></text:p>
      <text:p text:style-name="P8"><text:s text:c="51"/>closure-library/closure/goog/css/bubble.css <text:s text:c="3"/>2.05 kB <text:s text:c="9"/>[emitted] <text:s/></text:p>
      <text:p text:style-name="P8"><text:s text:c="45"/>closure-library/closure/goog/css/autocomplete.css <text:s/>971 bytes <text:s text:c="9"/>[emitted] <text:s/></text:p>
      <text:p text:style-name="P8"><text:s text:c="40"/>closure-library/closure/goog/css/editor/linkdialog.css <text:s/>737 bytes <text:s text:c="9"/>[emitted] <text:s/></text:p>
      <text:p text:style-name="P8"><text:s text:c="50"/>closure-library/closure/goog/crypt/sha512.js <text:s text:c="3"/>1.68 kB <text:s text:c="9"/>[emitted] <text:s/></text:p>
      <text:p text:style-name="P8"><text:s text:c="46"/>closure-library/closure/goog/crypt/sha512_256.js <text:s text:c="3"/>1.99 kB <text:s text:c="9"/>[emitted] <text:s/></text:p>
      <text:p text:style-name="P8"><text:s text:c="50"/>closure-library/closure/goog/crypt/sha256.js <text:s text:c="3"/>1.35 kB <text:s text:c="9"/>[emitted] <text:s/></text:p>
      <text:p text:style-name="P8"><text:s text:c="43"/>closure-library/closure/goog/crypt/sha512_perf.html <text:s/>993 bytes <text:s text:c="9"/>[emitted] <text:s/></text:p>
      <text:p text:style-name="P8"><text:s text:c="50"/>closure-library/closure/goog/crypt/sha384.js <text:s text:c="3"/>1.69 kB <text:s text:c="9"/>[emitted] <text:s/></text:p>
      <text:p text:style-name="P8"><text:s text:c="45"/>closure-library/closure/goog/crypt/sha256_test.js <text:s text:c="3"/>3.57 kB <text:s text:c="9"/>[emitted] <text:s/></text:p>
      <text:p text:style-name="P8"><text:s text:c="43"/>closure-library/closure/goog/crypt/sha256_perf.html <text:s text:c="6"/>1 kB <text:s text:c="9"/>[emitted] <text:s/></text:p>
      <text:p text:style-name="P8"><text:s text:c="50"/>closure-library/closure/goog/crypt/sha224.js <text:s text:c="3"/>1.35 kB <text:s text:c="9"/>[emitted] <text:s/></text:p>
      <text:p text:style-name="P8"><text:s text:c="45"/>closure-library/closure/goog/crypt/sha224_test.js <text:s text:c="3"/>2.84 kB <text:s text:c="9"/>[emitted] <text:s/></text:p>
      <text:p text:style-name="P8"><text:s text:c="43"/>closure-library/closure/goog/crypt/sha224_test.html <text:s/>485 bytes <text:s text:c="9"/>[emitted] <text:s/></text:p>
      <text:p text:style-name="P8"><text:s text:c="43"/>closure-library/closure/goog/crypt/sha224_perf.html <text:s text:c="6"/>1 kB <text:s text:c="9"/>[emitted] <text:s/></text:p>
      <text:p text:style-name="P8"><text:s text:c="52"/>closure-library/closure/goog/crypt/sha2.js <text:s text:c="3"/>10.1 kB <text:s text:c="9"/>[emitted] <text:s/></text:p>
      <text:p text:style-name="P8"><text:s text:c="46"/>closure-library/closure/goog/crypt/sha2_64bit.js <text:s text:c="3"/>17.8 kB <text:s text:c="9"/>[emitted] <text:s/></text:p>
      <text:p text:style-name="P8"><text:s text:c="41"/>closure-library/closure/goog/crypt/sha2_64bit_test.js <text:s text:c="3"/>9.25 kB <text:s text:c="9"/>[emitted] <text:s/></text:p>
      <text:p text:style-name="P8"><text:s text:c="39"/>closure-library/closure/goog/crypt/sha2_64bit_test.html <text:s/>495 bytes <text:s text:c="9"/>[emitted] <text:s/></text:p>
      <text:p text:style-name="P8"><text:soft-page-break/><text:s text:c="52"/>closure-library/closure/goog/crypt/sha1.js <text:s text:c="3"/>7.51 kB <text:s text:c="9"/>[emitted] <text:s/></text:p>
      <text:p text:style-name="P8"><text:s text:c="47"/>closure-library/closure/goog/crypt/sha1_test.js <text:s text:c="3"/>2.56 kB <text:s text:c="9"/>[emitted] <text:s/></text:p>
      <text:p text:style-name="P8"><text:s text:c="45"/>closure-library/closure/goog/crypt/sha1_test.html <text:s/>481 bytes <text:s text:c="9"/>[emitted] <text:s/></text:p>
      <text:p text:style-name="P8"><text:s text:c="45"/>closure-library/closure/goog/crypt/sha1_perf.html <text:s/>991 bytes <text:s text:c="9"/>[emitted] <text:s/></text:p>
      <text:p text:style-name="P8"><text:s text:c="50"/>closure-library/closure/goog/crypt/pbkdf2.js <text:s text:c="3"/>4.72 kB <text:s text:c="9"/>[emitted] <text:s/></text:p>
      <text:p text:style-name="P8"><text:s text:c="45"/>closure-library/closure/goog/crypt/pbkdf2_test.js <text:s text:c="3"/>2.32 kB <text:s text:c="9"/>[emitted] <text:s/></text:p>
      <text:p text:style-name="P8"><text:s text:c="43"/>closure-library/closure/goog/crypt/pbkdf2_test.html <text:s/>485 bytes <text:s text:c="9"/>[emitted] <text:s/></text:p>
      <text:p text:style-name="P8"><text:s text:c="53"/>closure-library/closure/goog/crypt/md5.js <text:s text:c="3"/>16.5 kB <text:s text:c="9"/>[emitted] <text:s/></text:p>
      <text:p text:style-name="P8"><text:s text:c="48"/>closure-library/closure/goog/crypt/md5_test.js <text:s text:c="3"/>5.37 kB <text:s text:c="9"/>[emitted] <text:s/></text:p>
      <text:p text:style-name="P8"><text:s text:c="46"/>closure-library/closure/goog/crypt/md5_test.html <text:s/>479 bytes <text:s text:c="9"/>[emitted] <text:s/></text:p>
      <text:p text:style-name="P8"><text:s text:c="46"/>closure-library/closure/goog/crypt/md5_perf.html <text:s/>984 bytes <text:s text:c="9"/>[emitted] <text:s/></text:p>
      <text:p text:style-name="P8"><text:s text:c="52"/>closure-library/closure/goog/crypt/hmac.js <text:s text:c="6"/>4 kB <text:s text:c="9"/>[emitted] <text:s/></text:p>
      <text:p text:style-name="P8"><text:s text:c="47"/>closure-library/closure/goog/crypt/hmac_test.js <text:s text:c="3"/>5.01 kB <text:s text:c="9"/>[emitted] <text:s/></text:p>
      <text:p text:style-name="P8"><text:s text:c="45"/>closure-library/closure/goog/crypt/hmac_test.html <text:s/>481 bytes <text:s text:c="9"/>[emitted] <text:s/></text:p>
      <text:p text:style-name="P8"><text:s text:c="46"/>closure-library/closure/goog/crypt/hashtester.js <text:s text:c="3"/>7.17 kB <text:s text:c="9"/>[emitted] <text:s/></text:p>
      <text:p text:style-name="P8"><text:s text:c="50"/>closure-library/closure/goog/crypt/hash32.js <text:s text:c="3"/>5.82 kB <text:s text:c="9"/>[emitted] <text:s/></text:p>
      <text:p text:style-name="P8"><text:s text:c="43"/>closure-library/closure/goog/crypt/hash32_test.html <text:s/>485 bytes <text:s text:c="9"/>[emitted] <text:s/></text:p>
      <text:p text:style-name="P8"><text:s text:c="45"/>closure-library/closure/goog/crypt/hash32_test.js <text:s text:c="3"/>8.51 kB <text:s text:c="9"/>[emitted] <text:s/></text:p>
      <text:p text:style-name="P8"><text:s text:c="53"/>closure-library/closure/goog/crypt/ctr.js <text:s text:c="3"/>3.71 kB <text:s text:c="9"/>[emitted] <text:s/></text:p>
      <text:p text:style-name="P8"><text:s text:c="52"/>closure-library/closure/goog/crypt/hash.js <text:s text:c="3"/>2.12 kB <text:s text:c="9"/>[emitted] <text:s/></text:p>
      <text:p text:style-name="P8"><text:s text:c="48"/>closure-library/closure/goog/crypt/ctr_test.js <text:s text:c="4"/>7.5 kB <text:s text:c="9"/>[emitted] <text:s/></text:p>
      <text:p text:style-name="P8"><text:s text:c="43"/>closure-library/closure/goog/crypt/sha256_test.html <text:s/>485 bytes <text:s text:c="9"/>[emitted] <text:s/></text:p>
      <text:p text:style-name="P8"><text:s text:c="46"/>closure-library/closure/goog/crypt/ctr_test.html <text:s/>479 bytes <text:s text:c="9"/>[emitted] <text:s/></text:p>
      <text:p text:style-name="P8"><text:s text:c="46"/>closure-library/closure/goog/crypt/crypt_test.js <text:s text:c="3"/>5.64 kB <text:s text:c="9"/>[emitted] <text:s/></text:p>
      <text:p text:style-name="P8"><text:s text:c="44"/>closure-library/closure/goog/crypt/crypt_test.html <text:s/>471 bytes <text:s text:c="9"/>[emitted] <text:s/></text:p>
      <text:p text:style-name="P8"><text:s text:c="44"/>closure-library/closure/goog/crypt/crypt_perf.html <text:s text:c="4"/>2.6 kB <text:s text:c="9"/>[emitted] <text:s/></text:p>
      <text:p text:style-name="P8"><text:s text:c="53"/>closure-library/closure/goog/crypt/cbc.js <text:s text:c="4"/>4.3 kB <text:s text:c="9"/>[emitted] <text:s/></text:p>
      <text:p text:style-name="P8"><text:s text:c="48"/>closure-library/closure/goog/crypt/cbc_test.js <text:s text:c="3"/>3.62 kB <text:s text:c="9"/>[emitted] <text:s/></text:p>
      <text:p text:style-name="P8"><text:s text:c="46"/>closure-library/closure/goog/crypt/cbc_test.html <text:s/>479 bytes <text:s text:c="9"/>[emitted] <text:s/></text:p>
      <text:p text:style-name="P8"><text:s text:c="41"/>closure-library/closure/goog/crypt/bytestring_perf.js <text:s text:c="3"/>3.42 kB <text:s text:c="9"/>[emitted] <text:s/></text:p>
      <text:p text:style-name="P8"><text:s text:c="39"/>closure-library/closure/goog/crypt/bytestring_perf.html <text:s/>657 bytes <text:s text:c="9"/>[emitted] <text:s/></text:p>
      <text:p text:style-name="P8"><text:s text:c="45"/>closure-library/closure/goog/crypt/blockcipher.js <text:s text:c="3"/>1.84 kB <text:s text:c="9"/>[emitted] <text:s/></text:p>
      <text:p text:style-name="P8"><text:s text:c="46"/>closure-library/closure/goog/crypt/blobhasher.js <text:s text:c="3"/>7.94 kB <text:s text:c="9"/>[emitted] <text:s/></text:p>
      <text:p text:style-name="P8"><text:s text:c="41"/>closure-library/closure/goog/crypt/blobhasher_test.js <text:s text:c="3"/>12.2 kB <text:s text:c="9"/>[emitted] <text:s/></text:p>
      <text:p text:style-name="P8"><text:s text:c="39"/>closure-library/closure/goog/crypt/blobhasher_test.html <text:s/>493 bytes <text:s text:c="9"/>[emitted] <text:s/></text:p>
      <text:p text:style-name="P8"><text:s text:c="51"/>closure-library/closure/goog/crypt/basen.js <text:s text:c="3"/>7.31 kB <text:s text:c="9"/>[emitted] <text:s/></text:p>
      <text:p text:style-name="P8"><text:s text:c="46"/>closure-library/closure/goog/crypt/basen_test.js <text:s text:c="3"/>6.96 kB <text:s text:c="9"/>[emitted] <text:s/></text:p>
      <text:p text:style-name="P8"><text:s text:c="44"/>closure-library/closure/goog/crypt/basen_test.html <text:s/>483 bytes <text:s text:c="9"/>[emitted] <text:s/></text:p>
      <text:p text:style-name="P8"><text:s text:c="50"/>closure-library/closure/goog/crypt/base64.js <text:s text:c="3"/>11.5 kB <text:s text:c="9"/>[emitted] <text:s/></text:p>
      <text:p text:style-name="P8"><text:s text:c="45"/>closure-library/closure/goog/crypt/base64_test.js <text:s text:c="3"/>7.07 kB <text:s text:c="9"/>[emitted] <text:s/></text:p>
      <text:p text:style-name="P8"><text:s text:c="43"/>closure-library/closure/goog/crypt/base64_test.html <text:s/>485 bytes <text:s text:c="9"/>[emitted] <text:s/></text:p>
      <text:p text:style-name="P8"><text:s text:c="52"/>closure-library/closure/goog/crypt/arc4.js <text:s text:c="3"/>4.31 kB <text:s text:c="9"/>[emitted] <text:s/></text:p>
      <text:p text:style-name="P8"><text:s text:c="47"/>closure-library/closure/goog/crypt/arc4_test.js <text:s text:c="3"/>1.93 kB <text:s text:c="9"/>[emitted] <text:s/></text:p>
      <text:p text:style-name="P8"><text:s text:c="53"/>closure-library/closure/goog/crypt/aes.js <text:s text:c="3"/>29.8 kB <text:s text:c="9"/>[emitted] <text:s/></text:p>
      <text:p text:style-name="P8"><text:s text:c="45"/>closure-library/closure/goog/crypt/arc4_test.html <text:s/>481 bytes <text:s text:c="9"/>[emitted] <text:s/></text:p>
      <text:p text:style-name="P8"><text:s text:c="48"/>closure-library/closure/goog/crypt/aes_test.js <text:s text:c="3"/>25.9 kB <text:s text:c="9"/>[emitted] <text:s/></text:p>
      <text:p text:style-name="P8"><text:s text:c="46"/>closure-library/closure/goog/crypt/aes_test.html <text:s/>479 bytes <text:s text:c="9"/>[emitted] <text:s/></text:p>
      <text:p text:style-name="P8"><text:s text:c="51"/>closure-library/closure/goog/color/names.js <text:s text:c="3"/>4.89 kB <text:s text:c="9"/>[emitted] <text:s/></text:p>
      <text:p text:style-name="P8"><text:s text:c="46"/>closure-library/closure/goog/color/color_test.js <text:s text:c="3"/>23.7 kB <text:s text:c="9"/>[emitted] <text:s/></text:p>
      <text:p text:style-name="P8"><text:s text:c="51"/>closure-library/closure/goog/color/color.js <text:s text:c="3"/>22.8 kB <text:s text:c="9"/>[emitted] <text:s/></text:p>
      <text:p text:style-name="P8"><text:s text:c="44"/>closure-library/closure/goog/color/color_test.html <text:s/>471 bytes <text:s text:c="9"/>[emitted] <text:s/></text:p>
      <text:p text:style-name="P8"><text:s text:c="51"/>closure-library/closure/goog/color/alpha.js <text:s text:c="3"/>16.8 kB <text:s text:c="9"/>[emitted] <text:s/></text:p>
      <text:p text:style-name="P8"><text:s text:c="46"/>closure-library/closure/goog/color/alpha_test.js <text:s text:c="3"/>12.6 kB <text:s text:c="9"/>[emitted] <text:s/></text:p>
      <text:p text:style-name="P8"><text:s text:c="44"/>closure-library/closure/goog/color/alpha_test.html <text:s/>483 bytes <text:s text:c="9"/>[emitted] <text:s/></text:p>
      <text:p text:style-name="P8"><text:s text:c="42"/>closure-library/closure/goog/bootstrap/webworkers.js <text:s text:c="3"/>1.41 kB <text:s text:c="9"/>[emitted] <text:s/></text:p>
      <text:p text:style-name="P8"><text:s text:c="51"/>closure-library/closure/goog/crypt/crypt.js <text:s text:c="3"/>6.02 kB <text:s text:c="9"/>[emitted] <text:s/></text:p>
      <text:p text:style-name="P8"><text:s text:c="61"/>playgrounds/blocks_common/text.js <text:s text:c="3"/>1.42 kB <text:s text:c="9"/>[emitted] <text:s/></text:p>
      <text:p text:style-name="P8"><text:s text:c="59"/>playgrounds/blocks_common/colour.js <text:s text:c="3"/>1.52 kB <text:s text:c="9"/>[emitted] <text:s/></text:p>
      <text:p text:style-name="P8"><text:s text:c="61"/>playgrounds/blocks_common/math.js <text:s text:c="3"/>3.69 kB <text:s text:c="9"/>[emitted] <text:s/></text:p>
      <text:p text:style-name="P8"><text:s text:c="54"/>playgrounds/blocks_horizontal/control.js <text:s text:c="3"/>5.63 kB <text:s text:c="9"/>[emitted] <text:s/></text:p>
      <text:p text:style-name="P8"><text:s text:c="46"/>playgrounds/blocks_horizontal/default_toolbox.js <text:s text:c="3"/>4.66 kB <text:s text:c="9"/>[emitted] <text:s/></text:p>
      <text:p text:style-name="P8"><text:s text:c="56"/>playgrounds/blocks_horizontal/event.js <text:s text:c="3"/>6.35 kB <text:s text:c="9"/>[emitted] <text:s/></text:p>
      <text:p text:style-name="P8"><text:s text:c="57"/>playgrounds/blocks_horizontal/wedo.js <text:s text:c="3"/>10.2 kB <text:s text:c="9"/>[emitted] <text:s/></text:p>
      <text:p text:style-name="P8"><text:s text:c="56"/>playgrounds/blocks_vertical/control.js <text:s text:c="3"/>9.09 kB <text:s text:c="9"/>[emitted] <text:s/></text:p>
      <text:p text:style-name="P8"><text:s text:c="59"/>playgrounds/blocks_vertical/data.js <text:s text:c="3"/>13.7 kB <text:s text:c="9"/>[emitted] <text:s/></text:p>
      <text:p text:style-name="P8"><text:s text:c="48"/>playgrounds/blocks_vertical/default_toolbox.js <text:s text:c="3"/>23.2 kB <text:s text:c="9"/>[emitted] <text:s/></text:p>
      <text:p text:style-name="P8"><text:s text:c="58"/>playgrounds/blocks_vertical/looks.js <text:s text:c="3"/>11.1 kB <text:s text:c="9"/>[emitted] <text:s/></text:p>
      <text:p text:style-name="P8"><text:s text:c="54"/>playgrounds/blocks_vertical/operators.js <text:s text:c="3"/>10.5 kB <text:s text:c="9"/>[emitted] <text:s/></text:p>
      <text:p text:style-name="P8"><text:s text:c="57"/>playgrounds/blocks_vertical/motion.js <text:s text:c="3"/>10.6 kB <text:s text:c="9"/>[emitted] <text:s/></text:p>
      <text:p text:style-name="P8"><text:s text:c="60"/>playgrounds/blocks_vertical/pen.js <text:s text:c="3"/>5.96 kB <text:s text:c="9"/>[emitted] <text:s/></text:p>
      <text:p text:style-name="P8"><text:s text:c="53"/>playgrounds/blocks_vertical/procedures.js <text:s text:c="3"/>21.3 kB <text:s text:c="9"/>[emitted] <text:s/></text:p>
      <text:p text:style-name="P8"><text:s text:c="56"/>playgrounds/blocks_vertical/sensing.js <text:s text:c="3"/>15.2 kB <text:s text:c="9"/>[emitted] <text:s/></text:p>
      <text:p text:style-name="P8"><text:s text:c="44"/>playgrounds/blocks_vertical/vertical_extensions.js <text:s text:c="4"/>8.9 kB <text:s text:c="9"/>[emitted] <text:s/></text:p>
      <text:p text:style-name="P8"><text:s text:c="58"/>playgrounds/blocks_vertical/sound.js <text:s text:c="3"/>11.2 kB <text:s text:c="9"/>[emitted] <text:s/></text:p>
      <text:p text:style-name="P8"><text:s text:c="58"/>playgrounds/blocks_vertical/event.js <text:s text:c="3"/>6.76 kB <text:s text:c="9"/>[emitted] <text:s/></text:p>
      <text:p text:style-name="P8"><text:s text:c="56"/>playgrounds/core/block_drag_surface.js <text:s text:c="3"/>9.95 kB <text:s text:c="9"/>[emitted] <text:s/></text:p>
      <text:p text:style-name="P8"><text:s text:c="61"/>playgrounds/core/block_dragger.js <text:s text:c="3"/>10.4 kB <text:s text:c="9"/>[emitted] <text:s/></text:p>
      <text:p text:style-name="P8"><text:s text:c="47"/>playgrounds/core/block_render_svg_horizontal.js <text:s text:c="3"/>28.6 kB <text:s text:c="9"/>[emitted] <text:s/></text:p>
      <text:p text:style-name="P8"><text:s text:c="49"/>playgrounds/core/block_render_svg_vertical.js <text:s text:c="3"/>55.3 kB <text:s text:c="9"/>[emitted] <text:s/></text:p>
      <text:p text:style-name="P8"><text:s text:c="65"/>playgrounds/core/block_svg.js <text:s text:c="5"/>46 kB <text:s text:c="9"/>[emitted] <text:s/></text:p>
      <text:p text:style-name="P8"><text:s text:c="69"/>playgrounds/core/block.js <text:s text:c="3"/>58.2 kB <text:s text:c="9"/>[emitted] <text:s/></text:p>
      <text:p text:style-name="P8"><text:s text:c="67"/>playgrounds/core/blockly.js <text:s text:c="3"/>16.6 kB <text:s text:c="9"/>[emitted] <text:s/></text:p>
      <text:p text:style-name="P8"><text:s text:c="68"/>playgrounds/core/blocks.js <text:s text:c="3"/>1.08 kB <text:s text:c="9"/>[emitted] <text:s/></text:p>
      <text:p text:style-name="P8"><text:s text:c="68"/>playgrounds/core/bubble.js <text:s text:c="3"/>18.7 kB <text:s text:c="9"/>[emitted] <text:s/></text:p>
      <text:p text:style-name="P8"><text:s text:c="67"/>playgrounds/core/colours.js <text:s text:c="3"/>2.71 kB <text:s text:c="9"/>[emitted] <text:s/></text:p>
      <text:p text:style-name="P8"><text:s text:c="67"/>playgrounds/core/comment.js <text:s text:c="4"/>8.7 kB <text:s text:c="9"/>[emitted] <text:s/></text:p>
      <text:p text:style-name="P8"><text:s text:c="61"/>playgrounds/core/connection_db.js <text:s text:c="4"/>9.5 kB <text:s text:c="9"/>[emitted] <text:s/></text:p>
      <text:p text:style-name="P8"><text:s text:c="64"/>playgrounds/core/connection.js <text:s text:c="3"/>25.4 kB <text:s text:c="9"/>[emitted] <text:s/></text:p>
      <text:p text:style-name="P8"><text:s text:c="65"/>playgrounds/core/constants.js <text:s text:c="3"/>7.35 kB <text:s text:c="9"/>[emitted] <text:s/></text:p>
      <text:p text:style-name="P8"><text:s text:c="63"/>playgrounds/core/contextmenu.js <text:s text:c="3"/>13.1 kB <text:s text:c="9"/>[emitted] <text:s/></text:p>
      <text:p text:style-name="P8"><text:s text:c="71"/>playgrounds/core/css.js <text:s text:c="5"/>30 kB <text:s text:c="9"/>[emitted] <text:s/></text:p>
      <text:p text:style-name="P8"><text:s text:c="61"/>playgrounds/core/data_category.js <text:s text:c="3"/>15.7 kB <text:s text:c="9"/>[emitted] <text:s/></text:p>
      <text:p text:style-name="P8"><text:s text:c="48"/>playgrounds/core/dragged_connection_manager.js <text:s text:c="3"/>7.67 kB <text:s text:c="9"/>[emitted] <text:s/></text:p>
      <text:p text:style-name="P8"><text:s text:c="63"/>playgrounds/core/dropdowndiv.js <text:s text:c="3"/>14.6 kB <text:s text:c="9"/>[emitted] <text:s/></text:p>
      <text:p text:style-name="P8"><text:s text:c="68"/>playgrounds/core/events.js <text:s text:c="3"/>31.4 kB <text:s text:c="9"/>[emitted] <text:s/></text:p>
      <text:p text:style-name="P8"><text:s text:c="64"/>playgrounds/core/extensions.js <text:s text:c="3"/>16.7 kB <text:s text:c="9"/>[emitted] <text:s/></text:p>
      <text:p text:style-name="P8"><text:s text:c="63"/>playgrounds/core/field_angle.js <text:s text:c="3"/>12.5 kB <text:s text:c="9"/>[emitted] <text:s/></text:p>
      <text:p text:style-name="P8"><text:s text:c="60"/>playgrounds/core/field_checkbox.js <text:s text:c="4"/>3.8 kB <text:s text:c="9"/>[emitted] <text:s/></text:p>
      <text:p text:style-name="P8"><text:s text:c="55"/>playgrounds/core/field_colour_slider.js <text:s text:c="3"/>12.5 kB <text:s text:c="9"/>[emitted] <text:s/></text:p>
      <text:p text:style-name="P8"><text:s text:c="62"/>playgrounds/core/field_colour.js <text:s text:c="3"/>7.15 kB <text:s text:c="9"/>[emitted] <text:s/></text:p>
      <text:p text:style-name="P8"><text:s text:c="64"/>playgrounds/core/field_date.js <text:s text:c="3"/>9.04 kB <text:s text:c="9"/>[emitted] <text:s/></text:p>
      <text:p text:style-name="P8"><text:s text:c="60"/>playgrounds/core/field_dropdown.js <text:s text:c="3"/>15.7 kB <text:s text:c="9"/>[emitted] <text:s/></text:p>
      <text:p text:style-name="P8"><text:s text:c="60"/>playgrounds/core/field_iconmenu.js <text:s text:c="3"/>11.1 kB <text:s text:c="9"/>[emitted] <text:s/></text:p>
      <text:p text:style-name="P8"><text:s text:c="63"/>playgrounds/core/field_image.js <text:s text:c="3"/>4.42 kB <text:s text:c="9"/>[emitted] <text:s/></text:p>
      <text:p text:style-name="P8"><text:s text:c="50"/>playgrounds/core/field_label_serializable.js <text:s text:c="3"/>3.86 kB <text:s text:c="9"/>[emitted] <text:s/></text:p>
      <text:p text:style-name="P8"><text:soft-page-break/><text:s text:c="63"/>playgrounds/core/field_label.js <text:s text:c="3"/>3.33 kB <text:s text:c="9"/>[emitted] <text:s/></text:p>
      <text:p text:style-name="P8"><text:s text:c="62"/>playgrounds/core/field_number.js <text:s text:c="3"/>12.2 kB <text:s text:c="9"/>[emitted] <text:s/></text:p>
      <text:p text:style-name="P8"><text:s text:c="54"/>playgrounds/core/field_numberdropdown.js <text:s text:c="3"/>2.23 kB <text:s text:c="9"/>[emitted] <text:s/></text:p>
      <text:p text:style-name="P8"><text:s text:c="56"/>playgrounds/core/field_textdropdown.js <text:s text:c="3"/>5.04 kB <text:s text:c="9"/>[emitted] <text:s/></text:p>
      <text:p text:style-name="P8"><text:s text:c="59"/>playgrounds/core/field_textinput.js <text:s text:c="3"/>21.1 kB <text:s text:c="9"/>[emitted] <text:s/></text:p>
      <text:p text:style-name="P8"><text:s text:c="53"/>playgrounds/core/field_variable_getter.js <text:s text:c="3"/>3.15 kB <text:s text:c="9"/>[emitted] <text:s/></text:p>
      <text:p text:style-name="P8"><text:s text:c="60"/>playgrounds/core/field_variable.js <text:s text:c="3"/>8.54 kB <text:s text:c="9"/>[emitted] <text:s/></text:p>
      <text:p text:style-name="P8"><text:s text:c="69"/>playgrounds/core/field.js <text:s text:c="5"/>21 kB <text:s text:c="9"/>[emitted] <text:s/></text:p>
      <text:p text:style-name="P8"><text:s text:c="63"/>playgrounds/core/flyout_base.js <text:s text:c="3"/>24.4 kB <text:s text:c="9"/>[emitted] <text:s/></text:p>
      <text:p text:style-name="P8"><text:s text:c="61"/>playgrounds/core/flyout_button.js <text:s text:c="3"/>7.47 kB <text:s text:c="9"/>[emitted] <text:s/></text:p>
      <text:p text:style-name="P8"><text:s text:c="60"/>playgrounds/core/flyout_dragger.js <text:s text:c="3"/>2.58 kB <text:s text:c="9"/>[emitted] <text:s/></text:p>
      <text:p text:style-name="P8"><text:s text:c="57"/>playgrounds/core/flyout_horizontal.js <text:s text:c="3"/>16.3 kB <text:s text:c="9"/>[emitted] <text:s/></text:p>
      <text:p text:style-name="P8"><text:s text:c="59"/>playgrounds/core/flyout_vertical.js <text:s text:c="3"/>23.3 kB <text:s text:c="9"/>[emitted] <text:s/></text:p>
      <text:p text:style-name="P8"><text:s text:c="65"/>playgrounds/core/generator.js <text:s text:c="3"/>14.7 kB <text:s text:c="9"/>[emitted] <text:s/></text:p>
      <text:p text:style-name="P8"><text:s text:c="67"/>playgrounds/core/gesture.js <text:s text:c="3"/>26.4 kB <text:s text:c="9"/>[emitted] <text:s/></text:p>
      <text:p text:style-name="P8"><text:s text:c="70"/>playgrounds/core/grid.js <text:s text:c="3"/>6.37 kB <text:s text:c="9"/>[emitted] <text:s/></text:p>
      <text:p text:style-name="P8"><text:s text:c="70"/>playgrounds/core/icon.js <text:s text:c="4"/>5.4 kB <text:s text:c="9"/>[emitted] <text:s/></text:p>
      <text:p text:style-name="P8"><text:s text:c="68"/>playgrounds/core/inject.js <text:s text:c="3"/>16.5 kB <text:s text:c="9"/>[emitted] <text:s/></text:p>
      <text:p text:style-name="P8"><text:s text:c="69"/>playgrounds/core/input.js <text:s text:c="3"/>7.35 kB <text:s text:c="9"/>[emitted] <text:s/></text:p>
      <text:p text:style-name="P8"><text:s text:c="50"/>playgrounds/core/insertion_marker_manager.js <text:s text:c="3"/>22.3 kB <text:s text:c="9"/>[emitted] <text:s/></text:p>
      <text:p text:style-name="P8"><text:s text:c="71"/>playgrounds/core/msg.js <text:s text:c="3"/>1.74 kB <text:s text:c="9"/>[emitted] <text:s/></text:p>
      <text:p text:style-name="P8"><text:s text:c="67"/>playgrounds/core/mutator.js <text:s text:c="3"/>14.1 kB <text:s text:c="9"/>[emitted] <text:s/></text:p>
      <text:p text:style-name="P8"><text:s text:c="69"/>playgrounds/core/names.js <text:s text:c="4"/>4.9 kB <text:s text:c="9"/>[emitted] <text:s/></text:p>
      <text:p text:style-name="P8"><text:s text:c="67"/>playgrounds/core/options.js <text:s text:c="3"/>8.39 kB <text:s text:c="9"/>[emitted] <text:s/></text:p>
      <text:p text:style-name="P8"><text:s text:c="64"/>playgrounds/core/procedures.js <text:s text:c="3"/>14.9 kB <text:s text:c="9"/>[emitted] <text:s/></text:p>
      <text:p text:style-name="P8"><text:s text:c="55"/>playgrounds/core/rendered_connection.js <text:s text:c="3"/>14.1 kB <text:s text:c="9"/>[emitted] <text:s/></text:p>
      <text:p text:style-name="P8"><text:s text:c="65"/>playgrounds/core/scrollbar.js <text:s text:c="3"/>29.4 kB <text:s text:c="9"/>[emitted] <text:s/></text:p>
      <text:p text:style-name="P8"><text:s text:c="67"/>playgrounds/core/toolbox.js <text:s text:c="3"/>17.8 kB <text:s text:c="9"/>[emitted] <text:s/></text:p>
      <text:p text:style-name="P8"><text:s text:c="67"/>playgrounds/core/tooltip.js <text:s text:c="3"/>10.1 kB <text:s text:c="9"/>[emitted] <text:s/></text:p>
      <text:p text:style-name="P8"><text:s text:c="69"/>playgrounds/core/touch.js <text:s text:c="3"/>7.34 kB <text:s text:c="9"/>[emitted] <text:s/></text:p>
      <text:p text:style-name="P8"><text:s text:c="66"/>playgrounds/core/trashcan.js <text:s text:c="4"/>9.3 kB <text:s text:c="9"/>[emitted] <text:s/></text:p>
      <text:p text:style-name="P8"><text:s text:c="61"/>playgrounds/core/ui_menu_utils.js <text:s text:c="3"/>2.35 kB <text:s text:c="9"/>[emitted] <text:s/></text:p>
      <text:p text:style-name="P8"><text:s text:c="69"/>playgrounds/core/utils.js <text:s text:c="3"/>33.3 kB <text:s text:c="9"/>[emitted] <text:s/></text:p>
      <text:p text:style-name="P8"><text:s text:c="62"/>playgrounds/core/variable_map.js <text:s text:c="3"/>8.27 kB <text:s text:c="9"/>[emitted] <text:s/></text:p>
      <text:p text:style-name="P8"><text:s text:c="60"/>playgrounds/core/variable_model.js <text:s text:c="3"/>3.13 kB <text:s text:c="9"/>[emitted] <text:s/></text:p>
      <text:p text:style-name="P8"><text:s text:c="65"/>playgrounds/core/variables.js <text:s text:c="3"/>10.7 kB <text:s text:c="9"/>[emitted] <text:s/></text:p>
      <text:p text:style-name="P8"><text:s text:c="67"/>playgrounds/core/warning.js <text:s text:c="3"/>5.46 kB <text:s text:c="9"/>[emitted] <text:s/></text:p>
      <text:p text:style-name="P8"><text:s text:c="65"/>playgrounds/core/widgetdiv.js <text:s text:c="3"/>11.9 kB <text:s text:c="9"/>[emitted] <text:s/></text:p>
      <text:p text:style-name="P8"><text:s text:c="59"/>playgrounds/core/workspace_audio.js <text:s text:c="3"/>4.61 kB <text:s text:c="9"/>[emitted] <text:s/></text:p>
      <text:p text:style-name="P8"><text:s text:c="48"/>playgrounds/core/workspace_drag_surface_svg.js <text:s text:c="3"/>6.82 kB <text:s text:c="9"/>[emitted] <text:s/></text:p>
      <text:p text:style-name="P8"><text:s text:c="57"/>playgrounds/core/workspace_dragger.js <text:s text:c="3"/>4.01 kB <text:s text:c="9"/>[emitted] <text:s/></text:p>
      <text:p text:style-name="P8"><text:s text:c="65"/>playgrounds/core/workspace.js <text:s text:c="3"/>20.5 kB <text:s text:c="9"/>[emitted] <text:s/></text:p>
      <text:p text:style-name="P8"><text:s text:c="61"/>playgrounds/core/workspace_svg.js <text:s text:c="5"/>67 kB <text:s text:c="9"/>[emitted] <text:s/></text:p>
      <text:p text:style-name="P8"><text:s text:c="71"/>playgrounds/core/xml.js <text:s text:c="5"/>26 kB <text:s text:c="9"/>[emitted] <text:s/></text:p>
      <text:p text:style-name="P8"><text:s text:c="61"/>playgrounds/core/zoom_controls.js <text:s text:c="3"/>7.33 kB <text:s text:c="9"/>[emitted] <text:s/></text:p>
      <text:p text:style-name="P8"><text:s text:c="69"/>playgrounds/media/1x1.gif <text:s text:c="2"/>43 bytes <text:s text:c="9"/>[emitted] <text:s/></text:p>
      <text:p text:style-name="P8"><text:s text:c="67"/>playgrounds/media/click.mp3 <text:s text:c="3"/>8.13 kB <text:s text:c="9"/>[emitted] <text:s/></text:p>
      <text:p text:style-name="P8"><text:s text:c="67"/>playgrounds/media/click.ogg <text:s text:c="3"/>5.45 kB <text:s text:c="9"/>[emitted] <text:s/></text:p>
      <text:p text:style-name="P8"><text:s text:c="66"/>playgrounds/media/delete.mp3 <text:s text:c="4"/>9.8 kB <text:s text:c="9"/>[emitted] <text:s/></text:p>
      <text:p text:style-name="P8"><text:s text:c="66"/>playgrounds/media/delete.ogg <text:s text:c="3"/>8.62 kB <text:s text:c="9"/>[emitted] <text:s/></text:p>
      <text:p text:style-name="P8"><text:s text:c="66"/>playgrounds/media/delete.wav <text:s text:c="3"/>11.9 kB <text:s text:c="9"/>[emitted] <text:s/></text:p>
      <text:p text:style-name="P8"><text:s text:c="53"/>playgrounds/media/dropdown-arrow-dark.svg <text:s/>573 bytes <text:s text:c="9"/>[emitted] <text:s/></text:p>
      <text:p text:style-name="P8"><text:s text:c="58"/>playgrounds/media/dropdown-arrow.svg <text:s/>569 bytes <text:s text:c="9"/>[emitted] <text:s/></text:p>
      <text:p text:style-name="P8"><text:s text:c="62"/>playgrounds/media/eyedropper.svg <text:s text:c="3"/>3.55 kB <text:s text:c="9"/>[emitted] <text:s/></text:p>
      <text:p text:style-name="P8"><text:s text:c="62"/>playgrounds/media/green-flag.svg <text:s text:c="3"/>1.19 kB <text:s text:c="9"/>[emitted] <text:s/></text:p>
      <text:p text:style-name="P8"><text:s text:c="62"/>playgrounds/media/handclosed.cur <text:s/>326 bytes <text:s text:c="9"/>[emitted] <text:s/></text:p>
      <text:p text:style-name="P8"><text:s text:c="62"/>playgrounds/media/handdelete.cur <text:s/>766 bytes <text:s text:c="9"/>[emitted] <text:s/></text:p>
      <text:p text:style-name="P8"><text:s text:c="64"/>playgrounds/media/handopen.cur <text:s/>198 bytes <text:s text:c="9"/>[emitted] <text:s/></text:p>
      <text:p text:style-name="P8"><text:s text:c="61"/>playgrounds/media/icons/arrow.svg <text:s text:c="3"/>1.21 kB <text:s text:c="9"/>[emitted] <text:s/></text:p>
      <text:p text:style-name="P8"><text:s text:c="51"/>playgrounds/media/icons/control_forever.svg <text:s text:c="3"/>4.67 kB <text:s text:c="9"/>[emitted] <text:s/></text:p>
      <text:p text:style-name="P8"><text:s text:c="52"/>playgrounds/media/icons/control_repeat.svg <text:s text:c="3"/>1.99 kB <text:s text:c="9"/>[emitted] <text:s/></text:p>
      <text:p text:style-name="P8"><text:s text:c="54"/>playgrounds/media/icons/control_stop.svg <text:s/>301 bytes <text:s text:c="9"/>[emitted] <text:s/></text:p>
      <text:p text:style-name="P8"><text:s text:c="54"/>playgrounds/media/icons/control_wait.svg <text:s text:c="3"/>1.14 kB <text:s text:c="9"/>[emitted] <text:s/></text:p>
      <text:p text:style-name="P8"><text:s text:c="46"/>playgrounds/media/icons/event_broadcast_blue.svg <text:s text:c="3"/>1.65 kB <text:s text:c="9"/>[emitted] <text:s/></text:p>
      <text:p text:style-name="P8"><text:s text:c="45"/>playgrounds/media/icons/event_broadcast_coral.svg <text:s text:c="3"/>1.66 kB <text:s text:c="9"/>[emitted] <text:s/></text:p>
      <text:p text:style-name="P8"><text:s text:c="45"/>playgrounds/media/icons/event_broadcast_green.svg <text:s text:c="3"/>1.66 kB <text:s text:c="9"/>[emitted] <text:s/></text:p>
      <text:p text:style-name="P8"><text:s text:c="43"/>playgrounds/media/icons/event_broadcast_magenta.svg <text:s text:c="3"/>1.66 kB <text:s text:c="9"/>[emitted] <text:s/></text:p>
      <text:p text:style-name="P8"><text:s text:c="44"/>playgrounds/media/icons/event_broadcast_orange.svg <text:s text:c="3"/>1.66 kB <text:s text:c="9"/>[emitted] <text:s/></text:p>
      <text:p text:style-name="P8"><text:s text:c="44"/>playgrounds/media/icons/event_broadcast_purple.svg <text:s text:c="3"/>1.65 kB <text:s text:c="9"/>[emitted] <text:s/></text:p>
      <text:p text:style-name="P8"><text:s text:c="32"/>playgrounds/media/icons/event_when-broadcast-received_blue.svg <text:s text:c="3"/>1.65 kB <text:s text:c="9"/>[emitted] <text:s/></text:p>
      <text:p text:style-name="P8"><text:s text:c="31"/>playgrounds/media/icons/event_when-broadcast-received_coral.svg <text:s text:c="3"/>1.65 kB <text:s text:c="9"/>[emitted] <text:s/></text:p>
      <text:p text:style-name="P8"><text:s text:c="31"/>playgrounds/media/icons/event_when-broadcast-received_green.svg <text:s text:c="3"/>1.65 kB <text:s text:c="9"/>[emitted] <text:s/></text:p>
      <text:p text:style-name="P8"><text:s text:c="29"/>playgrounds/media/icons/event_when-broadcast-received_magenta.svg <text:s text:c="3"/>1.66 kB <text:s text:c="9"/>[emitted] <text:s/></text:p>
      <text:p text:style-name="P8"><text:s text:c="30"/>playgrounds/media/icons/event_when-broadcast-received_orange.svg <text:s text:c="3"/>1.66 kB <text:s text:c="9"/>[emitted] <text:s/></text:p>
      <text:p text:style-name="P8"><text:s text:c="30"/>playgrounds/media/icons/event_when-broadcast-received_purple.svg <text:s text:c="3"/>1.65 kB <text:s text:c="9"/>[emitted] <text:s/></text:p>
      <text:p text:style-name="P8"><text:s text:c="45"/>playgrounds/media/icons/event_whenflagclicked.svg <text:s/>634 bytes <text:s text:c="9"/>[emitted] <text:s/></text:p>
      <text:p text:style-name="P8"><text:s text:c="54"/>playgrounds/media/icons/set-led_blue.svg <text:s text:c="3"/>2.04 kB <text:s text:c="9"/>[emitted] <text:s/></text:p>
      <text:p text:style-name="P8"><text:s text:c="53"/>playgrounds/media/icons/set-led_coral.svg <text:s text:c="3"/>2.04 kB <text:s text:c="9"/>[emitted] <text:s/></text:p>
      <text:p text:style-name="P8"><text:s text:c="53"/>playgrounds/media/icons/set-led_green.svg <text:s text:c="3"/>2.04 kB <text:s text:c="9"/>[emitted] <text:s/></text:p>
      <text:p text:style-name="P8"><text:s text:c="51"/>playgrounds/media/icons/set-led_magenta.svg <text:s text:c="3"/>2.04 kB <text:s text:c="9"/>[emitted] <text:s/></text:p>
      <text:p text:style-name="P8"><text:s text:c="51"/>playgrounds/media/icons/set-led_mystery.svg <text:s text:c="3"/>2.96 kB <text:s text:c="9"/>[emitted] <text:s/></text:p>
      <text:p text:style-name="P8"><text:s text:c="52"/>playgrounds/media/icons/set-led_orange.svg <text:s text:c="3"/>2.04 kB <text:s text:c="9"/>[emitted] <text:s/></text:p>
      <text:p text:style-name="P8"><text:s text:c="52"/>playgrounds/media/icons/set-led_purple.svg <text:s text:c="3"/>2.04 kB <text:s text:c="9"/>[emitted] <text:s/></text:p>
      <text:p text:style-name="P8"><text:s text:c="53"/>playgrounds/media/icons/set-led_white.svg <text:s text:c="3"/>2.04 kB <text:s text:c="9"/>[emitted] <text:s/></text:p>
      <text:p text:style-name="P8"><text:s text:c="52"/>playgrounds/media/icons/set-led_yellow.svg <text:s text:c="3"/>2.04 kB <text:s text:c="9"/>[emitted] <text:s/></text:p>
      <text:p text:style-name="P8"><text:s text:c="46"/>playgrounds/media/icons/wedo_motor-clockwise.svg <text:s text:c="3"/>3.75 kB <text:s text:c="9"/>[emitted] <text:s/></text:p>
      <text:p text:style-name="P8"><text:s text:c="39"/>playgrounds/media/icons/wedo_motor-counterclockwise.svg <text:s text:c="3"/>3.73 kB <text:s text:c="9"/>[emitted] <text:s/></text:p>
      <text:p text:style-name="P8"><text:s text:c="45"/>playgrounds/media/icons/wedo_motor-speed_fast.svg <text:s text:c="3"/>4.33 kB <text:s text:c="9"/>[emitted] <text:s/></text:p>
      <text:p text:style-name="P8"><text:s text:c="46"/>playgrounds/media/icons/wedo_motor-speed_med.svg <text:s text:c="3"/>4.35 kB <text:s text:c="9"/>[emitted] <text:s/></text:p>
      <text:p text:style-name="P8"><text:s text:c="45"/>playgrounds/media/icons/wedo_motor-speed_slow.svg <text:s text:c="3"/>4.36 kB <text:s text:c="9"/>[emitted] <text:s/></text:p>
      <text:p text:style-name="P8"><text:s text:c="42"/>playgrounds/media/icons/wedo_when-distance_close.svg <text:s text:c="3"/>4.75 kB <text:s text:c="9"/>[emitted] <text:s/></text:p>
      <text:p text:style-name="P8"><text:s text:c="43"/>playgrounds/media/icons/wedo_when-tilt-backward.svg <text:s text:c="3"/>4.91 kB <text:s text:c="9"/>[emitted] <text:s/></text:p>
      <text:p text:style-name="P8"><text:s text:c="44"/>playgrounds/media/icons/wedo_when-tilt-forward.svg <text:s text:c="3"/>4.93 kB <text:s text:c="9"/>[emitted] <text:s/></text:p>
      <text:p text:style-name="P8"><text:s text:c="47"/>playgrounds/media/icons/wedo_when-tilt-left.svg <text:s text:c="3"/>3.65 kB <text:s text:c="9"/>[emitted] <text:s/></text:p>
      <text:p text:style-name="P8"><text:s text:c="46"/>playgrounds/media/icons/wedo_when-tilt-right.svg <text:s text:c="3"/>3.66 kB <text:s text:c="9"/>[emitted] <text:s/></text:p>
      <text:p text:style-name="P8"><text:s text:c="52"/>playgrounds/media/icons/wedo_when-tilt.svg <text:s text:c="3"/>4.11 kB <text:s text:c="9"/>[emitted] <text:s/></text:p>
      <text:p text:style-name="P8"><text:s text:c="66"/>playgrounds/media/repeat.svg <text:s text:c="3"/>1.24 kB <text:s text:c="9"/>[emitted] <text:s/></text:p>
      <text:p text:style-name="P8"><text:s text:c="61"/>playgrounds/media/rotate-left.svg <text:s text:c="3"/>1.06 kB <text:s text:c="9"/>[emitted] <text:s/></text:p>
      <text:p text:style-name="P8"><text:s text:c="60"/>playgrounds/media/rotate-right.svg <text:s text:c="3"/>1.06 kB <text:s text:c="9"/>[emitted] <text:s/></text:p>
      <text:p text:style-name="P8"><text:s text:c="65"/>playgrounds/media/sprites.png <text:s text:c="3"/>4.15 kB <text:s text:c="9"/>[emitted] <text:s/></text:p>
      <text:p text:style-name="P8"><text:s text:c="65"/>playgrounds/media/sprites.svg <text:s text:c="3"/>1.77 kB <text:s text:c="9"/>[emitted] <text:s/></text:p>
      <text:p text:style-name="P8"><text:s text:c="65"/>playgrounds/media/zoom-in.svg <text:s/>634 bytes <text:s text:c="9"/>[emitted] <text:s/></text:p>
      <text:p text:style-name="P8"><text:s text:c="64"/>playgrounds/media/zoom-out.svg <text:s/>582 bytes <text:s text:c="9"/>[emitted] <text:s/></text:p>
      <text:p text:style-name="P8"><text:s text:c="62"/>playgrounds/media/zoom-reset.svg <text:s/>501 bytes <text:s text:c="9"/>[emitted] <text:s/></text:p>
      <text:p text:style-name="P8"><text:s text:c="67"/>playgrounds/media/click.wav <text:s text:c="3"/>3.19 kB <text:s text:c="9"/>[emitted] <text:s/></text:p>
      <text:p text:style-name="P8"><text:soft-page-break/><text:s text:c="66"/>playgrounds/msg/json/en.json <text:s text:c="3"/>25.3 kB <text:s text:c="9"/>[emitted] <text:s/></text:p>
      <text:p text:style-name="P8"><text:s text:c="59"/>playgrounds/msg/json/constants.json <text:s/>168 bytes <text:s text:c="9"/>[emitted] <text:s/></text:p>
      <text:p text:style-name="P8"><text:s text:c="67"/>playgrounds/msg/messages.js <text:s text:c="3"/>99.1 kB <text:s text:c="9"/>[emitted] <text:s/></text:p>
      <text:p text:style-name="P8"><text:s text:c="70"/>playgrounds/msg/js/en.js <text:s text:c="3"/>32.3 kB <text:s text:c="9"/>[emitted] <text:s/></text:p>
      <text:p text:style-name="P8"><text:s text:c="65"/>playgrounds/msg/json/qqq.json <text:s text:c="3"/>75.7 kB <text:s text:c="9"/>[emitted] <text:s/></text:p>
      <text:p text:style-name="P8"><text:s text:c="60"/>playgrounds/msg/json/synonyms.json <text:s text:c="3"/>1.11 kB <text:s text:c="9"/>[emitted] <text:s/></text:p>
      <text:p text:style-name="P8"><text:s text:c="59"/>playgrounds/tests/blocks/index.html <text:s/>812 bytes <text:s text:c="9"/>[emitted] <text:s/></text:p>
      <text:p text:style-name="P8"><text:s text:c="48"/>playgrounds/tests/blocks/logic_ternary_test.js <text:s text:c="3"/>13.5 kB <text:s text:c="9"/>[emitted] <text:s/></text:p>
      <text:p text:style-name="P8"><text:s text:c="44"/>playgrounds/tests/custom_procedure_playground.html <text:s text:c="3"/>5.64 kB <text:s text:c="9"/>[emitted] <text:s/></text:p>
      <text:p text:style-name="P8"><text:s text:c="56"/>playgrounds/tests/jsunit/block_test.js <text:s text:c="3"/>1.98 kB <text:s text:c="9"/>[emitted] <text:s/></text:p>
      <text:p text:style-name="P8"><text:s text:c="48"/>playgrounds/tests/jsunit/connection_db_test.js <text:s text:c="3"/>10.9 kB <text:s text:c="9"/>[emitted] <text:s/></text:p>
      <text:p text:style-name="P8"><text:s text:c="51"/>playgrounds/tests/jsunit/connection_test.js <text:s text:c="3"/>11.7 kB <text:s text:c="9"/>[emitted] <text:s/></text:p>
      <text:p text:style-name="P8"><text:s text:c="59"/>playgrounds/tests/jsunit/db_test.js <text:s text:c="3"/>2.48 kB <text:s text:c="9"/>[emitted] <text:s/></text:p>
      <text:p text:style-name="P8"><text:s text:c="56"/>playgrounds/tests/jsunit/event_test.js <text:s text:c="3"/>13.8 kB <text:s text:c="9"/>[emitted] <text:s/></text:p>
      <text:p text:style-name="P8"><text:s text:c="51"/>playgrounds/tests/jsunit/extensions_test.js <text:s text:c="3"/>18.6 kB <text:s text:c="9"/>[emitted] <text:s/></text:p>
      <text:p text:style-name="P8"><text:s text:c="50"/>playgrounds/tests/jsunit/field_angle_test.js <text:s text:c="3"/>1.41 kB <text:s text:c="9"/>[emitted] <text:s/></text:p>
      <text:p text:style-name="P8"><text:s text:c="49"/>playgrounds/tests/jsunit/field_number_test.js <text:s text:c="3"/>2.13 kB <text:s text:c="9"/>[emitted] <text:s/></text:p>
      <text:p text:style-name="P8"><text:s text:c="56"/>playgrounds/tests/jsunit/field_test.js <text:s text:c="3"/>2.72 kB <text:s text:c="9"/>[emitted] <text:s/></text:p>
      <text:p text:style-name="P8"><text:s text:c="50"/>playgrounds/tests/horizontal_playground.html <text:s text:c="3"/>13.2 kB <text:s text:c="9"/>[emitted] <text:s/></text:p>
      <text:p text:style-name="P8"><text:s text:c="40"/>playgrounds/tests/jsunit/field_variable_getter_test.js <text:s text:c="3"/>1.91 kB <text:s text:c="9"/>[emitted] <text:s/></text:p>
      <text:p text:style-name="P8"><text:s text:c="52"/>playgrounds/tests/jsunit/generator_test.js <text:s text:c="3"/>1.11 kB <text:s text:c="9"/>[emitted] <text:s/></text:p>
      <text:p text:style-name="P8"><text:s text:c="54"/>playgrounds/tests/jsunit/gesture_test.js <text:s text:c="3"/>2.56 kB <text:s text:c="9"/>[emitted] <text:s/></text:p>
      <text:p text:style-name="P8"><text:s text:c="48"/>playgrounds/tests/jsunit/horizontal_tests.html <text:s text:c="3"/>1.22 kB <text:s text:c="9"/>[emitted] <text:s/></text:p>
      <text:p text:style-name="P8"><text:s text:c="59"/>playgrounds/tests/jsunit/index.html <text:s text:c="3"/>1.06 kB <text:s text:c="9"/>[emitted] <text:s/></text:p>
      <text:p text:style-name="P8"><text:s text:c="47"/>playgrounds/tests/jsunit/field_variable_test.js <text:s text:c="4"/>8.9 kB <text:s text:c="9"/>[emitted] <text:s/></text:p>
      <text:p text:style-name="P8"><text:s text:c="56"/>playgrounds/tests/jsunit/input_test.js <text:s text:c="3"/>6.62 kB <text:s text:c="9"/>[emitted] <text:s/></text:p>
      <text:p text:style-name="P8"><text:s text:c="56"/>playgrounds/tests/jsunit/names_test.js <text:s text:c="3"/>2.69 kB <text:s text:c="9"/>[emitted] <text:s/></text:p>
      <text:p text:style-name="P8"><text:s text:c="52"/>playgrounds/tests/jsunit/procedure_test.js <text:s text:c="3"/>10.7 kB <text:s text:c="9"/>[emitted] <text:s/></text:p>
      <text:p text:style-name="P8"><text:s text:c="58"/>playgrounds/tests/jsunit/svg_test.js <text:s text:c="3"/>2.04 kB <text:s text:c="9"/>[emitted] <text:s/></text:p>
      <text:p text:style-name="P8"><text:s text:c="55"/>playgrounds/tests/jsunit/test_runner.js <text:s text:c="3"/>1.22 kB <text:s text:c="9"/>[emitted] <text:s/></text:p>
      <text:p text:style-name="P8"><text:s text:c="52"/>playgrounds/tests/jsunit/test_utilities.js <text:s text:c="3"/>3.09 kB <text:s text:c="9"/>[emitted] <text:s/></text:p>
      <text:p text:style-name="P8"><text:s text:c="56"/>playgrounds/tests/jsunit/utils_test.js <text:s text:c="3"/>9.95 kB <text:s text:c="9"/>[emitted] <text:s/></text:p>
      <text:p text:style-name="P8"><text:s text:c="49"/>playgrounds/tests/jsunit/variable_map_test.js <text:s text:c="3"/>8.85 kB <text:s text:c="9"/>[emitted] <text:s/></text:p>
      <text:p text:style-name="P8"><text:s text:c="47"/>playgrounds/tests/jsunit/variable_model_test.js <text:s text:c="3"/>2.62 kB <text:s text:c="9"/>[emitted] <text:s/></text:p>
      <text:p text:style-name="P8"><text:s text:c="50"/>playgrounds/tests/jsunit/vertical_tests.html <text:s text:c="3"/>1.28 kB <text:s text:c="9"/>[emitted] <text:s/></text:p>
      <text:p text:style-name="P8"><text:s text:c="51"/>playgrounds/tests/jsunit/widget_div_test.js <text:s text:c="3"/>5.41 kB <text:s text:c="9"/>[emitted] <text:s/></text:p>
      <text:p text:style-name="P8"><text:s text:c="52"/>playgrounds/tests/jsunit/workspace_test.js <text:s text:c="3"/>15.7 kB <text:s text:c="9"/>[emitted] <text:s/></text:p>
      <text:p text:style-name="P8"><text:s text:c="42"/>playgrounds/tests/jsunit/workspace_undo_redo_test.js <text:s text:c="3"/>12.9 kB <text:s text:c="9"/>[emitted] <text:s/></text:p>
      <text:p text:style-name="P8"><text:s text:c="58"/>playgrounds/tests/jsunit/xml_test.js <text:s text:c="3"/>14.2 kB <text:s text:c="9"/>[emitted] <text:s/></text:p>
      <text:p text:style-name="P8"><text:s text:c="55"/>playgrounds/tests/multi_playground.html <text:s text:c="3"/>7.62 kB <text:s text:c="9"/>[emitted] <text:s/></text:p>
      <text:p text:style-name="P8"><text:s text:c="44"/>playgrounds/tests/scripts/.selenium_connect.sh.swp <text:s text:c="3"/>12.3 kB <text:s text:c="9"/>[emitted] <text:s/></text:p>
      <text:p text:style-name="P8"><text:s text:c="49"/>playgrounds/tests/scripts/get_chromedriver.sh <text:s/>626 bytes <text:s text:c="9"/>[emitted] <text:s/></text:p>
      <text:p text:style-name="P8"><text:s text:c="51"/>playgrounds/tests/scripts/get_geckdriver.sh <text:s/>453 bytes <text:s text:c="9"/>[emitted] <text:s/></text:p>
      <text:p text:style-name="P8"><text:s text:c="53"/>playgrounds/tests/scripts/get_selenium.sh <text:s/>306 bytes <text:s text:c="9"/>[emitted] <text:s/></text:p>
      <text:p text:style-name="P8"><text:s text:c="49"/>playgrounds/tests/scripts/selenium_connect.sh <text:s/>282 bytes <text:s text:c="9"/>[emitted] <text:s/></text:p>
      <text:p text:style-name="P8"><text:s text:c="50"/>playgrounds/tests/scripts/setup_linux_env.sh <text:s/>168 bytes <text:s text:c="9"/>[emitted] <text:s/></text:p>
      <text:p text:style-name="P8"><text:s text:c="52"/>playgrounds/tests/scripts/setup_osx_env.sh <text:s/>200 bytes <text:s text:c="9"/>[emitted] <text:s/></text:p>
      <text:p text:style-name="P8"><text:s text:c="55"/>playgrounds/tests/scripts/test_setup.sh <text:s/>434 bytes <text:s text:c="9"/>[emitted] <text:s/></text:p>
      <text:p text:style-name="P8"><text:s text:c="41"/>playgrounds/tests/vertical_playground_compressed.html <text:s text:c="3"/>20.8 kB <text:s text:c="9"/>[emitted] <text:s/></text:p>
      <text:p text:style-name="P8"><text:s text:c="52"/>playgrounds/tests/vertical_playground.html <text:s text:c="3"/>16.5 kB <text:s text:c="9"/>[emitted] <text:s/></text:p>
      <text:p text:style-name="P8"><text:s text:c="52"/>playgrounds/tests/workspace_svg/index.html <text:s text:c="3"/>1.86 kB <text:s text:c="9"/>[emitted] <text:s/></text:p>
      <text:p text:style-name="P8"><text:s text:c="41"/>playgrounds/tests/workspace_svg/workspace_svg_test.js <text:s text:c="3"/>5.24 kB <text:s text:c="9"/>[emitted] <text:s/></text:p>
      <text:p text:style-name="P8"><text:s text:c="57"/>playgrounds/tests/jsunit/json_test.js <text:s text:c="3"/>7.56 kB <text:s text:c="9"/>[emitted] <text:s/></text:p>
      <text:p text:style-name="P8"><text:s text:c="48"/>playgrounds/blockly_uncompressed_horizontal.js <text:s text:c="4"/>491 kB <text:s text:c="9"/>[emitted] <text:s/></text:p>
      <text:p text:style-name="P8"><text:s text:c="50"/>playgrounds/blockly_uncompressed_vertical.js <text:s text:c="4"/>491 kB <text:s text:c="9"/>[emitted] <text:s/></text:p>
      <text:p text:style-name="P8"><text:s text:c="58"/>playgrounds/javascript_compressed.js <text:s text:c="5"/>12 kB <text:s text:c="9"/>[emitted] <text:s/></text:p>
      <text:p text:style-name="P8"><text:s text:c="64"/>playgrounds/dart_compressed.js <text:s text:c="3"/>3.92 kB <text:s text:c="9"/>[emitted] <text:s/></text:p>
      <text:p text:style-name="P8"><text:s text:c="65"/>playgrounds/lua_compressed.js <text:s text:c="3"/>2.54 kB <text:s text:c="9"/>[emitted] <text:s/></text:p>
      <text:p text:style-name="P8"><text:s text:c="62"/>playgrounds/python_compressed.js <text:s text:c="4"/>5.5 kB <text:s text:c="9"/>[emitted] <text:s/></text:p>
      <text:p text:style-name="P8"><text:s text:c="65"/>playgrounds/php_compressed.js <text:s text:c="3"/>5.12 kB <text:s text:c="9"/>[emitted] <text:s/></text:p>
      <text:p text:style-name="P8">npm WARN optional Skipping failed optional dependency /chokidar/fsevents:</text:p>
      <text:p text:style-name="P8">npm WARN notsup Not compatible with your operating system or architecture: fsevents@1.1.2</text:p>
      <text:p text:style-name="P8">bibaodi@bibaodi-ThinkPad-Edge-E430:~/demo/scratch-blocks$ </text:p>
      <text:p text:style-name="P8">bibaodi@bibaodi-ThinkPad-Edge-E430:~/demo/scratch-blocks$ ~~~~~~~</text:p>
      <text:p text:style-name="P7">附录二：</text:p>
      <text:p text:style-name="P8">bibaodi@bibaodi-ThinkPad-Edge-E430:~/demo/scratch-blocks$ npm test</text:p>
      <text:p text:style-name="P8">&gt; scratch-blocks@0.1.0 test /home/bibaodi/demo/scratch-blocks</text:p>
      <text:p text:style-name="P8">&gt; npm run test:lint &amp;&amp; npm run test:setup &amp;&amp; npm run test:unit</text:p>
      <text:p text:style-name="P8"/>
      <text:p text:style-name="P8"/>
      <text:p text:style-name="P8">&gt; scratch-blocks@0.1.0 test:lint /home/bibaodi/demo/scratch-blocks</text:p>
      <text:p text:style-name="P8">&gt; eslint .</text:p>
      <text:p text:style-name="P8"/>
      <text:p text:style-name="P8"/>
      <text:p text:style-name="P8">&gt; scratch-blocks@0.1.0 test:setup /home/bibaodi/demo/scratch-blocks</text:p>
      <text:p text:style-name="P8">&gt; tests/scripts/test_setup.sh</text:p>
      <text:p text:style-name="P8"/>
      <text:p text:style-name="P9">downloading gechdriver</text:p>
      <text:p text:style-name="P8"><text:s text:c="2"/>% Total <text:s text:c="3"/>% Received % Xferd <text:s/>Average Speed <text:s text:c="2"/>Time <text:s text:c="3"/>Time <text:s text:c="4"/>Time <text:s/>Current</text:p>
      <text:p text:style-name="P8"><text:s text:c="33"/>Dload <text:s/>Upload <text:s text:c="2"/>Total <text:s text:c="2"/>Spent <text:s text:c="3"/>Left <text:s/>Speed</text:p>
      <text:p text:style-name="P8"><text:s text:c="2"/>0 <text:s text:c="4"/>0 <text:s text:c="3"/>0 <text:s text:c="4"/>0 <text:s text:c="3"/>0 <text:s text:c="4"/>0 <text:s text:c="5"/>0 <text:s text:c="5"/>0 --:--:-- --:--:-- --:--:- <text:s/>0 <text:s text:c="4"/>0 <text:s text:c="3"/>0 <text:s text:c="4"/>0 <text:s text:c="3"/>0 <text:s text:c="4"/>0 <text:s text:c="5"/>0 <text:s text:c="5"/>0 --:--:-- --:--:-- --:--:- <text:s/>0 <text:s text:c="4"/>0 <text:s text:c="3"/>0 <text:s text:c="4"/>0 <text:s text:c="3"/>0 <text:s text:c="4"/>0 <text:s text:c="5"/>0 <text:s text:c="5"/>0 --:--:-- <text:s/>0:00:01 --:--:-100 <text:s text:c="2"/>624 <text:s text:c="3"/>0 <text:s text:c="2"/>624 <text:s text:c="3"/>0 <text:s text:c="4"/>0 <text:s text:c="3"/>624 <text:s text:c="5"/>0 --:--:-- <text:s/>0:00:01 --:--:-- <text:s text:c="2"/>340</text:p>
      <text:p text:style-name="P8"><text:s text:c="2"/>0 <text:s text:c="4"/>0 <text:s text:c="3"/>0 <text:s text:c="4"/>0 <text:s text:c="3"/>0 <text:s text:c="4"/>0 <text:s text:c="5"/>0 <text:s text:c="5"/>0 --:--:-- <text:s/>0:00:02 --:--:- <text:s/>0 <text:s text:c="4"/>0 <text:s text:c="3"/>0 <text:s text:c="4"/>0 <text:s text:c="3"/>0 <text:s text:c="4"/>0 <text:s text:c="5"/>0 <text:s text:c="5"/>0 --:--:-- <text:s/>0:00:03 --:--:- <text:s/>1 1421k <text:s text:c="3"/>1 16955 <text:s text:c="3"/>0 <text:s text:c="4"/>0 <text:s text:c="2"/>4238 <text:s text:c="5"/>0 <text:s/>0:05:43 <text:s/>0:00:04 <text:s/>0:05:3 <text:s/>3 1421k <text:s text:c="3"/>3 51771 <text:s text:c="3"/>0 <text:s text:c="4"/>0 <text:s/>10354 <text:s text:c="5"/>0 <text:s/>0:02:20 <text:s/>0:00:05 <text:s/>0:02:1 10 1421k <text:s text:c="2"/>10 <text:s/>152k <text:s text:c="3"/>0 <text:s text:c="4"/>0 <text:s/>26036 <text:s text:c="5"/>0 <text:s/>0:00:55 <text:s/>0:00:06 <text:s/>0:00:4 23 1421k <text:s text:c="2"/>23 <text:s/>339k <text:s text:c="3"/>0 <text:s text:c="4"/>0 <text:s/>49672 <text:s text:c="5"/>0 <text:s/>0:00:29 <text:s/>0:00:07 <text:s/>0:00:2 34 1421k <text:s text:c="2"/>34 <text:s/>491k <text:s text:c="3"/>0 <text:s text:c="4"/>0 <text:s/>62916 <text:s text:c="5"/>0 <text:s/>0:00:23 <text:s/>0:00:08 <text:s/>0:00:1 51 1421k <text:s text:c="2"/>51 <text:s/>729k <text:s text:c="3"/>0 <text:s text:c="4"/>0 <text:s/>83004 <text:s text:c="5"/>0 <text:s/>0:00:17 <text:s/>0:00:09 <text:s/>0:00:0 70 1421k <text:s text:c="2"/>70 1002k <text:s text:c="3"/>0 <text:s text:c="4"/>0 <text:s text:c="2"/>100k <text:s text:c="5"/>0 <text:s/>0:00:14 <text:s/>0:00:10 <text:s/>0:00:0 90 1421k <text:s text:c="2"/>90 1291k <text:s text:c="3"/>0 <text:s text:c="4"/>0 <text:s text:c="2"/>117k <text:s text:c="5"/>0 <text:s/>0:00:12 <text:s/>0:00:11 <text:s/>0:00:0100 1421k <text:s/>100 1421k <text:s text:c="3"/>0 <text:s text:c="4"/>0 <text:s text:c="2"/>129k <text:s text:c="5"/>0 <text:s/>0:00:11 <text:s/>0:00:11 --:--:-- <text:s/>254k</text:p>
      <text:p text:style-name="P9">downloading selenium jar</text:p>
      <text:p text:style-name="P8"><text:s text:c="2"/>% Total <text:s text:c="3"/>% Received % Xferd <text:s/>Average Speed <text:s text:c="2"/>Time <text:s text:c="3"/>Time <text:s text:c="4"/>Time <text:s/>Current</text:p>
      <text:p text:style-name="P8"><text:s text:c="33"/>Dload <text:s/>Upload <text:s text:c="2"/>Total <text:s text:c="2"/>Spent <text:s text:c="3"/>Left <text:s/>Speed</text:p>
      <text:p text:style-name="P8"><text:s text:c="2"/>0 <text:s text:c="4"/>0 <text:s text:c="3"/>0 <text:s text:c="4"/>0 <text:s text:c="3"/>0 <text:s text:c="4"/>0 <text:s text:c="5"/>0 <text:s text:c="5"/>0 --:--:-- --:--:-- --:--:- <text:s/>0 21.1M <text:s text:c="3"/>0 <text:s text:c="2"/>695 <text:s text:c="3"/>0 <text:s text:c="4"/>0 <text:s text:c="3"/>695 <text:s text:c="5"/>0 <text:s/>8:50:54 --:--:-- <text:s/>8:50:5 <text:s/>4 21.1M <text:s text:c="3"/>4 1036k <text:s text:c="3"/>0 <text:s text:c="4"/>0 <text:s/>1036k <text:s text:c="5"/>0 <text:s/>0:00:20 <text:s/>0:00:01 <text:s/>0:00:1 14 21.1M <text:s text:c="2"/>14 3220k <text:s text:c="3"/>0 <text:s text:c="4"/>0 <text:s/>1610k <text:s text:c="5"/>0 <text:s/>0:00:13 <text:s/>0:00:02 <text:s/>0:00:1 26 21.1M <text:s text:c="2"/>26 5647k <text:s text:c="3"/>0 <text:s text:c="4"/>0 <text:s/>1882k <text:s text:c="5"/>0 <text:s/>0:00:11 <text:s/>0:00:03 <text:s/>0:00:0 36 21.1M <text:s text:c="2"/>36 7967k <text:s text:c="3"/>0 <text:s text:c="4"/>0 <text:s/>1991k <text:s text:c="5"/>0 <text:s/>0:00:10 <text:s/>0:00:04 <text:s/>0:00:0 48 21.1M <text:s text:c="2"/>48 10.2M <text:s text:c="3"/>0 <text:s text:c="4"/>0 <text:s/>2101k <text:s text:c="5"/>0 <text:s/>0:00:10 <text:s/>0:00:05 <text:s/>0:00:0 59 21.1M <text:s text:c="2"/>59 12.5M <text:s text:c="3"/>0 <text:s text:c="4"/>0 <text:s/>2148k <text:s text:c="5"/>0 <text:s/>0:00:10 <text:s/>0:00:06 <text:s/>0:00:0 72 21.1M <text:s text:c="2"/>72 15.2M <text:s text:c="3"/>0 <text:s text:c="4"/>0 <text:s/>2224k <text:s text:c="5"/>0 <text:s/>0:00:09 <text:s/>0:00:07 <text:s/>0:00:0 92 21.1M <text:s text:c="2"/>92 19.5M <text:s text:c="3"/>0 <text:s text:c="4"/>0 <text:s/>2502k <text:s text:c="5"/>0 <text:s/>0:00:08 <text:s/>0:00:08 --:--:-100 21.1M <text:s/>100 21.1M <text:s text:c="3"/>0 <text:s text:c="4"/>0 <text:s/>2702k <text:s text:c="5"/>0 <text:s/>0:00:08 <text:s/>0:00:08 --:--:-- 3174k</text:p>
      <text:p text:style-name="P9">downloading chromedriver</text:p>
      <text:p text:style-name="P8"><text:s text:c="2"/>% Total <text:s text:c="3"/>% Received % Xferd <text:s/>Average Speed <text:s text:c="2"/>Time <text:s text:c="3"/>Time <text:s text:c="4"/>Time <text:s/>Current</text:p>
      <text:p text:style-name="P8"><text:s text:c="33"/>Dload <text:s/>Upload <text:s text:c="2"/>Total <text:s text:c="2"/>Spent <text:s text:c="3"/>Left <text:s/>Speed</text:p>
      <text:p text:style-name="P8">100 3320k <text:s/>100 3320k <text:s text:c="3"/>0 <text:s text:c="4"/>0 <text:s/>1660k <text:s text:c="5"/>0 <text:s/>0:00:02 <text:s/>0:00:02 --:--:-- 1586k</text:p>
      <text:p text:style-name="P8">Archive: <text:s/>tmp.zip</text:p>
      <text:p text:style-name="P8"><text:s text:c="2"/>inflating: chromedriver <text:s text:c="11"/></text:p>
      <text:p text:style-name="P8">20:37:03.458 INFO - Selenium build info: version: '3.0.1', revision: '1969d75'</text:p>
      <text:p text:style-name="P8">20:37:03.460 INFO - Launching a standalone Selenium Server</text:p>
      <text:p text:style-name="P8">2017-11-09 20:37:03.504:INFO::main: Logging initialized @793ms</text:p>
      <text:p text:style-name="P8">20:37:03.605 INFO - Driver provider org.openqa.selenium.ie.InternetExplorerDriver registration is skipped:</text:p>
      <text:p text:style-name="P8"><text:s/>registration capabilities Capabilities [{ensureCleanSession=true, browserName=internet explorer, version=, platform=WINDOWS}] does not match the current platform LINUX</text:p>
      <text:p text:style-name="P8"><text:soft-page-break/>20:37:03.605 INFO - Driver provider org.openqa.selenium.edge.EdgeDriver registration is skipped:</text:p>
      <text:p text:style-name="P8"><text:s/>registration capabilities Capabilities [{browserName=MicrosoftEdge, version=, platform=WINDOWS}] does not match the current platform LINUX</text:p>
      <text:p text:style-name="P8">20:37:03.606 INFO - Driver class not found: com.opera.core.systems.OperaDriver</text:p>
      <text:p text:style-name="P8">20:37:03.606 INFO - Driver provider com.opera.core.systems.OperaDriver registration is skipped:</text:p>
      <text:p text:style-name="P8">Unable to create new instances on this machine.</text:p>
      <text:p text:style-name="P8">20:37:03.606 INFO - Driver class not found: com.opera.core.systems.OperaDriver</text:p>
      <text:p text:style-name="P8">20:37:03.606 INFO - Driver provider com.opera.core.systems.OperaDriver is not registered</text:p>
      <text:p text:style-name="P8">20:37:03.607 INFO - Driver provider org.openqa.selenium.safari.SafariDriver registration is skipped:</text:p>
      <text:p text:style-name="P8"><text:s/>registration capabilities Capabilities [{browserName=safari, version=, platform=MAC}] does not match the current platform LINUX</text:p>
      <text:p text:style-name="P8">2017-11-09 20:37:03.676:INFO:osjs.Server:main: jetty-9.2.15.v20160210</text:p>
      <text:p text:style-name="P8">2017-11-09 20:37:03.717:INFO:osjsh.ContextHandler:main: Started o.s.j.s.ServletContextHandler@5d5eef3d{/,null,AVAILABLE}</text:p>
      <text:p text:style-name="P8">2017-11-09 20:37:03.768:INFO:osjs.ServerConnector:main: Started ServerConnector@1b604f19{HTTP/1.1}{0.0.0.0:4444}</text:p>
      <text:p text:style-name="P8">2017-11-09 20:37:03.770:INFO:osjs.Server:main: Started @1059ms</text:p>
      <text:p text:style-name="P8">20:37:03.770 INFO - Selenium Server is up and running</text:p>
      <text:p text:style-name="P8"/>
      <text:p text:style-name="P8">&gt; scratch-blocks@0.1.0 test:unit /home/bibaodi/demo/scratch-blocks</text:p>
      <text:p text:style-name="P8">&gt; node tests/jsunit/test_runner.js</text:p>
      <text:p text:style-name="P8"/>
      <text:p text:style-name="P8">20:37:14.701 INFO - SessionCleaner initialized with insideBrowserTimeout 0 and clientGoneTimeout 1800000 polling every 180000</text:p>
      <text:p text:style-name="P8">20:37:14.748 INFO - Executing: [new session: Capabilities [{rotatable=true, locationContextEnabled=true, loggingPrefs=org.openqa.selenium.logging.LoggingPreferences@6b40a54f, browserName=chrome, javascriptEnabled=true, handlesAlerts=true, requestOrigins={name=webdriverio, version=4.6.2, url=http://webdriver.io}}]])</text:p>
      <text:p text:style-name="P8">20:37:14.783 INFO - Creating a new session for Capabilities [{rotatable=true, locationContextEnabled=true, loggingPrefs=org.openqa.selenium.logging.LoggingPreferences@6b40a54f, browserName=chrome, javascriptEnabled=true, handlesAlerts=true, requestOrigins={name=webdriverio, version=4.6.2, url=http://webdriver.io}}]</text:p>
      <text:p text:style-name="P8">Starting ChromeDriver 2.29.461571 (8a88bbe0775e2a23afda0ceaf2ef7ee74e822cc5) on port 22587</text:p>
      <text:p text:style-name="P8">Only local connections are allowed.</text:p>
      <text:p text:style-name="P8">20:37:15.351 INFO - Attempting bi-dialect session, assuming Postel's Law holds true on the remote end</text:p>
      <text:p text:style-name="P8">20:37:17.746 INFO - Detected dialect: OSS</text:p>
      <text:p text:style-name="P8">20:37:17.782 INFO - Done: [new session: Capabilities [{rotatable=true, locationContextEnabled=true, loggingPrefs=org.openqa.selenium.logging.LoggingPreferences@6b40a54f, browserName=chrome, javascriptEnabled=true, handlesAlerts=true, requestOrigins={name=webdriverio, version=4.6.2, url=http://webdriver.io}}]]</text:p>
      <text:p text:style-name="P8">20:37:17.818 INFO - Executing: [get: file:///home/bibaodi/demo/scratch-blocks/tests/jsunit/vertical_tests.html])</text:p>
      <text:p text:style-name="P8">20:37:18.410 INFO - Done: [get: file:///home/bibaodi/demo/scratch-blocks/tests/jsunit/vertical_tests.html]</text:p>
      <text:p text:style-name="P8">20:37:23.442 INFO - Executing: [execute script: return !!document.evaluate;, []])</text:p>
      <text:p text:style-name="P8">20:37:23.512 INFO - Done: [execute script: return !!document.evaluate;, []]</text:p>
      <text:p text:style-name="P8">20:37:23.527 INFO - Executing: [execute script: return (function executeClientSide(fn, sArr, args) { <text:s/>var cb = arguments[arguments.length - 1]; <text:s/>var i = 0; <text:s/>var sArgs = []; <text:s/>var use, value, xp, cs, tn, res, j, arg; <text:s text:c="2"/>if (typeof document.querySelectorAll === 'undefined') { <text:s/>document.querySelectorAll = function (selector) { <text:s/>var doc = document; <text:s/>var head = doc.documentElement.firstChild; <text:s/>var styleTag = doc.createElement('STYLE'); <text:s text:c="2"/>head.appendChild(styleTag); <text:s/>doc.__qsaels = []; <text:s text:c="2"/>styleTag.styleSheet.cssText = selector + '{x:expression(document.__qsaels.push(this))}'; <text:s/>window.scrollBy(0, 0); <text:s text:c="2"/>return doc.__qsaels; <text:s/>}; <text:s/>} <text:s text:c="2"/>while ((use = sArr[i++]) &amp;&amp; (value = sArr[i++])) { <text:s/>arg = []; <text:s/>xp = cs = tn = null; <text:s/>switch (use) { <text:s/>case 'partial link text': <text:s/>xp = '//a[contains(text(),"' + value + '")]'; <text:s/>break; <text:s/>case 'link text': <text:s/>xp = '//a[text()="' + value + '"]'; <text:s/>break; <text:s/>case 'xpath': <text:s/>xp = value; <text:s/>break; <text:s/>case 'id': <text:s/>cs = '#' + value; <text:s/>break; <text:s/>case 'name': <text:s/>cs = '[name="' + value + '"]'; <text:s/>break; <text:s/>case 'tag name': <text:s/>tn = value; <text:s/>break; <text:s/>case 'css selector': <text:s/>cs = value; <text:s/>break; <text:s/>default: <text:s/>throw new Error('Could not evaluate selector: Invalid strategy ' + use); <text:s/>} <text:s text:c="2"/>if (xp) { <text:s/>res = document.evaluate(xp, document, null, 0, null); <text:s text:c="2"/>value = res.iterateNext(); <text:s/>while (value) { <text:s/>arg.push(value); <text:s/>value = res.iterateNext(); <text:s/>} <text:s/>} else if (tn || cs) { <text:s/>res = tn ? document.getElementsByTagName(tn) : document.querySelectorAll(cs); <text:s/>for (j = 0; j &lt; res.length; ++j) { <text:s/>arg.push(res[j]); <text:s/>} <text:s/>} <text:s/>sArgs.push(arg); <text:s/>} <text:s text:c="2"/>var parameter = args &amp;&amp; sArgs.concat(args) || sArgs; <text:s/>if (parameter.length === 0 || parameter.length === 1 &amp;&amp; parameter[0].length === 0) { <text:s/>if (typeof cb === 'function') { <text:s/>return cb('NoSuchElement') &amp;&amp; new Error('NoSuchElement'); <text:s/>} <text:s/>return new Error('NoSuchElement'); <text:s/>} <text:s text:c="2"/>parameter.push(arguments[arguments.length - 1]); <text:s text:c="2"/>return fn.apply(window, parameter);</text:p>
      <text:p text:style-name="P8">})(function getHTML(elements, includeSelectorTag) { <text:s/>var ret = []; <text:s text:c="2"/>if (elements.length === 0) { <text:s/>return null; <text:s/>} <text:s text:c="2"/>for (var i = 0; i &lt; elements.length; ++i) { <text:s/>ret.push(elements[i][includeSelectorTag ? 'outerHTML' : 'innerHTML']); <text:s/>} <text:s text:c="2"/>return ret;</text:p>
      <text:p text:style-name="P8">},["id","closureTestRunnerLog"],[true], arguments[arguments.length - 1]);, []])</text:p>
      <text:p text:style-name="P8">20:37:23.544 INFO - Done: [execute script: return (function executeClientSide(fn, sArr, args) { <text:s/>var cb = arguments[arguments.length - 1]; <text:s/>var i = 0; <text:s/>var sArgs = []; <text:s/>var use, value, xp, cs, tn, res, j, arg; <text:s text:c="2"/>if (typeof document.querySelectorAll === 'undefined') { <text:s/>document.querySelectorAll = function (selector) { <text:s/>var doc = document; <text:s/>var head = doc.documentElement.firstChild; <text:s/>var styleTag = doc.createElement('STYLE'); <text:s text:c="2"/>head.appendChild(styleTag); <text:s/>doc.__qsaels = []; <text:s text:c="2"/>styleTag.styleSheet.cssText = selector + '{x:expression(document.__qsaels.push(this))}'; <text:s/>window.scrollBy(0, 0); <text:s text:c="2"/>return doc.__qsaels; <text:s/>}; <text:s/>} <text:s text:c="2"/>while ((use = sArr[i++]) &amp;&amp; (value = sArr[i++])) { <text:s/>arg = []; <text:s/>xp = cs = tn = null; <text:s/>switch (use) { <text:s/>case 'partial link text': <text:s/>xp = '//a[contains(text(),"' + value + '")]'; <text:s/>break; <text:s/>case 'link text': <text:s/>xp = '//a[text()="' + value + '"]'; <text:s/>break; <text:s/>case 'xpath': <text:s/>xp = value; <text:s/>break; <text:s/>case 'id': <text:s/>cs = '#' + value; <text:s/>break; <text:s/>case 'name': <text:s/>cs = '[name="' + value + '"]'; <text:s/>break; <text:s/>case 'tag name': <text:s/>tn = value; <text:s/>break; <text:s/>case 'css selector': <text:s/>cs = value; <text:s/>break; <text:s/>default: <text:s/>throw new Error('Could not evaluate selector: Invalid strategy ' + use); <text:s/>} <text:s text:c="2"/>if (xp) { <text:s/>res = document.evaluate(xp, document, null, 0, null); <text:s text:c="2"/>value = res.iterateNext(); <text:s/>while (value) { <text:s/>arg.push(value); <text:s/>value = res.iterateNext(); <text:s/>} <text:s/>} else if (tn || cs) { <text:s/>res = tn ? document.getElementsByTagName(tn) : document.querySelectorAll(cs); <text:s/>for (j = 0; j &lt; res.length; ++j) { <text:s/>arg.push(res[j]); <text:s/>} <text:s/>} <text:s/>sArgs.push(arg); <text:s/>} <text:s text:c="2"/>var parameter = args &amp;&amp; sArgs.concat(args) || sArgs; <text:s/>if (parameter.length === 0 || parameter.length === 1 &amp;&amp; parameter[0].length === 0) { <text:s/>if (typeof cb === 'function') { <text:s/>return cb('NoSuchElement') &amp;&amp; new Error('NoSuchElement'); <text:s/>} <text:s/>return new Error('NoSuchElement'); <text:s/>} <text:s text:c="2"/>parameter.push(arguments[arguments.length - 1]); <text:s text:c="2"/>return fn.apply(window, parameter);</text:p>
      <text:p text:style-name="P8">})(function getHTML(elements, includeSelectorTag) { <text:s/>var ret = []; <text:s text:c="2"/>if (elements.length === 0) { <text:s/>return null; <text:s/>} <text:s text:c="2"/>for (var i = 0; i &lt; elements.length; ++i) { <text:s/>ret.push(elements[i][includeSelectorTag ? 'outerHTML' : 'innerHTML']); <text:s/>} <text:s text:c="2"/>return ret;</text:p>
      <text:p text:style-name="P8">},["id","closureTestRunnerLog"],[true], arguments[arguments.length - 1]);, []]</text:p>
      <text:p text:style-name="P8">============Unit Test Summary=================</text:p>
      <text:p text:style-name="P8">Unit Tests for Vertical Scratch-Blockly [PASSED]</text:p>
      <text:p text:style-name="P8">147 passed, 0 failed</text:p>
      <text:p text:style-name="P8">============Unit Test Summary=================</text:p>
      <text:p text:style-name="P8">20:37:23.556 INFO - Executing: [get: file:///home/bibaodi/demo/scratch-blocks/tests/jsunit/horizontal_tests.html])</text:p>
      <text:p text:style-name="P8">20:37:23.893 INFO - Done: [get: file:///home/bibaodi/demo/scratch-blocks/tests/jsunit/horizontal_tests.html]</text:p>
      <text:p text:style-name="P8">20:37:28.940 INFO - Executing: [execute script: return !!document.evaluate;, []])</text:p>
      <text:p text:style-name="P8">20:37:29.009 INFO - Done: [execute script: return !!document.evaluate;, []]</text:p>
      <text:p text:style-name="P8">20:37:29.018 INFO - Executing: [execute script: return (function executeClientSide(fn, sArr, args) { <text:s/>var cb = arguments[arguments.length - 1]; <text:s/>var i = 0; <text:s/>var sArgs = []; <text:s/>var use, value, xp, cs, tn, res, j, arg; <text:s text:c="2"/>if (typeof document.querySelectorAll === 'undefined') { <text:s/>document.querySelectorAll = function (selector) { <text:s/>var doc = document; <text:s/>var head = doc.documentElement.firstChild; <text:s/>var styleTag = doc.createElement('STYLE'); <text:s text:c="2"/>head.appendChild(styleTag); <text:s/>doc.__qsaels = []; <text:s text:c="2"/>styleTag.styleSheet.cssText = selector + '{x:expression(document.__qsaels.push(this))}'; <text:s/>window.scrollBy(0, 0); <text:s text:c="2"/>return doc.__qsaels; <text:s/>}; <text:s/>} <text:s text:c="2"/>while ((use = sArr[i++]) &amp;&amp; (value = sArr[i++])) { <text:s/>arg = []; <text:s/>xp = cs = tn = null; <text:s/>switch (use) { <text:s/>case 'partial link text': <text:s/>xp = '//a[contains(text(),"' + value + '")]'; <text:s/>break; <text:s/>case 'link text': <text:s/>xp = '//a[text()="' + value + '"]'; <text:s/>break; <text:s/>case 'xpath': <text:s/>xp = value; <text:s/>break; <text:s/>case 'id': <text:s/>cs = '#' + value; <text:s/>break; <text:s/>case 'name': <text:s/>cs = '[name="' + value + '"]'; <text:s/>break; <text:s/>case 'tag name': <text:s/>tn = value; <text:s/>break; <text:s/>case 'css selector': <text:s/>cs = value; <text:s/>break; <text:s/>default: <text:s/>throw new Error('Could not evaluate selector: Invalid strategy ' + use); <text:s/>} <text:s text:c="2"/>if (xp) { <text:s/>res = document.evaluate(xp, document, null, 0, null); <text:s text:c="2"/>value = res.iterateNext(); <text:s/>while (value) { <text:s/>arg.push(value); <text:s/>value = res.iterateNext(); <text:s/>} <text:s/>} else if (tn || cs) { <text:s/>res = tn ? document.getElementsByTagName(tn) : document.querySelectorAll(cs); <text:s/>for (j = 0; j &lt; res.length; ++j) { <text:s/>arg.push(res[j]); <text:s/>} <text:s/>} <text:s/>sArgs.push(arg); <text:s/>} <text:s text:c="2"/>var parameter = args &amp;&amp; sArgs.concat(args) || sArgs; <text:s/>if (parameter.length === 0 || parameter.length === 1 &amp;&amp; parameter[0].length === 0) { <text:s/>if (typeof cb === 'function') { <text:s/>return cb('NoSuchElement') &amp;&amp; new Error('NoSuchElement'); <text:s/>} <text:s/>return new Error('NoSuchElement'); <text:s/>} <text:s text:c="2"/>parameter.push(arguments[arguments.length - 1]); <text:s text:c="2"/>return fn.apply(window, parameter);</text:p>
      <text:p text:style-name="P8">})(function getHTML(elements, includeSelectorTag) { <text:s/>var ret = []; <text:s text:c="2"/>if (elements.length === 0) { <text:s/>return null; <text:s/>} <text:s text:c="2"/>for (var i = 0; i &lt; elements.length; ++i) { <text:s/>ret.push(elements[i][includeSelectorTag ? 'outerHTML' : 'innerHTML']); <text:s/>} <text:s text:c="2"/>return ret;</text:p>
      <text:p text:style-name="P8">},["id","closureTestRunnerLog"],[true], arguments[arguments.length - 1]);, []])</text:p>
      <text:p text:style-name="P8">20:37:29.030 INFO - Done: [execute script: return (function executeClientSide(fn, sArr, args) { <text:s/>var cb = arguments[arguments.length - 1]; <text:s/>var i = 0; <text:s/>var sArgs = []; <text:s/>var use, value, xp, cs, tn, res, j, arg; <text:s text:c="2"/>if (typeof document.querySelectorAll === 'undefined') { <text:s/>document.querySelectorAll = function (selector) { <text:s/>var doc = document; <text:s/>var head = doc.documentElement.firstChild; <text:s/>var styleTag = doc.createElement('STYLE'); <text:s text:c="2"/>head.appendChild(styleTag); <text:s/>doc.__qsaels = []; <text:s text:c="2"/>styleTag.styleSheet.cssText = selector + '{x:expression(document.__qsaels.push(this))}'; <text:s/>window.scrollBy(0, 0); <text:s text:c="2"/>return doc.__qsaels; <text:s/>}; <text:s/>} <text:s text:c="2"/>while ((use = sArr[i++]) &amp;&amp; (value = sArr[i++])) { <text:s/>arg = []; <text:s/>xp = cs = tn = null; <text:s/>switch (use) { <text:s/>case 'partial link text': <text:s/>xp = '//a[contains(text(),"' + value + '")]'; <text:s/>break; <text:s/>case 'link text': <text:s/>xp = '//a[text()="' + value + '"]'; <text:s/>break; <text:s/>case 'xpath': <text:s/>xp = value; <text:s/>break; <text:s/>case 'id': <text:s/>cs = '#' + value; <text:s/>break; <text:s/>case 'name': <text:s/>cs = '[name="' + value + '"]'; <text:s/>break; <text:s/>case 'tag name': <text:s/>tn = value; <text:s/>break; <text:s/>case 'css selector': <text:s/>cs = value; <text:s/>break; <text:s/>default: <text:s/>throw new Error('Could not evaluate selector: Invalid strategy ' + use); <text:s/>} <text:s text:c="2"/>if (xp) { <text:s/>res = document.evaluate(xp, document, null, 0, null); <text:s text:c="2"/>value = res.iterateNext(); <text:s/>while (value) { <text:s/>arg.push(value); <text:s/>value = res.iterateNext(); <text:s/>} <text:s/>} else if (tn || cs) { <text:s/>res = tn ? document.getElementsByTagName(tn) : document.querySelectorAll(cs); <text:s/>for (j = 0; j &lt; res.length; ++j) { <text:s/>arg.push(res[j]); <text:s/>} <text:s/>} <text:s/>sArgs.push(arg); <text:s/>} <text:s text:c="2"/>var parameter = args &amp;&amp; sArgs.concat(args) || sArgs; <text:s/>if (parameter.length === 0 || parameter.length === 1 &amp;&amp; parameter[0].length === 0) { <text:s/>if (typeof cb === 'function') { <text:s/>return cb('NoSuchElement') &amp;&amp; new Error('NoSuchElement'); <text:s/>} <text:s/>return new Error('NoSuchElement'); <text:s/>} <text:s text:c="2"/>parameter.push(arguments[arguments.length - 1]); <text:s text:c="2"/>return fn.apply(window, parameter);</text:p>
      <text:p text:style-name="P8">})(function getHTML(elements, includeSelectorTag) { <text:s/>var ret = []; <text:s text:c="2"/>if (elements.length === 0) { <text:s/>return null; <text:s/>} <text:s text:c="2"/>for (var i = 0; i &lt; elements.length; ++i) { <text:s/>ret.push(elements[i][includeSelectorTag ? 'outerHTML' : 'innerHTML']); <text:s/>} <text:s text:c="2"/>return ret;</text:p>
      <text:p text:style-name="P8">},["id","closureTestRunnerLog"],[true], arguments[arguments.length - 1]);, []]</text:p>
      <text:p text:style-name="P8">============Unit Test Summary=================</text:p>
      <text:p text:style-name="P8">Unit Tests for Horizontal Scratch-Blockly [PASSED]</text:p>
      <text:p text:style-name="P8">143 passed, 0 failed</text:p>
      <text:p text:style-name="P8">============Unit Test Summary=================</text:p>
      <text:p text:style-name="P7">附录三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1:51:33.471263455</meta:creation-date>
    <meta:generator>LibreOffice/5.4.1.2$Linux_X86_64 LibreOffice_project/40m0$Build-2</meta:generator>
    <dc:date>2017-11-09T22:19:00.271645527</dc:date>
    <meta:editing-duration>PT21H26M47S</meta:editing-duration>
    <meta:editing-cycles>12</meta:editing-cycles>
    <meta:document-statistic meta:table-count="0" meta:image-count="0" meta:object-count="0" meta:page-count="32" meta:paragraph-count="3264" meta:word-count="14928" meta:character-count="407404" meta:non-whitespace-character-count="227325"/>
  </office:meta>
</office:document-meta>
</file>